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Plain_20_Text" style:master-page-name="MP0">
      <style:paragraph-properties fo:margin-top="0.212cm" fo:margin-bottom="0cm" style:contextual-spacing="false" fo:text-align="center" style:justify-single-word="false" fo:orphans="0" fo:widows="0" style:page-number="auto" fo:break-before="page"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font-weight-asian="bold" style:font-name-complex="Vusillus" style:font-size-complex="14pt"/>
    </style:style>
    <style:style style:name="P2" style:family="paragraph" style:parent-style-name="Plain_20_Text">
      <style:paragraph-properties fo:margin-top="0.212cm" fo:margin-bottom="0cm" style:contextual-spacing="false" fo:text-align="center" style:justify-single-word="false" fo:orphans="0" fo:widows="0"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font-weight-asian="bold" style:font-name-complex="Vusillus" style:font-size-complex="14pt"/>
    </style:style>
    <style:style style:name="P3" style:family="paragraph" style:parent-style-name="Plain_20_Text">
      <style:paragraph-properties fo:margin-top="0.212cm" fo:margin-bottom="0cm" style:contextual-spacing="false" fo:text-align="justify" style:justify-single-word="false" style:writing-mode="rl-tb"/>
    </style:style>
    <style:style style:name="T1" style:family="text">
      <style:text-properties fo:color="#ff0000" loext:opacity="100%" style:text-position="super 59%" style:font-name="Vusillus" fo:font-size="16pt" fo:font-weight="bold" fo:background-color="#ffffff" loext:char-shading-value="0" style:font-size-asian="16pt" style:font-weight-asian="bold" style:font-name-complex="Vusillus" style:font-size-complex="16pt" style:font-weight-complex="bold"/>
    </style:style>
    <style:style style:name="T2" style:family="text">
      <style:text-properties fo:color="#4f6228" loext:opacity="100%" style:font-name="Vusillus" fo:font-size="16pt" style:font-size-asian="16pt" style:font-name-complex="Vusillus" style:font-size-complex="16p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Leviticus 1</text:p>
        <text:p text:style-name="P3"><text:span text:style-name="Default_20_Paragraph_20_Font"><text:span text:style-name="T1">א </text:span></text:span><text:span text:style-name="Default_20_Paragraph_20_Font"><text:span text:style-name="T2">וּקְרָא לְמשֶׁה וּמַלֵּיל יְיָ עִמֵּיהּ מִמַּשְׁכַּן זִמְנָא לְמֵימָר׃ </text:span></text:span><text:span text:style-name="Default_20_Paragraph_20_Font"><text:span text:style-name="T1">ב </text:span></text:span><text:span text:style-name="Default_20_Paragraph_20_Font"><text:span text:style-name="T2">מַלֵּיל עִם בְּנֵי יִשְׂרָאֵל וְתֵימַר לְהוֹן אֱנַשׁ אֲרֵי יְקָרֵיב מִנְּכוֹן קֻרְבָּנָא קֳדָם יְיָ מִן בְּעִירָא מִן תּוֹרֵי וּמִן עָנָא תְּקָרְבוּן יָת קֻרְבַּנְכוֹן׃ </text:span></text:span><text:span text:style-name="Default_20_Paragraph_20_Font"><text:span text:style-name="T1">ג </text:span></text:span><text:span text:style-name="Default_20_Paragraph_20_Font"><text:span text:style-name="T2">אִם עֲלָתָא קֻרְבָּנֵיהּ מִן תּוֹרֵי דְּכַר שְׁלִים יְקָרְבִנֵּיהּ לִתְרַע מַשְׁכַּן זִמְנָא יְקָרֵב יָתֵיהּ לְרַעֲוָא לֵיהּ קֳדָם יְיָ׃ </text:span></text:span><text:span text:style-name="Default_20_Paragraph_20_Font"><text:span text:style-name="T1">ד </text:span></text:span><text:span text:style-name="Default_20_Paragraph_20_Font"><text:span text:style-name="T2">וְיִסְמוֹךְ יְדֵיהּ עַל רֵישׁ עֲלָתָא וְיִתְרְעֵי לֵיהּ לְכַפָּרָא עֲלוֹהִי׃ </text:span></text:span><text:span text:style-name="Default_20_Paragraph_20_Font"><text:span text:style-name="T1">ה </text:span></text:span><text:span text:style-name="Default_20_Paragraph_20_Font"><text:span text:style-name="T2">וְיִכּוֹס יָת בַּר תּוֹרֵי קֳדָם יְיָ וִיקָרְבוּן בְּנֵי אַהֲרֹן כָּהֲנַיָּא יָת דְּמָא וְיִזְרְקוּן יָת דְּמָא עַל מַדְבְּחָא סְחוֹר סְחוֹר דִּי בִתְרַע מַשְׁכַּן זִמְנָא׃ </text:span></text:span><text:span text:style-name="Default_20_Paragraph_20_Font"><text:span text:style-name="T1">ו </text:span></text:span><text:span text:style-name="Default_20_Paragraph_20_Font"><text:span text:style-name="T2">וְיַשְׁלַח יָת עֲלָתָא וִיפַלֵּג יָתַהּ לְאֶבְרָהָא׃ </text:span></text:span><text:span text:style-name="Default_20_Paragraph_20_Font"><text:span text:style-name="T1">ז </text:span></text:span><text:span text:style-name="Default_20_Paragraph_20_Font"><text:span text:style-name="T2">וְיִתְּנוּן בְּנֵי אַהֲרֹן כַּהֲנָא אֶשָּׁתָא עַל מַדְבְּחָא וִיסַדְּרוּן אָעַיָּא עַל אֶשָּׁתָא׃ </text:span></text:span><text:span text:style-name="Default_20_Paragraph_20_Font"><text:span text:style-name="T1">ח </text:span></text:span><text:span text:style-name="Default_20_Paragraph_20_Font"><text:span text:style-name="T2">וִיסַדְּרוּן בְּנֵי אַהֲרֹן כָּהֲנַיָּא יָת אֶבְרַיָּא יָת רֵישָׁא וְיָת תַּרְבָּא עַל אָעַיָּא דִּי עַל אֶשָׁתָא דִּי עַל מַדְבְּחָא׃ </text:span></text:span><text:span text:style-name="Default_20_Paragraph_20_Font"><text:span text:style-name="T1">ט </text:span></text:span><text:span text:style-name="Default_20_Paragraph_20_Font"><text:span text:style-name="T2">וְגַוֵיהּ וּכְרָעוֹהִי יְחַלֵּל בְּמַיָּא וְיַסֵּק כַּהֲנָא יָת כּוֹלָא לְמַדְבְּחָא עֲלָתָא קֻרְבַּן דְּמִתְקַבֵּל בְּרַעֲוָא קֳדָם יְיָ׃ </text:span></text:span><text:span text:style-name="Default_20_Paragraph_20_Font"><text:span text:style-name="T1">י </text:span></text:span><text:span text:style-name="Default_20_Paragraph_20_Font"><text:span text:style-name="T2">וְאִם מִן עָנָא קֻרְבָּנֵיהּ מִן אִמְּרַיָּא אוֹ מִן בְּנֵי עִזַיָּא לַעֲלָתָא דְּכַר שְׁלִים יְקָרְבִינֵיהּ׃ </text:span></text:span><text:span text:style-name="Default_20_Paragraph_20_Font"><text:span text:style-name="T1">יא </text:span></text:span><text:span text:style-name="Default_20_Paragraph_20_Font"><text:span text:style-name="T2">וְיִכּוֹס יָתֵיהּ עַל צִדָּא דְמַדְבְּחָא צִפּוּנָא קֳדָם יְיָ וְיִזְרְקוּן בְּנֵי אַהֲרֹן כָּהֲנַיָּא יָת דְּמֵיהּ עַל מַדְבְּחָא סְחוֹר סְחוֹר׃ </text:span></text:span><text:span text:style-name="Default_20_Paragraph_20_Font"><text:span text:style-name="T1">יב </text:span></text:span><text:span text:style-name="Default_20_Paragraph_20_Font"><text:span text:style-name="T2">וִיפַלֵּג יָתֵיהּ לְאֵבָרוֹהִי וְיָת רֵישֵׁיהּ וְיָת תַּרְבֵּיהּ וְיַסְדַּר כַּהֲנָא יָתְהוֹן עַל אָעַיָּא דִּי עַל אֶשָּׁתָא דִּי עַל מַדְבְּחָא׃ </text:span></text:span><text:span text:style-name="Default_20_Paragraph_20_Font"><text:span text:style-name="T1">יג </text:span></text:span><text:span text:style-name="Default_20_Paragraph_20_Font"><text:span text:style-name="T2">וְגַוָּא וּכְרָעַיָּא יְחַלֵּל בְּמַיָּא וִיקָרֵב כַּהֲנָא יָת כּוֹלָא וְיַסֵּק לְמַדְבְּחָא עֲלָתָא הוּא קֻרְבַּן דְּמִתְקַבֵּל בְּרַעֲוָא קֳדָם יְיָ׃ </text:span></text:span><text:span text:style-name="Default_20_Paragraph_20_Font"><text:span text:style-name="T1">יד </text:span></text:span><text:span text:style-name="Default_20_Paragraph_20_Font"><text:span text:style-name="T2">וְאִם מִן עוֹפָא עֲלָתָא קֻרְבָּנֵיהּ קֳדָם יְיָ וִיקָרֵב מִן שַׁפְנִינַיָּא אוֹ מִן בְּנֵי יוֹנָה יָת קֻרְבָּנֵיהּ׃ </text:span></text:span><text:span text:style-name="Default_20_Paragraph_20_Font"><text:span text:style-name="T1">טו </text:span></text:span><text:span text:style-name="Default_20_Paragraph_20_Font"><text:span text:style-name="T2">וִיקָרְבִנֵיהּ כַּהֲנָא לְמַדְבְּחָא וְיִמְלוֹק יָת רֵישֵׁיהּ וְיַסֵּק לְמַדְבְּחָא וְיִתִּמְצֵי דְמֵיהּ עַל כּוֹתֶל מַדְבְּחָא׃ </text:span></text:span><text:span text:style-name="Default_20_Paragraph_20_Font"><text:span text:style-name="T1">טז </text:span></text:span><text:span text:style-name="Default_20_Paragraph_20_Font"><text:span text:style-name="T2">וְיַעֲדֵּי יָת זְפָקֵיהּ בְּ אוּכְלֵיהּ וְיִרְמֵי יָתַהּ לִסְטַר מַדְבְּחָא קִידוּמָא לַאֲתַר דְּמוֹשְׁדִין קִטְמָא׃ </text:span></text:span><text:span text:style-name="Default_20_Paragraph_20_Font"><text:span text:style-name="T1">יז </text:span></text:span><text:span text:style-name="Default_20_Paragraph_20_Font"><text:span text:style-name="T2">וִיפָרֵיק יָתֵיהּ בְּגַדְפוֹהִי לָא יַפְרֵישׁ וְיַסֵּק יָתֵיהּ כַּהֲנָא לְמַדְבְּחָא עַל אָעַיָּא דִּי עַל אֶשָּׁתָא עֲלָתָא הוּא קֻרְבָּן דְּמִתְקַבֵּל בְּרַעֲוָא קֳדָם יְיָ׃ </text:span></text:span></text:p>
      </text:section>
      <text:section text:style-name="Sect1" text:name="Sect2">
        <text:p text:style-name="P2">Leviticus 2</text:p>
        <text:p text:style-name="P3"><text:span text:style-name="Default_20_Paragraph_20_Font"><text:span text:style-name="T1">א </text:span></text:span><text:span text:style-name="Default_20_Paragraph_20_Font"><text:span text:style-name="T2">וֶאֱנַשׁ אֲרֵי יְקָרֵב קֻרְבַּן מִנְחָתָא קֳדָם יְיָ סוּלְתָּא יְהֵי קֻרְבָּנֵיהּ וִירִיק עֲלָהּ מִשְׁחָא וְיִתֵּן עֲלָהּ לְבוֹנְתָּא׃ </text:span></text:span><text:span text:style-name="Default_20_Paragraph_20_Font"><text:span text:style-name="T1">ב </text:span></text:span><text:span text:style-name="Default_20_Paragraph_20_Font"><text:span text:style-name="T2">וְיַיְתִנָּהּ לְוָת בְּנֵי אַהֲרֹן כָּהֲנַיָּא וְיִקְמוֹץ מִתַּמָּן מְלֵי קֻמְצֵיהּ מִסֻּלְתָּא וּמִמִּשְׁחַהּ עַל כָּל לְבוֹנְתָּהּ וְיַסֵּק כַּהֲנָא יָת אַדְכַּרְתָּהּ לְמַדְבְּחָא קֻרְבַּן דְּמִתְקַבֵּל בְּרַעֲוָא קֳדָם יְיָ׃ </text:span></text:span><text:span text:style-name="Default_20_Paragraph_20_Font"><text:span text:style-name="T1">ג </text:span></text:span><text:span text:style-name="Default_20_Paragraph_20_Font"><text:span text:style-name="T2">וּדְאִשְׁתָּאַר מִן מִנְחָתָא לְאַהֲרֹן וְלִבְנוֹהִי קוֹדֶשׁ קוּדְשִׁין מִ קֻּרְבָּנַיָּא דַיְיָ׃ </text:span></text:span><text:span text:style-name="Default_20_Paragraph_20_Font"><text:span text:style-name="T1">ד </text:span></text:span><text:span text:style-name="Default_20_Paragraph_20_Font"><text:span text:style-name="T2">וַאֲרֵי תְּקָרֵיב קֻרְבַּן מִנְחָתָא מַאֲפֵה תַנּוּרָא סוּלְתָּא גְּרִיצָן פַּטִּירָן דְּפִילָן בִּמְשַׁח וְאַסְפּוֹגִין פַּטִּירִין דִּמְשִׁיחִין בִּמְשָׁח׃ </text:span></text:span><text:span text:style-name="Default_20_Paragraph_20_Font"><text:span text:style-name="T1">ה </text:span></text:span><text:span text:style-name="Default_20_Paragraph_20_Font"><text:span text:style-name="T2">וְאִם מִנְחָתָא עַל מַסְרֵיתָא קֻרְבָּנָךְ סוּלְתָּא דְּפִילָא בִמְשַׁח פַּטִּיר תְּהֵי׃ </text:span></text:span><text:span text:style-name="Default_20_Paragraph_20_Font"><text:span text:style-name="T1">ו </text:span></text:span><text:span text:style-name="Default_20_Paragraph_20_Font"><text:span text:style-name="T2">בְּצַע יָתָהּ בִּיצוּעִין וּתְרִיק עֲלָהּ מִשְׁחָא מִנְחָתָא הִיא׃ </text:span></text:span><text:span text:style-name="Default_20_Paragraph_20_Font"><text:span text:style-name="T1">ז </text:span></text:span><text:span text:style-name="Default_20_Paragraph_20_Font"><text:span text:style-name="T2">וְאִם מִנְחָתָא דְרַדְתָּא קֻרְבָּנָךְ סוּלְתָּא בִמְשַׁח תִּתְעֲבֵד׃ </text:span></text:span><text:span text:style-name="Default_20_Paragraph_20_Font"><text:span text:style-name="T1">ח </text:span></text:span><text:span text:style-name="Default_20_Paragraph_20_Font"><text:span text:style-name="T2">וְתַיְתֵי יָת מִנְחָתָא דִּי יִתְעֲבֵד מֵאִלֵּין קֳדָם יְיָ וִיקַרְבִינָה לְוָת כַּהֲנָא וִיקַרְבִנַּהּ לְמַדְבְּחָא׃ </text:span></text:span><text:span text:style-name="Default_20_Paragraph_20_Font"><text:span text:style-name="T1">ט </text:span></text:span><text:span text:style-name="Default_20_Paragraph_20_Font"><text:span text:style-name="T2">וְיַפְרֵישׁ כַּהֲנָא מִן מִנְחָתָא יָת אַדְכַּרְתָּה וְיַסֵּק לְמַדְבְּחָא קֻרְבַּן דְּמִתְקַבֵּל בְּרַעֲוָא קֳדָם יְיָ׃ </text:span></text:span><text:span text:style-name="Default_20_Paragraph_20_Font"><text:span text:style-name="T1">י </text:span></text:span><text:span text:style-name="Default_20_Paragraph_20_Font"><text:span text:style-name="T2">וּדְאִשְׁתָּאַר מִן מִנְחָתָא לְאַהֲרֹן וְלִבְנוֹהִי קוֹדֶשׁ קוּדְשִׁין מִ קֻּרְבָּנַיָּא דַיְיָ׃ </text:span></text:span><text:span text:style-name="Default_20_Paragraph_20_Font"><text:span text:style-name="T1">יא </text:span></text:span><text:span text:style-name="Default_20_Paragraph_20_Font"><text:span text:style-name="T2">כָּל מִנְחָתָא דִּי תְקָרְבוּן קֳדָם יְיָ לָא תִתְעֲבֵד חֲמִיעַ אֲרֵי כָל חֲמִיר וְכָל דְּבַשׁ לָא </text:span></text:span><text:soft-page-break/><text:span text:style-name="Default_20_Paragraph_20_Font"><text:span text:style-name="T2">תַסְּקוּן מִנֵּיהּ קֻרְבָּנָא קֳדָם יְיָ׃ </text:span></text:span><text:span text:style-name="Default_20_Paragraph_20_Font"><text:span text:style-name="T1">יב </text:span></text:span><text:span text:style-name="Default_20_Paragraph_20_Font"><text:span text:style-name="T2">קֻרְבַּן קַדְמַי תְּקָרְבוּן יָתְהוֹן קֳדָם יְיָ וּלְמַדְבְּחָא לָא יִתַּסְּקוּן לְאִתְקַבָּלָא בְרַעֲוָא׃ </text:span></text:span><text:span text:style-name="Default_20_Paragraph_20_Font"><text:span text:style-name="T1">יג </text:span></text:span><text:span text:style-name="Default_20_Paragraph_20_Font"><text:span text:style-name="T2">וְכָל קֻרְבַּן מִנְחָתָךְ בְּמִלְחָא תִמְלַח וְלָא תְבַטֵּל מְלַח קְיַם אֱלָהָךְ מֵעַל מִנְחָתָךְ עַל כָּל קֻרְבָּנָךְ תְּקָרֵב מִלְחָא׃ </text:span></text:span><text:span text:style-name="Default_20_Paragraph_20_Font"><text:span text:style-name="T1">יד </text:span></text:span><text:span text:style-name="Default_20_Paragraph_20_Font"><text:span text:style-name="T2">וְאִם תְּקָרֵב מִנְחַת בִּכּוּרִין קֳדָם יְיָ אָבִיב קְלֵי בְנוּר פֵּירוֹכָן רַכִּיכָן תְּקָרֵיב יָת מִנְחַת בִּכּוּרָךְ׃ </text:span></text:span><text:span text:style-name="Default_20_Paragraph_20_Font"><text:span text:style-name="T1">טו </text:span></text:span><text:span text:style-name="Default_20_Paragraph_20_Font"><text:span text:style-name="T2">וְתִתֵּן עֲלַהּ מִשְׁחָא וּתְשַׁוֵּי עֲלַהּ לְבוֹנְתָּא מִנְחָתָא הִיא׃ </text:span></text:span><text:span text:style-name="Default_20_Paragraph_20_Font"><text:span text:style-name="T1">טז </text:span></text:span><text:span text:style-name="Default_20_Paragraph_20_Font"><text:span text:style-name="T2">וְיַסֵּק כַּהֲנָא יָת אִדְכַּרְתַּהּ מִפֵּרוּכַהּ וּמִמִּשְׁחַהּ עַל כָּל לְבוֹנְתָּהּ קֻרְבָּנָא קֳדָם יְיָ׃ </text:span></text:span></text:p>
      </text:section>
      <text:section text:style-name="Sect1" text:name="Sect3">
        <text:p text:style-name="P2">Leviticus 3</text:p>
        <text:p text:style-name="P3"><text:span text:style-name="Default_20_Paragraph_20_Font"><text:span text:style-name="T1">א </text:span></text:span><text:span text:style-name="Default_20_Paragraph_20_Font"><text:span text:style-name="T2">וְאִם נִכְסַת קוּדְשַׁיָּא קֻרְבָּנֵיהּ אִם מִן תּוֹרֵי הוּא מְקָרֵב אִם דְּכַר אִם נוּקְבָא שְׁלִים יְקָרְבִינֵיהּ קֳדָם יְיָ׃ </text:span></text:span><text:span text:style-name="Default_20_Paragraph_20_Font"><text:span text:style-name="T1">ב </text:span></text:span><text:span text:style-name="Default_20_Paragraph_20_Font"><text:span text:style-name="T2">וְיִסְמוֹךְ יְדֵיהּ עַל רֵישׁ קֻרְבָּנֵיהּ וְיִכְּסִנֵּיהּ בִּתְרַע מַשְׁכַּן זִמְנָא וְיִזְרְקוּן בְּנֵי אַהֲרֹן כָּהֲנַיָּא יָת דְּמָא עַל מַדְבְּחָא סְחוֹר סְחוֹר׃ </text:span></text:span><text:span text:style-name="Default_20_Paragraph_20_Font"><text:span text:style-name="T1">ג </text:span></text:span><text:span text:style-name="Default_20_Paragraph_20_Font"><text:span text:style-name="T2">וִיקָרֵב מִנִּכְסַת קוּדְשַׁיָּא קֻרְבָּנָא קֳדָם יְיָ יָת תַּרְבָּא דְּחָפֵי יָת גַּוָּא וְיָת כָּל תַּרְבָּא דִּי עַל גַּוָּא׃ </text:span></text:span><text:span text:style-name="Default_20_Paragraph_20_Font"><text:span text:style-name="T1">ד </text:span></text:span><text:span text:style-name="Default_20_Paragraph_20_Font"><text:span text:style-name="T2">וְיָת תַּרְתֵּין כָּלְיָן וְיָת תַּרְבָּא דִי עֲלֵיהֶן דִּי עַל גִּסְסַיָּא וְיָת חַצְרָא דְּעַל כַּבְדָא עַל כָּלְיֵתָא יַעֲדִּנָּהּ׃ </text:span></text:span><text:span text:style-name="Default_20_Paragraph_20_Font"><text:span text:style-name="T1">ה </text:span></text:span><text:span text:style-name="Default_20_Paragraph_20_Font"><text:span text:style-name="T2">וְיַסְקוּן יָתֵיהּ בְּנֵי אַהֲרֹן לְמַדְבְּחָא עַל עֲלָתָא דִּי עַל אָעַיָּא דִּי עַל אֶשָּׁתָא קֻרְבַּן דְּמִתְקַבֵּל בְּרַעֲוָא קֳדָם יְיָ׃ </text:span></text:span><text:span text:style-name="Default_20_Paragraph_20_Font"><text:span text:style-name="T1">ו </text:span></text:span><text:span text:style-name="Default_20_Paragraph_20_Font"><text:span text:style-name="T2">וְאִם מִן עָנָא קֻרְבָּנֵיהּ לְנִכְסַת קוּדְשַׁיָּא קֳדָם יְיָ דְּכַר אוֹ נֻקְבָּא שְׁלִים יְקָרְבִנֵּיהּ׃ </text:span></text:span><text:span text:style-name="Default_20_Paragraph_20_Font"><text:span text:style-name="T1">ז </text:span></text:span><text:span text:style-name="Default_20_Paragraph_20_Font"><text:span text:style-name="T2">אִם אִימָר הוּא מְקָרֵב יָת קֻרְבָּנֵיהּ וִיקָרֵיב יָתֵיהּ קֳדָם יְיָ׃ </text:span></text:span><text:span text:style-name="Default_20_Paragraph_20_Font"><text:span text:style-name="T1">ח </text:span></text:span><text:span text:style-name="Default_20_Paragraph_20_Font"><text:span text:style-name="T2">וְיִסְמוֹךְ יָת יְדֵיהּ עַל רֵישׁ קֻרְבָּנֵיהּ וְיִכּוֹס יָתֵיהּ קֳדָם מַשְׁכַּן זִמְנָא וְיִזְרְקוּן בְּנֵי אַהֲרֹן יָת דְּמֵיהּ עַל מַדְבְּחָא סְחוֹר סְחוֹר׃ </text:span></text:span><text:span text:style-name="Default_20_Paragraph_20_Font"><text:span text:style-name="T1">ט </text:span></text:span><text:span text:style-name="Default_20_Paragraph_20_Font"><text:span text:style-name="T2">וִיקָרֵב מִנִּכְסַת קוּדְשַׁיָּא קֻרְבָּנָא קֳדָם יְיָ תַּרְבֵּיהּ אֲלִיתָא שְׁלִימְתָּא לָקֳבֵל שְׁזַרְתָּא יֶעְדִנַּהּ וְיָת תַּרְְבָּא דְּחָפֵי יָת גַּוָּא וְיָת כָּל תַּרְבָּא דִּי עַל גַּוָּא׃ </text:span></text:span><text:span text:style-name="Default_20_Paragraph_20_Font"><text:span text:style-name="T1">י </text:span></text:span><text:span text:style-name="Default_20_Paragraph_20_Font"><text:span text:style-name="T2">וְיָת תַּרְתֵּין כָּלְיָן וְיָת תַּרְבָּא דִּי עֲלֵיהֶן דִּי עַל גִּסְסַיָּא וְיָת חַצְרָא דְּעַל כַּבְדָּא עַל כָּלְיֵתָא יֶעְדִּנַּהּ׃ </text:span></text:span><text:span text:style-name="Default_20_Paragraph_20_Font"><text:span text:style-name="T1">יא </text:span></text:span><text:span text:style-name="Default_20_Paragraph_20_Font"><text:span text:style-name="T2">וְיַסְּקִנֵּיהּ כַּהֲנָא לְמַדְבְּחָא לְחֵם קֻרְבָּנָא קֳדָם יְיָ׃ </text:span></text:span><text:span text:style-name="Default_20_Paragraph_20_Font"><text:span text:style-name="T1">יב </text:span></text:span><text:span text:style-name="Default_20_Paragraph_20_Font"><text:span text:style-name="T2">וְאִם מִן בְּנֵי עִזַּיָּא קֻרְבָּנֵיהּ וִיקָרְבִנֵּיהּ קֳדָם יְיָ׃ </text:span></text:span><text:span text:style-name="Default_20_Paragraph_20_Font"><text:span text:style-name="T1">יג </text:span></text:span><text:span text:style-name="Default_20_Paragraph_20_Font"><text:span text:style-name="T2">וְיִסְמוֹךְ יָת יְדֵיהּ עַל רֵישֵׁיהּ וְיִכּוֹס יָתֵיהּ קֳדָם מַשְׁכַּן זִמְנָא וְיִזְרְקוּן בְּנֵי אַהֲרֹן יָת דְּמֵיהּ עַל מַדְבְּחָא סְחוֹר סְחוֹר׃ </text:span></text:span><text:span text:style-name="Default_20_Paragraph_20_Font"><text:span text:style-name="T1">יד </text:span></text:span><text:span text:style-name="Default_20_Paragraph_20_Font"><text:span text:style-name="T2">וִיקָרֵב מִנֵּיהּ קֻרְבָּנֵיהּ קֻרְבָּן קֳדָם יְיָ יָת תַּרְבָּא דְּחָפֵי יָת גַּוָּא וְיָת כָּל תַּרְבָּא דִּי עַל גַּוָּא׃ </text:span></text:span><text:span text:style-name="Default_20_Paragraph_20_Font"><text:span text:style-name="T1">טו </text:span></text:span><text:span text:style-name="Default_20_Paragraph_20_Font"><text:span text:style-name="T2">וְיָת תַּרְתֵּין כָּלְיָן וְיָת תַּרְבָּא דִּי עֲלֵיהֶן דִּי עַל גִּסְסַיָּא וְיָת חַצְרָא דִּי עַל כַּבְדָא עַל כָּלְיֵתָא יֶעְדִּנַּהּ׃ </text:span></text:span><text:span text:style-name="Default_20_Paragraph_20_Font"><text:span text:style-name="T1">טז </text:span></text:span><text:span text:style-name="Default_20_Paragraph_20_Font"><text:span text:style-name="T2">וְיַסְּקִנּוּן כַּהֲנָא לְמַדְבְּחָא לְחֵם קֻרְבָּנָא לְאִתְקַבָּלָא בְרַעֲוָא כָּל תַּרְבָּא קֳדָם יְיָ׃ </text:span></text:span><text:span text:style-name="Default_20_Paragraph_20_Font"><text:span text:style-name="T1">יז </text:span></text:span><text:span text:style-name="Default_20_Paragraph_20_Font"><text:span text:style-name="T2">קְיָם עָלָם לְדָרָתֵיכוֹן בְּכֹל מוֹתְבָנֵיכוֹן כָּל תַּרְבָּא וְכָל דְּמָא לָא תֵיכְלוּן׃ </text:span></text:span></text:p>
      </text:section>
      <text:section text:style-name="Sect1" text:name="Sect4">
        <text:p text:style-name="P2">Leviticus 4</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ל עִם בְּנֵי יִשְׂרָאֵל לְמֵימָר אֱנַשׁ אֲרֵי יֵחוֹב בְּשָׁלוּ מִכָּל פִּקּוּדַיָּא דַיְיָ דִּי לָא כַשְׁרִין לְאִתְעֲבָדָא וְיַעְבֵּד מִן חַד מִנְּהוֹן׃ </text:span></text:span><text:span text:style-name="Default_20_Paragraph_20_Font"><text:span text:style-name="T1">ג </text:span></text:span><text:span text:style-name="Default_20_Paragraph_20_Font"><text:span text:style-name="T2">אִם כַּהֲנָא רַבָּא יֵחוֹב לְחוֹבַת עַמָּא וִיקָרֵב עַל חוֹבְתֵיהּ דִּי חָב תּוֹר בַּר תּוֹרֵי שְׁלִים קֳדָם יְיָ לְחַטָּאתָא׃ </text:span></text:span><text:span text:style-name="Default_20_Paragraph_20_Font"><text:span text:style-name="T1">ד </text:span></text:span><text:span text:style-name="Default_20_Paragraph_20_Font"><text:span text:style-name="T2">וְיַיְתִי יָת תּוֹרָא לִתְרַע מַשְׁכַּן זִמְנָא לָקֳדָם יְיָ וְיִסְמוֹךְ יָת יְדֵיהּ עַל רֵישׁ תּוֹרָא וְיִכּוֹס יָת תּוֹרָא קָדֳם יְיָ׃ </text:span></text:span><text:span text:style-name="Default_20_Paragraph_20_Font"><text:span text:style-name="T1">ה </text:span></text:span><text:span text:style-name="Default_20_Paragraph_20_Font"><text:span text:style-name="T2">וְיִסַּב כַּהֲנָא רַבָּא מִדְּמָא דְתוֹרָא וְיָעֵל יָתֵיהּ לְמַשְׁכַּן זִמְנָא׃ </text:span></text:span><text:span text:style-name="Default_20_Paragraph_20_Font"><text:span text:style-name="T1">ו </text:span></text:span><text:span text:style-name="Default_20_Paragraph_20_Font"><text:span text:style-name="T2">וְיִטְבּוֹל כַּהֲנָא יָת אֶצְבְּעֵיהּ בִּדְמָא וְיַדִּי מִן דְּמָא שְׁבַע זִמְנִין קֳדָם יְיָ קֳדָם פָּרוּכְתָּא דְקוּדְשָׁא׃ </text:span></text:span><text:span text:style-name="Default_20_Paragraph_20_Font"><text:span text:style-name="T1">ז </text:span></text:span><text:span text:style-name="Default_20_Paragraph_20_Font"><text:span text:style-name="T2">וְיִתֵּן כַּהֲנָא מִן דְּמָא עַל קַרְנַת מַדְבַּח דִקְטוֹרֶת בּוּסְמַיָא קֳדָם יְיָ דִּי בְּמַשְׁכַּן זִמְנָא וְיָת </text:span></text:span><text:soft-page-break/><text:span text:style-name="Default_20_Paragraph_20_Font"><text:span text:style-name="T2">כָּל דְּמָא דְתוֹרָא יֵשׁוּד לִיסוֹדָא דְּמַדְבְּחָא דַעֲלָתָא דִּי בִתְרַע מַשְׁכַּן זִמְנָא׃ </text:span></text:span><text:span text:style-name="Default_20_Paragraph_20_Font"><text:span text:style-name="T1">ח </text:span></text:span><text:span text:style-name="Default_20_Paragraph_20_Font"><text:span text:style-name="T2">וְיָת כָּל תְּרַב תּוֹרָא דְחַטָּאתָא יַפְרֵשׁ מִנֵּיהּ יָת תַּרְבָּא דְּחָפֵי עַל גַּוָּא וְיָת כָּל תַּרְבָּא דִּי עַל גַּוָּא׃ </text:span></text:span><text:span text:style-name="Default_20_Paragraph_20_Font"><text:span text:style-name="T1">ט </text:span></text:span><text:span text:style-name="Default_20_Paragraph_20_Font"><text:span text:style-name="T2">וְיָת תַּרְתֵּין כָּלְיָן וְיָת תַּרְבָּא דִּי עֲלֵיהוֹן דִּי עַל גִּסְסַיָּא וְיָת חִצְרָא דְּעַל כַּבְדָא עַל כָּלְיֵתָא יֶעְדִּנַּהּ׃ </text:span></text:span><text:span text:style-name="Default_20_Paragraph_20_Font"><text:span text:style-name="T1">י </text:span></text:span><text:span text:style-name="Default_20_Paragraph_20_Font"><text:span text:style-name="T2">כְּמָא דִי מִתַּפְרַשׁ מִתּוֹר נִכְסַת קוּדְשַׁיָּא וְיַסֵּקִנּוּן כַּהֲנָא עַל מַדְבְּחָא דַעֲלָתָא׃ </text:span></text:span><text:span text:style-name="Default_20_Paragraph_20_Font"><text:span text:style-name="T1">יא </text:span></text:span><text:span text:style-name="Default_20_Paragraph_20_Font"><text:span text:style-name="T2">וְיָת מְשַׁךְ תּוֹרָא וְיָת כָּל בִּסְרֵיהּ עַל רֵישֵׁיהּ וְעַל כְּרָעוֹהִי וְגַוֵּיהּ וְאוּכְלֵיהּ׃ </text:span></text:span><text:span text:style-name="Default_20_Paragraph_20_Font"><text:span text:style-name="T1">יב </text:span></text:span><text:span text:style-name="Default_20_Paragraph_20_Font"><text:span text:style-name="T2">וְיַפֵּק יָת כָּל תּוֹרָא מִבָּרָא לְמַשְׁרִיתָא לַאֲתַר דְּכֵי לַאֲתַר בֵּית מֵישַׁד קִטְמָא וְיוֹקִיד יָתֵיהּ עַל אָעַיָּא בְּאֶשָּׁתָא עַל אֲתַר בֵּית מֵישַׁד קִטְמָא יִתּוֹקָד׃ </text:span></text:span><text:span text:style-name="Default_20_Paragraph_20_Font"><text:span text:style-name="T1">יג </text:span></text:span><text:span text:style-name="Default_20_Paragraph_20_Font"><text:span text:style-name="T2">וְאִם כָּל כְּנִשְׁתָּא דְיִשְׂרָאֵל יִשְׁתְּלוּן וִיהֵי מְכַסָּא פִתְגָּמָא מֵעֵינֵי קְהָלָא וְיַעְבְּדוּן חָד מִכָּל פִּקּוּדַיָּא דַיְיָ דִּי לָא כָשְׁרִין לְאִתְעֲבָדָא וִיחוֹבוּן׃ </text:span></text:span><text:span text:style-name="Default_20_Paragraph_20_Font"><text:span text:style-name="T1">יד </text:span></text:span><text:span text:style-name="Default_20_Paragraph_20_Font"><text:span text:style-name="T2">וְתִתְיְדַע חוֹבְתָא דִּי חָבוּ עֲלַהּ וִיקַרְבוּן קְהָלָא תּוֹר בַּר תּוֹרֵי לְחַטָּאתָא וְיַיְתוּן יָתֵיהּ לָקֳדָם מַשְׁכַּן זִמְנָא׃ </text:span></text:span><text:span text:style-name="Default_20_Paragraph_20_Font"><text:span text:style-name="T1">טו </text:span></text:span><text:span text:style-name="Default_20_Paragraph_20_Font"><text:span text:style-name="T2">וְיִסְמְכוּן סָבֵי כְנִשְׁתָּא יָת יְדֵיהוֹן עַל רֵישׁ תּוֹרָא קֳדָם יְיָ וְיִכּוֹס יָת תּוֹרָא קֳדָם יְיָ׃ </text:span></text:span><text:span text:style-name="Default_20_Paragraph_20_Font"><text:span text:style-name="T1">טז </text:span></text:span><text:span text:style-name="Default_20_Paragraph_20_Font"><text:span text:style-name="T2">וְיָעֵל כַּהֲנָא רַבָּא מִן דְּמָא דְתוֹרָא לְמַשְׁכַּן זִמְנָא׃ </text:span></text:span><text:span text:style-name="Default_20_Paragraph_20_Font"><text:span text:style-name="T1">יז </text:span></text:span><text:span text:style-name="Default_20_Paragraph_20_Font"><text:span text:style-name="T2">וְיִטְבּוֹל כַּהֲנָא אִצְבְּעֵיהּ מִן דְּמָא וְיַדִּי שְׁבַע זִמְנִין קֳדָם יְיָ קֳדָם פָּרֻכְתָּא׃ </text:span></text:span><text:span text:style-name="Default_20_Paragraph_20_Font"><text:span text:style-name="T1">יח </text:span></text:span><text:span text:style-name="Default_20_Paragraph_20_Font"><text:span text:style-name="T2">וּמִן דְּמָא יִתֵּן עַל קַרְנַת מַדְבְּחָא דִּי קֳדָם יְיָ דִּי בְּמַשְׁכַּן זִמְנָא וְיָת כָּל דְּמָא יֵשׁוֹד לִיסוֹדָא דְּמַדְבְּחָא דַעֲלָתָא דִּי בִתְרַע מַשְׁכַּן זִמְנָא׃ </text:span></text:span><text:span text:style-name="Default_20_Paragraph_20_Font"><text:span text:style-name="T1">יט </text:span></text:span><text:span text:style-name="Default_20_Paragraph_20_Font"><text:span text:style-name="T2">וְיָת כָּל תַּרְבֵּיהּ יַפְרֵשׁ מִנֵּיהּ וְיַסֵּק לְמַדְבְּחָא׃ </text:span></text:span><text:span text:style-name="Default_20_Paragraph_20_Font"><text:span text:style-name="T1">כ </text:span></text:span><text:span text:style-name="Default_20_Paragraph_20_Font"><text:span text:style-name="T2">וְיַעְבֵּד לְתוֹרָא כְּמָא דִי עֲבַד לְתוֹרָא דְחַטָּאתָא כֵּן יַעְבֵּד לֵיהּ וִיכַפֵּר עֲלֵיהוֹן כַּהֲנָא וְיִשְׁתְּבֵק לְהוֹן׃ </text:span></text:span><text:span text:style-name="Default_20_Paragraph_20_Font"><text:span text:style-name="T1">כא </text:span></text:span><text:span text:style-name="Default_20_Paragraph_20_Font"><text:span text:style-name="T2">וְיַפֵּק יָת תּוֹרָא לְמִבָּרָא לְמַשְׁרִיתָא וְאוֹקִיד יָתֵיהּ כְּמָא דִי אוֹקִיד יָת תּוֹרָא קַדְמָאָה חַטַּאת קְהָלָא הוּא׃ </text:span></text:span><text:span text:style-name="Default_20_Paragraph_20_Font"><text:span text:style-name="T1">כב </text:span></text:span><text:span text:style-name="Default_20_Paragraph_20_Font"><text:span text:style-name="T2">אִם רַבָּא יֵחוֹב וְיַעְבֵּד חַד מִכָּל פִּקּוּדַיָּא דַיְיָ אֱלָהֵיהּ דִּי לָא כַשְׁרִין לְאִתְעֲבָדָא בְּשָׁלוּ וְיֵחוֹב׃ </text:span></text:span><text:span text:style-name="Default_20_Paragraph_20_Font"><text:span text:style-name="T1">כג </text:span></text:span><text:span text:style-name="Default_20_Paragraph_20_Font"><text:span text:style-name="T2">אוֹ אִתְיְדַע לֵיהּ חוֹבְתֵיהּ דִּי חַב בַּהּ וְיַיְתִי יָת קֻרְבָּנֵיהּ צְפִיר בַּר עִזִּין דְּכַר שְׁלִים׃ </text:span></text:span><text:span text:style-name="Default_20_Paragraph_20_Font"><text:span text:style-name="T1">כד </text:span></text:span><text:span text:style-name="Default_20_Paragraph_20_Font"><text:span text:style-name="T2">וְיִסְמוֹךְ יְדֵיהּ עַל רֵישָׁא דִצְפִירָא וְיִכּוֹס יָתֵיהּ בַּאֲתַר דְּיִכּוֹס יָת עֲלָתָא לָקֳדָם יְיָ חַטָּאתָא הוּא׃ </text:span></text:span><text:span text:style-name="Default_20_Paragraph_20_Font"><text:span text:style-name="T1">כה </text:span></text:span><text:span text:style-name="Default_20_Paragraph_20_Font"><text:span text:style-name="T2">וְיִסַּב כַּהֲנָא מִדְּמָא דְחַטָּאתָא בְּאֶצְבְּעֵיהּ וְיִתֵּן עַל קַרְנַת מַדְבְּחָא דַעֲלָתָא וְיָת דְּמֵיהּ יֵשׁוֹד לִיסוֹדָא דְמַדְבְּחָא דַעֲלָתָא׃ </text:span></text:span><text:span text:style-name="Default_20_Paragraph_20_Font"><text:span text:style-name="T1">כו </text:span></text:span><text:span text:style-name="Default_20_Paragraph_20_Font"><text:span text:style-name="T2">וְיָת כָּל תַּרְבֵּיהּ יַסֵּק לְמַדְבְּחָא כִּתְרַב נִכְסַת קוּדְשַׁיָּא וִיכַפֵּר עֲלוֹהִי כַּהֲנָא מֵחוֹבְתֵיהּ וְיִשְׁתְּבֵק לֵיהּ׃ </text:span></text:span><text:span text:style-name="Default_20_Paragraph_20_Font"><text:span text:style-name="T1">כז </text:span></text:span><text:span text:style-name="Default_20_Paragraph_20_Font"><text:span text:style-name="T2">וְאִם אֱנַשׁ חַד יֵחוֹב בְּשָׁלוּ מֵעַמָּא דְאַרְעָא בְּמֶעְבְּדַהּ חַד מִפִּקּוּדַיָּא דַיְיָ דִּי לָא כַשְׁרִין לְאִתְעֲבָדָא וְיֵחוֹב׃ </text:span></text:span><text:span text:style-name="Default_20_Paragraph_20_Font"><text:span text:style-name="T1">כח </text:span></text:span><text:span text:style-name="Default_20_Paragraph_20_Font"><text:span text:style-name="T2">אוֹ אִתְיְדַע לֵיהּ חוֹבְתֵיהּ דִּי חָב וְיַיְתִי קֻרְבָּנֵיהּ צְפִירַת עִזִּין שְׁלֶמְתָּא נְקוּבְתָּא עַל חוֹבְתֵיהּ דִּי חָב׃ </text:span></text:span><text:span text:style-name="Default_20_Paragraph_20_Font"><text:span text:style-name="T1">כט </text:span></text:span><text:span text:style-name="Default_20_Paragraph_20_Font"><text:span text:style-name="T2">וְיִסְמוֹךְ יָת יְדֵיהּ עַל רֵישׁ חַטָּאתָא וְיִכּוֹס יָת חַטָּאתָא בַּאֲתַר דַּעֲלָתָא׃ </text:span></text:span><text:span text:style-name="Default_20_Paragraph_20_Font"><text:span text:style-name="T1">ל </text:span></text:span><text:span text:style-name="Default_20_Paragraph_20_Font"><text:span text:style-name="T2">וְיִסַּב כַּהֲנָא מִדְמַהּ בְּאֶצְבְּעֵיהּ וְיִתֵּן עַל קַרְנַת מַדְבְּחָא דַעֲלָתָא וְיָת כָּל דְּמַהּ יֵשׁוֹד לִיסוֹדָא דְּמַדְבְּחָא׃ </text:span></text:span><text:span text:style-name="Default_20_Paragraph_20_Font"><text:span text:style-name="T1">לא </text:span></text:span><text:span text:style-name="Default_20_Paragraph_20_Font"><text:span text:style-name="T2">וְיָת כָּל תַּרְבַּהּ יֶעְדֵּי כְּמָא דִי מִתַּעְדָּא תְרַב מֵעַל נִכְסַת קוּדְשַׁיָּא וְיַסֵּק כַּהֲנָא לְמַדְבְּחָא לְאִתְקַבָּלָא בְרַעֲוָא קֳדָם יְיָ וִיכַפֵּר עֲלוֹהִי כַּהֲנָא וְיִשְׁתְּבֵק לֵיהּ׃ </text:span></text:span><text:span text:style-name="Default_20_Paragraph_20_Font"><text:span text:style-name="T1">לב </text:span></text:span><text:span text:style-name="Default_20_Paragraph_20_Font"><text:span text:style-name="T2">וְאִם אִימַר יַיְתִי קֻרְבָּנֵיהּ לְחַטָּאתָא נֻקְבָּא שְׁלֶמְתָּא יַיְתִנַּהּ׃ </text:span></text:span><text:span text:style-name="Default_20_Paragraph_20_Font"><text:span text:style-name="T1">לג </text:span></text:span><text:span text:style-name="Default_20_Paragraph_20_Font"><text:span text:style-name="T2">וְיִסְמוֹךְ יָת יְדֵיהּ עַל רֵישׁ חַטָּאתָא וְיִכּוֹס יָתַהּ לְחַטָּאתָא בְּאַתְרָא דִּי יִכּוֹס יָת עֲלָתָא׃ </text:span></text:span><text:span text:style-name="Default_20_Paragraph_20_Font"><text:span text:style-name="T1">לד </text:span></text:span><text:span text:style-name="Default_20_Paragraph_20_Font"><text:span text:style-name="T2">וְיִסַּב כַּהֲנָא מִדְּמָא דְחַטָּאתָא בְּאֶצְבְּעֵיהּ וְיִתֵּן עַל קַרְנַת מַדְבְּחָא דַעֲלָתָא וְיָת כָּל דְּמַהּ יֵשׁוֹד לִיסוֹדָא דְּמַדְבְּחָא׃ </text:span></text:span><text:span text:style-name="Default_20_Paragraph_20_Font"><text:span text:style-name="T1">לה </text:span></text:span><text:span text:style-name="Default_20_Paragraph_20_Font"><text:span text:style-name="T2">וְיָת כָּל תַּרְבַּהּ יֶעְדֵּי כְּמָא דִי מִתַּעְדָּא תְרַב אִמְּרָא מִנִּכְסַת קוּדְשַׁיָּא וְיַסֵּק כַּהֲנָא יָתְהוֹן לְמַדְבְּחָא עַל קֻרְבְּנַיָּא דַיְיָ וִיכַפֵּר עֲלוֹהִי כַּהֲנָא עַל חוֹבְתֵיהּ דִּי חָב וְיִשְׁתְּבֵק לֵיהּ׃ </text:span></text:span></text:p>
      </text:section>
      <text:section text:style-name="Sect1" text:name="Sect5">
        <text:p text:style-name="P2"><text:soft-page-break/>Leviticus 5</text:p>
        <text:p text:style-name="P3"><text:span text:style-name="Default_20_Paragraph_20_Font"><text:span text:style-name="T1">א </text:span></text:span><text:span text:style-name="Default_20_Paragraph_20_Font"><text:span text:style-name="T2">וֶאֱנַשׁ אֲרֵי יֵחוֹב וְיִשְׁמַע קַל מוֹמֵי וְהוּא סָהִיד אוֹ חֲזָא אוֹ יְדָע אִם לָא יְחַוִּי וִיקַבֵּל חוֹבֵיהּ׃ </text:span></text:span><text:span text:style-name="Default_20_Paragraph_20_Font"><text:span text:style-name="T1">ב </text:span></text:span><text:span text:style-name="Default_20_Paragraph_20_Font"><text:span text:style-name="T2">אוֹ אֱנַשׁ דִּי יִקְרַב בְּכֹל מִדַּעַם מְסָאָב אוֹ בְנִבְלַת חַיְתָא מְסָאָבָא אוֹ בְּנִבְלַת בְּעִירָא מְסָאָבָא אוֹ בְּנִבְלַת רִחֲשָׁא מְסָאָב וִיהֵי מְכַסָּא מִנֵּיהּ וְהוּא מְסָאָב וְחָב׃ </text:span></text:span><text:span text:style-name="Default_20_Paragraph_20_Font"><text:span text:style-name="T1">ג </text:span></text:span><text:span text:style-name="Default_20_Paragraph_20_Font"><text:span text:style-name="T2">אוֹ אֲרֵי יִקְרַב בְּסוֹאֲבַת אֱנָשָׁא לְכָל סוֹבְתֵיהּ דִּי יִסְתָּאַב בַּהּ וִיהֵי מְכַסָּא מִנֵּיהּ וְהוּא יָדַע וְחָב׃ </text:span></text:span><text:span text:style-name="Default_20_Paragraph_20_Font"><text:span text:style-name="T1">ד </text:span></text:span><text:span text:style-name="Default_20_Paragraph_20_Font"><text:span text:style-name="T2">אוֹ אֱנַשׁ אֲרֵי יְקַיֵּם לְפָרָשָׁא בְסִפְוָן לְאַבְאָשָׁא אוֹ לְאוֹטָבָא לְכֹל דִּי יְפָרֵשׁ אֱנָשָׁא בְּקִיּוּם וִיהֵי מְכַסָּא מִנֵּיהּ וְהוּא יָדַע וְחָב לַחֲדָא מֵאִלֵּין׃ </text:span></text:span><text:span text:style-name="Default_20_Paragraph_20_Font"><text:span text:style-name="T1">ה </text:span></text:span><text:span text:style-name="Default_20_Paragraph_20_Font"><text:span text:style-name="T2">וִיהֵי אֲרֵי יֵחוֹב לַחֲדָא מֵאִלֵּין וִיוַדִּי דִּי חָב עֲלַהּ׃ </text:span></text:span><text:span text:style-name="Default_20_Paragraph_20_Font"><text:span text:style-name="T1">ו </text:span></text:span><text:span text:style-name="Default_20_Paragraph_20_Font"><text:span text:style-name="T2">וְיַיְתִי יָת אַשְׁמֵיהּ קֳדָם יְיָ עַל חוֹבְתֵיהּ דִּי חָב נְקוּבְתָא מִן עָנָא אִמְּרָתָא אוֹ צְפִירַת עִזִּין לְחַטָאתָא וִיכַפֵּר עֲלוֹהִי כַּהֲנָא מֵחוֹבְתֵיהּ׃ </text:span></text:span><text:span text:style-name="Default_20_Paragraph_20_Font"><text:span text:style-name="T1">ז </text:span></text:span><text:span text:style-name="Default_20_Paragraph_20_Font"><text:span text:style-name="T2">וְאִם לָא תִמְטֵי יְדֵיהּ כְּמִסַּת שֵׂיתָא וְיַיְתִי יָת חוֹבְתֵיהּ דִּי חָב תַּרְתֵּין שַׁפְנִינִין אוֹ תְרֵין בְּנֵי יוֹנָה קֳדָם יְיָ חַד לְחַטָּאתָא וְחַד לַעֲלָתָא׃ </text:span></text:span><text:span text:style-name="Default_20_Paragraph_20_Font"><text:span text:style-name="T1">ח </text:span></text:span><text:span text:style-name="Default_20_Paragraph_20_Font"><text:span text:style-name="T2">וְיַיְתִי יָתְהוֹן לְוָת כַּהֲנָא וִיקָרֵב יָת דִּי לְחַטָּאתָא קַדְמֵיתָא וְיִמְלוֹק יָת רֵישֵׁיהּ מִלָּקֳבֵל קְדָלֵיהּ וְלָא יַפְרֵשׁ׃ </text:span></text:span><text:span text:style-name="Default_20_Paragraph_20_Font"><text:span text:style-name="T1">ט </text:span></text:span><text:span text:style-name="Default_20_Paragraph_20_Font"><text:span text:style-name="T2">וְיַדִּי מִדְּמָא דְחַטָּאתָא עַל כֹּתֶל מַדְבְּחָא וּדְאִשְׁתָּאַר בִּדְמָא יִתִּמְצֵי לִיסוֹדָא דְמַדְבְּחָא חַטָּאתָא הוּא׃ </text:span></text:span><text:span text:style-name="Default_20_Paragraph_20_Font"><text:span text:style-name="T1">י </text:span></text:span><text:span text:style-name="Default_20_Paragraph_20_Font"><text:span text:style-name="T2">וְיָת תִּנְיָנָא יַעְבֵּד עֲלָתָא כִּדְחָזֵי וִיכַפֵּר עֲלוֹהִי כַּהֲנָא מֵחוֹבְתֵיהּ דִּי חָב וְיִשְׁתְּבֵק לֵיהּ׃ </text:span></text:span><text:span text:style-name="Default_20_Paragraph_20_Font"><text:span text:style-name="T1">יא </text:span></text:span><text:span text:style-name="Default_20_Paragraph_20_Font"><text:span text:style-name="T2">וְאִם לָא תַדְבֵּק יְדֵיהּ לְתַּרְתֵּין שַׁפְנִינִין אוֹ לִתְרֵין בְּנֵי יוֹנָה וְיַיְתִי יָת קֻרְבָּנֵיהּ דִּי חָב חַד מִן עַסְרָא בִתְלַת סְאִין סֻלְתָּא לְחַטָּאתָא לָא יְשַׁוִּי עֲלַהּ מִשְׁחָא וְלָא יִתֵּן עֲלַהּ לְבֻנְתָּא אֲרֵי חַטָּאתָא הִיא׃ </text:span></text:span><text:span text:style-name="Default_20_Paragraph_20_Font"><text:span text:style-name="T1">יב </text:span></text:span><text:span text:style-name="Default_20_Paragraph_20_Font"><text:span text:style-name="T2">וְיַיְתִנַּהּ לְוָת כַּהֲנָא וְיִקְמוֹץ כַּהֲנָא מִנַּהּ מְלֵי קֻמְצֵיהּ יָת אִדְכַּרְתַּהּ וְיַסֵּק לְמַדְבְּחָא עַל קֻרְבָּנַיָּא דַיְיָ חַטָּאתָא הִיא׃ </text:span></text:span><text:span text:style-name="Default_20_Paragraph_20_Font"><text:span text:style-name="T1">יג </text:span></text:span><text:span text:style-name="Default_20_Paragraph_20_Font"><text:span text:style-name="T2">וִיכַפֵּר עֲלוֹהִי כַּהֲנָא עַל חוֹבְתֵיהּ דִּי חָב מֵחֲדָא מֵאִלֵּין וְיִשְׁתְּבֵק לֵיהּ וּתְהֵי לְכַהֲנָא כְּמִנְחָתָא׃ </text:span></text:span><text:span text:style-name="Default_20_Paragraph_20_Font"><text:span text:style-name="T1">יד </text:span></text:span><text:span text:style-name="Default_20_Paragraph_20_Font"><text:span text:style-name="T2">וּמַלִּיל יְיָ עִם משֶׁה לְמֵימָר׃ </text:span></text:span><text:span text:style-name="Default_20_Paragraph_20_Font"><text:span text:style-name="T1">טו </text:span></text:span><text:span text:style-name="Default_20_Paragraph_20_Font"><text:span text:style-name="T2">אֱנַשׁ אֲרֵי יְשַׁקַּר שְׁקַר וְיֵחוֹב בְּשָׁלוּ מִקוּדְשַׁיָּא דַיְיָ וְיַיְתִי יָת אַשְׁמֵיהּ קֳדָם יְיָ דְכַר שְׁלִים מִן עָנָא בְּפֻרְסָנֵיהּ כְּסַף סִלְעִין בְּסִלְעֵי קוּדְשָׁא לַאֲשָׁמָא׃ </text:span></text:span><text:span text:style-name="Default_20_Paragraph_20_Font"><text:span text:style-name="T1">טז </text:span></text:span><text:span text:style-name="Default_20_Paragraph_20_Font"><text:span text:style-name="T2">וְיָת דִּי חָב מִן קוּדְשָׁא יְשַׁלֵּם וְיָת חֻמְשֵׁיהּ יוֹסֵף עֲלוֹהִי וְיִתֵּן יָתֵיהּ לְכַהֲנָא וְכַהֲנָא יְכַפֵּר עֲלוֹהִי בְּדִכְרָא דַאֲשָׁמָא וְיִשְׁתְּבֵק לֵיהּ׃ </text:span></text:span><text:span text:style-name="Default_20_Paragraph_20_Font"><text:span text:style-name="T1">יז </text:span></text:span><text:span text:style-name="Default_20_Paragraph_20_Font"><text:span text:style-name="T2">וְאִם אֱנַשׁ אֲרֵי יֵחוֹב וְיַעְבֵּד חֲדָא מִכָּל פִּקּוֹדַיָּא דַיְיָ דִּי לָא כָשְׁרִין לְאִתְעֲבָדָא וְלָא יָדַע וְיֵחוֹב וִיקַבֵּל חוֹבֵיהּ׃ </text:span></text:span><text:span text:style-name="Default_20_Paragraph_20_Font"><text:span text:style-name="T1">יח </text:span></text:span><text:span text:style-name="Default_20_Paragraph_20_Font"><text:span text:style-name="T2">וְיַיְתִי דְּכַר שְׁלִים מִן עָנָא בְּפֻרְסָנֵיהּ לַאֲשָׁמָא לְוָת כַּהֲנָא וִיכַפֵּר עֲלוֹהִי כַהֲנָא עַל שָׁלוּתֵיהּ דְּאִשְׁתְּלִי וְהוּא לָא יָדַע וְיִשְׁתְּבֵק לֵיהּ׃ </text:span></text:span><text:span text:style-name="Default_20_Paragraph_20_Font"><text:span text:style-name="T1">יט </text:span></text:span><text:span text:style-name="Default_20_Paragraph_20_Font"><text:span text:style-name="T2">אֲשָׁמָא הוּא עַל חוֹבְתֵיהּ דְּהוּא חָב אֲשָׁמָא יְקָרֵב קֳדָם יְיָ׃ </text:span></text:span><text:span text:style-name="Default_20_Paragraph_20_Font"><text:span text:style-name="T1">כ </text:span></text:span><text:span text:style-name="Default_20_Paragraph_20_Font"><text:span text:style-name="T2">וּמַלִּיל יְיָ עִם משֶׁה לְמֵימָר׃ </text:span></text:span><text:span text:style-name="Default_20_Paragraph_20_Font"><text:span text:style-name="T1">כא </text:span></text:span><text:span text:style-name="Default_20_Paragraph_20_Font"><text:span text:style-name="T2">אֱנַשׁ אֲרֵי יֵחוֹב וִישַׁקַּר שְׁקַר קֳדָם יְיָ וִיכַדֵב בְּחַבְרֵיהּ בּפִקְּדוֹנָא אוֹ בְשֻׁתָּפוּת יְדָא אוֹ בִגְזֵלָא אוֹ אַנִּיס יָת חַבְרֵיהּ׃ </text:span></text:span><text:span text:style-name="Default_20_Paragraph_20_Font"><text:span text:style-name="T1">כב </text:span></text:span><text:span text:style-name="Default_20_Paragraph_20_Font"><text:span text:style-name="T2">אוֹ אַשְׁכַּח אֲבֵדְתָּא וִיכַדֵּב בַּהּ וְאִשְׁתְּבַע עַל שִׁקְרָא עַל חֲדָא מִכֹּל דִּי יַעְבֵּד אֱנָשָׁא לְמֵיחַב בְּהֵן׃ </text:span></text:span><text:span text:style-name="Default_20_Paragraph_20_Font"><text:span text:style-name="T1">כג </text:span></text:span><text:span text:style-name="Default_20_Paragraph_20_Font"><text:span text:style-name="T2">וִיהֵי אֲרֵי יֶחֱטֵי וְיֵחוֹב וְיָתֵב יָת גְּזֵלָא דִּי גְזַל אוֹ יָת עֻשְׁקָא דִּי עֲשַׁק אוֹ יָת פִּקְּדוֹנָא דִּי אִתְפָּקַּד לְוָתֵיהּ אוֹ יָת אֲבֵדְתָּא דִּי אַשְׁכַּח׃ </text:span></text:span><text:span text:style-name="Default_20_Paragraph_20_Font"><text:span text:style-name="T1">כד </text:span></text:span><text:span text:style-name="Default_20_Paragraph_20_Font"><text:span text:style-name="T2">אוֹ מִכֹּל דִּי יִשְׁתְּבַע עֲלוֹהִי לְשִׁקְרָא וִישַׁלֵּם יָתֵיהּ בְּרֵישֵׁיהּ וְחֻמְשֵׁיהּ יוֹסֵף עֲלוֹהִי לְדִי הוּא דִילֵיהּ יִתְּנִנֵּיהּ בְּיוֹמָא דְחוֹבְתֵיהּ׃ </text:span></text:span><text:span text:style-name="Default_20_Paragraph_20_Font"><text:span text:style-name="T1">כה </text:span></text:span><text:span text:style-name="Default_20_Paragraph_20_Font"><text:span text:style-name="T2">וְיָת אַשְׁמַהּ יַיְתִי לָקֳדָם יְיָ דְּכַר שְׁלִים מִן עָנָא בְּפֻרְסָנֵיהּ לַאֲשָׁמָא לְוָת כַּהֲנָא׃ </text:span></text:span><text:span text:style-name="Default_20_Paragraph_20_Font"><text:span text:style-name="T1">כו </text:span></text:span><text:span text:style-name="Default_20_Paragraph_20_Font"><text:span text:style-name="T2">וִיכַפֵּר עֲלוֹהִי כַהֲנָא קֳדָם יְיָ וְיִשְׁתְּבֵק לֵיהּ עַל חֲדָא מִכֹּל דִּי יַעְבֵּד לְמֵיחַב בַּהּ׃ </text:span></text:span></text:p>
      </text:section>
      <text:section text:style-name="Sect1" text:name="Sect6">
        <text:p text:style-name="P2"><text:soft-page-break/>Leviticus 6</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פַּקֵּד יָת אַהֲרֹן וְיָת בְּנוֹהִי לְמֵימָר דָּא אוֹרַיְתָא דַּעֲלָתָא הִיא עֲלָתָא עַל דְּמִתּוֹקְדָא עַל מַדְבְּחָא כָל לֵילְיָא עַד צַפְרָא וְאֶשָּׁתָא דְמַדְבְּחָא תְּהֵא יָקְדָא בֵיהּ׃ </text:span></text:span><text:span text:style-name="Default_20_Paragraph_20_Font"><text:span text:style-name="T1">ג </text:span></text:span><text:span text:style-name="Default_20_Paragraph_20_Font"><text:span text:style-name="T2">וְיַלְבֵּשׁ כַּהֲנָא לְבוּשִׁין דְּבוּץ וּמִכְנְסִין דְּבוּץ יַלְבֵּשׁ עַל בִּסְרֵיהּ וְיַפְרֵשׁ יָת קִטְמָא דִּי תֵיכוּל אֶשָּׁתָא יָת עֲלָתָא עַל מַדְבְּחָא וִישַׁוִּנֵּיהּ בִּסְטַר מַדְבְּחָא׃ </text:span></text:span><text:span text:style-name="Default_20_Paragraph_20_Font"><text:span text:style-name="T1">ד </text:span></text:span><text:span text:style-name="Default_20_Paragraph_20_Font"><text:span text:style-name="T2">וְיַשְׁלַח יָת לְבוּשׁוֹהִי וְיִלְבַּשׁ לְבוּשִׁין אָחֳרָנִין וְיַפֵּק יָת קִטְמָא לְמִבָּרָא לְמַשְׁרִיתָא לַאֲתַר דְּכֵי׃ </text:span></text:span><text:span text:style-name="Default_20_Paragraph_20_Font"><text:span text:style-name="T1">ה </text:span></text:span><text:span text:style-name="Default_20_Paragraph_20_Font"><text:span text:style-name="T2">וְאֶשָּׁתָא עַל מַדְבְּחָא תְהֵי יָקְדָא בֵיהּ לָא תִטְּפֵי וְיַבְעַר עֲלַהּ כַּהֲנָא אָעַיָּא בִּצְפַר בִּצְפָר וְיַסְדַּר עֲלַּהּ עֲלָתָא וְיַסֵּק עֲלַהּ תַּרְבֵּי נִכְסַת קוּדְשַׁיָּא׃ </text:span></text:span><text:span text:style-name="Default_20_Paragraph_20_Font"><text:span text:style-name="T1">ו </text:span></text:span><text:span text:style-name="Default_20_Paragraph_20_Font"><text:span text:style-name="T2">אֶשָּׁתָא תְּדִירָא תְּהֵי יָקְדָא עַל מַדְבְּחָא לָא תִטְּפֵי׃ </text:span></text:span><text:span text:style-name="Default_20_Paragraph_20_Font"><text:span text:style-name="T1">ז </text:span></text:span><text:span text:style-name="Default_20_Paragraph_20_Font"><text:span text:style-name="T2">וְדָא אוֹרַיְתָא דְּמִנְחָתָא דִּיקָרְבוּן יָתַהּ בְּנֵי אַהֲרֹן קֳדָם יְיָ לָקֳדָם מַדְבְּחָא׃ </text:span></text:span><text:span text:style-name="Default_20_Paragraph_20_Font"><text:span text:style-name="T1">ח </text:span></text:span><text:span text:style-name="Default_20_Paragraph_20_Font"><text:span text:style-name="T2">וְיַפְרֵשׁ מִנֵּיהּ בְּקֻמְצֵיהּ מִסֻּלְתָּא דְמִנְחָתָא וּמִמִּשְׁחַהּ וְיָת כָּל לְבוּנְתָּא דִּי עַל מִנְחָתָא וְיַסֵּק לְמַדְבְּחָא לְאִתְקַבָּלָא בְרַעֲוָא אַדְכַּרְתָּא קֳדָם יְיָ׃ </text:span></text:span><text:span text:style-name="Default_20_Paragraph_20_Font"><text:span text:style-name="T1">ט </text:span></text:span><text:span text:style-name="Default_20_Paragraph_20_Font"><text:span text:style-name="T2">וּדְאִשְׁתָּאַר מִנַּה יֵכְלוּן אַהֲרֹן וּבְנוֹהִי פַּטִּיר תִּתְאָכֵל בַּאֲתַר קַדִּישׁ בְּדָרַת מִשְׁכַּן זִמְנָא יֵכְלֻנַּהּ׃ </text:span></text:span><text:span text:style-name="Default_20_Paragraph_20_Font"><text:span text:style-name="T1">י </text:span></text:span><text:span text:style-name="Default_20_Paragraph_20_Font"><text:span text:style-name="T2">לָא תִתְאֲפֵי חֲמִיעַ חֳלָקְהוֹן יְהָבִית יָתַהּ מִקֻּרְבָּנָי קֹדֶשׁ קוּדְשִׁין הִיא כְּחַטָּאתָא וְכַאֲשָׁמָא׃ </text:span></text:span><text:span text:style-name="Default_20_Paragraph_20_Font"><text:span text:style-name="T1">יא </text:span></text:span><text:span text:style-name="Default_20_Paragraph_20_Font"><text:span text:style-name="T2">כָּל דְּכוּרָא בִּבְנֵי אַהֲרֹן יֵכְלֻנַּהּ קְיָם עָלָם לְדָרָתֵיכוֹן מִקֻּרְבָּנַיָּא דַיְיָ כֹּל דְּיִקְרַב בְּהוֹן יִתְקַדָּשׁ׃ </text:span></text:span><text:span text:style-name="Default_20_Paragraph_20_Font"><text:span text:style-name="T1">יב </text:span></text:span><text:span text:style-name="Default_20_Paragraph_20_Font"><text:span text:style-name="T2">וּמַלִּיל יְיָ עִם משֶׁה לְמֵימָר׃ </text:span></text:span><text:span text:style-name="Default_20_Paragraph_20_Font"><text:span text:style-name="T1">יג </text:span></text:span><text:span text:style-name="Default_20_Paragraph_20_Font"><text:span text:style-name="T2">דֵּין קֻרְבַּן אַהֲרֹן וּבְנוֹהִי דִּי יְקָרְבוּן קֳדָם יְיָ בְּיוֹמָא דְּ רַבִּיאוּ יָתֵיהּ חַד מִן עַסְרָא בִתְלַת סְאִין סֻלְתָּא מִנְחָתָא תְּדִירָא פַּלְגּוּתַהּ בְּצַפְרָא וּפַלְגּוּתַהּ בְּרַמְשָׁא׃ </text:span></text:span><text:span text:style-name="Default_20_Paragraph_20_Font"><text:span text:style-name="T1">יד </text:span></text:span><text:span text:style-name="Default_20_Paragraph_20_Font"><text:span text:style-name="T2">עַל מַסְרֵיתָא בִּמְשַׁח תִּתְעֲבֵד רְבִיכָא תַיְתִנַּהּ תּוּפִינֵי מִנְחַת בִּצּוּעִין תְּקָרֵב לְאִתְקַבָּלָא בְרַעֲוָא קֳדָם יְיָ׃ </text:span></text:span><text:span text:style-name="Default_20_Paragraph_20_Font"><text:span text:style-name="T1">טו </text:span></text:span><text:span text:style-name="Default_20_Paragraph_20_Font"><text:span text:style-name="T2">וְכַהֲנָא דִמְרַבָּא תְחוֹתוֹהִי מִבְּנוֹהִי יַעְבֵּד יָתַהּ קְיָם עָלָם קֳדָם יְיָ גְּמִיר תִּתַּסָּק׃ </text:span></text:span><text:span text:style-name="Default_20_Paragraph_20_Font"><text:span text:style-name="T1">טז </text:span></text:span><text:span text:style-name="Default_20_Paragraph_20_Font"><text:span text:style-name="T2">וְכָל מִנְחָתָא דְכַהֲנָא גְּמִיר תְּהֵי לָא תִתְאֲכֵל׃ </text:span></text:span><text:span text:style-name="Default_20_Paragraph_20_Font"><text:span text:style-name="T1">יז </text:span></text:span><text:span text:style-name="Default_20_Paragraph_20_Font"><text:span text:style-name="T2">וּמַלִּיל יְיָ עִם משֶׁה לְמֵימָר׃ </text:span></text:span><text:span text:style-name="Default_20_Paragraph_20_Font"><text:span text:style-name="T1">יח </text:span></text:span><text:span text:style-name="Default_20_Paragraph_20_Font"><text:span text:style-name="T2">מַלֵּל עִם אַהֲרֹן וְעִם בְּנוֹהִי לְמֵימַר דָּא אוֹרַיְתָא דְּחַטָּאתָא בְּאֲתַר דִּי תִתְנְכֵס עֲלָתָא תִּתְנְכֵס חַטָּאתָא קֳדָם יְיָ קֹדֶשׁ קוּדְשִׁין הִיא׃ </text:span></text:span><text:span text:style-name="Default_20_Paragraph_20_Font"><text:span text:style-name="T1">יט </text:span></text:span><text:span text:style-name="Default_20_Paragraph_20_Font"><text:span text:style-name="T2">כַּהֲנָא דִּמְכַפֵּר בִּדְמַהּ יֵיכְלִנַּהּ בַּאֲתַר קַדִּישׁ תִּתְאֲכֵל בְּדָרַת מַשְׁכַּן זִמְנָא׃ </text:span></text:span><text:span text:style-name="Default_20_Paragraph_20_Font"><text:span text:style-name="T1">כ </text:span></text:span><text:span text:style-name="Default_20_Paragraph_20_Font"><text:span text:style-name="T2">כֹּל דִּי יִקְרַב בְּבִסְרַהּ יִתְקַדַּשׁ וְדִי יַדִּי מִדְּמַהּ עַל לְבוּשׁ דִּי יַדִּי עֲלַהּ תִּתְחַוָּר בַּאֲתַר קַדִּישׁ׃ </text:span></text:span><text:span text:style-name="Default_20_Paragraph_20_Font"><text:span text:style-name="T1">כא </text:span></text:span><text:span text:style-name="Default_20_Paragraph_20_Font"><text:span text:style-name="T2">וּמָן דַּחֲסַף דִּי תִתְבַּשֵּׁל בֵּיהּ יִתָּבָר וְאִם בְּמָנָא דִּנְחָשָׁא תִּתְבַּשֵּׁל וְיִתְמְרֵק וְיִשְׁתַּטֵּף בְּמַיָּא׃ </text:span></text:span><text:span text:style-name="Default_20_Paragraph_20_Font"><text:span text:style-name="T1">כב </text:span></text:span><text:span text:style-name="Default_20_Paragraph_20_Font"><text:span text:style-name="T2">כָּל דְּכוּרָא בְכַהֲנַיָּא יֵכוּל יָתַהּ קֹדֶשׁ קוּדְשִׁין הִיא׃ </text:span></text:span><text:span text:style-name="Default_20_Paragraph_20_Font"><text:span text:style-name="T1">כג </text:span></text:span><text:span text:style-name="Default_20_Paragraph_20_Font"><text:span text:style-name="T2">וְכָל חַטָּאתָא דִּי יִתָּעַל מִדְּמַהּ לְמַשְׁכַּן זִמְנָא לְכַפָּרָא בְקוּדְשָׁא לָא תִתְאֲכֵל בְּנוּרָא תִּתּוֹקָד׃ </text:span></text:span></text:p>
      </text:section>
      <text:section text:style-name="Sect1" text:name="Sect7">
        <text:p text:style-name="P2">Leviticus 7</text:p>
        <text:p text:style-name="P3"><text:span text:style-name="Default_20_Paragraph_20_Font"><text:span text:style-name="T1">א </text:span></text:span><text:span text:style-name="Default_20_Paragraph_20_Font"><text:span text:style-name="T2">וְדָא אוֹרַיְתָא דַּאֲשָׁמָא קֹדֶשׁ קוּדְשִׁין הוּא׃ </text:span></text:span><text:span text:style-name="Default_20_Paragraph_20_Font"><text:span text:style-name="T1">ב </text:span></text:span><text:span text:style-name="Default_20_Paragraph_20_Font"><text:span text:style-name="T2">בְאַתְרָא דִּי יִכְּסוּן יָת עֲלָתָא יִכְּסוּן יָת אֲשָׁמָא וְיָת דְּמֵיהּ יִזְרַק עַל מַדְבְּחָא סְחוֹר סְחוֹר׃ </text:span></text:span><text:span text:style-name="Default_20_Paragraph_20_Font"><text:span text:style-name="T1">ג </text:span></text:span><text:span text:style-name="Default_20_Paragraph_20_Font"><text:span text:style-name="T2">וְיָת כָּל תַּרְבֵּיהּ יַפְרֵשׁ מִנֵּיהּ יָת אֲלִיתָא וְיָת תַּרְבָּא דְּחָפֵי יָת גַּוָּא׃ </text:span></text:span><text:span text:style-name="Default_20_Paragraph_20_Font"><text:span text:style-name="T1">ד </text:span></text:span><text:span text:style-name="Default_20_Paragraph_20_Font"><text:span text:style-name="T2">וְיָת תַּרְתֵּין כָּלְיָן וְיָת תַּרְבָּא דִּי עֲלֵיהֶן דִּי עַל גִּסְסַיָּא וְיָת חִצְרָא דְּעַל כַּבְדָּא עַל כָּלְיֵתָא יֶעְדִּנַּהּ׃ </text:span></text:span><text:span text:style-name="Default_20_Paragraph_20_Font"><text:span text:style-name="T1">ה </text:span></text:span><text:span text:style-name="Default_20_Paragraph_20_Font"><text:span text:style-name="T2">וְיַסֵּק יָתְהוֹן כַּהֲנָא לְמַדְבְּחָא קֻרְבָּנָא קֳדָם יְיָ אֲשָׁמָא הוּא׃ </text:span></text:span><text:span text:style-name="Default_20_Paragraph_20_Font"><text:span text:style-name="T1">ו </text:span></text:span><text:span text:style-name="Default_20_Paragraph_20_Font"><text:span text:style-name="T2">כָּל דְּכוּרָא בְכַהֲנַיָּא יֵיכְלִנֵּיהּ בַּאֲתַר קַדִּישׁ יִתְאֲכָל קֹדֶשׁ קוּדְשִׁין הוּא׃ </text:span></text:span><text:span text:style-name="Default_20_Paragraph_20_Font"><text:span text:style-name="T1">ז </text:span></text:span><text:span text:style-name="Default_20_Paragraph_20_Font"><text:span text:style-name="T2">כְּחַטָּאתָא כַּאֲשָׁמָא אוֹרַיְתָא חֲדָא לְהוֹן כַּהֲנָא דִּי יְכַפֵּר בֵּיהּ דִּילֵיהּ יְהֵא׃ </text:span></text:span><text:span text:style-name="Default_20_Paragraph_20_Font"><text:span text:style-name="T1">ח </text:span></text:span><text:span text:style-name="Default_20_Paragraph_20_Font"><text:span text:style-name="T2">וְכַהֲנָא דִּמְקָרֵב יָת עֲלַת גְּבָר מְשַׁךְ עֲלָתָא דִּי יְקָרֵב לְכַהֲנָא דִּילֵיהּ יְהֵא׃ </text:span></text:span><text:span text:style-name="Default_20_Paragraph_20_Font"><text:span text:style-name="T1">ט </text:span></text:span><text:span text:style-name="Default_20_Paragraph_20_Font"><text:span text:style-name="T2">וְכָל מִנְחָתָא דִּי תִתְאֲפֵי בְּתַנּוּרָא וְכָל דְּתִתְעֲבֵד בְּרִדְתָּא וְעַל מַסְרֵיתָא לְכַהֲנָא דִּמְקָרֵב יָתַהּ דִּילֵיהּ תְּהֵא׃ </text:span></text:span><text:span text:style-name="Default_20_Paragraph_20_Font"><text:span text:style-name="T1">י </text:span></text:span><text:span text:style-name="Default_20_Paragraph_20_Font"><text:span text:style-name="T2">וְכָל מִנְחָתָא דְפִילָא בִמְשַׁח </text:span></text:span><text:soft-page-break/><text:span text:style-name="Default_20_Paragraph_20_Font"><text:span text:style-name="T2">וּדְלָא פִילָא לְכָל בְּנֵי אַהֲרֹן תְּהֵי גְּבַר כְּאָחוֹהִי׃ </text:span></text:span><text:span text:style-name="Default_20_Paragraph_20_Font"><text:span text:style-name="T1">יא </text:span></text:span><text:span text:style-name="Default_20_Paragraph_20_Font"><text:span text:style-name="T2">וְדָא אוֹרַיְתָא דְּנִכְסַת קוּדְשַׁיָּא דִּי יְקָרֵב קֳדָם יְיָ׃ </text:span></text:span><text:span text:style-name="Default_20_Paragraph_20_Font"><text:span text:style-name="T1">יב </text:span></text:span><text:span text:style-name="Default_20_Paragraph_20_Font"><text:span text:style-name="T2">אִם עַל תּוֹדְתָא יְקָרְבִנֵּיהּ וִיקָרֵב עַל נִכְסַת תּוֹדְתָא גְּרִיצָן פַּטִּירָן דְּפִילָן בִּמְשַׁח וְאֶסְפּוֹגִין פַּטִּירִין דִּמְשִׁיחִין בִּמְשָׁח וְסֻלְתָּא רְבִיכָא גְּרִיצָן דְּפִילָן בִּמְשָׁח׃ </text:span></text:span><text:span text:style-name="Default_20_Paragraph_20_Font"><text:span text:style-name="T1">יג </text:span></text:span><text:span text:style-name="Default_20_Paragraph_20_Font"><text:span text:style-name="T2">עַל גְּרִיצָן דִּלְחֵם חֲמִיעַ יְקָרֵב קֻרְבָּנֵיהּ עַל נִכְסַת תּוֹדַת קוּדְשׁוֹהִי׃ </text:span></text:span><text:span text:style-name="Default_20_Paragraph_20_Font"><text:span text:style-name="T1">יד </text:span></text:span><text:span text:style-name="Default_20_Paragraph_20_Font"><text:span text:style-name="T2">וִיקָרֵב מִנֵּיהּ חַד מִכָּל קוּרְבַּן אַפְרָשׁוּתָא קֳדָם יְיָ לְכַהֲנָא דִּיזְרַק יָת דַּם נִכְסַת קוּדְשַׁיָּא דִּילֵיהּ יְהֵי׃ </text:span></text:span><text:span text:style-name="Default_20_Paragraph_20_Font"><text:span text:style-name="T1">טו </text:span></text:span><text:span text:style-name="Default_20_Paragraph_20_Font"><text:span text:style-name="T2">וּבְסַר נִכְסַת תּוֹדַת קוּדְשׁוֹהִי בְּיוֹם קֻרְבָּנֵיהּ יִתְאֲכֵל לָא יַצְנַע מִנֵּיהּ עַד צַפְרָא׃ </text:span></text:span><text:span text:style-name="Default_20_Paragraph_20_Font"><text:span text:style-name="T1">טז </text:span></text:span><text:span text:style-name="Default_20_Paragraph_20_Font"><text:span text:style-name="T2">וְאִם נִדְרָא אוֹ נְדַבְתָּא נִכְסַת קֻרְבְּנֵיהּ בְּיוֹמָא דִּי יְקָרֵב יָת נִכְסְתֵיהּ יִתְאֲכֵל וּבְיוֹמָא דְבַתְרוֹהִי וּדְאִשְׁתָּאַר מִנֵּיהּ יִתְאֲכֵל׃ </text:span></text:span><text:span text:style-name="Default_20_Paragraph_20_Font"><text:span text:style-name="T1">יז </text:span></text:span><text:span text:style-name="Default_20_Paragraph_20_Font"><text:span text:style-name="T2">וּדְאִשְׁתָּאַר מִבְּסַר נִכְסְתָא בְּיוֹמָא תְּלִיתָאָה בְּנוּרָא יִתּוֹקָד׃ </text:span></text:span><text:span text:style-name="Default_20_Paragraph_20_Font"><text:span text:style-name="T1">יח </text:span></text:span><text:span text:style-name="Default_20_Paragraph_20_Font"><text:span text:style-name="T2">וְאִם אִתְאֲכָלָא יִתְאֲכֵל מִבְּסַר נִכְסַת קוּדְשׁוֹהִי בְּיוֹמָא תְלִיתָאָה לָא יְהֵא לְרַעֲוָא דִּמְקָרֵב יָתֵיהּ לָא יִתְחֲשֵׁב לֵיהּ מְרָחָק יְהֵא וֶאֱנַשׁ דְּתֵיכוּל מִנֵּיהּ חוֹבֵיהּ יְקַבֵּל׃ </text:span></text:span><text:span text:style-name="Default_20_Paragraph_20_Font"><text:span text:style-name="T1">יט </text:span></text:span><text:span text:style-name="Default_20_Paragraph_20_Font"><text:span text:style-name="T2">וּבְסַר קוּדְשָׁא דִּי יִקְרַב בְּכָל מְסָאָב לָא יִתְאֲכֵל בְּנוּרָא יִתּוֹקָד וּבְסַר קוּדְשָׁא כָּל דִּי דְכֵי לְקוּדְשָׁא יֵיכוּל בְּסַר קוּדְשָׁא׃ </text:span></text:span><text:span text:style-name="Default_20_Paragraph_20_Font"><text:span text:style-name="T1">כ </text:span></text:span><text:span text:style-name="Default_20_Paragraph_20_Font"><text:span text:style-name="T2">וֶאֱנַשׁ דִּי תֵיכוּל בִּסְרָא מִנִּכְסַת קוּדְשַׁיָּא דִּי קֳדָם יְיָ וְסוֹבְתֵיהּ עֲלוֹהִי וְיִשְׁתֵּיצֵי אֱנָשָׁא הַהִיא מֵעַמַּהּ׃ </text:span></text:span><text:span text:style-name="Default_20_Paragraph_20_Font"><text:span text:style-name="T1">כא </text:span></text:span><text:span text:style-name="Default_20_Paragraph_20_Font"><text:span text:style-name="T2">וֶאֱנַשׁ אֲרֵי תִקְרַב בְּכָל מְסָאָב בְּסוֹאֲבַת אֱנָשָׁא אוֹ בִּבְעִירָא מְסָאֲבָא אוֹ בְּכָל שִׁקְצָא מְסָאָב וְיֵיכוּל מִבְּסַר נִכְסַת קוּדְשַׁיָּא דִּי קֳדָם יְיָ וִישְׁתֵּיצֵי אֱנָשָׁא הַהִיא מֵעַמַּהּ׃ </text:span></text:span><text:span text:style-name="Default_20_Paragraph_20_Font"><text:span text:style-name="T1">כב </text:span></text:span><text:span text:style-name="Default_20_Paragraph_20_Font"><text:span text:style-name="T2">וּמַלִּיל יְיָ עִם משֶׁה לְמֵימָר׃ </text:span></text:span><text:span text:style-name="Default_20_Paragraph_20_Font"><text:span text:style-name="T1">כג </text:span></text:span><text:span text:style-name="Default_20_Paragraph_20_Font"><text:span text:style-name="T2">מַלֵּיל עִם בְּנֵי יִשְׂרָאֵל לְמֵימָר כָּל תְּרַב תּוֹר וְאִמָּר וְעִזָּא לָא תֵיכְלוּן׃ </text:span></text:span><text:span text:style-name="Default_20_Paragraph_20_Font"><text:span text:style-name="T1">כד </text:span></text:span><text:span text:style-name="Default_20_Paragraph_20_Font"><text:span text:style-name="T2">וּתְרַב נְבִילָא וּתְרַב תְּבִירָא יִתְעֲבֵד לְכָל עִבִדְתָּא וּמֵיכַל לָא תֵיכְלֻנֵּיהּ׃ </text:span></text:span><text:span text:style-name="Default_20_Paragraph_20_Font"><text:span text:style-name="T1">כה </text:span></text:span><text:span text:style-name="Default_20_Paragraph_20_Font"><text:span text:style-name="T2">אֲרֵי כָּל דְּיֵכוּל תַּרְבָּא מִן בְּעִירָא דִּי יְקָרְבוּן מִנַּהּ קֻרְבָּנָא קֳדָם יְיָ וְיִשְׁתֵּיצֵי אֱנָשָׁא דִי תֵיכוּל מֵעַמַּהּ׃ </text:span></text:span><text:span text:style-name="Default_20_Paragraph_20_Font"><text:span text:style-name="T1">כו </text:span></text:span><text:span text:style-name="Default_20_Paragraph_20_Font"><text:span text:style-name="T2">וְכָל דְּמָא לָא תֵיכְלוּן בְּכָל מוֹתְבָנֵיכוֹן דְּעוֹפָא וְדִבְעִירָא׃ </text:span></text:span><text:span text:style-name="Default_20_Paragraph_20_Font"><text:span text:style-name="T1">כז </text:span></text:span><text:span text:style-name="Default_20_Paragraph_20_Font"><text:span text:style-name="T2">כָּל אֱנָשָׁא דִי תֵיכוּל כָּל דְּמָא וְיִשְׁתֵּיצֵי אֱנָשָׁא הַהִיא מֵעַמַּהּ׃ </text:span></text:span><text:span text:style-name="Default_20_Paragraph_20_Font"><text:span text:style-name="T1">כח </text:span></text:span><text:span text:style-name="Default_20_Paragraph_20_Font"><text:span text:style-name="T2">וּמַלִּיל יְיָ עִם משֶׁה לְמֵימָר׃ </text:span></text:span><text:span text:style-name="Default_20_Paragraph_20_Font"><text:span text:style-name="T1">כט </text:span></text:span><text:span text:style-name="Default_20_Paragraph_20_Font"><text:span text:style-name="T2">מַלֵּיל עִם בְּנֵי יִשְׂרָאֵל לְמֵימָר דִּמְקָרֵב יָת נִכְסַת קוּדְשׁוֹהִי קֳדָם יְיָ יַיְתִי יָת קֻרְבָּנֵיהּ לָקֳדָם יְיָ מִנִּכְסַת קוּדְשׁוֹהִי׃ </text:span></text:span><text:span text:style-name="Default_20_Paragraph_20_Font"><text:span text:style-name="T1">ל </text:span></text:span><text:span text:style-name="Default_20_Paragraph_20_Font"><text:span text:style-name="T2">יְדוֹהִי תַיְתוּן יָת קֻרְבָּנַיָּא דַיְיָ יָת תַּרְבָּא עַל חֶדְיָא יַיְתִנֵּיהּ יָת חֶדְיָא לַ אֲרָמָא יָתֵיהּ אֲרוּמָא קֳדָם יְיָ׃ </text:span></text:span><text:span text:style-name="Default_20_Paragraph_20_Font"><text:span text:style-name="T1">לא </text:span></text:span><text:span text:style-name="Default_20_Paragraph_20_Font"><text:span text:style-name="T2">וְיַסֵּק כַּהֲנָא יָת תַּרְבָּא לְמַדְבְּחָא וִיהֵי חֶדְיָא לְאַהֲרֹן וְלִבְנוֹהִי׃ </text:span></text:span><text:span text:style-name="Default_20_Paragraph_20_Font"><text:span text:style-name="T1">לב </text:span></text:span><text:span text:style-name="Default_20_Paragraph_20_Font"><text:span text:style-name="T2">וְיָת שׁוֹקָא דְיַמִּינָא תִּתְּנוּן אַפְרָשׁוּתָא לְכַהֲנָא מִנִּכְסַת קוּדְשֵׁיכוֹן׃ </text:span></text:span><text:span text:style-name="Default_20_Paragraph_20_Font"><text:span text:style-name="T1">לג </text:span></text:span><text:span text:style-name="Default_20_Paragraph_20_Font"><text:span text:style-name="T2">דִּמְקָרֵב יָת דַּם נִכְסַת קוּדְשַׁיָּא וְיָת תַּרְבָּא מִבְּנֵי אַהֲרֹן דִּילֵיהּ תְּהֵי שׁוֹקָא דְיַמִּינָא לָחֳלָק׃ </text:span></text:span><text:span text:style-name="Default_20_Paragraph_20_Font"><text:span text:style-name="T1">לד </text:span></text:span><text:span text:style-name="Default_20_Paragraph_20_Font"><text:span text:style-name="T2">אֲרֵי יָת חֶדְיָא דַ אֲרָמוּתָא וְיָת שׁוֹקָא דְ אַפְרָשׁוּתָא נְסֵבִית מִן בְּנֵי יִשְׂרָאֵל מִנִּכְסַת קוּדְשֵׁיהוֹן וִיהָבִית יָתְהוֹן לְאַהֲרֹן כַּהֲנָא וְלִבְנוֹהִי לִקְיָם עָלָם מִן בְּנֵי יִשְׂרָאֵל׃ </text:span></text:span><text:span text:style-name="Default_20_Paragraph_20_Font"><text:span text:style-name="T1">לה </text:span></text:span><text:span text:style-name="Default_20_Paragraph_20_Font"><text:span text:style-name="T2">דָּא רְבוּת אַהֲרֹן וּ רְבוּת בְּנוֹהִי מִקֻּרְבָּנַיָּא דַּיְיָ בְּיוֹמָא דִּיְקָרְבוּן יָתְהוֹן לְשַׁמָּשָׁא קֳדָם יְיָ׃ </text:span></text:span><text:span text:style-name="Default_20_Paragraph_20_Font"><text:span text:style-name="T1">לו </text:span></text:span><text:span text:style-name="Default_20_Paragraph_20_Font"><text:span text:style-name="T2">דִּי פַּקִּיד יְיָ לְמִתַּן לְהוֹן בְּיוֹמָא דְּ רַבִּי יָתְהוֹן מִן בְּנֵי יִשְׂרָאֵל קְיָם עָלָם לְדָרֵיהוֹן׃ </text:span></text:span><text:span text:style-name="Default_20_Paragraph_20_Font"><text:span text:style-name="T1">לז </text:span></text:span><text:span text:style-name="Default_20_Paragraph_20_Font"><text:span text:style-name="T2">דָּא אוֹרַיְתָא לַעֲלָתָא לְמִנְחָתָא וּלְחַטָּאתָא וְלַאֲשָׁמָא וּ לְקֻרְבָּנַיָּא וּלְנִכְסַת קוּדְשַׁיָּא׃ </text:span></text:span><text:span text:style-name="Default_20_Paragraph_20_Font"><text:span text:style-name="T1">לח </text:span></text:span><text:span text:style-name="Default_20_Paragraph_20_Font"><text:span text:style-name="T2">דִּי פַקִּיד יְיָ יָת משֶׁה בְּטוּרָא דְסִינָי בְּיוֹמָא דִפַקְּדֵיהּ יָת בְּנֵי יִשְׂרָאֵל לְקָרָבָא יָת קֻרְבָּנְהוֹן קֳדָם יְיָ בְּמַדְבְּרָא דְסִינָי׃ </text:span></text:span></text:p>
      </text:section>
      <text:section text:style-name="Sect1" text:name="Sect8">
        <text:p text:style-name="P2">Leviticus 8</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קָרֵב יָת אַהֲרֹן וְיָת בְּנוֹהִי עִמֵּיהּ וְיָת לְבוּשַׁיָּא וְיָת מִשְׁחָא דִ רְבוּתָא וְיָת תּוֹרָא דְחַטָּאתָא וְיָת תְּרֵין דִּכְרִין וְיָת סַלָּא דְפַטִּירַיָּא׃ </text:span></text:span><text:span text:style-name="Default_20_Paragraph_20_Font"><text:span text:style-name="T1">ג </text:span></text:span><text:span text:style-name="Default_20_Paragraph_20_Font"><text:span text:style-name="T2">וְיָת כָּל כְּנִשְׁתָּא כְּנֵשׁ לִתְרַע מַשְׁכַּן זִמְנָא׃ </text:span></text:span><text:span text:style-name="Default_20_Paragraph_20_Font"><text:span text:style-name="T1">ד </text:span></text:span><text:span text:style-name="Default_20_Paragraph_20_Font"><text:span text:style-name="T2">וַעֲבַד משֶׁה כְּמָא דִי פַּקִּיד יְיָ יָתֵיהּ </text:span></text:span><text:soft-page-break/><text:span text:style-name="Default_20_Paragraph_20_Font"><text:span text:style-name="T2">וְאִתְכְּנִישַׁת כְּנִשְׁתָּא לִתְרַע מַשְׁכַּן זִמְנָא׃ </text:span></text:span><text:span text:style-name="Default_20_Paragraph_20_Font"><text:span text:style-name="T1">ה </text:span></text:span><text:span text:style-name="Default_20_Paragraph_20_Font"><text:span text:style-name="T2">וַאֲמַר משֶׁה לִכְנִשְׁתָּא דֵּין פִּתְגָּמָא דִּי פַקִּיד יְיָ לְמֶעְבָּד׃ </text:span></text:span><text:span text:style-name="Default_20_Paragraph_20_Font"><text:span text:style-name="T1">ו </text:span></text:span><text:span text:style-name="Default_20_Paragraph_20_Font"><text:span text:style-name="T2">וְקָרִיב משֶׁה יָת אַהֲרֹן וְיָת בְּנוֹהִי וְאַסְחֵי יָתְהוֹן בְּמַיָּא׃ </text:span></text:span><text:span text:style-name="Default_20_Paragraph_20_Font"><text:span text:style-name="T1">ז </text:span></text:span><text:span text:style-name="Default_20_Paragraph_20_Font"><text:span text:style-name="T2">וִיהַב עֲלוֹהִי יָת כִּתּוּנָא וְזָרֵז יָתֵיהּ בְּהֶמְיָנָא וְאַלְבֵּשׁ יָתֵיהּ יָת מְעִילָא וִיהַב עֲלוֹהִי יָת אֵפוֹדָא וְזָרֵז יָתֵיהּ בְּהֶמְיַן אֵפוֹדָא וְאַתְקֵן לֵיהּ בֵּיהּ׃ </text:span></text:span><text:span text:style-name="Default_20_Paragraph_20_Font"><text:span text:style-name="T1">ח </text:span></text:span><text:span text:style-name="Default_20_Paragraph_20_Font"><text:span text:style-name="T2">וְשַׁוִּי עֲלוֹהִי יָת חוּשְׁנָא וִיהַב בְּחוּשְׁנָא יָת אוּרַיָּא וְיָת תֻּמַיָּא׃ </text:span></text:span><text:span text:style-name="Default_20_Paragraph_20_Font"><text:span text:style-name="T1">ט </text:span></text:span><text:span text:style-name="Default_20_Paragraph_20_Font"><text:span text:style-name="T2">וְשַׁוִּי יָת מִצְנֶפְתָּא עַל רֵישֵׁיהּ וְשַׁוִּי עַל מִצְנֶפְתָּא לָקֳבֵל אַפּוֹהִי יָת צִיצָא דְדַהֲבָא כְּלִילָא דְקוּדְשָׁא כְּמָא דִי פַקִּיד יְיָ יָת משֶׁה׃ </text:span></text:span><text:span text:style-name="Default_20_Paragraph_20_Font"><text:span text:style-name="T1">י </text:span></text:span><text:span text:style-name="Default_20_Paragraph_20_Font"><text:span text:style-name="T2">וּנְסִיב משֶׁה יָת מִשְׁחָא דִ רְבוּתָא וְ רַבִּי יָת מַשְׁכְּנָא וְיָת כָּל דִּי בֵיהּ וְקַדִּישׁ יָתְהוֹן׃ </text:span></text:span><text:span text:style-name="Default_20_Paragraph_20_Font"><text:span text:style-name="T1">יא </text:span></text:span><text:span text:style-name="Default_20_Paragraph_20_Font"><text:span text:style-name="T2">וְאַדִּי מִנֵּיהּ עַל מַדְבְּחָא שְׁבַע זִמְנִין וְ רַבִּי יָת מַדְבְּחָא וְיָת כָּל מָנוֹהִי וְיָת כִּיּוֹרָא וְיָת בְּסִיסֵיהּ לְקַדָּשׁוּתְהוֹן׃ </text:span></text:span><text:span text:style-name="Default_20_Paragraph_20_Font"><text:span text:style-name="T1">יב </text:span></text:span><text:span text:style-name="Default_20_Paragraph_20_Font"><text:span text:style-name="T2">וַאֲרִיק מִמִּשְׁחָא דִ רְבוּתָא עַל רֵישָׁא דְאַהֲרֹן וְ רַבִּי יָתֵיהּ לְקַדָּשׁוּתֵיהּ׃ </text:span></text:span><text:span text:style-name="Default_20_Paragraph_20_Font"><text:span text:style-name="T1">יג </text:span></text:span><text:span text:style-name="Default_20_Paragraph_20_Font"><text:span text:style-name="T2">וְקָרִיב משֶׁה יָת בְּנֵי אַהֲרֹן וְאַלְבֵּשִׁנּוּן כִּתּוּנִין וְזָרֵז יָתְהוֹן הֶמְיָנִין וְאַתְקֵן לְהוֹן כּוֹבָעִין כְּמָא דִי פַקִּיד יְיָ יָת משֶׁה׃ </text:span></text:span><text:span text:style-name="Default_20_Paragraph_20_Font"><text:span text:style-name="T1">יד </text:span></text:span><text:span text:style-name="Default_20_Paragraph_20_Font"><text:span text:style-name="T2">וְקָרֵב יָת תּוֹרָא דְחַטָּאתָא וּסְמַךְ אַהֲרֹן וּבְנוֹהִי יָת יְדֵיהוֹן עַל רֵישׁ תּוֹרָא דְחַטָּאתָא׃ </text:span></text:span><text:span text:style-name="Default_20_Paragraph_20_Font"><text:span text:style-name="T1">טו </text:span></text:span><text:span text:style-name="Default_20_Paragraph_20_Font"><text:span text:style-name="T2">וּנְכֵס וּנְסִיב משֶׁה יָת דְּמָא וִיהַב עַל קַרְנַת מַדְבְּחָא סְחוֹר סְחוֹר בְּאֶצְבְּעֵיהּ וְדַכִּי יָת מַדְבְּחָא וְיָת דְּמָא אֲרִיק לִיסוֹדָא דְמַדְבְּחָא וְקַדְּשֵׁיהּ לְכַפָּרָא עֲלוֹהִי׃ </text:span></text:span><text:span text:style-name="Default_20_Paragraph_20_Font"><text:span text:style-name="T1">טז </text:span></text:span><text:span text:style-name="Default_20_Paragraph_20_Font"><text:span text:style-name="T2">וּנְסִיב יָת כָּל תַּרְבָּא דִּי עַל גַּוָּא וְיָת חֲצַר כַּבְדָּא וְיָת תַּרְתֵּין כָּלְיָן וְיָת תַּרְבְּהֶן וְאַסֵּק משֶׁה לְמַדְבְּחָא׃ </text:span></text:span><text:span text:style-name="Default_20_Paragraph_20_Font"><text:span text:style-name="T1">יז </text:span></text:span><text:span text:style-name="Default_20_Paragraph_20_Font"><text:span text:style-name="T2">וְיָת תּוֹרָא וְיָת מַשְׁכֵּיהּ וְיָת בִּסְרֵיהּ וְיָת אָכְלֵיהּ אוֹקִיד בְּנוּרָא מִבָּרָא לְמַשְׁרִיתָא כְּמָא דִי פַקִּיד יְיָ יָת משֶׁה׃ </text:span></text:span><text:span text:style-name="Default_20_Paragraph_20_Font"><text:span text:style-name="T1">יח </text:span></text:span><text:span text:style-name="Default_20_Paragraph_20_Font"><text:span text:style-name="T2">וְקָרִיב יָת דִּכְרָא דַעֲלָתָא וּסְמָכוּ אַהֲרֹן וּבְנוֹהִי יָת יְדֵיהוֹן עַל רֵישׁ דִּכְרָא׃ </text:span></text:span><text:span text:style-name="Default_20_Paragraph_20_Font"><text:span text:style-name="T1">יט </text:span></text:span><text:span text:style-name="Default_20_Paragraph_20_Font"><text:span text:style-name="T2">וּנְכֵס וּזְרַק משֶׁה יָת דְּמָא עַל מַדְבְּחָא סְחוֹר סְחוֹר׃ </text:span></text:span><text:span text:style-name="Default_20_Paragraph_20_Font"><text:span text:style-name="T1">כ </text:span></text:span><text:span text:style-name="Default_20_Paragraph_20_Font"><text:span text:style-name="T2">וְיָת דִּכְרָא פַּלֵּיג לְאֶבְרוֹהִי וְאַסֵּק משֶׁה יָת רֵישָׁא וְיָת אֵבָרַיָּא וְיָת תַּרְבָּא׃ </text:span></text:span><text:span text:style-name="Default_20_Paragraph_20_Font"><text:span text:style-name="T1">כא </text:span></text:span><text:span text:style-name="Default_20_Paragraph_20_Font"><text:span text:style-name="T2">וְיָת גַּוָּא וְיָת כְּרָעַיָּא חַלִּיל בְּמַיָּא וְאַסֵּק משֶׁה יָת כָּל דִּכְרָא לְמַדְבְּחָא עֲלָתָא הוּא לְאִתְקַבָּלָא בְרַעֲוָא קֻרְבָּנָא הוּא קֳדָם יְיָ כְּמָא דִי פַקִּיד יְיָ יָת משֶׁה׃ </text:span></text:span><text:span text:style-name="Default_20_Paragraph_20_Font"><text:span text:style-name="T1">כב </text:span></text:span><text:span text:style-name="Default_20_Paragraph_20_Font"><text:span text:style-name="T2">וְקָרִיב יָת דִּכְרָא תִנְיָנָא דְּכַר קֻרְבָּנַיָּא וּסְמָכוּ אַהֲרֹן וּבְנוֹהִי יָת יְדֵיהוֹן עַל רֵישׁ דִּכְרָא׃ </text:span></text:span><text:span text:style-name="Default_20_Paragraph_20_Font"><text:span text:style-name="T1">כג </text:span></text:span><text:span text:style-name="Default_20_Paragraph_20_Font"><text:span text:style-name="T2">וּנְכֵס וּנְסִיב משֶׁה מִן דְּמָא וִיהַב עַל רוּם אוּדְנָא דְאַהֲרֹן דְּיַמִּינָא וְעַל אִלְיוֹן יְדֵיהּ דְּיַמִּינָא וְעַל אִלְיוֹן רַגְלֵיהּ דְּיַמִּינָא׃ </text:span></text:span><text:span text:style-name="Default_20_Paragraph_20_Font"><text:span text:style-name="T1">כד </text:span></text:span><text:span text:style-name="Default_20_Paragraph_20_Font"><text:span text:style-name="T2">וְקָרִיב יָת בְּנֵי אַהֲרֹן וִיהַב משֶׁה מִן דְּמָא עַל רוּם אוּדְנֵהוֹן דְּיַמִּינָא וְעַל אִלְיוֹן יְדֵיהוֹן דְּיַמִּינָא וְעַל אִלְיוֹן רַגְלֵהוֹן דְּיָמִּינָא וּזְרַק משֶׁה יָת דְּמָא עַל מַדְבְּחָא סְחוֹר סְחוֹר׃ </text:span></text:span><text:span text:style-name="Default_20_Paragraph_20_Font"><text:span text:style-name="T1">כה </text:span></text:span><text:span text:style-name="Default_20_Paragraph_20_Font"><text:span text:style-name="T2">וּנְסִיב יָת תַּרְבָּא וְיָת אֲלִיתָא וְיָת כָּל תַּרְבָּא דִּי עַל גַּוָּא וְיָת חֲצַר כַּבְדָּא וְיָת תַּרְתֵּין כָּלְיָן וְיָת תַּרְבְּהֶן וְיָת שׁוֹקָא דְיַמִּינָא׃ </text:span></text:span><text:span text:style-name="Default_20_Paragraph_20_Font"><text:span text:style-name="T1">כו </text:span></text:span><text:span text:style-name="Default_20_Paragraph_20_Font"><text:span text:style-name="T2">וּמִסַּלָּא דְפַטִּירַיָּא דִּי קֳדָם יְיָ נְסִיב גְּרִצְתָּא פַטִּירָא חֲדָא וּגְרִצְתָּא דִלְחֵם מְשַׁח חֲדָא וְאֶסְפּוֹג חָד וְשַׁוִּי עַל תַּרְבַּיָּא וְעַל שׁוֹקָא דְיַמִּינָא׃ </text:span></text:span><text:span text:style-name="Default_20_Paragraph_20_Font"><text:span text:style-name="T1">כז </text:span></text:span><text:span text:style-name="Default_20_Paragraph_20_Font"><text:span text:style-name="T2">וִיהַב יָת כֹּלָּא עַל יְדֵי אַהֲרֹן וְעַל יְדֵי בְנוֹהִי וַאֲרֵם יָתְהוֹן אֲרָמָא קֳדָם יְיָ׃ </text:span></text:span><text:span text:style-name="Default_20_Paragraph_20_Font"><text:span text:style-name="T1">כח </text:span></text:span><text:span text:style-name="Default_20_Paragraph_20_Font"><text:span text:style-name="T2">וּנְסִיב משֶׁה יָתְהוֹן מֵעַל יְדֵיהוֹן וְאַסֵּק לְמַדְבְּחָא עַל עֲלָתָא קֻרְבָּנַיָּא אִנּוּן לְאִתְקַבָּלָא בְרַעֲוָא קֻרְבָּנָא הוּא קֳדָם יְיָ׃ </text:span></text:span><text:span text:style-name="Default_20_Paragraph_20_Font"><text:span text:style-name="T1">כט </text:span></text:span><text:span text:style-name="Default_20_Paragraph_20_Font"><text:span text:style-name="T2">וּנְסִיב משֶׁה יָת חֶדְיָא וַאֲרִימֵיהּ אֲרָמָא קֳדָם יְיָ מִדְּכַר קֻרְבָּנַיָּא לְמשֶׁה הֲוָה לָחֳלָק כְּמָא דִי פַקִּיד יְיָ יָת משֶׁה׃ </text:span></text:span><text:span text:style-name="Default_20_Paragraph_20_Font"><text:span text:style-name="T1">ל </text:span></text:span><text:span text:style-name="Default_20_Paragraph_20_Font"><text:span text:style-name="T2">וּנְסִיב משֶׁה מִמִּשְׁחָא דִרְבוּתָא וּמִן דְּמָא דִּי עַל מַדְבְּחָא וְאַדִּי עַל אַהֲרֹן עַל לְבוּשׁוֹהִי וְעַל בְּנוֹהִי וְעַל לְבוּשֵׁי בְנוֹהִי עִמֵּיהּ וְקַדִּישׁ יָת אַהֲרֹן יָת לְבוּשׁוֹהִי וְיָת בְּנוֹהִי וְיָת לְבוּשֵׁי בְנוֹהִי עִמֵּיהּ׃ </text:span></text:span><text:span text:style-name="Default_20_Paragraph_20_Font"><text:span text:style-name="T1">לא </text:span></text:span><text:span text:style-name="Default_20_Paragraph_20_Font"><text:span text:style-name="T2">וַאֲמַר משֶׁה לְאַהֲרֹן וְלִבְנוֹהִי בַּשִּׁילוּ יָת בִּסְרָא בִּתְרַע מַשְׁכַּן זִמְנָא וְתַמָּן תֵּיכְלוּן יָתֵיהּ וְיָת לַחְמָא דִּי בְּסַל קֻרְבָּנַיָּא כְּמָא דִי פַקֵּדִית לְמֵימַר אַהֲרֹן וּבְנוֹהִי יֵיכְלֻנֵּיהּ׃ </text:span></text:span><text:span text:style-name="Default_20_Paragraph_20_Font"><text:span text:style-name="T1">לב </text:span></text:span><text:span text:style-name="Default_20_Paragraph_20_Font"><text:span text:style-name="T2">וּדְאִשְׁתָּאַר בְּבִשְׂרָא וּבְלַחְמָא בְּנוּרָא תּוֹקְדוּן׃ </text:span></text:span><text:span text:style-name="Default_20_Paragraph_20_Font"><text:span text:style-name="T1">לג </text:span></text:span><text:span text:style-name="Default_20_Paragraph_20_Font"><text:span text:style-name="T2">וּמִתְּרַע מַשְׁכַּן זִמְנָא לָא תִפְּקוּן שִׁבְעָא יוֹמִין עַד יוֹם מִשְׁלַם יוֹמֵי קֻרְבָּנֵיכוֹן אֲרֵי שִׁבְעָא יוֹמִין יְקָרֵב יָת קֻרְבָּנְכוֹן׃ </text:span></text:span><text:span text:style-name="Default_20_Paragraph_20_Font"><text:span text:style-name="T1">לד </text:span></text:span><text:span text:style-name="Default_20_Paragraph_20_Font"><text:span text:style-name="T2">כְּמָא דִי עֲבַד בְּיוֹמָא הָדֵין פַּקִּיד יְיָ לְמֶעְבַּד לְכַפָּרָא עֲלֵיכוֹן׃ </text:span></text:span><text:span text:style-name="Default_20_Paragraph_20_Font"><text:span text:style-name="T1">לה </text:span></text:span><text:span text:style-name="Default_20_Paragraph_20_Font"><text:span text:style-name="T2">וּבִתְרַע מַשְׁכַּן זִמְנָא </text:span></text:span><text:soft-page-break/><text:span text:style-name="Default_20_Paragraph_20_Font"><text:span text:style-name="T2">תֵּיתְבוּן יְמָם וְלֵילֵי שִׁבְעָא יוֹמִין וְתִטְּרוּן יָת מַטְּרַת מֵימְרָא דַיְיָ וְלָא תְמוּתוּן אֲרֵי כֵן אִתְפַּקָּדִית׃ </text:span></text:span><text:span text:style-name="Default_20_Paragraph_20_Font"><text:span text:style-name="T1">לו </text:span></text:span><text:span text:style-name="Default_20_Paragraph_20_Font"><text:span text:style-name="T2">וַעֲבַד אַהֲרֹן וּבְנוֹהִי יָת כָּל פִּתְגָּמַיָּא דִּי פַקִּיד יְיָ בִּידָא דְמשֶׁה׃ </text:span></text:span></text:p>
      </text:section>
      <text:section text:style-name="Sect1" text:name="Sect9">
        <text:p text:style-name="P2">Leviticus 9</text:p>
        <text:p text:style-name="P3"><text:span text:style-name="Default_20_Paragraph_20_Font"><text:span text:style-name="T1">א </text:span></text:span><text:span text:style-name="Default_20_Paragraph_20_Font"><text:span text:style-name="T2">וַהֲוָה בְּיוֹמָא תְמִינָאָה קְרָא משֶׁה לְאַהֲרֹן וְלִבְנוֹהִי וּלְסָבֵי יִשְׂרָאֵל׃ </text:span></text:span><text:span text:style-name="Default_20_Paragraph_20_Font"><text:span text:style-name="T1">ב </text:span></text:span><text:span text:style-name="Default_20_Paragraph_20_Font"><text:span text:style-name="T2">וַאֲמַר לְאַהֲרֹן סַב לָךְ עֶגַל בַּר תּוֹרֵי לְחַטָּאתָא וּדְכַר לַעֲלָתָא שַׁלְמִין וְקָרֵב קֳדָם יְיָ׃ </text:span></text:span><text:span text:style-name="Default_20_Paragraph_20_Font"><text:span text:style-name="T1">ג </text:span></text:span><text:span text:style-name="Default_20_Paragraph_20_Font"><text:span text:style-name="T2">וְעִם בְּנֵי יִשְׂרָאֵל תְּמַלֵּל לְמֵימָר סִיבוּ צְפִיר בַּר עִזִּין לְחַטָּאתָא וְעֵגָל וְאִמָּר בְּנֵי שְׁנָא שַׁלְמִין לַעֲלָתָא׃ </text:span></text:span><text:span text:style-name="Default_20_Paragraph_20_Font"><text:span text:style-name="T1">ד </text:span></text:span><text:span text:style-name="Default_20_Paragraph_20_Font"><text:span text:style-name="T2">וְתוֹר וּדְכָר לְנִכְסַת קוּדְשַׁיָּא לְדַבָּחָא קֳדָם יְיָ וּמִנְחָתָא דְּפִילָא בִמְשָׁח אֲרֵי יוֹמָא דֵין יְקָרָא דַיְיָ מִתְגְּלִי לְכוֹן׃ </text:span></text:span><text:span text:style-name="Default_20_Paragraph_20_Font"><text:span text:style-name="T1">ה </text:span></text:span><text:span text:style-name="Default_20_Paragraph_20_Font"><text:span text:style-name="T2">וּנְסִיבוּ יָת דִּי פַקִּיד משֶׁה לָקֳדָם מַשְׁכַּן זִמְנָא וּקְרִיבוּ כָּל כְּנִשְׁתָּא וְקָמוּ קֳדָם יְיָ׃ </text:span></text:span><text:span text:style-name="Default_20_Paragraph_20_Font"><text:span text:style-name="T1">ו </text:span></text:span><text:span text:style-name="Default_20_Paragraph_20_Font"><text:span text:style-name="T2">וַאֲמַר משֶׁה דֵּין פִּתְגָּמָא דִּי פַקִּיד יְיָ תַּעְבְּדוּן וְיִתְגְּלִי לְכוֹן יְקָרָא דַיְיָ׃ </text:span></text:span><text:span text:style-name="Default_20_Paragraph_20_Font"><text:span text:style-name="T1">ז </text:span></text:span><text:span text:style-name="Default_20_Paragraph_20_Font"><text:span text:style-name="T2">וַאֲמַר משֶׁה לְאַהֲרֹן קְרַב לְמַדְבְּחָא וְעִבֵד יָת חַטָּאתָךְ וְיָת עֲלָתָךְ וְכַפַּר עֲלָךְ וְעַל עַמָּא וְעִבֵד יָת קֻרְבַּן עַמָּא וְכַפַּר עֲלֵיהוֹן כְּמָא דִי פַּקִּיד יְיָ׃ </text:span></text:span><text:span text:style-name="Default_20_Paragraph_20_Font"><text:span text:style-name="T1">ח </text:span></text:span><text:span text:style-name="Default_20_Paragraph_20_Font"><text:span text:style-name="T2">וּקְרֵב אַהֲרֹן לְמַדְבְּחָא וּנְכֵס יָת עֶגְלָא דְחַטָּאתָא דִּי לֵיהּ׃ </text:span></text:span><text:span text:style-name="Default_20_Paragraph_20_Font"><text:span text:style-name="T1">ט </text:span></text:span><text:span text:style-name="Default_20_Paragraph_20_Font"><text:span text:style-name="T2">וְקָרִיבוּ בְּנֵי אַהֲרֹן יָת דְּמָא לֵיהּ וּטְבַל אֶצְבְּעֵיהּ בִּדְמָא וִיהַב עַל קַרְנַת מַדְבְּחָא וְיָת דְּמָא אֲרִיק לִיסוֹדָא דְמַדְבְּחָא׃ </text:span></text:span><text:span text:style-name="Default_20_Paragraph_20_Font"><text:span text:style-name="T1">י </text:span></text:span><text:span text:style-name="Default_20_Paragraph_20_Font"><text:span text:style-name="T2">וְיָת תַּרְבָּא וְיָת כָּלְיְתָא וְיָת חִצְרָא מִן כַּבְדָּא מִן חַטָּאתָא אַסֵּק לְמַדְבְּחָא כְּמָא דִי פַּקִּיד יְיָ יָת משֶׁה׃ </text:span></text:span><text:span text:style-name="Default_20_Paragraph_20_Font"><text:span text:style-name="T1">יא </text:span></text:span><text:span text:style-name="Default_20_Paragraph_20_Font"><text:span text:style-name="T2">וְיָת בִּשְׂרָא וְיָת מַשְׁכָּא אוֹקִיד בְּנוּרָא מִבָּרָא לְמַשְׁרִיתָא׃ </text:span></text:span><text:span text:style-name="Default_20_Paragraph_20_Font"><text:span text:style-name="T1">יב </text:span></text:span><text:span text:style-name="Default_20_Paragraph_20_Font"><text:span text:style-name="T2">וּנְכֵס יָת עֲלָתָא וְאַמְטִיאוּ בְּנֵי אַהֲרֹן לֵיהּ יָת דְּמָא וּזְרָקֵיהּ עַל מַדְבְּחָא סְחוֹר סְחוֹר׃ </text:span></text:span><text:span text:style-name="Default_20_Paragraph_20_Font"><text:span text:style-name="T1">יג </text:span></text:span><text:span text:style-name="Default_20_Paragraph_20_Font"><text:span text:style-name="T2">וְיָת עֲלָתָא אַמְטִיאוּ לֵיהּ לְאֵבָרָהָא וְיָת רֵישָׁא וְאַסֵּק עַל מַדְבְּחָא׃ </text:span></text:span><text:span text:style-name="Default_20_Paragraph_20_Font"><text:span text:style-name="T1">יד </text:span></text:span><text:span text:style-name="Default_20_Paragraph_20_Font"><text:span text:style-name="T2">וְחַלִּיל יָת גַּוָּא וְיָת כְּרָעַיָּא וְאַסֵּק עַל עֲלָתָא לְמַדְבְּחָא׃ </text:span></text:span><text:span text:style-name="Default_20_Paragraph_20_Font"><text:span text:style-name="T1">טו </text:span></text:span><text:span text:style-name="Default_20_Paragraph_20_Font"><text:span text:style-name="T2">וְקָרֵב יָת קֻרְבַּן עַמָּא וּנְסִיב יָת צְפִירָא דְחַטָּאתָא דִּי לְעַמָּא וְנָכְסֵיהּ וְכַפֵּר בִּדְמֵיהּ כְּקַדְמָאָה׃ </text:span></text:span><text:span text:style-name="Default_20_Paragraph_20_Font"><text:span text:style-name="T1">טז </text:span></text:span><text:span text:style-name="Default_20_Paragraph_20_Font"><text:span text:style-name="T2">וְקָרֵב יָת עֲלָתָא וְעָבְדַהּ כִּדְחָזֵי׃ </text:span></text:span><text:span text:style-name="Default_20_Paragraph_20_Font"><text:span text:style-name="T1">יז </text:span></text:span><text:span text:style-name="Default_20_Paragraph_20_Font"><text:span text:style-name="T2">וְקָרֵב יָת מִנְחָתָא וּמְלָא יְדֵיהּ מִנַּהּ וְאַסֵּק עַל מַדְבְּחָא בַּר מֵעֲלַת צַפְרָא׃ </text:span></text:span><text:span text:style-name="Default_20_Paragraph_20_Font"><text:span text:style-name="T1">יח </text:span></text:span><text:span text:style-name="Default_20_Paragraph_20_Font"><text:span text:style-name="T2">וּנְכֵס יָת תּוֹרָא וְיָת דִּכְרָא נִכְסַת קוּדְשַׁיָּא דִּי לְעַמָּא וְאַמְטִיאוּ בְּנֵי אַהֲרֹן יָת דְּמָא לֵיהּ וּזְרָקֵיהּ עַל מַדְבְּחָא סְחוֹר סְחוֹר׃ </text:span></text:span><text:span text:style-name="Default_20_Paragraph_20_Font"><text:span text:style-name="T1">יט </text:span></text:span><text:span text:style-name="Default_20_Paragraph_20_Font"><text:span text:style-name="T2">וְיָת תַּרְבַּיָּא מִן תּוֹרָא וּמִן דִּכְרָא אֲלִיתָא וְחָפֵי גַוָּא וְכָלְיְתָא וַחֲצַר כַּבְדָּא׃ </text:span></text:span><text:span text:style-name="Default_20_Paragraph_20_Font"><text:span text:style-name="T1">כ </text:span></text:span><text:span text:style-name="Default_20_Paragraph_20_Font"><text:span text:style-name="T2">וְשַׁוִּיאוּ יָת תַּרְבַּיָּא עַל חֶדְוָתָא וְאַסֵּק תַּרְבַּיָּא לְמַדְבְּחָא׃ </text:span></text:span><text:span text:style-name="Default_20_Paragraph_20_Font"><text:span text:style-name="T1">כא </text:span></text:span><text:span text:style-name="Default_20_Paragraph_20_Font"><text:span text:style-name="T2">וְיָת חֶדְוָתָא וְיָת שׁוֹקָא דְיַמִּינָא אֲרֵם אַהֲרֹן אֲרָמָא קֳדָם יְיָ כְּמָא דִי פַּקִּיד משֶׁה׃ </text:span></text:span><text:span text:style-name="Default_20_Paragraph_20_Font"><text:span text:style-name="T1">כב </text:span></text:span><text:span text:style-name="Default_20_Paragraph_20_Font"><text:span text:style-name="T2">וַאֲרֵם אַהֲרֹן יָת יְדוֹהִי עַל עַמָּא וּבָרֵכִנּוּן וּנְחַת מִלְּמֶעְבַּד חַטָּאתָא וַעֲלָתָא וְנִכְסַת קוּדְשַׁיָּא׃ </text:span></text:span><text:span text:style-name="Default_20_Paragraph_20_Font"><text:span text:style-name="T1">כג </text:span></text:span><text:span text:style-name="Default_20_Paragraph_20_Font"><text:span text:style-name="T2">וְעַל משֶׁה וְאַהֲרֹן לְמַשְׁכַּן זִמְנָא וּנְפָקוּ וּבָרִיכוּ יָת עַמָּא וְאִתְגְּלִי יְקָרָא דַיְיָ לְכָל עַמָּא׃ </text:span></text:span><text:span text:style-name="Default_20_Paragraph_20_Font"><text:span text:style-name="T1">כד </text:span></text:span><text:span text:style-name="Default_20_Paragraph_20_Font"><text:span text:style-name="T2">וּנְפָקַת אֶשָּׁתָא מִן קֳדָם יְיָ וַאֲכָלַת עַל מַדְבְּחָא יָת עֲלָתָא וְיָת תַּרְבַּיָּא וַחֲזָא כָּל עַמָּא וְשַׁבָּחוּ וּנְפָלוּ עַל אַפֵּיהוֹן׃ </text:span></text:span></text:p>
      </text:section>
      <text:section text:style-name="Sect1" text:name="Sect10">
        <text:p text:style-name="P2">Leviticus 10</text:p>
        <text:p text:style-name="P3"><text:span text:style-name="Default_20_Paragraph_20_Font"><text:span text:style-name="T1">א </text:span></text:span><text:span text:style-name="Default_20_Paragraph_20_Font"><text:span text:style-name="T2">וּנְסִיבוּ בְנֵי אַהֲרֹן נָדָב וַאֲבִיהוּא גְּבַר מַחְתִּיתֵיהּ וִיהָבוּ בְהוֹן אֶשָּׁתָא וְשַׁוִּיאוּ עֲלַהּ קְטוֹרֶת וְקָרִיבוּ קֳדָם יְיָ אֶשָּׁתָא נוּכְרֵיתָא דִּי לָא פַּקִּיד יָתְהוֹן׃ </text:span></text:span><text:span text:style-name="Default_20_Paragraph_20_Font"><text:span text:style-name="T1">ב </text:span></text:span><text:span text:style-name="Default_20_Paragraph_20_Font"><text:span text:style-name="T2">וּנְפָקַת אֶשָּׁתָא מִן קֳדָם יְיָ וַאֲכָלַת יָתְהוֹן וּמִיתוּ קֳדָם יְיָ׃ </text:span></text:span><text:span text:style-name="Default_20_Paragraph_20_Font"><text:span text:style-name="T1">ג </text:span></text:span><text:span text:style-name="Default_20_Paragraph_20_Font"><text:span text:style-name="T2">וַאֲמַר משֶׁה לְאַהֲרֹן הוּא דִי מַלִּיל יְיָ לְמֵימַר בְּקָרִיבַי אִתְקַדַּשׁ וְעַל אַפֵּי כָל עַמָּא אִתְיַקָּר וּשְׁתִיק אַהֲרֹן׃ </text:span></text:span><text:span text:style-name="Default_20_Paragraph_20_Font"><text:span text:style-name="T1">ד </text:span></text:span><text:span text:style-name="Default_20_Paragraph_20_Font"><text:span text:style-name="T2">וּקְרָא משֶׁה לְמִישָׁאֵל וּלְאֶלְצָפָן בְּנֵי עֻזִּיאֵל </text:span></text:span><text:soft-page-break/><text:span text:style-name="Default_20_Paragraph_20_Font"><text:span text:style-name="T2">אַח אֲבוּהִי דְאַהֲרֹן וַאֲמַר לְהוֹן קְרִיבוּ טוּלוּ יָת אֲחוּכוֹן מִן קֳדָם אַפֵּי קוּדְשָׁא לְמִבָּרָא לְמַשְׁרִיתָא׃ </text:span></text:span><text:span text:style-name="Default_20_Paragraph_20_Font"><text:span text:style-name="T1">ה </text:span></text:span><text:span text:style-name="Default_20_Paragraph_20_Font"><text:span text:style-name="T2">וּקְרִיבוּ וּנְטָלֻנּוּן בְּכִתֻּנֵּיהוֹן לְמִבָּרָא לְמַשְׁרִיתָא כְּמָא דִי מַלִּיל משֶׁה׃ </text:span></text:span><text:span text:style-name="Default_20_Paragraph_20_Font"><text:span text:style-name="T1">ו </text:span></text:span><text:span text:style-name="Default_20_Paragraph_20_Font"><text:span text:style-name="T2">וַאֲמַר משֶׁה לְאַהֲרֹן וּלְאֶלְעָזָר וּלְאִיתָמָר בְּנוֹהִי רֵישֵׁיכוֹן לָא תְרַבּוּן פֵּרוּעַ וּלְבוּשֵׁיכוֹן לָא תְבַזְּעוּן וְלָא תְמוּתוּן וְעַל כָּל כְּנִשְׁתָּא יְהֵי רוּגְזָא וַאֲחֵיכוֹן כָּל בֵּית יִשְׂרָאֵל יִבְכּוּן יָת יְקִדְתָּא דִּי אוֹקִיד יְיָ׃ </text:span></text:span><text:span text:style-name="Default_20_Paragraph_20_Font"><text:span text:style-name="T1">ז </text:span></text:span><text:span text:style-name="Default_20_Paragraph_20_Font"><text:span text:style-name="T2">וּמִתְּרַע מַשְׁכַּן זִמְנָא לָא תִפְּקוּן דִּילְמָא תְמוּתוּן אֲרֵי מְשַׁח רְבוּתָא דַיְיָ עֲלֵיכוֹן וַעֲבָדוּ כְּפִתְגָּמָא דְמשֶׁה׃ </text:span></text:span><text:span text:style-name="Default_20_Paragraph_20_Font"><text:span text:style-name="T1">ח </text:span></text:span><text:span text:style-name="Default_20_Paragraph_20_Font"><text:span text:style-name="T2">וּמַלִּיל יְיָ לְאַהֲרֹן לְמֵימָר׃ </text:span></text:span><text:span text:style-name="Default_20_Paragraph_20_Font"><text:span text:style-name="T1">ט </text:span></text:span><text:span text:style-name="Default_20_Paragraph_20_Font"><text:span text:style-name="T2">חֲמַר וּמְרַוֵּי לָא תִשְׁתֵּי אַתְּ וּבְנָיךְ עִמָּךְ בְּמֵעַלְכוֹן לְמַשְׁכַּן זִמְנָא וְלָא תְמוּתוּן קְיַם עָלָם לְדָרֵיכוֹן׃ </text:span></text:span><text:span text:style-name="Default_20_Paragraph_20_Font"><text:span text:style-name="T1">י </text:span></text:span><text:span text:style-name="Default_20_Paragraph_20_Font"><text:span text:style-name="T2">וּלְאַפְרָשָׁא בֵּין קוּדְשָׁא וּבֵין חֻלָּא וּבֵין מְסָאָבָא וּבֵין דַּכְיָא׃ </text:span></text:span><text:span text:style-name="Default_20_Paragraph_20_Font"><text:span text:style-name="T1">יא </text:span></text:span><text:span text:style-name="Default_20_Paragraph_20_Font"><text:span text:style-name="T2">וּלְאַלָּפָא יָת בְּנֵי יִשְׂרָאֵל יָת כָּל קְיָמַיָּא דִּי מַלִּיל יְיָ לְהוֹן בִּידָא דְמשֶׁה׃ </text:span></text:span><text:span text:style-name="Default_20_Paragraph_20_Font"><text:span text:style-name="T1">יב </text:span></text:span><text:span text:style-name="Default_20_Paragraph_20_Font"><text:span text:style-name="T2">וּמַלִּיל משֶׁה עִם אַהֲרֹן וְעִם אֶלְעָזָר וְעִם אִיתָמָר בְּנוֹהִי דְּאִשְׁתָּאֲרוּ סִיבוּ יָת מִנְחָתָא דְאִשְׁתָּאָרַת מִקֻּרְבָּנַיָּא דַיְיָ וְאִכְלוּהָ פַטִּיר בִּסְטַר מַדְבְּחָא אֲרֵי קֹדֶשׁ קוּדְשִׁין הִיא׃ </text:span></text:span><text:span text:style-name="Default_20_Paragraph_20_Font"><text:span text:style-name="T1">יג </text:span></text:span><text:span text:style-name="Default_20_Paragraph_20_Font"><text:span text:style-name="T2">וְתֵיכְלוּן יָתַהּ בַּאֲתַר קַדִּישׁ אֲרֵי חֳלָקָךְ וָחֳלַק בְּנָיךְ הִיא מִקֻּרְבָּנַיָּא דַּיְיָ אֲרֵי כֵן אִתְפַּקָּדִית׃ </text:span></text:span><text:span text:style-name="Default_20_Paragraph_20_Font"><text:span text:style-name="T1">יד </text:span></text:span><text:span text:style-name="Default_20_Paragraph_20_Font"><text:span text:style-name="T2">וְיָת חֶדְיָא דַאֲרָמוּתָא וְיָת שׁוֹקָא דְאַפְרָשׁוּתָא תֵּיכְלוּן בַּאֲתַר דְּכֵי אַתְּ וּבְנָיךְ וּבְנָתָיךְ עִמָּךְ אֲרֵי חֳלָקָךְ וָחֳלַק בְּנָיךְ אִתְיְהִבוּ מִנִּכְסַת קוּדְשַׁיָּא דִּבְנֵי יִשְׂרָאֵל׃ </text:span></text:span><text:span text:style-name="Default_20_Paragraph_20_Font"><text:span text:style-name="T1">טו </text:span></text:span><text:span text:style-name="Default_20_Paragraph_20_Font"><text:span text:style-name="T2">שׁוֹקָא דְאַפְרָשׁוּתָא וְחֶדְיָא דַאֲרָמוּתָא עַל קֻרְבָּנֵי תַרְבַּיָּא יַיְתוּן לַ אֲרָמָא אֲרָמָא קֳדָם יְיָ וִיהֵי לָךְ וְלִבְנָיךְ עִמָּךְ לִקְיַם עָלָם כְּמָא דִי פַּקִּיד יְיָ׃ </text:span></text:span><text:span text:style-name="Default_20_Paragraph_20_Font"><text:span text:style-name="T1">טז </text:span></text:span><text:span text:style-name="Default_20_Paragraph_20_Font"><text:span text:style-name="T2">וְיָת צְפִירָא דְחַטָּתָא מִתְבַּע תָּבְעֵי משֶׁה וְהָא אִתּוֹקָד וּרְגֵז עַל אֶלְעָזָר וְעַל אִיתָמָר בְּנֵי אַהֲרֹן דְּאִשְׁתָּאָרוּ לְמֵימָר׃ </text:span></text:span><text:span text:style-name="Default_20_Paragraph_20_Font"><text:span text:style-name="T1">יז </text:span></text:span><text:span text:style-name="Default_20_Paragraph_20_Font"><text:span text:style-name="T2">מָדֵין לָא אֲכַלְתּוּן יָת חַטָּאתָא בַּאֲתַר קַדִּישׁ אֲרֵי קֹדֶשׁ קוּדְשִׁין הִיא וְיָתַהּ יָהֵב לְכוֹן לְסַלָּחָא עַל חוֹבֵי כְנִשְׁתָּא לְכַפָּרָא עַלֵיהוֹן קֳדָם יְיָ׃ </text:span></text:span><text:span text:style-name="Default_20_Paragraph_20_Font"><text:span text:style-name="T1">יח </text:span></text:span><text:span text:style-name="Default_20_Paragraph_20_Font"><text:span text:style-name="T2">הָא לָא אִתָּעַל יָת דְּמַהּ לְבֵית קֻדְשָׁא גַּוָּאָה מֵיכַל תֵּיכְלוּן יָתַהּ בְּקֻדְשָׁא כְּמָא דִי פַקֵּדִית׃ </text:span></text:span><text:span text:style-name="Default_20_Paragraph_20_Font"><text:span text:style-name="T1">יט </text:span></text:span><text:span text:style-name="Default_20_Paragraph_20_Font"><text:span text:style-name="T2">וּמַלִּיל אַהֲרֹן עִם משֶׁה הָא יוֹמָא דֵין קָרִיבוּ יָת חַטָּאתְהוֹן וְיָת עֲלָתְהוֹן קֳדָם יְיָ וַעֲרָעָא יָתִי עָקָן כְּאִלֵּין וְאִלּוּפוֹן אֲכָלִית חַטָּאתָא יוֹמָא דֵין הֲתַקֵּן קֳדָם יְיָ׃ </text:span></text:span><text:span text:style-name="Default_20_Paragraph_20_Font"><text:span text:style-name="T1">כ </text:span></text:span><text:span text:style-name="Default_20_Paragraph_20_Font"><text:span text:style-name="T2">וּשְׁמַע משֶׁה וּשְׁפַר בְּעֵינוֹהִי׃ </text:span></text:span></text:p>
      </text:section>
      <text:section text:style-name="Sect1" text:name="Sect11">
        <text:p text:style-name="P2">Leviticus 11</text:p>
        <text:p text:style-name="P3"><text:span text:style-name="Default_20_Paragraph_20_Font"><text:span text:style-name="T1">א </text:span></text:span><text:span text:style-name="Default_20_Paragraph_20_Font"><text:span text:style-name="T2">וּמַלִּיל יְיָ עִם משֶׁה וּלְאַהֲרֹן לְמֵימַר לְהוֹן׃ </text:span></text:span><text:span text:style-name="Default_20_Paragraph_20_Font"><text:span text:style-name="T1">ב </text:span></text:span><text:span text:style-name="Default_20_Paragraph_20_Font"><text:span text:style-name="T2">מַלִּילוּ עִם בְּנֵי יִשְׂרָאֵל לְמֵימָר דָּא חַיְתָא דִּי תֵיכְלוּן מִכָּל בְּעִירָא דִּי עַל אַרְעָא׃ </text:span></text:span><text:span text:style-name="Default_20_Paragraph_20_Font"><text:span text:style-name="T1">ג </text:span></text:span><text:span text:style-name="Default_20_Paragraph_20_Font"><text:span text:style-name="T2">כָּל דִּי סְדִיקָן פַּרְסָתָא וּמַטִּלְפָן טִלְפִין פַּרְסָתָא מַסְּקָא פִשְׁרָא בִּבְעִירָא יָתַהּ תֵּיכְלוּן׃ </text:span></text:span><text:span text:style-name="Default_20_Paragraph_20_Font"><text:span text:style-name="T1">ד </text:span></text:span><text:span text:style-name="Default_20_Paragraph_20_Font"><text:span text:style-name="T2">בְּרַם יָת דֵּין לָא תֵיכְלוּן מִמַּסְּקֵי פִשְׁרָא וּמִמַּסְדִּיקֵי פַּרְסָתָא יָת גַּמְלָא אֲרֵי מַסִּיק פִּשְׁרָא הוּא וּפַרְסָתָא לָא סְדִיקָא מְסָאָב הוּא לְכוֹן׃ </text:span></text:span><text:span text:style-name="Default_20_Paragraph_20_Font"><text:span text:style-name="T1">ה </text:span></text:span><text:span text:style-name="Default_20_Paragraph_20_Font"><text:span text:style-name="T2">וְיָת טַפְזָא אֲרֵי מַסִּיק פִּשְׁרָא הוּא וּפַרְסָתָא לָא סְדִיקָא מְסָאָב הוּא לְכוֹן׃ </text:span></text:span><text:span text:style-name="Default_20_Paragraph_20_Font"><text:span text:style-name="T1">ו </text:span></text:span><text:span text:style-name="Default_20_Paragraph_20_Font"><text:span text:style-name="T2">וְיָת אַרְנְבָא אֲרֵי מַסְּקָא פִשְׁרָא הִיא וּפַרְסָתָא לָא סְדִיקָא מְסָאָבָא הִיא לְכוֹן׃ </text:span></text:span><text:span text:style-name="Default_20_Paragraph_20_Font"><text:span text:style-name="T1">ז </text:span></text:span><text:span text:style-name="Default_20_Paragraph_20_Font"><text:span text:style-name="T2">וְיָת חֲזִירָא אֲרֵי סְדִיק פַּרְסָתָא הוּא וּמַטִּילְפָן טִלְפִין פַּרְסָתֵיהּ וְהוּא פִּשְׁרָא לָא פָשָׁר מְסָאָב הוּא לְכוֹן׃ </text:span></text:span><text:span text:style-name="Default_20_Paragraph_20_Font"><text:span text:style-name="T1">ח </text:span></text:span><text:span text:style-name="Default_20_Paragraph_20_Font"><text:span text:style-name="T2">מִבִּסְרְהוֹן לָא תֵיכְלוּן וּבִנְבִלְתְּהוֹן לָא תִקְרְבוּן מְסַאֲבִין אִנּוּן לְכוֹן׃ </text:span></text:span><text:span text:style-name="Default_20_Paragraph_20_Font"><text:span text:style-name="T1">ט </text:span></text:span><text:span text:style-name="Default_20_Paragraph_20_Font"><text:span text:style-name="T2">יָת דֵּין תֵּיכְלוּן מִכָּל דִּי בְמַיָּא כֹּל דִּי לֵיהּ צִיצִין וְקַלְפִין בְּמַיָּא בְּיָמְמַיָּא וּבְנַחֲלַיָּא יָתְהוֹן תֵּיכְלוּן׃ </text:span></text:span><text:span text:style-name="Default_20_Paragraph_20_Font"><text:span text:style-name="T1">י </text:span></text:span><text:span text:style-name="Default_20_Paragraph_20_Font"><text:span text:style-name="T2">וְכֹל דִּי לֵית לֵיהּ צִיצִין וְקַלְפִין בְּיַמְמַיָּא וּבְנַחֲלַיָּא מִכֹּל רִחֲשָׁא דְמַיָּא וּמִכָּל נַפְשָׁא חַיְתָא דִּי בְמַיָּא שִׁקְצָא אִנּוּן לְכוֹן׃ </text:span></text:span><text:span text:style-name="Default_20_Paragraph_20_Font"><text:span text:style-name="T1">יא </text:span></text:span><text:span text:style-name="Default_20_Paragraph_20_Font"><text:span text:style-name="T2">וְשִׁקְצָא יְהוֹן לְכוֹן מִבִּסְרְהוֹן לָא תֵיכְלוּן וְיָת נְבִלְתְּהוֹן תְּשַׁקְּצוּן׃ </text:span></text:span><text:span text:style-name="Default_20_Paragraph_20_Font"><text:span text:style-name="T1">יב </text:span></text:span><text:span text:style-name="Default_20_Paragraph_20_Font"><text:span text:style-name="T2">כֹּל דִּי לֵית לֵיהּ צִיצִין וְקַלְפִין בְּמַיָּא שִׁקְצָא הוּא לְכוֹן׃ </text:span></text:span><text:span text:style-name="Default_20_Paragraph_20_Font"><text:span text:style-name="T1">יג </text:span></text:span><text:span text:style-name="Default_20_Paragraph_20_Font"><text:span text:style-name="T2">וְיָת אִלֵּין תַּשַׁקְּצוּן מִן עוֹפָא לָא יִתְאַכְלוּן שִׁקְצָא אִנּוּן נִשְׁרָא </text:span></text:span><text:soft-page-break/><text:span text:style-name="Default_20_Paragraph_20_Font"><text:span text:style-name="T2">וְעַר וְעַזְיָא׃ </text:span></text:span><text:span text:style-name="Default_20_Paragraph_20_Font"><text:span text:style-name="T1">יד </text:span></text:span><text:span text:style-name="Default_20_Paragraph_20_Font"><text:span text:style-name="T2">וְדַיְתָא וְטָרָפִיתָא לִזְנַהּ׃ </text:span></text:span><text:span text:style-name="Default_20_Paragraph_20_Font"><text:span text:style-name="T1">טו </text:span></text:span><text:span text:style-name="Default_20_Paragraph_20_Font"><text:span text:style-name="T2">יָת כָּל עוּרְבָא לִזְנֵיהּ׃ </text:span></text:span><text:span text:style-name="Default_20_Paragraph_20_Font"><text:span text:style-name="T1">טז </text:span></text:span><text:span text:style-name="Default_20_Paragraph_20_Font"><text:span text:style-name="T2">וְיָת בַּת נַעֲמִיתָא וְצִיצָא וְצִפַּר שַׁחְפָּא וְנָצָא לִזְנוֹהִי׃ </text:span></text:span><text:span text:style-name="Default_20_Paragraph_20_Font"><text:span text:style-name="T1">יז </text:span></text:span><text:span text:style-name="Default_20_Paragraph_20_Font"><text:span text:style-name="T2">וְקַרְיָא וְשָׁלֵינוּנָא וְקִפּוֹפָא׃ </text:span></text:span><text:span text:style-name="Default_20_Paragraph_20_Font"><text:span text:style-name="T1">יח </text:span></text:span><text:span text:style-name="Default_20_Paragraph_20_Font"><text:span text:style-name="T2">וּבַוְתָא וְקָאתָא וִירַקְרֵקָא׃ </text:span></text:span><text:span text:style-name="Default_20_Paragraph_20_Font"><text:span text:style-name="T1">יט </text:span></text:span><text:span text:style-name="Default_20_Paragraph_20_Font"><text:span text:style-name="T2">וְחַוָּרִיתָא וְאִבּוּ לִזְנַהּ וְנַגַּר טוּרָא וַעֲטַלֵּפָא׃ </text:span></text:span><text:span text:style-name="Default_20_Paragraph_20_Font"><text:span text:style-name="T1">כ </text:span></text:span><text:span text:style-name="Default_20_Paragraph_20_Font"><text:span text:style-name="T2">כֹּל רִחֲשָׁא דְעוֹפָא דִּמְהַלֵּךְ עַל אַרְבַּע שִׁקְצָא הוּא לְכוֹן׃ </text:span></text:span><text:span text:style-name="Default_20_Paragraph_20_Font"><text:span text:style-name="T1">כא </text:span></text:span><text:span text:style-name="Default_20_Paragraph_20_Font"><text:span text:style-name="T2">בְּרַם יָת דֵּין תֵּיכְלוּן מִכֹּל רִחֲשָׁא דְעוֹפָא דִּמְהַלֵּךְ עַל אַרְבַּע דִּי לֵיהּ קַרְצוּלִין מֵעִלָּוֵי רַגְלוֹהִי לְקַפָּצָא בְהוֹן עַל אַרְעָא׃ </text:span></text:span><text:span text:style-name="Default_20_Paragraph_20_Font"><text:span text:style-name="T1">כב </text:span></text:span><text:span text:style-name="Default_20_Paragraph_20_Font"><text:span text:style-name="T2">יָת אִלֵּין מִנְּהוֹן תֵּיכְלוּן יָת גּוֹבָא לִזְנַהּ וְיָת רָשׁוּנָא לִזְנוֹהִי וְיָת חַרְגּוֹלָא לִזְנוֹהִי וְיָת חֲגָבָא לִזְנוֹהִי׃ </text:span></text:span><text:span text:style-name="Default_20_Paragraph_20_Font"><text:span text:style-name="T1">כג </text:span></text:span><text:span text:style-name="Default_20_Paragraph_20_Font"><text:span text:style-name="T2">וְכֹל רִחֲשָׁא דְעוֹפָא דִּי לֵיהּ אַרְבַּע רַגְלִין שִׁקְצָא הוּא לְכוֹן׃ </text:span></text:span><text:span text:style-name="Default_20_Paragraph_20_Font"><text:span text:style-name="T1">כד </text:span></text:span><text:span text:style-name="Default_20_Paragraph_20_Font"><text:span text:style-name="T2">וּלְאִלֵּין תִּסְתָּאָבוּן כָּל דְּיִקְרַב בִּנְבִלְתְּהוֹן יְהֵי מְסָאָב עַד רַמְשָׁא׃ </text:span></text:span><text:span text:style-name="Default_20_Paragraph_20_Font"><text:span text:style-name="T1">כה </text:span></text:span><text:span text:style-name="Default_20_Paragraph_20_Font"><text:span text:style-name="T2">וְכָל דְּיִטוֹל מִנְּבִלְתְּהוֹן יְצַבַּע לְבוּשׁוֹהִי וִיהֵי מְסָאָב עַד רַמְשָׁא׃ </text:span></text:span><text:span text:style-name="Default_20_Paragraph_20_Font"><text:span text:style-name="T1">כו </text:span></text:span><text:span text:style-name="Default_20_Paragraph_20_Font"><text:span text:style-name="T2">לְכָל בְּעִירָא דִּי הִיא סְדִיקָא פַרְסָתָא וְטִלְפִין לֵיתָהָא מַטִּלְפָא וּפִשְׁרָא לֵיתָהָא מַסְּקָא מְסַאֲבִין אִנּוּן לְכוֹן כָּל דְּיִקְרַב בְּהוֹן יְהֵי מְסָאָב׃ </text:span></text:span><text:span text:style-name="Default_20_Paragraph_20_Font"><text:span text:style-name="T1">כז </text:span></text:span><text:span text:style-name="Default_20_Paragraph_20_Font"><text:span text:style-name="T2">וְכֹל דִּמְהַלֵּךְ עַל יְדוֹהִי בְּכָל חַיְתָא דִּמְהַלְכָא עַל אַרְבַּע מְסַאֲבִין אִנּוּן לְכוֹן כָּל דְּיִקְרַב בִּנְבִלְתְּהוֹן יְהֵי מְסָאָב עַד רַמְשָׁא׃ </text:span></text:span><text:span text:style-name="Default_20_Paragraph_20_Font"><text:span text:style-name="T1">כח </text:span></text:span><text:span text:style-name="Default_20_Paragraph_20_Font"><text:span text:style-name="T2">וּדְיִטּוֹל יָת נְבִלְתְּהוֹן יְצַבַּע לְבוּשׁוֹהִי וִיהֵי מְסָאָב עַד רַמְשָׁא מְסַאֲבִין אִנּוּן לְכוֹן׃ </text:span></text:span><text:span text:style-name="Default_20_Paragraph_20_Font"><text:span text:style-name="T1">כט </text:span></text:span><text:span text:style-name="Default_20_Paragraph_20_Font"><text:span text:style-name="T2">וְדֵין לְכוֹן מְסָאָבָא בְּרִחֲשָׁא דְּרָחֵשׁ עַל אַרְעָא חֻלְדָא וְעַכְבָּרָא וְצָבָא לִזְנוֹהִי׃ </text:span></text:span><text:span text:style-name="Default_20_Paragraph_20_Font"><text:span text:style-name="T1">ל </text:span></text:span><text:span text:style-name="Default_20_Paragraph_20_Font"><text:span text:style-name="T2">וְיָלָא וְכֹחָא וְחֻלְטֵיתָא וְחֻמְטָא וְאָשׁוּתָא׃ </text:span></text:span><text:span text:style-name="Default_20_Paragraph_20_Font"><text:span text:style-name="T1">לא </text:span></text:span><text:span text:style-name="Default_20_Paragraph_20_Font"><text:span text:style-name="T2">אִלֵּין דִּמְסַאֲבִין לְכוֹן בְּכָל רִחֲשָׁא כָּל דְּיִקְרַב בְּהוֹן בְּמוֹתְהוֹן יְהֵי מְסָאָב עַד רַמְשָׁא׃ </text:span></text:span><text:span text:style-name="Default_20_Paragraph_20_Font"><text:span text:style-name="T1">לב </text:span></text:span><text:span text:style-name="Default_20_Paragraph_20_Font"><text:span text:style-name="T2">וְכֹל דִּי יִפֵּל עֲלוֹהִי מִנְּהוֹן בְּמוֹתְהוֹן יְהֵי מְסָאָב מִכָּל מָאן דְּאָעָא אוֹ לְבוּשׁ אוֹ מְשַׁךְ אוֹ שָׂק כָּל מָאן דִּי תִתְעֲבֵד עִבִידָא בְּהוֹן בְּמַיָּא יִתָּעַל וִיהֵי מְסָאָב עַד רַמְשָׁא וְיִדְכֵּי׃ </text:span></text:span><text:span text:style-name="Default_20_Paragraph_20_Font"><text:span text:style-name="T1">לג </text:span></text:span><text:span text:style-name="Default_20_Paragraph_20_Font"><text:span text:style-name="T2">וְכָל מָאן דַּחֲסַף דִּי יִפֵּל מִנְּהוֹן לְגַוֵּיהּ כֹּל דִּי בְגַוֵּיהּ יִסְתָּאַב וְיָתֵיהּ תְּתַבְּרוּן׃ </text:span></text:span><text:span text:style-name="Default_20_Paragraph_20_Font"><text:span text:style-name="T1">לד </text:span></text:span><text:span text:style-name="Default_20_Paragraph_20_Font"><text:span text:style-name="T2">מִכָּל מֵיכְלָא דְּמִתְאֲכֵל דִּי יַעֲלוּן עֲלוֹהִי מַיָּא יְהֵי מְסָאָב וְכָל מַשְׁקֵה דִי יִשְׁתֵּתֵי בְּכָל מָאן יְהֵי מְסָאָב׃ </text:span></text:span><text:span text:style-name="Default_20_Paragraph_20_Font"><text:span text:style-name="T1">לה </text:span></text:span><text:span text:style-name="Default_20_Paragraph_20_Font"><text:span text:style-name="T2">וְכֹל דִּי יִפֵּל מִנְּבִלְתְּהוֹן עֲלוֹהִי יְהֵי מְסָאָב תַּנּוּר וְכִירַיִם יִתָּרְעוּן מְסַאֲבִין אִנּוּן וּמְסַאֲבִין יְהוֹן לְכוֹן׃ </text:span></text:span><text:span text:style-name="Default_20_Paragraph_20_Font"><text:span text:style-name="T1">לו </text:span></text:span><text:span text:style-name="Default_20_Paragraph_20_Font"><text:span text:style-name="T2">בְּרַם מַעְיָן וְגוֹב בֵּית כְּנִישׁוּת מַיָּא יְהֵי דְכֵי וּדְיִקְרַב בִּנְבִלְתְּהוֹן יְהֵי מְסָאָב׃ </text:span></text:span><text:span text:style-name="Default_20_Paragraph_20_Font"><text:span text:style-name="T1">לז </text:span></text:span><text:span text:style-name="Default_20_Paragraph_20_Font"><text:span text:style-name="T2">וַאֲרֵי יִפֵּל מִנְּבִלְתְּהוֹן עַל כָּל בַּר זְרַע זֵרוּעַ דִּי יִזְדְּרָע דְּכֵי הוּא׃ </text:span></text:span><text:span text:style-name="Default_20_Paragraph_20_Font"><text:span text:style-name="T1">לח </text:span></text:span><text:span text:style-name="Default_20_Paragraph_20_Font"><text:span text:style-name="T2">וַאֲרֵי יִתְיַהֲבוּן מַיָּא עַל בַּר זַרְעָא וְיִפֵּל מִנְּבִלְתְּהוֹן עֲלוֹהִי מְסָאָב הוּא לְכוֹן׃ </text:span></text:span><text:span text:style-name="Default_20_Paragraph_20_Font"><text:span text:style-name="T1">לט </text:span></text:span><text:span text:style-name="Default_20_Paragraph_20_Font"><text:span text:style-name="T2">וַאֲרֵי יְמוּת מִן בְּעִירָא דִּי הִיא לְכוֹן לְמֵיכָל דְּיִקְרַב בִּנְבִלְתַּהּ יְהֵי מְסָאָב עַד רַמְשָׁא׃ </text:span></text:span><text:span text:style-name="Default_20_Paragraph_20_Font"><text:span text:style-name="T1">מ </text:span></text:span><text:span text:style-name="Default_20_Paragraph_20_Font"><text:span text:style-name="T2">וּדְיֵכוּל מִנְּבִלְתַּהּ יְצַבַּע לְבוּשׁוֹהִי וִיהֵי מְסָאָב עַד רַמְשָׁא וּדְיִטּוֹל יָת נְבִלְתַּהּ יְצַבַּע לְבוּשׁוֹהִי וִיהֵי מְסָאָב עַד רַמְשָׁא׃ </text:span></text:span><text:span text:style-name="Default_20_Paragraph_20_Font"><text:span text:style-name="T1">מא </text:span></text:span><text:span text:style-name="Default_20_Paragraph_20_Font"><text:span text:style-name="T2">וְכָל רִחֲשָׁא דְּרָחֵשׁ עַל אַרְעָא שִׁקְצָא הוּא לָא יִתְאָכֵל׃ </text:span></text:span><text:span text:style-name="Default_20_Paragraph_20_Font"><text:span text:style-name="T1">מב </text:span></text:span><text:span text:style-name="Default_20_Paragraph_20_Font"><text:span text:style-name="T2">כֹּל דִּמְהַלֵּךְ עַל מְעוֹהִי וְכֹל דִּמְהַלֵּךְ עַל אַרְבַּע עַד כָּל סְגִיאוּת רַגְלָאִין לְכָל רִחֲשָׁא דְּרָחֵשׁ עַל אַרְעָא לָא תֵיכְלֻנּוּן אֲרֵי שִׁקְצָא אִנּוּן׃ </text:span></text:span><text:span text:style-name="Default_20_Paragraph_20_Font"><text:span text:style-name="T1">מג </text:span></text:span><text:span text:style-name="Default_20_Paragraph_20_Font"><text:span text:style-name="T2">לָא תְשַׁקְּצוּ יָת נַפְשָׁתֵיכוֹן בְּכָל רִחֲשָׁא דְּרָחֵשׁ וְלָא תִסְתַּאֲבוּן בְּהוֹן וְתִסְתַּאֲבוּן פּוֹן בְּהוֹן׃ </text:span></text:span><text:span text:style-name="Default_20_Paragraph_20_Font"><text:span text:style-name="T1">מד </text:span></text:span><text:span text:style-name="Default_20_Paragraph_20_Font"><text:span text:style-name="T2">אֲרֵי אֲנָא יְיָ אֱלָהָכוֹן וְתִתְקַדְּשׁוּן וּתְהוֹן קַדִּישִׁין אֲרֵי קַדִּישׁ אֲנָא וְלָא תְסַאֲבוּן יָת נַפְשָׁתֵיכוֹן בְּכָל רִחֲשָׁא דְּרָחֵשׁ עַל אַרְעָא׃ </text:span></text:span><text:span text:style-name="Default_20_Paragraph_20_Font"><text:span text:style-name="T1">מה </text:span></text:span><text:span text:style-name="Default_20_Paragraph_20_Font"><text:span text:style-name="T2">אֲרֵי אֲנָא יְיָ דְּאַסֵּק יָתְכוֹן מֵאַרְעָא דְמִצְרַיִם לְמֶהֱוֵי לְכוֹן לֶאֱלָהּ וּתְהוֹן קַדִּישִׁין אֲרֵי קַדִּישׁ אֲנָא׃ </text:span></text:span><text:span text:style-name="Default_20_Paragraph_20_Font"><text:span text:style-name="T1">מו </text:span></text:span><text:span text:style-name="Default_20_Paragraph_20_Font"><text:span text:style-name="T2">דָּא אוֹרַיְתָא דִבְעִירָא וּדְעוֹפָא וּדְכֹל נַפְשָׁתָא חַיְתָא דִּרְחֵשָׁא בְּמַיָּא וּלְכָל נַפְשָׁא דִּרְחֵשָׁא עַל אַרְעָא׃ </text:span></text:span><text:span text:style-name="Default_20_Paragraph_20_Font"><text:span text:style-name="T1">מז </text:span></text:span><text:span text:style-name="Default_20_Paragraph_20_Font"><text:span text:style-name="T2">לְאַפְרָשָׁא בֵּין מְסָאָבָא וּבֵין דַּכְיָא וּבֵין חַיְתָא דְּמִתְאַכְלָא וּבֵין חַיְתָא דִּי לָא מִתְאַכְלָא׃ </text:span></text:span></text:p>
      </text:section>
      <text:section text:style-name="Sect1" text:name="Sect12">
        <text:p text:style-name="P2"><text:soft-page-break/>Leviticus 12</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יל עִם בְּנֵי יִשְׂרָאֵל לְמֵימַר אִתְּתָא אֲרֵי תְעַדִּי וּתְלִיד דְּכָר וּתְהֵי מְסָאָבָא שִׁבְעַת יוֹמִין כְּיוֹמֵי רִחוּק סוֹבְתַהּ תְּהֵי מְסָאָבָא׃ </text:span></text:span><text:span text:style-name="Default_20_Paragraph_20_Font"><text:span text:style-name="T1">ג </text:span></text:span><text:span text:style-name="Default_20_Paragraph_20_Font"><text:span text:style-name="T2">וּבְיוֹמָא תְּמִינָאָה יִגְזַר בִּסְרָא דְעָרְלְתֵיהּ׃ </text:span></text:span><text:span text:style-name="Default_20_Paragraph_20_Font"><text:span text:style-name="T1">ד </text:span></text:span><text:span text:style-name="Default_20_Paragraph_20_Font"><text:span text:style-name="T2">וּתְלָתִין וּתְלָתָא יוֹמִין תֵּיתֵב בְּדַם דְּכוּ בְּכָל קוּדְשָׁא לָא תִקְרַב וּלְמִקְדְּשָׁא לָא תֵעוֹל עַד מִשְׁלַם יוֹמֵי דָכוּתַהּ׃ </text:span></text:span><text:span text:style-name="Default_20_Paragraph_20_Font"><text:span text:style-name="T1">ה </text:span></text:span><text:span text:style-name="Default_20_Paragraph_20_Font"><text:span text:style-name="T2">וְאִם נְקוּבְתָא תְלִיד וּתְהֵי מְסָאָבָא אַרְבְּעָה עֲסַר כְּרִחוּקַהּ וְשִׁתִּין וְשִׁתָּא יוֹמִין תֵּיתֵב עַל דַּם דְּכוּ׃ </text:span></text:span><text:span text:style-name="Default_20_Paragraph_20_Font"><text:span text:style-name="T1">ו </text:span></text:span><text:span text:style-name="Default_20_Paragraph_20_Font"><text:span text:style-name="T2">וּבְמִשְׁלַם יוֹמֵי דָכוּתַהּ לִבְרָא אוֹ לִבְרַתָּא תַּיְתִי אִמָּר בַּר שַׁתֵּיהּ לַעֲלָתָא וּבַר יוֹנָה אוֹ שַׁפְנִינָא לְחַטָּאתָא לִתְרַע מַשְׁכַּן זִמְנָא לְוָת כַּהֲנָא׃ </text:span></text:span><text:span text:style-name="Default_20_Paragraph_20_Font"><text:span text:style-name="T1">ז </text:span></text:span><text:span text:style-name="Default_20_Paragraph_20_Font"><text:span text:style-name="T2">וִיקָרְבִנֵּיהּ קֳדָם יְיָ וִיכַפֵּר עֲלַהּ וְתִדְכֵּי מִסּוֹאֲבַת דְּמָהָא דָּא אוֹרַיְתָא דְיַלֶּדְתָּא לְדוּכְרָא אוֹ לִנְקֻבְתָא׃ </text:span></text:span><text:span text:style-name="Default_20_Paragraph_20_Font"><text:span text:style-name="T1">ח </text:span></text:span><text:span text:style-name="Default_20_Paragraph_20_Font"><text:span text:style-name="T2">וְאִם לָא תַשְׁכַּח יְדַהּ כְּמִסַּת אִמְּרָא וְתִסַּב תַּרְתֵּין שַׁפְנִינִין אוֹ תְרֵין בְּנֵי יוֹנָה חַד לַעֲלָתָא וְחַד לְחַטָּאתָא וִיכַפֵּר עֲלַהּ כַּהֲנָא וְתִדְכֵּי׃ </text:span></text:span></text:p>
      </text:section>
      <text:section text:style-name="Sect1" text:name="Sect13">
        <text:p text:style-name="P2">Leviticus 13</text:p>
        <text:p text:style-name="P3"><text:span text:style-name="Default_20_Paragraph_20_Font"><text:span text:style-name="T1">א </text:span></text:span><text:span text:style-name="Default_20_Paragraph_20_Font"><text:span text:style-name="T2">וּמַלִּיל יְיָ עִם משֶׁה וְעִם אַהֲרֹן לְמֵימָר׃ </text:span></text:span><text:span text:style-name="Default_20_Paragraph_20_Font"><text:span text:style-name="T1">ב </text:span></text:span><text:span text:style-name="Default_20_Paragraph_20_Font"><text:span text:style-name="T2">אֱנַשׁ אֲרֵי יְהֵי בִמְשַׁךְ בִּסְרֵיהּ עַמְקָא אוֹ עַדְיָא אוֹ בַהֲרָא וִיהֵי בִמְשַׁךְ בִּסְרֵיהּ לְמַכְתַּשׁ סְגִירוּ וְיִתֵּתֵי לְוָת אַהֲרֹן כַּהֲנָא אוֹ לְוָת חַד מִבְּנוֹהִי כָּהֲנַיָּא׃ </text:span></text:span><text:span text:style-name="Default_20_Paragraph_20_Font"><text:span text:style-name="T1">ג </text:span></text:span><text:span text:style-name="Default_20_Paragraph_20_Font"><text:span text:style-name="T2">וֶיֶחֱזֵי כַהֲנָא יָת מַכְתָּשָׁא בִמְשַׁךְ בִּסְרָא וְשֵׂעָר בְּמַכְתָּשָׁא אִתְהֲפִיךְ לְמֶחֱוָר וּמֶחֱזֵי מַכְתָּשָׁא עַמִּיק בִּמְשַׁךְ בִּסְרֵיהּ מַכְתַּשׁ סְגִירוּתָא הוּא וְיֶחֱזִנֵּיהּ כַּהֲנָא וִיסָאֵב יָתֵיהּ׃ </text:span></text:span><text:span text:style-name="Default_20_Paragraph_20_Font"><text:span text:style-name="T1">ד </text:span></text:span><text:span text:style-name="Default_20_Paragraph_20_Font"><text:span text:style-name="T2">וְאִם בַּהֲרָא חַוְּרָא הִיא בִּמְשַׁךְ בִּסְרֵיהּ וְעַמִּיק לֵית מֶחֱזָהָא מִן מַשְׁכָא וּשְׂעָרָא לָא אִתְהֲפִיךְ לְמֶחֱוָר וְיַסְגַּר כַּהֲנָא יָת מַכְתָּשָׁא שִׁבְעָא יוֹמִין׃ </text:span></text:span><text:span text:style-name="Default_20_Paragraph_20_Font"><text:span text:style-name="T1">ה </text:span></text:span><text:span text:style-name="Default_20_Paragraph_20_Font"><text:span text:style-name="T2">וְיֶחֱזִנֵּיהּ כַּהֲנָא בְּיוֹמָא שְׁבִיעָאָה וְהָא מַכְתְּשָׁא קָם כַּד הֲוָה לָא אוֹסֵף מַכְתָּשָׁא בְּמַשְׁכָּא וְיַסְגְּרִנֵּיהּ כַּהֲנָא שִׁבְעָא יוֹמִין תִּנְיָנוּת׃ </text:span></text:span><text:span text:style-name="Default_20_Paragraph_20_Font"><text:span text:style-name="T1">ו </text:span></text:span><text:span text:style-name="Default_20_Paragraph_20_Font"><text:span text:style-name="T2">וְיֶחֱזֵי כַהֲנָא יָתֵיהּ בְּיוֹמָא שְׁבִיעָאָה תִּנְיָנוּת וְהָא עַמְיָא מַכְתָּשָׁא וְלָא אוֹסֵף מַכְתָּשָׁא בְּמַשְׁכָּא וִידַכִּנֵּיהּ כַּהֲנָא עֲדִיתָא הִיא וִיצַבַּע לְבוּשׁוֹהִי וְיִדְכֵּי׃ </text:span></text:span><text:span text:style-name="Default_20_Paragraph_20_Font"><text:span text:style-name="T1">ז </text:span></text:span><text:span text:style-name="Default_20_Paragraph_20_Font"><text:span text:style-name="T2">וְאִם אוֹסָפָא תוֹסֵף עֲדִיתָא בְּמַשְׁכָּא בָּתַר דִּאִתַּחֲזִי לְכַהֲנָא לְדַכּוּתֵיהּ וְיִתַּחֲזִי תִנְיָנוּת לְכַהֲנָא׃ </text:span></text:span><text:span text:style-name="Default_20_Paragraph_20_Font"><text:span text:style-name="T1">ח </text:span></text:span><text:span text:style-name="Default_20_Paragraph_20_Font"><text:span text:style-name="T2">וְיֶחֱזֵי כַהֲנָא וְהָא אוֹסֵפַת עֲדִיתָא בְּמַשְׁכָּא וִיסָאֵבִנֵּיהּ כַּהֲנָא סְגִירוּתָא הִיא׃ </text:span></text:span><text:span text:style-name="Default_20_Paragraph_20_Font"><text:span text:style-name="T1">ט </text:span></text:span><text:span text:style-name="Default_20_Paragraph_20_Font"><text:span text:style-name="T2">מַכְתַּשׁ סְגִירוּ אֲרֵי תְהֵי בֶּאֱנָשָׁא וְיִתֵּתֵי לְוָת כַּהֲנָא׃ </text:span></text:span><text:span text:style-name="Default_20_Paragraph_20_Font"><text:span text:style-name="T1">י </text:span></text:span><text:span text:style-name="Default_20_Paragraph_20_Font"><text:span text:style-name="T2">וְיֶחֱזֵי כַהֲנָא וְהָא עַמְקָא חַוְּרָא בְּמַשְׁכָּא וְהִיא הֲפָכַת שֵׂעָר לְחִוָּר וְרשֶׁם בִּסְרָא חַיְתָא בְּעַמִּקְתָּא׃ </text:span></text:span><text:span text:style-name="Default_20_Paragraph_20_Font"><text:span text:style-name="T1">יא </text:span></text:span><text:span text:style-name="Default_20_Paragraph_20_Font"><text:span text:style-name="T2">סְגִירוּת עַתִּיקָא הִיא בִּמְשַׁךְ בִּסְרֵיהּ וִיסָאֵבִנֵּיהּ כַּהֲנָא לָא יַסְגְּרִנֵיהּ אֲרֵי מְסָאָב הוּא׃ </text:span></text:span><text:span text:style-name="Default_20_Paragraph_20_Font"><text:span text:style-name="T1">יב </text:span></text:span><text:span text:style-name="Default_20_Paragraph_20_Font"><text:span text:style-name="T2">וְאִם מִסְגָּא תִסְגֵּי סְגִירוּתָא בְּמַשְׁכָּא וְתַחֲפֵי סְגִירוּתָא יָת כָּל מְשַׁךְ מַכְתָּשָׁא מֵרֵישֵׁיהּ וְעַד רַגְלוֹהִי לְכָל חֵיזוּ עֵינֵי כַהֲנָא׃ </text:span></text:span><text:span text:style-name="Default_20_Paragraph_20_Font"><text:span text:style-name="T1">יג </text:span></text:span><text:span text:style-name="Default_20_Paragraph_20_Font"><text:span text:style-name="T2">וְיֶחֱזֵי כַהֲנָא וְהָא חֲפַת סְגִירוּתָא יָת כָּל בִּסְרֵיהּ וִידַכִּי יָת מַכְתָּשָׁא כֻּלֵּיהּ אִתְהֲפִיךְ לְמֶחֱוַר דְּכֵי הוּא׃ </text:span></text:span><text:span text:style-name="Default_20_Paragraph_20_Font"><text:span text:style-name="T1">יד </text:span></text:span><text:span text:style-name="Default_20_Paragraph_20_Font"><text:span text:style-name="T2">וּבְיוֹמָא דְאִתַּחֲזִי בֵיהּ בִּסְרָא חַיָּא יְהֵי מְסָאָב׃ </text:span></text:span><text:span text:style-name="Default_20_Paragraph_20_Font"><text:span text:style-name="T1">טו </text:span></text:span><text:span text:style-name="Default_20_Paragraph_20_Font"><text:span text:style-name="T2">וְיֶחֱזֵי כַהֲנָא יָת בִּסְרָא חַיָּא וִיסָאֵבִנֵּיהּ בִּסְרָא חַיָּא מְסָאָב הוּא סְגִירוּת הוּא׃ </text:span></text:span><text:span text:style-name="Default_20_Paragraph_20_Font"><text:span text:style-name="T1">טז </text:span></text:span><text:span text:style-name="Default_20_Paragraph_20_Font"><text:span text:style-name="T2">אוֹ אֲרֵי יְתוּב בִּסְרָא חַיָּא וְיִתְהֲפִיךְ לְמֶחֱוָר וְיִתֵּתֵי לְוָת כַּהֲנָא׃ </text:span></text:span><text:span text:style-name="Default_20_Paragraph_20_Font"><text:span text:style-name="T1">יז </text:span></text:span><text:span text:style-name="Default_20_Paragraph_20_Font"><text:span text:style-name="T2">וְיֶחֱזִנֵּיהּ כַּהֲנָא וְהָא אִתְהֲפִיךְ מַכְתָּשָׁא לְמֶחֱוָר וִידַכֵּי כַהֲנָא יָת מַכְתָּשָׁא דְּכֵי הוּא׃ </text:span></text:span><text:span text:style-name="Default_20_Paragraph_20_Font"><text:span text:style-name="T1">יח </text:span></text:span><text:span text:style-name="Default_20_Paragraph_20_Font"><text:span text:style-name="T2">וּבִסְרָא אֲרֵי יְהֵי בֵיהּ בְּמַשְׁכֵּיהּ שִׁחֲנָא וְיִתַּסֵּי׃ </text:span></text:span><text:span text:style-name="Default_20_Paragraph_20_Font"><text:span text:style-name="T1">יט </text:span></text:span><text:span text:style-name="Default_20_Paragraph_20_Font"><text:span text:style-name="T2">וִיהֵי בַּאֲתַר שִׁחֲנָא עַמְקָא חַוְּרָא אוֹ בַהֲרָא חַוְּרָא סַמְקָא וְיִתַּחֲזִי לְכַהֲנָא׃ </text:span></text:span><text:span text:style-name="Default_20_Paragraph_20_Font"><text:span text:style-name="T1">כ </text:span></text:span><text:span text:style-name="Default_20_Paragraph_20_Font"><text:span text:style-name="T2">וְיֶחֱזֵי כַהֲנָא וְהָא מֶחֱזָהָא מַכִּיךְ מִן מַשְׁכָּא וּשְׂעָרַהּ אִתְהֲפִיךְ לְמֶחֱוָר וִיסָאֵבִינֵיהּ כַּהֲנָא מַכְתַּשׁ סְגִירוּתָא הִיא בְּשִׁחֲנָא סְגִיאַת׃ </text:span></text:span><text:span text:style-name="Default_20_Paragraph_20_Font"><text:span text:style-name="T1">כא </text:span></text:span><text:span text:style-name="Default_20_Paragraph_20_Font"><text:span text:style-name="T2">וְאִם יֶחֱזִנַּהּ כַּהֲנָא וְהָא לֵית בַּהּ שֵׂעָר חִוָּר וּמַכִּיכָא לֵיתָהָא מִן מַשְׁכָּא וְהִיא עָמְיָא וְיַסְגְּרִנֵּיהּ כַּהֲנָא שִׁבְעָא יוֹמִין׃ </text:span></text:span><text:soft-page-break/><text:span text:style-name="Default_20_Paragraph_20_Font"><text:span text:style-name="T1">כב </text:span></text:span><text:span text:style-name="Default_20_Paragraph_20_Font"><text:span text:style-name="T2">וְאִם אוֹסָפָא תוֹסֵף בְּמַשְׁכָּא וִיסָאֵב כַּהֲנָא יָתֵיהּ מַכְתָּשָׁא הִיא׃ </text:span></text:span><text:span text:style-name="Default_20_Paragraph_20_Font"><text:span text:style-name="T1">כג </text:span></text:span><text:span text:style-name="Default_20_Paragraph_20_Font"><text:span text:style-name="T2">וְאִם בְּאַתְרָהָא קָמַת בֶּהַרְתָּא לָא אוֹסֵפַת רשֶׁם שִׁחֲנָא הִיא וִידַכִּנֵּיהּ כַּהֲנָא׃ </text:span></text:span><text:span text:style-name="Default_20_Paragraph_20_Font"><text:span text:style-name="T1">כד </text:span></text:span><text:span text:style-name="Default_20_Paragraph_20_Font"><text:span text:style-name="T2">אוֹ בִסְרָא אֲרֵי יְהֵי בְמַשְׁכֵּיהּ כְּוָאָה דְנוּר וּתְהֵי רשֶׁם כְּוָאָה בַּהֲרָא חַוְּרָא סַמְקָא אוֹ חַוְּרָא׃ </text:span></text:span><text:span text:style-name="Default_20_Paragraph_20_Font"><text:span text:style-name="T1">כה </text:span></text:span><text:span text:style-name="Default_20_Paragraph_20_Font"><text:span text:style-name="T2">וְיֶחֱזֵי יָתַהּ כַּהֲנָא וְהָא אִתְהֲפִיךְ שֵׂעָר חִוָּר בְּבַהֶרְתָּא וּמֶחֱזָהָא עַמִּיק מִן מַשְׁכָּא סְגִירוּתָא הִיא בִּכְוָאָה סְגִיאָה וִיסָאֵב יָתֵיהּ כַּהֲנָא מַכְתַּשׁ סְגִירוּתָא הִיא׃ </text:span></text:span><text:span text:style-name="Default_20_Paragraph_20_Font"><text:span text:style-name="T1">כו </text:span></text:span><text:span text:style-name="Default_20_Paragraph_20_Font"><text:span text:style-name="T2">וְאִם יֶחֱזִנַּהּ כַּהֲנָא וְהָא לֵית בְּבַהֶרְתָּא שֵׂעָר חִוָּר וּמַכִּיכָא לֵיתָהָא מִן מַשְׁכָּא וְהִיא עָמְיָא וְיַסגְּרִנֵּיהּ כַּהֲנָא שִׁבְעָא יוֹמִין׃ </text:span></text:span><text:span text:style-name="Default_20_Paragraph_20_Font"><text:span text:style-name="T1">כז </text:span></text:span><text:span text:style-name="Default_20_Paragraph_20_Font"><text:span text:style-name="T2">וְיֶחֱזִנֵּיהּ כַּהֲנָא בְּיוֹמָא שְׁבִיעָאָה אִם אוֹסָפָא תוֹסֵף בְּמַשְׁכָּא וִיסָאֵב כַּהֲנָא יָתֵיהּ מַכְתַּשׁ סְגִירוּתָא הִיא׃ </text:span></text:span><text:span text:style-name="Default_20_Paragraph_20_Font"><text:span text:style-name="T1">כח </text:span></text:span><text:span text:style-name="Default_20_Paragraph_20_Font"><text:span text:style-name="T2">וְאִם בְּאַתְרָהָא קָמַת בַּהֶרְתָּא לָא אוֹסֵפַת בְּמַשְׁכָּא וְהִיא עָמְיָא עֹמֶק כְּוָאָה הִיא וִידַכִּנֵּיהּ כַּהֲנָא אֲרֵי רשֶׁם כְּוָאָה הִיא׃ </text:span></text:span><text:span text:style-name="Default_20_Paragraph_20_Font"><text:span text:style-name="T1">כט </text:span></text:span><text:span text:style-name="Default_20_Paragraph_20_Font"><text:span text:style-name="T2">וּגְבַר אוֹ אִתְּתָא אֲרֵי יְהֵי בֵיהּ מַכְתָּשָׁא בְּרֵישָׁא אוֹ בִדְקָן׃ </text:span></text:span><text:span text:style-name="Default_20_Paragraph_20_Font"><text:span text:style-name="T1">ל </text:span></text:span><text:span text:style-name="Default_20_Paragraph_20_Font"><text:span text:style-name="T2">וְיֶחֱזֵי כַהֲנָא יָת מַכְתָּשָׁא וְהָא מֶחֱזוֹהִי עַמִּיק מִן מַשְׁכָּא וּבֵיהּ שֵׂעָר סֻמָּק דַּעְדָּק וִיסָאֵב יָתֵיהּ כַּהֲנָא נִתְקָא הוּא סְגִירוּת רֵישָׁא אוֹ דִקְנָא הוּא׃ </text:span></text:span><text:span text:style-name="Default_20_Paragraph_20_Font"><text:span text:style-name="T1">לא </text:span></text:span><text:span text:style-name="Default_20_Paragraph_20_Font"><text:span text:style-name="T2">וַאֲרֵי יֶחֱזֵי כַהֲנָא יָת מַכְתַּשׁ נִתְקָא וְהָא לֵית מֶחֱזוֹהִי עַמִּיק מִן מַשְׁכָּא וְשֵׂעָר אֻכָּם לֵית בֵּיהּ וְיַסְגַּר כַּהֲנָא יָת מַכְתַּשׁ נִתְקָא שִׁבְעַת יוֹמִין׃ </text:span></text:span><text:span text:style-name="Default_20_Paragraph_20_Font"><text:span text:style-name="T1">לב </text:span></text:span><text:span text:style-name="Default_20_Paragraph_20_Font"><text:span text:style-name="T2">וְיֶחֱזֵי כַהֲנָא יָת מַכְתָּשָׁא בְּיוֹמָא שְׁבִיעָאָה וְהָא לָא אוֹסֵף נִתְקָא וְלָא הֲוָה בֵיהּ שֵׂעָר סֻמָּק וּמֶחֱזֵי נִתְקָא לֵית עַמִּיק מִן מַשְׁכָּא׃ </text:span></text:span><text:span text:style-name="Default_20_Paragraph_20_Font"><text:span text:style-name="T1">לג </text:span></text:span><text:span text:style-name="Default_20_Paragraph_20_Font"><text:span text:style-name="T2">וִיגַלַּח סָחֳרָנֵי נִתְקָא וּדְעִם נִתְקָא לָא יְגַלַּח וְיַסְגַּר כַּהֲנָא יָת נִתְקָא שִׁבְעָא יוֹמִין תִּנְיָנוּת׃ </text:span></text:span><text:span text:style-name="Default_20_Paragraph_20_Font"><text:span text:style-name="T1">לד </text:span></text:span><text:span text:style-name="Default_20_Paragraph_20_Font"><text:span text:style-name="T2">וְיֶחֱזֵי כַהֲנָא יָת נִתְקָא בְּיוֹמָא שְׁבִיעָאָה וְהָא לָא אוֹסֵף נִתְקָא בְּמַשְׁכָּא וּמֶחֱזוֹהִי לֵיתוֹהִי עַמִּיק מִן מַשְׁכָּא וִידַכֵּי יָתֵיהּ כַּהֲנָא וִיצַבַּע לְבוּשׁוֹהִי וְיִדְכֵּי׃ </text:span></text:span><text:span text:style-name="Default_20_Paragraph_20_Font"><text:span text:style-name="T1">לה </text:span></text:span><text:span text:style-name="Default_20_Paragraph_20_Font"><text:span text:style-name="T2">וְאִם אוֹסָפָא יוֹסֵף נִתְקָא בְּמַשְׁכָּא בָּתַר דָּכוּתֵיהּ׃ </text:span></text:span><text:span text:style-name="Default_20_Paragraph_20_Font"><text:span text:style-name="T1">לו </text:span></text:span><text:span text:style-name="Default_20_Paragraph_20_Font"><text:span text:style-name="T2">וְיֶחֱזִנֵּיהּ כַּהֲנָא וְהָא אוֹסֵף נִתְקָא בְּמַשְׁכָּא לָא יְבַקֵּר כַּהֲנָא לְשֵׂעָר סֻמָּק מְסָאָב הוּא׃ </text:span></text:span><text:span text:style-name="Default_20_Paragraph_20_Font"><text:span text:style-name="T1">לז </text:span></text:span><text:span text:style-name="Default_20_Paragraph_20_Font"><text:span text:style-name="T2">וְאִם כַּד הֲוָה קָם נִתְקָא וְשֵׂעָר אֻכָּם צְמַח בֵּיהּ אִתַּסִּי נִתְקָא דְּכֵי הוּא וִידַכִּנֵּיהּ כַּהֲנָא׃ </text:span></text:span><text:span text:style-name="Default_20_Paragraph_20_Font"><text:span text:style-name="T1">לח </text:span></text:span><text:span text:style-name="Default_20_Paragraph_20_Font"><text:span text:style-name="T2">וּגְבַר אוֹ אִתְּתָא אֲרֵי יְהֵי בִמְשַׁךְ בִּסְרְהוֹן בַּהֲרָן בַּהֲרָן חַוְּרָן׃ </text:span></text:span><text:span text:style-name="Default_20_Paragraph_20_Font"><text:span text:style-name="T1">לט </text:span></text:span><text:span text:style-name="Default_20_Paragraph_20_Font"><text:span text:style-name="T2">וְיֶחֱזֵי כַהֲנָא וְהָא בִמְשַׁךְ בִּסְרְהוֹן בַּהֲרָן עָמְיָן חַוְּרָן בָּהֲקָא הוּא סָגֵי בְמַשְׁכָּא דְּכֵי הוּא׃ </text:span></text:span><text:span text:style-name="Default_20_Paragraph_20_Font"><text:span text:style-name="T1">מ </text:span></text:span><text:span text:style-name="Default_20_Paragraph_20_Font"><text:span text:style-name="T2">וּגְבַר אֲרֵי יַתַּר שְׂעַר רֵישֵׁיהּ קְרַח הוּא דְּכֵי הוּא׃ </text:span></text:span><text:span text:style-name="Default_20_Paragraph_20_Font"><text:span text:style-name="T1">מא </text:span></text:span><text:span text:style-name="Default_20_Paragraph_20_Font"><text:span text:style-name="T2">וְאִם מִלָּקֳבֵל אֲפּוֹהִי יַתַּר שְׂעַר רֵישֵׁיהּ גְּלוֹשׁ הוּא דְּכֵי הוּא׃ </text:span></text:span><text:span text:style-name="Default_20_Paragraph_20_Font"><text:span text:style-name="T1">מב </text:span></text:span><text:span text:style-name="Default_20_Paragraph_20_Font"><text:span text:style-name="T2">וַאֲרֵי יְהֵי בְקָרָחוּתֵיהּ אוֹ בִגְלוֹשׁוּתֵיהּ מַכְתַּשׁ חִוָּר סַמּוֹק סְגִירוּת סָגְיָא הִיא בְּקָרָחוּתֵיהּ אוֹ בִגְלוֹשׁוּתֵיהּ׃ </text:span></text:span><text:span text:style-name="Default_20_Paragraph_20_Font"><text:span text:style-name="T1">מג </text:span></text:span><text:span text:style-name="Default_20_Paragraph_20_Font"><text:span text:style-name="T2">וְיֶחֱזֵי יָתֵיהּ כַּהֲנָא וְהָא עַמִּיק מַכְתָּשָׁא חַוְּרָא סַמְּקָא בְּקָרָחוּתֵיהּ אוֹ בִגְלוֹשׁוּתֵיהּ כְּמֶחֱזֵי סְגִירוּתָא מְשַׁךְ בִּסְרָא׃ </text:span></text:span><text:span text:style-name="Default_20_Paragraph_20_Font"><text:span text:style-name="T1">מד </text:span></text:span><text:span text:style-name="Default_20_Paragraph_20_Font"><text:span text:style-name="T2">גְּבַר סְגִיר הוּא מְסָאָב הוּא סָאֳבָא יְסָאֵבִנֵּיהּ כַּהֲנָא בְּרֵישֵׁיהּ מַכְתָּשֵׁיהּ׃ </text:span></text:span><text:span text:style-name="Default_20_Paragraph_20_Font"><text:span text:style-name="T1">מה </text:span></text:span><text:span text:style-name="Default_20_Paragraph_20_Font"><text:span text:style-name="T2">וּסְגִירָא דִּי בֵיהּ מַכְתָּשָׁא לְבוּשׁוֹהִי יְהוֹן מְבַזְּעִין וְרֵישֵׁיהּ יְהֵי פְרִיעַ וְעַל שָׂפָם כַּאֲבֵלָא יִתְעַטָּף וְלָא תִסְתַּאֲבוּן וְלָא תִסְתַּאֲבוּן יִקְרֵי׃ </text:span></text:span><text:span text:style-name="Default_20_Paragraph_20_Font"><text:span text:style-name="T1">מו </text:span></text:span><text:span text:style-name="Default_20_Paragraph_20_Font"><text:span text:style-name="T2">כָּל יוֹמֵי דִּי מַכְתָּשָׁא בֵיהּ יְהֵי מְסָאָב מְסָאָב הוּא בִּלְחוֹדוֹהִי יֵיתֵב מִבָּרָא לְמַשְׁרִיתָא מוֹתְבֵיהּ׃ </text:span></text:span><text:span text:style-name="Default_20_Paragraph_20_Font"><text:span text:style-name="T1">מז </text:span></text:span><text:span text:style-name="Default_20_Paragraph_20_Font"><text:span text:style-name="T2">וּלְבוּשָׁא אֲרֵי יְהֵי בֵיהּ מַכְתַּשׁ סְגִירוּ בִּלְבוּשׁ עֲמַר אוֹ בִּלְבוּשׁ כִּתָּן׃ </text:span></text:span><text:span text:style-name="Default_20_Paragraph_20_Font"><text:span text:style-name="T1">מח </text:span></text:span><text:span text:style-name="Default_20_Paragraph_20_Font"><text:span text:style-name="T2">אוֹ בְשִׁתְיָא אוֹ בְעַרְבָא לְכִתָּנָא וּלְעַמְרָא אוֹ בְמַשְׁכָּא אוֹ בְּכָל עֲבִידַת מְשָׁךְ׃ </text:span></text:span><text:span text:style-name="Default_20_Paragraph_20_Font"><text:span text:style-name="T1">מט </text:span></text:span><text:span text:style-name="Default_20_Paragraph_20_Font"><text:span text:style-name="T2">וִיהֵי מַכְתָּשָׁא יָרוֹק אוֹ סַמּוֹק בִּלְבוּשָׁא אוֹ בְמַשְׁכָּא אוֹ בְשִׁתְיָא אוֹ בְעַרְבָא אוֹ בְכָל מַאן דִּמְשַׁךְ מַכְתַּשׁ סְגִירוּתָא הוּא וְיִתַּחֲזֵי לְכַהֲנָא׃ </text:span></text:span><text:span text:style-name="Default_20_Paragraph_20_Font"><text:span text:style-name="T1">נ </text:span></text:span><text:span text:style-name="Default_20_Paragraph_20_Font"><text:span text:style-name="T2">וְיֶחֱזֵי כַהֲנָא יָת מַכְתָּשָׁא וְיַסְגַּר יָת מַכְתָּשָׁא שִׁבְעַת יוֹמִין׃ </text:span></text:span><text:span text:style-name="Default_20_Paragraph_20_Font"><text:span text:style-name="T1">נא </text:span></text:span><text:span text:style-name="Default_20_Paragraph_20_Font"><text:span text:style-name="T2">וְיֶחֱזֵי יָת מַכְתָּשָׁא בְּיוֹמָא שְׁבִיעָאָה אֲרֵי אוֹסֵף מַכְתָּשָׁא בִּלְבוּשָׁא אוֹ בְשִׁתְיָא אוֹ בְעַרְבָא אוֹ בְמַשְׁכָּא לְכֹל דִּי יִתְעֲבֵד מַשְׁכָּא לְעִבִידָא סְגִירוּת מְחַסְרָא מַכְתָּשָׁא מְסָאָב הוּא׃ </text:span></text:span><text:span text:style-name="Default_20_Paragraph_20_Font"><text:span text:style-name="T1">נב </text:span></text:span><text:span text:style-name="Default_20_Paragraph_20_Font"><text:span text:style-name="T2">וְיוֹקִיד יָת לְבוּשָׁא אוֹ יָת שִׁתְיָא אוֹ יָת עַרְבָא בְּעַמְרָא אוֹ בְכִתָּנָא אוֹ יָת כָּל מָאן דִּמְשַׁךְ דִּי יְהֵי בֵיהּ מַכְתָּשָׁא אֲרֵי סְגִירוּת מְחַסְרָא הִיא בְּנוּרָא תִּתּוֹקָד׃ </text:span></text:span><text:span text:style-name="Default_20_Paragraph_20_Font"><text:span text:style-name="T1">נג </text:span></text:span><text:span text:style-name="Default_20_Paragraph_20_Font"><text:span text:style-name="T2">וְאִם יֶחֱזֵי כַהֲנָא וְהָא לָא אוֹסֵף מַכְתָּשָׁא בִּלְבוּשָׁא אוֹ בְשִׁתְיָא אוֹ בְעַרְבָא אוֹ בְּכָל מָאן דִּמְשָׁךְ׃ </text:span></text:span><text:span text:style-name="Default_20_Paragraph_20_Font"><text:span text:style-name="T1">נד </text:span></text:span><text:span text:style-name="Default_20_Paragraph_20_Font"><text:span text:style-name="T2">וִיפַקֵּד כַּהֲנָא וִיחַוְּרוּן יָת דִּי </text:span></text:span><text:soft-page-break/><text:span text:style-name="Default_20_Paragraph_20_Font"><text:span text:style-name="T2">בֵיהּ מַכְתָּשָׁא וְיַסְגְּרִנֵּיהּ שִׁבְעַת יוֹמִין תִּנְיָנוּת׃ </text:span></text:span><text:span text:style-name="Default_20_Paragraph_20_Font"><text:span text:style-name="T1">נה </text:span></text:span><text:span text:style-name="Default_20_Paragraph_20_Font"><text:span text:style-name="T2">וְיֶחֱזֵי כַהֲנָא בָּתַר דְּחַוָּרוּ יָת מַכְתָּשָׁא וְהָא לָא שְׁנָא מַכְתָּשָׁא מִן כַּד הֲוָה וּמַכְתָּשָׁא לָא אוֹסֵף מְסָאָב הוּא בְּנוּרָא תּוֹקְדִנֵּיהּ תַּבְרָא הִיא בְּשְׁחִיקוּתֵיהּ אוֹ בְחַדָּתוּתֵיהּ׃ </text:span></text:span><text:span text:style-name="Default_20_Paragraph_20_Font"><text:span text:style-name="T1">נו </text:span></text:span><text:span text:style-name="Default_20_Paragraph_20_Font"><text:span text:style-name="T2">וְאִם חֲזָא כַהֲנָא וְהָא עָמְיָא מַכְתָּשָׁא בָּתַר דְּחַוָּרוּ יָתֵיהּ וּבְזַע יָתֵיהּ מִן לְבוּשָׁא אוֹ מִן מַשְׁכָּא אוֹ מִן שִׁתְיָא אוֹ מִן עַרְבָא׃ </text:span></text:span><text:span text:style-name="Default_20_Paragraph_20_Font"><text:span text:style-name="T1">נז </text:span></text:span><text:span text:style-name="Default_20_Paragraph_20_Font"><text:span text:style-name="T2">וְאִם תִּתְחֲזֵי עוֹד בִּלְבוּשָׁא אוֹ בְשִׁתְיָא אוֹ בְעַרְבָא אוֹ בְכָל מָאן דִּמְשַׁךְ סָגְיָא הִיא בְּנוּרָא תוֹקְדִנֵּיהּ יָת דִּי בֵיהּ מַכְתָּשָׁא׃ </text:span></text:span><text:span text:style-name="Default_20_Paragraph_20_Font"><text:span text:style-name="T1">נח </text:span></text:span><text:span text:style-name="Default_20_Paragraph_20_Font"><text:span text:style-name="T2">וּלְבוּשָׁא אוֹ שִׁתְיָא אוֹ עַרְבָא אוֹ כָל מָאן דִּמְשַׁךְ דִּי יִתְחַוַּר וְיֶעְדֵּי מִנְּהוֹן מַכְתָּשָׁא וְיִצְטַבַּע תִּנְיָנוּת וְיִדְכֵּי׃ </text:span></text:span><text:span text:style-name="Default_20_Paragraph_20_Font"><text:span text:style-name="T1">נט </text:span></text:span><text:span text:style-name="Default_20_Paragraph_20_Font"><text:span text:style-name="T2">דָּא אוֹרַיְתָא דְמַכְתַּשׁ סְגִירוּ בִּלְבוּשׁ עֲמַר אוֹ כִתָּנָא אוֹ שִׁתְיָא אוֹ עַרְבָא אוֹ כָּל מָאן דִּמְשָׁךְ לְדַכָּיוּתֵיהּ אוֹ לְסַאֲבוּתֵיהּ׃ </text:span></text:span></text:p>
      </text:section>
      <text:section text:style-name="Sect1" text:name="Sect14">
        <text:p text:style-name="P2">Leviticus 14</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דָּא תְהֵי אוֹרַיְתָא דִסְגִירָא בִּיוֹמָא דְדָכוּתֵיהּ וְיִתֵּתֵי לְוָת כַּהֲנָא׃ </text:span></text:span><text:span text:style-name="Default_20_Paragraph_20_Font"><text:span text:style-name="T1">ג </text:span></text:span><text:span text:style-name="Default_20_Paragraph_20_Font"><text:span text:style-name="T2">וְיִפּוֹק כַּהֲנָא לְמִבָּרָא לְמַשְׁרִיתָא וְיֶחֱזֵי כַהֲנָא וְהָא אִתַּסִּי מַכְתַּשׁ סְגִירוּתָא מִן סְגִירָא׃ </text:span></text:span><text:span text:style-name="Default_20_Paragraph_20_Font"><text:span text:style-name="T1">ד </text:span></text:span><text:span text:style-name="Default_20_Paragraph_20_Font"><text:span text:style-name="T2">וִיפַקֵּד כַּהֲנָא וְיִסַּב לְמִדַּכֵּי תַּרְתֵּין צִפְּרִין חַיִּין דָּכְיָן וְאָעָא דְאַרְזָא וּ צְבַע זְהוֹרִי וְאֵזוֹבָא׃ </text:span></text:span><text:span text:style-name="Default_20_Paragraph_20_Font"><text:span text:style-name="T1">ה </text:span></text:span><text:span text:style-name="Default_20_Paragraph_20_Font"><text:span text:style-name="T2">וִיפַקֵּד כַּהֲנָא וְיִכּוֹס יָת צִפְּרָא חֲדָא לְמַאן דַּחֲסַף עַל מֵי מַבּוּעַ׃ </text:span></text:span><text:span text:style-name="Default_20_Paragraph_20_Font"><text:span text:style-name="T1">ו </text:span></text:span><text:span text:style-name="Default_20_Paragraph_20_Font"><text:span text:style-name="T2">יָת צִפְּרָא חַיְתָא יִסַּב יָתַהּ וְיָת אָעָא דְאַרְזָא וְיָת צְבַע זְהוֹרִי וְיָת אֵזוֹבָא וְיִטְבּוֹל יָתְהוֹן וְיָת צִפְּרָא חַיְתָא בִּדְמָא דְּצִפְּרָא דִּנְכִיסָא עַל מֵי מַבּוּעַ׃ </text:span></text:span><text:span text:style-name="Default_20_Paragraph_20_Font"><text:span text:style-name="T1">ז </text:span></text:span><text:span text:style-name="Default_20_Paragraph_20_Font"><text:span text:style-name="T2">וְיַדִּי עַל דְּמִדַּכֵּי מִן סְגִירוּתָא שְׁבַע זִמְנִין וִידַכִּנֵּיהּ וִישַׁלַּח יָת צִפְּרָא חַיְתָא עַל אַפֵּי חַקְלָא׃ </text:span></text:span><text:span text:style-name="Default_20_Paragraph_20_Font"><text:span text:style-name="T1">ח </text:span></text:span><text:span text:style-name="Default_20_Paragraph_20_Font"><text:span text:style-name="T2">וִיצַבַּע דְּמִדַּכֵּי יָת לְבוּשׁוֹהִי וִיגַלַּח יָת כָּל שַׂעֲרֵיהּ וְיַסְחֵי בְמַיָּא וְיִדְכֵּי וּבָתַר כֵּן יֵעוֹל לְמַשְׁרִיתָא וִיתֵב מִבָּרָא לְמַשְׁכְּנֵיהּ שַׁבְעָא יוֹמִין׃ </text:span></text:span><text:span text:style-name="Default_20_Paragraph_20_Font"><text:span text:style-name="T1">ט </text:span></text:span><text:span text:style-name="Default_20_Paragraph_20_Font"><text:span text:style-name="T2">וִיהֵי בְיוֹמָא שְׁבִיעָאָה יְגַלַּח יָת כָּל שַׂעֲרֵיהּ יָת רֵישֵׁיהּ וְיָת דִּקְנֵיהּ וְיָת גְּבִינֵי עֵינוֹהִי וְיָת כָּל שַׂעֲרֵיהּ יְגַלָּח וִיצַבַּע יָת לְבוּשׁוֹהִי וְיַסְחֵי יָת בִּסְרֵיהּ בְּמַיָּא וְיִדְכֵּי׃ </text:span></text:span><text:span text:style-name="Default_20_Paragraph_20_Font"><text:span text:style-name="T1">י </text:span></text:span><text:span text:style-name="Default_20_Paragraph_20_Font"><text:span text:style-name="T2">וּבְיוֹמָא תְמִינָאָה יִסַּב תְּרֵין אִמְּרִין שַׁלְמִין וְאִמַּרְתָּא חֲדָא בַּת שַׁתָּא שְׁלֶמְתָּא וּתְלָתָא עֶסְרוֹנִין סֻלְתָּא מִנְחָתָא דְּפִילָא בִמְשַׁח וְלֻגָּא חַד דְּמִשְׁחָא׃ </text:span></text:span><text:span text:style-name="Default_20_Paragraph_20_Font"><text:span text:style-name="T1">יא </text:span></text:span><text:span text:style-name="Default_20_Paragraph_20_Font"><text:span text:style-name="T2">וִיקִים כַּהֲנָא דִמְדַּכֵּי יָת גַּבְרָא דְּמִדַּכֵּי וְיָתְהוֹן קֳדָם יְיָ בִּתְרַע מַשְׁכַּן זִמְנָא׃ </text:span></text:span><text:span text:style-name="Default_20_Paragraph_20_Font"><text:span text:style-name="T1">יב </text:span></text:span><text:span text:style-name="Default_20_Paragraph_20_Font"><text:span text:style-name="T2">וְיִסַּב כַּהֲנָא יָת אִמְּרָא חֲדָא וִיקָרֵב יָתֵיהּ לַאֲשָׁמָא וְיָת לֻגָּא דְמִשְׁחָא וִירִים יָתְהוֹן אֲרָמָא קֳדָם יְיָ׃ </text:span></text:span><text:span text:style-name="Default_20_Paragraph_20_Font"><text:span text:style-name="T1">יג </text:span></text:span><text:span text:style-name="Default_20_Paragraph_20_Font"><text:span text:style-name="T2">וְיִכּוֹס יָת אִמְּרָא בַּאֲתַר דִּי יִכּוֹס יָת חַטָּאתָא וְיָת עֲלָתָא בַּאֲתַר קַדִּישׁ אֲרֵי כְּחַטָּאתָא אֲשָׁמָא הוּא לְכַהֲנָא קֹדֶשׁ קוּדְשִׁין הוּא׃ </text:span></text:span><text:span text:style-name="Default_20_Paragraph_20_Font"><text:span text:style-name="T1">יד </text:span></text:span><text:span text:style-name="Default_20_Paragraph_20_Font"><text:span text:style-name="T2">וְיִסַּב כַּהֲנָא מִדְּמָא דַאֲשָׁמָא וְיִתֵּן כַּהֲנָא עַל רוּם אוּדְנָא דְמִדַּכֵּי דְּיַמִּינָא וְעַל אִלְיוֹן יְדֵיהּ דְּיַמִּינָא וְעַל אִלְיוֹן רַגְלֵיהּ דְּיַמִּינָא׃ </text:span></text:span><text:span text:style-name="Default_20_Paragraph_20_Font"><text:span text:style-name="T1">טו </text:span></text:span><text:span text:style-name="Default_20_Paragraph_20_Font"><text:span text:style-name="T2">וְיִסַּב כַּהֲנָא מִלֻּגָּא דְמִשְׁחָא וִירִיק עַל יְדָא דְכַהֲנָא דִּשְׂמָאלָא׃ </text:span></text:span><text:span text:style-name="Default_20_Paragraph_20_Font"><text:span text:style-name="T1">טז </text:span></text:span><text:span text:style-name="Default_20_Paragraph_20_Font"><text:span text:style-name="T2">וְיִטְבּוֹל כַּהֲנָא יָת אֶצְבְּעֵיהּ דְיַמִּינָא מִן מִשְׁחָא דִּי עַל יְדֵיהּ דִּשְׂמָאלָא וְיַדִּי מִן מִשְׁחָא בְּאֶצְבְּעֵיהּ שְׁבַע זִמְנִין קֳדָם יְיָ׃ </text:span></text:span><text:span text:style-name="Default_20_Paragraph_20_Font"><text:span text:style-name="T1">יז </text:span></text:span><text:span text:style-name="Default_20_Paragraph_20_Font"><text:span text:style-name="T2">וּמִשְּׁאָר מִשְׁחָא דִּי עַל יְדֵיהּ יִתֵּן כַּהֲנָא עַל רוּם אוּדְנָא דְּמִדַּכֵּי דְּיַמִּינָא וְעַל אִלְיוֹן יְדֵיהּ דְּיַמִּינָא וְעַל אִלְיוֹן רַגְלֵיהּ דְּיַמִּינָא עַל דְּמָא דַאֲשָׁמָא׃ </text:span></text:span><text:span text:style-name="Default_20_Paragraph_20_Font"><text:span text:style-name="T1">יח </text:span></text:span><text:span text:style-name="Default_20_Paragraph_20_Font"><text:span text:style-name="T2">וּדְאִשְׁתָּאַר בְּמִשְׁחָא דִּי עַל יְדָא דְכַהֲנָא יִתֵּן עַל רֵישָׁא דְּמִדַּכֵּי וִיכַפֵּר עֲלוֹהִי כַּהֲנָא קֳדָם יְיָ׃ </text:span></text:span><text:span text:style-name="Default_20_Paragraph_20_Font"><text:span text:style-name="T1">יט </text:span></text:span><text:span text:style-name="Default_20_Paragraph_20_Font"><text:span text:style-name="T2">וְיַעְבֵּד כַּהֲנָא יָת חַטָּאתָא וִיכַפֵּר עַל דְּמִדַּכֵּי מְסּוֹבְתֵיהּ וּבָתַר כֵּן יִכּוֹס יָת עֲלָתָא׃ </text:span></text:span><text:span text:style-name="Default_20_Paragraph_20_Font"><text:span text:style-name="T1">כ </text:span></text:span><text:span text:style-name="Default_20_Paragraph_20_Font"><text:span text:style-name="T2">וְיַסֵּק כַּהֲנָא יָת עֲלָתָא וְיָת מִנְחָתָא לְמַדְבְּחָא וִיכַפֵּר עֲלוֹהִי כַּהֲנָא וְיִדְכֵּי׃ </text:span></text:span><text:span text:style-name="Default_20_Paragraph_20_Font"><text:span text:style-name="T1">כא </text:span></text:span><text:span text:style-name="Default_20_Paragraph_20_Font"><text:span text:style-name="T2">וְאִם מִסְכֵּן הוּא וְלֵית יְדֵיהּ מַדְבְּקָא וְיִסַּב אִמַּר חַד אֲשָׁמָא לַאֲרָמָא לְכַפָּרָא עֲלוֹהִי וְעִסְרוֹנָא סֻלְתָּא חַד דְּפִיל בִּמְשַׁח לְמִנְחָא וְלֻגָּא דְמִשְׁחָא׃ </text:span></text:span><text:span text:style-name="Default_20_Paragraph_20_Font"><text:span text:style-name="T1">כב </text:span></text:span><text:span text:style-name="Default_20_Paragraph_20_Font"><text:span text:style-name="T2">וְתַרְתֵּין שַׁפְנִינִין אוֹ תְרֵין בְּנֵי יוֹנָה דִּי תַדְבֵּק יְדֵיהּ וִיהֵי חַד חַטָּאתָא וְחַד עֲלָתָא׃ </text:span></text:span><text:span text:style-name="Default_20_Paragraph_20_Font"><text:span text:style-name="T1">כג </text:span></text:span><text:span text:style-name="Default_20_Paragraph_20_Font"><text:span text:style-name="T2">וְיַיְתִי יָתְהוֹן בְּיוֹמָא </text:span></text:span><text:soft-page-break/><text:span text:style-name="Default_20_Paragraph_20_Font"><text:span text:style-name="T2">תְמִינָאָה לְדַכָּיוּתֵיהּ לְוָת כַּהֲנָא לִתְרַע מַשְׁכַּן זִמְנָא קֳדָם יְיָ׃ </text:span></text:span><text:span text:style-name="Default_20_Paragraph_20_Font"><text:span text:style-name="T1">כד </text:span></text:span><text:span text:style-name="Default_20_Paragraph_20_Font"><text:span text:style-name="T2">וְיִסַּב כַּהֲנָא יָת אִמְּרָא דַאֲשָׁמָא וְיָת לֻגָּא דְמִשְׁחָא וִירִים יָתְהוֹן כַּהֲנָא אֲרָמָא קֳדָם יְיָ׃ </text:span></text:span><text:span text:style-name="Default_20_Paragraph_20_Font"><text:span text:style-name="T1">כה </text:span></text:span><text:span text:style-name="Default_20_Paragraph_20_Font"><text:span text:style-name="T2">וְיִכּוֹס יָת אִמְּרָא דַאֲשָׁמָא וְיִסַּב כַּהֲנָא מִדְּמָא דַאֲשָׁמָא וְיִתֵּן עַל רוּם אוּדְנָא דְמִדַּכֵּי דְּיַמִּינָא וְעַל אִלְיוֹן יְדֵיהּ דְּיַמִּינָא וְעַל אִלְיוֹן רַגְלֵיהּ דְּיַמִּינָא׃ </text:span></text:span><text:span text:style-name="Default_20_Paragraph_20_Font"><text:span text:style-name="T1">כו </text:span></text:span><text:span text:style-name="Default_20_Paragraph_20_Font"><text:span text:style-name="T2">וּמִן מִשְׁחָא יְרִיק כַּהֲנָא עַל יְדָא דְכַהֲנָא דִּשְׂמָאלָא׃ </text:span></text:span><text:span text:style-name="Default_20_Paragraph_20_Font"><text:span text:style-name="T1">כז </text:span></text:span><text:span text:style-name="Default_20_Paragraph_20_Font"><text:span text:style-name="T2">וְיַדִּי כַהֲנָא בְּאֶצְבְּעֵיהּ דְּיַמִּינָא מִן מִשְׁחָא דִּי עַל יְדֵיהּ דִּשְׂמָאלָא שְׁבַע זִמְנִין קֳדָם יְיָ׃ </text:span></text:span><text:span text:style-name="Default_20_Paragraph_20_Font"><text:span text:style-name="T1">כח </text:span></text:span><text:span text:style-name="Default_20_Paragraph_20_Font"><text:span text:style-name="T2">וְיִתֵּן כַּהֲנָא מִן מִשְׁחָא דִּי עַל יְדֵיהּ עַל רוּם אוּדְנָא דְמִדַּכֵּי דְּיַמִּינָא וְעַל אִלְיוֹן יְדֵיהּ דְּיַמִּינָא וְעַל אִלְיוֹן רַגְלֵיהּ דְיַמִּינָא עַל אֲתַר דְּמָא דַאֲשָׁמָא׃ </text:span></text:span><text:span text:style-name="Default_20_Paragraph_20_Font"><text:span text:style-name="T1">כט </text:span></text:span><text:span text:style-name="Default_20_Paragraph_20_Font"><text:span text:style-name="T2">וּדְיִשְׁתָּאַר מִן מִשְׁחָא דִּי עַל יְדָא דְכַהֲנָא יִתֵּן עַל רֵישָׁא דְמִדַּכֵּי לְכַפָּרָא עֲלוֹהִי קֳדָם יְיָ׃ </text:span></text:span><text:span text:style-name="Default_20_Paragraph_20_Font"><text:span text:style-name="T1">ל </text:span></text:span><text:span text:style-name="Default_20_Paragraph_20_Font"><text:span text:style-name="T2">וְיַעְבֵּד יָת חַד מִן שַׁפְנִינַיָּא אוֹ מִן בְּנֵי יוֹנָה מִדִּי תַדְבֵּק יְדֵיהּ׃ </text:span></text:span><text:span text:style-name="Default_20_Paragraph_20_Font"><text:span text:style-name="T1">לא </text:span></text:span><text:span text:style-name="Default_20_Paragraph_20_Font"><text:span text:style-name="T2">יָת דִּי תַדְבֵּק יְדֵיהּ יָת חַד חַטָּאתָא וְיָת חַד עֲלָתָא עַל מִנְחָתָא וִיכַפֵּר כַּהֲנָא עַל דְּמִדַּכֵּי קֳדָם יְיָ׃ </text:span></text:span><text:span text:style-name="Default_20_Paragraph_20_Font"><text:span text:style-name="T1">לב </text:span></text:span><text:span text:style-name="Default_20_Paragraph_20_Font"><text:span text:style-name="T2">דָּא אוֹרַיְתָא דִּי בֵיהּ מַכְתַּשׁ סְגִירוּ דִּי לָא תַדְבֵּק יְדֵיהּ בְּדָכוּתֵיהּ׃ </text:span></text:span><text:span text:style-name="Default_20_Paragraph_20_Font"><text:span text:style-name="T1">לג </text:span></text:span><text:span text:style-name="Default_20_Paragraph_20_Font"><text:span text:style-name="T2">וּמַלִּיל יְיָ עִם משֶׁה וְעִם אַהֲרֹן לְמֵימָר׃ </text:span></text:span><text:span text:style-name="Default_20_Paragraph_20_Font"><text:span text:style-name="T1">לד </text:span></text:span><text:span text:style-name="Default_20_Paragraph_20_Font"><text:span text:style-name="T2">אֲרֵי תֵעֲלוּן לְאַרְעָא דִכְנַעַן דִּי אֲנָא יָהֵב לְכוֹן לְאַחֲסָנָא וְאֶתֵּן מַכְתַּשׁ סְגִירוּ בְּבֵית אַרְעָא אַחֲסְנְתְּכוֹן׃ </text:span></text:span><text:span text:style-name="Default_20_Paragraph_20_Font"><text:span text:style-name="T1">לה </text:span></text:span><text:span text:style-name="Default_20_Paragraph_20_Font"><text:span text:style-name="T2">וְיֵיתֵי דְּדִילֵיהּ בֵּיתָא וִיחַוִּי לְכַהֲנָא לְמֵימָר כְּמַכְתָּשָׁא אִתְחֲזִי לִי בְּבֵיתָא׃ </text:span></text:span><text:span text:style-name="Default_20_Paragraph_20_Font"><text:span text:style-name="T1">לו </text:span></text:span><text:span text:style-name="Default_20_Paragraph_20_Font"><text:span text:style-name="T2">וִיפַקֵּד כַּהֲנָא וִיפַנּוּן יָת בֵּיתָא עַד לָא יֵעוֹל כַּהֲנָא לְמֶחֱזֵי יָת מַכְתָּשָׁא וְלָא יִסְתָּאַב כָּל דִּי בְּבֵיתָא וּבָתַר כֵּן יֵעוֹל כַּהֲנָא לְמֶחֱזֵי יָת בֵּיתָא׃ </text:span></text:span><text:span text:style-name="Default_20_Paragraph_20_Font"><text:span text:style-name="T1">לז </text:span></text:span><text:span text:style-name="Default_20_Paragraph_20_Font"><text:span text:style-name="T2">וְיֶחֱזֵי יָת מַכְתָּשָׁא וְהָא מַכְתָּשָׁא בְּכָתְלֵי בֵיתָא פַּחֲתִין יַרְקָן אוֹ סַמְקָן וּמֶחֱזֵיהוֹן מַכִּיךְ מִן כָּתְלָא׃ </text:span></text:span><text:span text:style-name="Default_20_Paragraph_20_Font"><text:span text:style-name="T1">לח </text:span></text:span><text:span text:style-name="Default_20_Paragraph_20_Font"><text:span text:style-name="T2">וְיִפּוֹק כַּהֲנָא מִן בֵּיתָא לִתְרַע בֵּיתָא וְיַסְגַּר יָת בֵּיתָא שִׁבְעָא יוֹמִין׃ </text:span></text:span><text:span text:style-name="Default_20_Paragraph_20_Font"><text:span text:style-name="T1">לט </text:span></text:span><text:span text:style-name="Default_20_Paragraph_20_Font"><text:span text:style-name="T2">וִיתוּב כַּהֲנָא בְּיוֹמָא שְׁבִיעָאָה וְיֶחֱזֵי וְהָא אוֹסִיף מַכְתָּשָׁא בְּכָתְלֵי בֵיתָא׃ </text:span></text:span><text:span text:style-name="Default_20_Paragraph_20_Font"><text:span text:style-name="T1">מ </text:span></text:span><text:span text:style-name="Default_20_Paragraph_20_Font"><text:span text:style-name="T2">וִיפַקֵּד כַּהֲנָא וִישַׁלְּפוּן יָת אַבְנַיָּא דִּי בְהוֹן מַכְתָּשָׁא וְיִרְמוּן יָתְהוֹן לְמִבָּרָא לְקַרְתָּא לַאֲתַר מְסָאָב׃ </text:span></text:span><text:span text:style-name="Default_20_Paragraph_20_Font"><text:span text:style-name="T1">מא </text:span></text:span><text:span text:style-name="Default_20_Paragraph_20_Font"><text:span text:style-name="T2">וְיָת בֵּיתָא יְקַלְּפוּן מִגָּיו סְחוֹר סְחוֹר וְיִרְמוּן יָת עַפְרָא דִּי קַלִּיפוּ לְמִבָּרָא לְקַרְתָּא לַאֲתַר מְסָאָב׃ </text:span></text:span><text:span text:style-name="Default_20_Paragraph_20_Font"><text:span text:style-name="T1">מב </text:span></text:span><text:span text:style-name="Default_20_Paragraph_20_Font"><text:span text:style-name="T2">וְיִסְּבוּן אַבְנַיָּא אָחֳרָנִין וְיַעֲלוּן לַאֲתַר אַבְנַיָּא וַעֲפַר אָחֳרָן יִסַּב וִישׁוּעַ יָת בֵּיתָא׃ </text:span></text:span><text:span text:style-name="Default_20_Paragraph_20_Font"><text:span text:style-name="T1">מג </text:span></text:span><text:span text:style-name="Default_20_Paragraph_20_Font"><text:span text:style-name="T2">וְאִם יְתוּב מַכְתָּשָׁא וְיִסְגֵּי בְּבֵיתָא בָּתַר דְּשַׁלִּיפוּ יָת אַבְנַיָּא וּבָתַר דְקַלִּיפוּ יָת בֵּיתָא וּבָתַר דְּאִתְּשָׁע׃ </text:span></text:span><text:span text:style-name="Default_20_Paragraph_20_Font"><text:span text:style-name="T1">מד </text:span></text:span><text:span text:style-name="Default_20_Paragraph_20_Font"><text:span text:style-name="T2">וְיֵיעוֹל כַּהֲנָא וְיֶחֱזֵי וְהָא אוֹסֵף מַכְתָּשָׁא בְּבֵיתָא סְגִירוּת מְחַסְרָא הִיא בְּבֵיתָא מְסָאָב הוּא׃ </text:span></text:span><text:span text:style-name="Default_20_Paragraph_20_Font"><text:span text:style-name="T1">מה </text:span></text:span><text:span text:style-name="Default_20_Paragraph_20_Font"><text:span text:style-name="T2">וִיתָרַע יָת בֵּיתָא יָת אַבְנוֹהִי וְיָת אָעוֹהִי וְיָת כָּל עֲפַר בֵּיתָא וְיַפֵּק לְמִבָּרָא לְקַרְתָּא לַאֲתַר מְסָאָב׃ </text:span></text:span><text:span text:style-name="Default_20_Paragraph_20_Font"><text:span text:style-name="T1">מו </text:span></text:span><text:span text:style-name="Default_20_Paragraph_20_Font"><text:span text:style-name="T2">וּדְיֵיעוֹל לְבֵיתָא כָּל יוֹמִין דְּיַסְגַּר יָתֵיהּ יְהֵי מְסָאָב עַד רַמְשָׁא׃ </text:span></text:span><text:span text:style-name="Default_20_Paragraph_20_Font"><text:span text:style-name="T1">מז </text:span></text:span><text:span text:style-name="Default_20_Paragraph_20_Font"><text:span text:style-name="T2">וּדְיִשְׁכּוּב בְּבֵיתָא יְצַבַּע יָת לְבוּשׁוֹהִי וּדְיֵיכוּל בְּבֵיתָא יְצַבַּע יָת לְבוּשׁוֹהִי׃ </text:span></text:span><text:span text:style-name="Default_20_Paragraph_20_Font"><text:span text:style-name="T1">מח </text:span></text:span><text:span text:style-name="Default_20_Paragraph_20_Font"><text:span text:style-name="T2">וְאִם מֵעַל יֵיעוֹל כַּהֲנָא וְיֶחֱזֵי וְהָא לָא אוֹסֵף מַכְתָּשָׁא בְּבֵיתָא בָּתַר דְּאִתְּשַׁע יָת בֵּיתָא וִידַכֵּי כַהֲנָא יָת בֵּיתָא אֲרֵי אִתַּסִּי מַכְתָּשָׁא׃ </text:span></text:span><text:span text:style-name="Default_20_Paragraph_20_Font"><text:span text:style-name="T1">מט </text:span></text:span><text:span text:style-name="Default_20_Paragraph_20_Font"><text:span text:style-name="T2">וְיִסַּב לְדַכָּאָה יָת בֵּיתָא תַּרְתֵּין צִפְּרִין וְאָעָא דְאַרְזָא וּצְבַע זְהוֹרִי וְאֵזוֹבָא׃ </text:span></text:span><text:span text:style-name="Default_20_Paragraph_20_Font"><text:span text:style-name="T1">נ </text:span></text:span><text:span text:style-name="Default_20_Paragraph_20_Font"><text:span text:style-name="T2">וְיִכּוֹס יָת צִפֲּרָא חֲדָא לְמַאן דַּחֲסַף עַל מֵי מַבּוּעַ׃ </text:span></text:span><text:span text:style-name="Default_20_Paragraph_20_Font"><text:span text:style-name="T1">נא </text:span></text:span><text:span text:style-name="Default_20_Paragraph_20_Font"><text:span text:style-name="T2">וְיִסַּב יָת אָעָא דְאַרְזָא וְיָת אֵזוֹבָא וְיָת צְבַע זְהוֹרִי וְיָת צִפֲּרָא חַיְתָא וְיִטְבּוֹל יָתְהוֹן בִּדְמָא דְּצִפֲּרָא דִנְכִיסָא וּבְמֵי מַבּוּעַ וְיַדִּי לְבֵיתָא שְׁבַע זִמְנִין׃ </text:span></text:span><text:span text:style-name="Default_20_Paragraph_20_Font"><text:span text:style-name="T1">נב </text:span></text:span><text:span text:style-name="Default_20_Paragraph_20_Font"><text:span text:style-name="T2">וִידַכֵּי יָת בֵּיתָא בִּדְמָא דְּצִפֲּרָא וּבְמֵי מַבּוּעַ וּבְצִפֲּרָא חַיְתָא וּבְאָעָא דְאַרְזָא וּבְאֵזוֹבָא וּבִצְבַע זְהוֹרִי׃ </text:span></text:span><text:span text:style-name="Default_20_Paragraph_20_Font"><text:span text:style-name="T1">נג </text:span></text:span><text:span text:style-name="Default_20_Paragraph_20_Font"><text:span text:style-name="T2">וִישַׁלַּח יָת צִפֲּרָא חַיְתָא לְמִבָּרָא לְקַרְתָּא לְאַפֵּי חַקְלָא וִיכַפַּר עַל בֵּיתָא וְיִדְכֵּי׃ </text:span></text:span><text:span text:style-name="Default_20_Paragraph_20_Font"><text:span text:style-name="T1">נד </text:span></text:span><text:span text:style-name="Default_20_Paragraph_20_Font"><text:span text:style-name="T2">דָּא אוֹרַיְתָא לְכָל מַכְתַּשׁ סְגִירוּתָא וּלְנִתְקָא׃ </text:span></text:span><text:span text:style-name="Default_20_Paragraph_20_Font"><text:span text:style-name="T1">נה </text:span></text:span><text:span text:style-name="Default_20_Paragraph_20_Font"><text:span text:style-name="T2">וְלִסְגִירוּת לְבוּשָׁא וּלְבֵיתָא׃ </text:span></text:span><text:span text:style-name="Default_20_Paragraph_20_Font"><text:span text:style-name="T1">נו </text:span></text:span><text:span text:style-name="Default_20_Paragraph_20_Font"><text:span text:style-name="T2">וּלְעַמְקָא וּלְעַדְיָא וּלְבַהֲרָא׃ </text:span></text:span><text:span text:style-name="Default_20_Paragraph_20_Font"><text:span text:style-name="T1">נז </text:span></text:span><text:span text:style-name="Default_20_Paragraph_20_Font"><text:span text:style-name="T2">לְאַלָּפָא בְּיוֹמָא מְסָאָבָא וּבְיוֹמָא דַכְיָא דָּא אוֹרַיְתָא דִּסְגִירוּתָא׃ </text:span></text:span></text:p>
      </text:section>
      <text:section text:style-name="Sect1" text:name="Sect15">
        <text:p text:style-name="P2"><text:soft-page-break/>Leviticus 15</text:p>
        <text:p text:style-name="P3"><text:span text:style-name="Default_20_Paragraph_20_Font"><text:span text:style-name="T1">א </text:span></text:span><text:span text:style-name="Default_20_Paragraph_20_Font"><text:span text:style-name="T2">וּמַלִּיל יְיָ עִם משֶׁה וְעִם אַהֲרֹן לְמֵימָר׃ </text:span></text:span><text:span text:style-name="Default_20_Paragraph_20_Font"><text:span text:style-name="T1">ב </text:span></text:span><text:span text:style-name="Default_20_Paragraph_20_Font"><text:span text:style-name="T2">מַלִּילוּ עִם בְּנֵי יִשְׂרָאֵל וְתֵימְרוּן לְהוֹן גְּבַר גְּבַר אֲרֵי יְהֵי דָּאִיב מִבִּשְׂרֵיהּ דּוֹבֵיהּ מְסָאָב הוּא׃ </text:span></text:span><text:span text:style-name="Default_20_Paragraph_20_Font"><text:span text:style-name="T1">ג </text:span></text:span><text:span text:style-name="Default_20_Paragraph_20_Font"><text:span text:style-name="T2">וְדָא תְּהֵי סוֹבְתֵיהּ בְּדוֹבֵיהּ רָר בִּשְׂרֵיהּ יָת דּוֹבֵיהּ אוֹ חָתִים בִּשְׂרֵיהּ מִדּוֹבֵיהּ סוֹבְתֵיהּ הִיא׃ </text:span></text:span><text:span text:style-name="Default_20_Paragraph_20_Font"><text:span text:style-name="T1">ד </text:span></text:span><text:span text:style-name="Default_20_Paragraph_20_Font"><text:span text:style-name="T2">כָּל מִשְׁכְּבָא דִּי יִשְׁכּוּב עֲלוֹהִי דּוֹבָנָא יְהֵי מְסָאָב וְכָל מָנָא דְיֵיתֵב עֲלוֹהִי יְהֵי מְסָאָב׃ </text:span></text:span><text:span text:style-name="Default_20_Paragraph_20_Font"><text:span text:style-name="T1">ה </text:span></text:span><text:span text:style-name="Default_20_Paragraph_20_Font"><text:span text:style-name="T2">וּגְבַר דִּי יִקְרַב בּמִשְׁכְּבֵיהּ יְצַבַּע לְבוּשׁוֹהִי וְיַסְחֵי בְמַיָּא וִיהֵי מְסָאָב עַד רַמְשָׁא׃ </text:span></text:span><text:span text:style-name="Default_20_Paragraph_20_Font"><text:span text:style-name="T1">ו </text:span></text:span><text:span text:style-name="Default_20_Paragraph_20_Font"><text:span text:style-name="T2">וּדְיֵיתֵב עַל מָנָא דְּיֵיתֵב עֲלוֹהִי דּוֹבָנָא יְצַבַּע לְבוּשׁוֹהִי וְיַסְחֵי בְמַיָּא וִיהֵי מְסָאָב עַד רַמְשָׁא׃ </text:span></text:span><text:span text:style-name="Default_20_Paragraph_20_Font"><text:span text:style-name="T1">ז </text:span></text:span><text:span text:style-name="Default_20_Paragraph_20_Font"><text:span text:style-name="T2">וּדְיִקְרַב בִּבְסַר דּוֹבָנָא יְצַבַּע לְבוּשׁוֹהִי וְיַסְחֵי בְמַיָּא וִיהֵי מְסָאָב עַד רַמְשָׁא׃ </text:span></text:span><text:span text:style-name="Default_20_Paragraph_20_Font"><text:span text:style-name="T1">ח </text:span></text:span><text:span text:style-name="Default_20_Paragraph_20_Font"><text:span text:style-name="T2">וַאֲרֵי יֵרוֹק דּוֹבָנָא בְּדַכְיָא וִיצַבַּע לְבוּשׁוֹהִי וְיַסְחֵי בְמַיָּא וִיהֵי מְסָאָב עַד רַמְשָׁא׃ </text:span></text:span><text:span text:style-name="Default_20_Paragraph_20_Font"><text:span text:style-name="T1">ט </text:span></text:span><text:span text:style-name="Default_20_Paragraph_20_Font"><text:span text:style-name="T2">וְכָל מֶרְכְּבָא דִּי יִרְכּוּב עֲלוֹהִי דּוֹבָנָא יְהֵי מְסָאָב׃ </text:span></text:span><text:span text:style-name="Default_20_Paragraph_20_Font"><text:span text:style-name="T1">י </text:span></text:span><text:span text:style-name="Default_20_Paragraph_20_Font"><text:span text:style-name="T2">וְכָל דְּיִקְרַב בְּכֹל דִּי יְהֵי תְחוֹתוֹהִי יְהֵי מְסָאָב עַד רַמְשָׁא וּדְיִטּוֹל יָתְהוֹן יְצַבַּע לְבוּשׁוֹהִי וְיַסְחֵי בְמַיָּא וִיהֵי מְסָאָב עַד רַמְשָׁא׃ </text:span></text:span><text:span text:style-name="Default_20_Paragraph_20_Font"><text:span text:style-name="T1">יא </text:span></text:span><text:span text:style-name="Default_20_Paragraph_20_Font"><text:span text:style-name="T2">וְכֹל דִּי יִקְרַב בֵּיהּ דּוֹבָנָא וִידוֹהִי לָא שְׁטַף בְּמַיָּא וִיצַבַּע לְבוּשׁוֹהִי וְיַסְחֵי בְמַיָּא וִיהֵי מְסָאָב עַד רַמְשָׁא׃ </text:span></text:span><text:span text:style-name="Default_20_Paragraph_20_Font"><text:span text:style-name="T1">יב </text:span></text:span><text:span text:style-name="Default_20_Paragraph_20_Font"><text:span text:style-name="T2">וּמַאן דַּחֲסַף דִּי יִקְרַב בֵּיהּ דּוֹבָנָא יִתָּבַר וְכָל מַאן דְּאָע יִשְׁתַּטַּף בְּמַיָּא׃ </text:span></text:span><text:span text:style-name="Default_20_Paragraph_20_Font"><text:span text:style-name="T1">יג </text:span></text:span><text:span text:style-name="Default_20_Paragraph_20_Font"><text:span text:style-name="T2">וַאֲרֵי יִדְכֵּי דּוֹבָנָא מִדּוֹבֵיהּ וְיִמְנֵי לֵיהּ שִׁבְעַת יוֹמִין לְדָכוּתֵיהּ וִיצַבַּע לְבוּשׁוֹהִי וְיַסְחֵי בִשְׂרֵיהּ בְּמֵי מַבּוּעַ וְיִדְכֵּי׃ </text:span></text:span><text:span text:style-name="Default_20_Paragraph_20_Font"><text:span text:style-name="T1">יד </text:span></text:span><text:span text:style-name="Default_20_Paragraph_20_Font"><text:span text:style-name="T2">וּבְיוֹמָא תְמִינָאָה יִסַּב לֵיהּ תַּרְתֵּין שַׁפְנִינִין אוֹ תְרֵין בְּנֵי יוֹנָה וְיֵיתֵי לָקֳדָם יְיָ לִתְרַע מַשְׁכַּן זִמְנָא וְיִתְּנִנּוּן לְכַהֲנָא׃ </text:span></text:span><text:span text:style-name="Default_20_Paragraph_20_Font"><text:span text:style-name="T1">טו </text:span></text:span><text:span text:style-name="Default_20_Paragraph_20_Font"><text:span text:style-name="T2">וְיַעְבֵּד יָתְהוֹן כַּהֲנָא חַד חַטָּאתָא וְחַד עֲלָתָא וִיכַפֵּר עֲלוֹהִי כַּהֲנָא קֳדָם יְיָ מִדּוֹבֵיהּ׃ </text:span></text:span><text:span text:style-name="Default_20_Paragraph_20_Font"><text:span text:style-name="T1">טז </text:span></text:span><text:span text:style-name="Default_20_Paragraph_20_Font"><text:span text:style-name="T2">וּגְבַר אֲרֵי תִפּוֹק מִנֵּיהּ שִׁכְבַת זַרְעָא וְיַסְחֵי בְמַיָּא יָת כָּל בִּשְׂרֵיהּ וִיהֵי מְסָאָב עַד רַמְשָׁא׃ </text:span></text:span><text:span text:style-name="Default_20_Paragraph_20_Font"><text:span text:style-name="T1">יז </text:span></text:span><text:span text:style-name="Default_20_Paragraph_20_Font"><text:span text:style-name="T2">וְכָל לְבוּשׁ וְכָל מְשַׁךְ דִּי יְהֵי עֲלוֹהִי שִׁכְבַת זַרְעָא וְיִצְטַבַּע בְּמַיָּא וִיהֵי מְסָאָב עַד רַמְשָׁא׃ </text:span></text:span><text:span text:style-name="Default_20_Paragraph_20_Font"><text:span text:style-name="T1">יח </text:span></text:span><text:span text:style-name="Default_20_Paragraph_20_Font"><text:span text:style-name="T2">וְאִתְּתָא דִּי יִשְׁכּוּב גְּבַר יָתַהּ שִׁכְבַת זַרְעָא וְיַסְחוּן בְּמַיָּא וְיִסְאֲבוּן עַד רַמְשָׁא׃ </text:span></text:span><text:span text:style-name="Default_20_Paragraph_20_Font"><text:span text:style-name="T1">יט </text:span></text:span><text:span text:style-name="Default_20_Paragraph_20_Font"><text:span text:style-name="T2">וְאִתְּתָא אֲרֵי תְהֵי דָיְבָא דָּם יְהֵי דוֹבַהּ בְּבִשְׂרַהּ שִׁבְעָא יוֹמִין תְּהֵי בְרִיחוּקַהּ וְכָל דְּיִקְרַב בַּהּ יְהֵי מְסָאָב עַד רַמְשָׁא׃ </text:span></text:span><text:span text:style-name="Default_20_Paragraph_20_Font"><text:span text:style-name="T1">כ </text:span></text:span><text:span text:style-name="Default_20_Paragraph_20_Font"><text:span text:style-name="T2">וְכֹל דִּי תִשְׁכּוּב עֲלוֹהִי בְּרִחוּקַהּ יְהֵי מְסָאָב וְכֹל דִּי תֵיתֵב עֲלוֹהִי יְהֵי מְסָאָב׃ </text:span></text:span><text:span text:style-name="Default_20_Paragraph_20_Font"><text:span text:style-name="T1">כא </text:span></text:span><text:span text:style-name="Default_20_Paragraph_20_Font"><text:span text:style-name="T2">וְכָל דְּיִקְרַב בְּמִשְׁכְּבַהּ יְצַבַּע לְבוּשׁוֹהִי וְיַסְחֵי בְמַיָּא וִיהֵי מְסָאָב עַד רַמְשָׁא׃ </text:span></text:span><text:span text:style-name="Default_20_Paragraph_20_Font"><text:span text:style-name="T1">כב </text:span></text:span><text:span text:style-name="Default_20_Paragraph_20_Font"><text:span text:style-name="T2">וְכָל דְּיִקְרַב בְּכָל מָנָא דִּי תֵיתֵב עֲלוֹהִי יְצַבַּע לְבוּשׁוֹהִי וְיַסְחֵי בְמַיָּא וִיהֵי מְסָאָב עַד רַמְשָׁא׃ </text:span></text:span><text:span text:style-name="Default_20_Paragraph_20_Font"><text:span text:style-name="T1">כג </text:span></text:span><text:span text:style-name="Default_20_Paragraph_20_Font"><text:span text:style-name="T2">וְאִם עַל מִשְׁכְּבָא הוּא אוֹ עַל מָנָא דִּי הִא יָתְבָא עֲלוֹהִי בְּמִקְרְבֵיהּ בֵּיהּ יְהֵי מְסָאָב עַד רַמְשָׁא׃ </text:span></text:span><text:span text:style-name="Default_20_Paragraph_20_Font"><text:span text:style-name="T1">כד </text:span></text:span><text:span text:style-name="Default_20_Paragraph_20_Font"><text:span text:style-name="T2">וְאִם מִשְׁכַּב יִשְׁכּוּב גְּבַר יָתַהּ וּתְהֵי רִחוּקַהּ עֲלוֹהִי וִיהֵי מְסָאָב שִׁבְעַת יוֹמִין וְכָל מִשְׁכְּבָא דִּי יִשְׁכּוּב עֲלוֹהִי יְהֵי מְסָאָב׃ </text:span></text:span><text:span text:style-name="Default_20_Paragraph_20_Font"><text:span text:style-name="T1">כה </text:span></text:span><text:span text:style-name="Default_20_Paragraph_20_Font"><text:span text:style-name="T2">וְאִתְּתָא אֲרֵי יְדוּב דּוֹב דְּמַהּ יוֹמִין סַגִּיאִין בְּלָא עִדַּן רִחוּקַהּ אוֹ אֲרֵי תְדוּב עַל רִחוּקַהּ כָּל יוֹמֵי דּוֹב סוֹבְתַהּ כְּיוֹמֵיהּ רִחוּקַהּ תְּהֵי מְסָאֳבָא הִיא׃ </text:span></text:span><text:span text:style-name="Default_20_Paragraph_20_Font"><text:span text:style-name="T1">כו </text:span></text:span><text:span text:style-name="Default_20_Paragraph_20_Font"><text:span text:style-name="T2">כָּל מִשְׁכְּבָא דִּי תִשְׁכּוּב עֲלוֹהִי כָּל יוֹמֵי דוֹבַהּ כְּמִשְׁכַּב רִחוּקַהּ יְהֵי לַהּ וְכָל מָנָא דִּי תֵתֵב עֲלוֹהִי מְסָאָב יְהֵי כְּסוֹאֲבַת רִחוּקַהּ׃ </text:span></text:span><text:span text:style-name="Default_20_Paragraph_20_Font"><text:span text:style-name="T1">כז </text:span></text:span><text:span text:style-name="Default_20_Paragraph_20_Font"><text:span text:style-name="T2">וְכָל דְּיִקְרַב בְּהוֹן יְהֵי מְסָאָב וִיצַבַּע לְבוּשׁוֹהִי וְיַסְחֵי בְמַיָּא וִיהֵי מְסָאָב עַד רַמְשָׁא׃ </text:span></text:span><text:span text:style-name="Default_20_Paragraph_20_Font"><text:span text:style-name="T1">כח </text:span></text:span><text:span text:style-name="Default_20_Paragraph_20_Font"><text:span text:style-name="T2">וְאִם דְּכִיאַת מִדּוֹבַהּ וְתִמְנֵי לַהּ שִׁבְעַת יוֹמִין וּבָתַר כֵּן תִּדְכֵּי׃ </text:span></text:span><text:span text:style-name="Default_20_Paragraph_20_Font"><text:span text:style-name="T1">כט </text:span></text:span><text:span text:style-name="Default_20_Paragraph_20_Font"><text:span text:style-name="T2">וּבְיוֹמָא תְמִינָאָה תִּסַּב לַהּ תַּרְתֵּין שַׁפְנִינִין אוֹ תְּרֵין בְּנֵי יוֹנָה וְתַיְתִי יָתְהוֹן לְוָת כַּהֲנָא לִתְרַע מַשְׁכַּן זִמְנָא׃ </text:span></text:span><text:span text:style-name="Default_20_Paragraph_20_Font"><text:span text:style-name="T1">ל </text:span></text:span><text:span text:style-name="Default_20_Paragraph_20_Font"><text:span text:style-name="T2">וְיַעְבֵּד כַּהֲנָא יָת חַד חַטָּאתָא וְיָת חַד עֲלָתָא וִיכַפֵּר עֲלַהּ כַּהֲנָא קֳדָם יְיָ מִדּוֹב סוֹבְתַהּ׃ </text:span></text:span><text:span text:style-name="Default_20_Paragraph_20_Font"><text:span text:style-name="T1">לא </text:span></text:span><text:span text:style-name="Default_20_Paragraph_20_Font"><text:span text:style-name="T2">וְתַפְרְשׁוּן יָת בְּנֵי יִשְׂרָאֵל מִסּוֹאֲבַתְהוֹן וְלָא יְמוּתוּן בְּסוֹאֲבַתְהוֹן בְּסָאָבְהוֹן יָת </text:span></text:span><text:soft-page-break/><text:span text:style-name="Default_20_Paragraph_20_Font"><text:span text:style-name="T2">מַשְׁכְּנִי דִּי בֵינֵיהוֹן׃ </text:span></text:span><text:span text:style-name="Default_20_Paragraph_20_Font"><text:span text:style-name="T1">לב </text:span></text:span><text:span text:style-name="Default_20_Paragraph_20_Font"><text:span text:style-name="T2">דָּא אוֹרַיְתָא דְּדוֹבְנָא וְדִי תִפּוֹק מִנֵּיהּ שִׁכְבַת זַרְעָא לְאִסְתָּאָבָא בַהּ׃ </text:span></text:span><text:span text:style-name="Default_20_Paragraph_20_Font"><text:span text:style-name="T1">לג </text:span></text:span><text:span text:style-name="Default_20_Paragraph_20_Font"><text:span text:style-name="T2">וְלִדְסָאוּבְתָּא בְּרִיחוּקַהּ וְלִדְדָאִיב יָת דּוֹבֵיהּ לִדְכַר וּלְנֻקְבָּא וְלִגְבַר דִּי יִשְׁכּוּב עִם מְסָאָבָא׃ </text:span></text:span></text:p>
      </text:section>
      <text:section text:style-name="Sect1" text:name="Sect16">
        <text:p text:style-name="P2">Leviticus 16</text:p>
        <text:p text:style-name="P3"><text:span text:style-name="Default_20_Paragraph_20_Font"><text:span text:style-name="T1">א </text:span></text:span><text:span text:style-name="Default_20_Paragraph_20_Font"><text:span text:style-name="T2">וּמַלִּיל יְיָ עִם משֶׁה בָּתַר דְּמִיתוּ תְּרֵין בְּנֵי אַהֲרֹן בְּקָרוֹבֵיהוֹן אֶשָּׁתָא נוּכְרֵיתָא קֳדָם יְיָ וּמִיתוּ׃ </text:span></text:span><text:span text:style-name="Default_20_Paragraph_20_Font"><text:span text:style-name="T1">ב </text:span></text:span><text:span text:style-name="Default_20_Paragraph_20_Font"><text:span text:style-name="T2">וַאֲמַר יְיָ לְמשֶׁה מַלֵּל עִם אַהֲרֹן אָחוּךְ וְלָא יְהֵי עָלֵל בְּכָל עִדָּן לְקוּדְשָׁא מִגָּיו לְפָרֻכְתָּא לָקֳדָם כַּפֻּרְתָּא דִּי עַל אֲרוֹנָא וְלָא יְמוּת אֲרֵי בַּעֲנָנָא אֲנָא מִתְגְּלִי עַל בֵּית כַּפֻּרְתָּא׃ </text:span></text:span><text:span text:style-name="Default_20_Paragraph_20_Font"><text:span text:style-name="T1">ג </text:span></text:span><text:span text:style-name="Default_20_Paragraph_20_Font"><text:span text:style-name="T2">בְּדָא יְהֵי עָלֵל אַהֲרֹן לְקוּדְשָׁא בְּתוֹר בַּר תּוֹרֵי לְחַטָּאתָא וּדְכַר לַעֲלָתָא׃ </text:span></text:span><text:span text:style-name="Default_20_Paragraph_20_Font"><text:span text:style-name="T1">ד </text:span></text:span><text:span text:style-name="Default_20_Paragraph_20_Font"><text:span text:style-name="T2">כִּתּוּנָא דְבוּצָא קוּדְשָׁא יִלְבָּשׁ וּמִכְנְסִין דְּבוּץ יְהוֹן עַל בִּסְרֵיהּ וּבְהֶמְיָנָא דְבוּצָא יֵסַר וּבְמִצְנֶפְתָּא דְבוּצָא יָחֵת בְּרֵישֵׁיהּ לְבוּשֵׁי קוּדְשָׁא אִנּוּן וְיַסְחֵי בְמַיָּא יָת בִּסְרֵיהּ וְיַלְבְּשִׁנּוּן׃ </text:span></text:span><text:span text:style-name="Default_20_Paragraph_20_Font"><text:span text:style-name="T1">ה </text:span></text:span><text:span text:style-name="Default_20_Paragraph_20_Font"><text:span text:style-name="T2">וּמִין כְּנִשְׁתָּא דִּבְנֵי יִשְׂרָאֵל יִסַּב תְּרֵין צְפִירֵי עִזִּין לְחַטָּאתָא וּדְכַר חַד לַעֲלָתָא׃ </text:span></text:span><text:span text:style-name="Default_20_Paragraph_20_Font"><text:span text:style-name="T1">ו </text:span></text:span><text:span text:style-name="Default_20_Paragraph_20_Font"><text:span text:style-name="T2">וִיקָרֵב אַהֲרֹן יָת תּוֹרָא דְחַטָּאתָא דִּי לֵיהּ וִיכַפֵּר עֲלוֹהִי וְעַל אֱנַשׁ בֵּיתֵיהּ׃ </text:span></text:span><text:span text:style-name="Default_20_Paragraph_20_Font"><text:span text:style-name="T1">ז </text:span></text:span><text:span text:style-name="Default_20_Paragraph_20_Font"><text:span text:style-name="T2">וְיִסַּב יָת תְּרֵין צְפִירִין וִיקִים יָתְהוֹן קֳדָם יְיָ בִּתְרַע מַשְׁכַּן זִמְנָא׃ </text:span></text:span><text:span text:style-name="Default_20_Paragraph_20_Font"><text:span text:style-name="T1">ח </text:span></text:span><text:span text:style-name="Default_20_Paragraph_20_Font"><text:span text:style-name="T2">וְיִתֵּן אַהֲרֹן עַל תְּרֵין צְפִירִין עַדְבִין עַדְבָא חַד לִשְׁמָא דַיְיָ וְעַדְבָא חַד לַעֲזָאזֵל׃ </text:span></text:span><text:span text:style-name="Default_20_Paragraph_20_Font"><text:span text:style-name="T1">ט </text:span></text:span><text:span text:style-name="Default_20_Paragraph_20_Font"><text:span text:style-name="T2">וִיקָרֵב אַהֲרֹן יָת צְפִירָא דִּי סְלִיק עֲלוֹהִי עַדְבָא לִשְׁמָא דַיְיָ וְיַעְבִּדִנֵיהּ חַטָּאתָא׃ </text:span></text:span><text:span text:style-name="Default_20_Paragraph_20_Font"><text:span text:style-name="T1">י </text:span></text:span><text:span text:style-name="Default_20_Paragraph_20_Font"><text:span text:style-name="T2">וּצְפִירָא דִּי סְלִיק עֲלוֹהִי עַדְבָא לַעֲזָאזֵל יִתָּקַם כַּד חַי קֳדָם יְיָ לְכַפָּרָא עֲלוֹהִי לְשַׁלַּח יָתֵיהּ לַעֲזָאזֵל לְמַדְבְּרָא׃ </text:span></text:span><text:span text:style-name="Default_20_Paragraph_20_Font"><text:span text:style-name="T1">יא </text:span></text:span><text:span text:style-name="Default_20_Paragraph_20_Font"><text:span text:style-name="T2">וִיקָרֵב אַהֲרֹן יָת תּוֹרָא דְחַטָּאתָא דִּי לֵיהּ וִיכַפֵּר עֲלוֹהִי וְעַל אֱנַשׁ בֵּיתֵיהּ וְיִכּוֹס יָת תּוֹרָא דְחַטָּאתָא דִּי לֵיהּ׃ </text:span></text:span><text:span text:style-name="Default_20_Paragraph_20_Font"><text:span text:style-name="T1">יב </text:span></text:span><text:span text:style-name="Default_20_Paragraph_20_Font"><text:span text:style-name="T2">וְיִסַּב מְלֵי מַחְתִּיתָא גּוּמְרִין דְּאֶשָּׁא מֵעִלַּוֵי מַדְבְּחָא מִן קֳדָם יְיָ וּמְלֵי חָפְנוֹהִי קְטוֹרֶת בּוּסְמִין דַּקִּיקִין וְיָעֵל מִגָּיו לְפָרֻכְתָּא׃ </text:span></text:span><text:span text:style-name="Default_20_Paragraph_20_Font"><text:span text:style-name="T1">יג </text:span></text:span><text:span text:style-name="Default_20_Paragraph_20_Font"><text:span text:style-name="T2">וְיִתֵּן יָת קְטוֹרֶת בּוּסְמַיָּא עַל אֶשָּׁתָא לָקֳדָם יְיָ וְחָפֵי עֲנָנָא קְטָרְתָּא יָת כַּפֻּרְתָּא דִּי עַל סַהֲדוּתָא וְלָא יְמוּת׃ </text:span></text:span><text:span text:style-name="Default_20_Paragraph_20_Font"><text:span text:style-name="T1">יד </text:span></text:span><text:span text:style-name="Default_20_Paragraph_20_Font"><text:span text:style-name="T2">וְיִסַּב מִדְּמָא דְתוֹרָא וְיַדִּי בְאֶצְבְּעֵיהּ עַל אַפֵּי כַּפֻּרְתָּא קִדּוּמָא וְלָקֳדָם כַּפֻּרְתָּא יַדִּי שְׁבַע זִמְנִין מִן דְּמָא בְּאֶצְבְּעֵיהּ׃ </text:span></text:span><text:span text:style-name="Default_20_Paragraph_20_Font"><text:span text:style-name="T1">טו </text:span></text:span><text:span text:style-name="Default_20_Paragraph_20_Font"><text:span text:style-name="T2">וְיִכּוֹס יָת צְפִירָא דְחַטָּאתָא דִּי לְעַמָּא וְיָעֵל יָת דְּמֵיהּ לְמִגָּיו לְפָרֻכְתָּא וְיַעְבֵּד לִדְמֵיהּ כְּמָא דִי עֲבַד לִדְמָא דְתוֹרָא וְיַדִּי יָתֵיהּ עַל כַּפֻּרְתָּא וְלָקֳדָם כַּפֻּרְתָּא׃ </text:span></text:span><text:span text:style-name="Default_20_Paragraph_20_Font"><text:span text:style-name="T1">טז </text:span></text:span><text:span text:style-name="Default_20_Paragraph_20_Font"><text:span text:style-name="T2">וִיכַפֵּר עַל קוּדְשָׁא מִסּוֹאֲבַת בְּנֵי יִשְׂרָאֵל וּמִמֶּרְדֵּיהוֹן לְכָל חֲטָאֵיהוֹן וְכֵן יַעְבֵּד לְמַשְׁכַּן זִמְנָא דְּשָׁרֵי עִמְּהוֹן בְּגוֹ סוֹאֲבָתְהוֹן׃ </text:span></text:span><text:span text:style-name="Default_20_Paragraph_20_Font"><text:span text:style-name="T1">יז </text:span></text:span><text:span text:style-name="Default_20_Paragraph_20_Font"><text:span text:style-name="T2">וְכָל אֱנַשׁ לָא יְהֵי בְּמַשְׁכַּן זִמְנָא בְּמֵעֲלֵיהּ לְכַפָּרָא בְקוּדְשָׁא עַד מִפְּקֵיהּ וִיכַפֵּר עֲלוֹהִי וְעַל אֱנַשׁ בֵּיתֵיהּ וְעַל כָּל קְהָלָא דְיִשְׂרָאֵל׃ </text:span></text:span><text:span text:style-name="Default_20_Paragraph_20_Font"><text:span text:style-name="T1">יח </text:span></text:span><text:span text:style-name="Default_20_Paragraph_20_Font"><text:span text:style-name="T2">וְיִפּוֹק לְמַדְבְּחָא דִּי קֳדָם יְיָ וִיכַפֵּר עֲלוֹהִי וְיִסַּב מִדְּמָא דְתוֹרָא וּמִדְּמָא דִצְפִירָא וְיִתֵּן עַל קַרְנַת מַדְבְּחָא סְחוֹר סְחוֹר׃ </text:span></text:span><text:span text:style-name="Default_20_Paragraph_20_Font"><text:span text:style-name="T1">יט </text:span></text:span><text:span text:style-name="Default_20_Paragraph_20_Font"><text:span text:style-name="T2">וְיַדֵּי עֲלוֹהִי מִן דְּמָא בְּאֶצְבְּעֵיהּ שְׁבַע זִמְנִין וִידַכִּנֵּיהּ וִיקַדְּשִׁנֵּיהּ מִסּוֹאֲבַת בְּנֵי יִשְׂרָאֵל׃ </text:span></text:span><text:span text:style-name="Default_20_Paragraph_20_Font"><text:span text:style-name="T1">כ </text:span></text:span><text:span text:style-name="Default_20_Paragraph_20_Font"><text:span text:style-name="T2">וִישֵׁצֵי מִלְּכַפָּרָא עַל קוּדְשָׁא וְעַל מַשְׁכַּן זִמְנָא וְעַל מַדְבְּחָא וִיקָרֵב יָת צְפִירָא חַיָּא׃ </text:span></text:span><text:span text:style-name="Default_20_Paragraph_20_Font"><text:span text:style-name="T1">כא </text:span></text:span><text:span text:style-name="Default_20_Paragraph_20_Font"><text:span text:style-name="T2">וְיִסְמוֹךְ אַהֲרֹן יָת תַּרְתֵּין יְדוֹהִי עַל רֵישׁ צְפִירָא חַיָּא וְיִוַדֵּי עֲלוֹהִי יָת כָּל עֲוָיַת בְּנֵי יִשְׂרָאֵל וְיָת כָּל מֶרְדֵּיהוֹן לְכָל חֲטָאֵיהוֹן וְיִתֵּן יָתְהוֹן עַל רֵישׁ צְפִירָא וִישַׁלַּח בְּיַד גְּבַר דִּזְמִין לִמְהַךְ לְמַדְבְּרָא׃ </text:span></text:span><text:span text:style-name="Default_20_Paragraph_20_Font"><text:span text:style-name="T1">כב </text:span></text:span><text:span text:style-name="Default_20_Paragraph_20_Font"><text:span text:style-name="T2">וְיִטּוֹל צְפִירָא עֲלוֹהִי יָת כָּל חוֹבֵיהוֹן לְאַרְעָא דְלָא יָתְבָא וִישַׁלַּח יָת צְפִירָא בְּמַדְבְּרָא׃ </text:span></text:span><text:span text:style-name="Default_20_Paragraph_20_Font"><text:span text:style-name="T1">כג </text:span></text:span><text:span text:style-name="Default_20_Paragraph_20_Font"><text:span text:style-name="T2">וְיֵיעוֹל אַהֲרֹן לְמַשְׁכַּן זִמְנָא וְיַשְׁלַח יָת לְבוּשֵׁי בוּצָא דִּי לְבַשׁ בְּמֵעֲלֵיהּ לְקוּדְשָׁא וְיַצְנְעִנּוּן תַּמָּן׃ </text:span></text:span><text:span text:style-name="Default_20_Paragraph_20_Font"><text:span text:style-name="T1">כד </text:span></text:span><text:span text:style-name="Default_20_Paragraph_20_Font"><text:span text:style-name="T2">וְיַסְחֵי יָת בִּסְרֵיהּ בְּמַיָּא בַּאֲתַר קַדִּישׁ וְיִלְבַּשׁ יָת לְבוּשׁוֹהִי וְיִפּוֹק וְיַעְבֵּד יָת עֲלָתֵיהּ וְיָת עֲלַת עַמָּא וִיכַפַּר עֲלוֹהִי וְעַל עַמָּא׃ </text:span></text:span><text:span text:style-name="Default_20_Paragraph_20_Font"><text:span text:style-name="T1">כה </text:span></text:span><text:span text:style-name="Default_20_Paragraph_20_Font"><text:span text:style-name="T2">וְיָת תַּרְבָּא דְחַטָּאתָא יַסֵּק לְמַדְבְּחָא׃ </text:span></text:span><text:span text:style-name="Default_20_Paragraph_20_Font"><text:span text:style-name="T1">כו </text:span></text:span><text:span text:style-name="Default_20_Paragraph_20_Font"><text:span text:style-name="T2">וּדְמוֹבִיל יָת </text:span></text:span><text:soft-page-break/><text:span text:style-name="Default_20_Paragraph_20_Font"><text:span text:style-name="T2">צְפִירָא לַעֲזָאזֵל יְצַבַּע לְבוּשׁוֹהִי וְיַסְחֵי יָת בִּסְרֵיהּ בְּמַיָּא וּבָתַר כֵּן יֵיעוֹל לְמַשְׁרִיתָא׃ </text:span></text:span><text:span text:style-name="Default_20_Paragraph_20_Font"><text:span text:style-name="T1">כז </text:span></text:span><text:span text:style-name="Default_20_Paragraph_20_Font"><text:span text:style-name="T2">וְיָת תּוֹרָא דְחַטָּאתָא וְיָת צְפִירָא דְחַטָּאתָא דִּי אִתָּעַל מִדִּמְהוֹן לְכַפָּרָא בְקוּדְשָׁא יִתַּפְּקוּן לְמִבָּרָא לְמַשְׁרִיתָא וְיוֹקְדוּן בְּנוּרָא יָת מַשְׁכֵּיהוֹן וְיָת בִּסְרְהוֹן וְיָת אָכְלֵיהוֹן׃ </text:span></text:span><text:span text:style-name="Default_20_Paragraph_20_Font"><text:span text:style-name="T1">כח </text:span></text:span><text:span text:style-name="Default_20_Paragraph_20_Font"><text:span text:style-name="T2">וּדְמוֹקִיד יָתְהוֹן יְצַבַּע לְבוּשׁוֹהִי וְיַסְחֵי יָת בִּסְרֵיהּ בְּמַיָּא וּבָתַר כֵּן יֵיעוֹל לְמַשְׁרִיתָא׃ </text:span></text:span><text:span text:style-name="Default_20_Paragraph_20_Font"><text:span text:style-name="T1">כט </text:span></text:span><text:span text:style-name="Default_20_Paragraph_20_Font"><text:span text:style-name="T2">וּתְהֵי לְכוֹן לִקְיַם עָלָם בְּיַרְחָא שְׁבִיעָאָה בְּעַשְׂרָא לְיַרְחָא תְּעַנּוּן יָת נַפְשָׁתֵיכוֹן וְכָל עִבִידָא לָא תַעְבְּדוּן יַצִּיבָא וְגִיּוֹרָא דְּיִתְגַּיְּרוּן בֵּינֵיכוֹן׃ </text:span></text:span><text:span text:style-name="Default_20_Paragraph_20_Font"><text:span text:style-name="T1">ל </text:span></text:span><text:span text:style-name="Default_20_Paragraph_20_Font"><text:span text:style-name="T2">אֲרֵי בְיוֹמָא הָדֵין יְכַפֵּר עֲלֵיכוֹן לְדַכָּאָה יָתְכוֹן מִכֹּל חוֹבֵיכוֹן קֳדָם יְיָ תִּדְכּוּן׃ </text:span></text:span><text:span text:style-name="Default_20_Paragraph_20_Font"><text:span text:style-name="T1">לא </text:span></text:span><text:span text:style-name="Default_20_Paragraph_20_Font"><text:span text:style-name="T2">שְׁבַת שְׁבָתָא הִיא לְכוֹן וּתְעַנּוּן יָת נַפְשָׁתֵיכוֹן קְיַם עֲלָם׃ </text:span></text:span><text:span text:style-name="Default_20_Paragraph_20_Font"><text:span text:style-name="T1">לב </text:span></text:span><text:span text:style-name="Default_20_Paragraph_20_Font"><text:span text:style-name="T2">וִיכַפַּר כַּהֲנָא דִּי רַבִּי יָתֵיהּ וְדִי יְקָרֵב יָת קֻרְבָּנֵיהּ לְשַׁמָּשָׁא תְּחוֹת אֲבוּהִי וְיִלְבַּשׁ יָת לְבוּשֵׁי בוּצָא לְבוּשֵׁי קוּדְשָׁא׃ </text:span></text:span><text:span text:style-name="Default_20_Paragraph_20_Font"><text:span text:style-name="T1">לג </text:span></text:span><text:span text:style-name="Default_20_Paragraph_20_Font"><text:span text:style-name="T2">וִיכַפַּר עַל מִקְדַּשׁ קוּדְשָׁא וְעַל מַשְׁכַּן זִמְנָא וְעַל מַדְבְּחָא יְכַפַּר וְעַל כַּהֲנַיָּא וְעַל כָּל עַמָּא דִקְהָלָא יְכַפַּר׃ </text:span></text:span><text:span text:style-name="Default_20_Paragraph_20_Font"><text:span text:style-name="T1">לד </text:span></text:span><text:span text:style-name="Default_20_Paragraph_20_Font"><text:span text:style-name="T2">וּתְהֵי דָא לְכוֹן לִקְיַם עָלָם לְכַפָּרָא עַל בְּנֵי יִשְׂרָאֵל מִכָּל חוֹבֵיהוֹן חֲדָא בְּשַׁתָּא וַעֲבַד כְּמָא דִי פַקֵּיד יְיָ יָת משֶׁה׃ </text:span></text:span></text:p>
      </text:section>
      <text:section text:style-name="Sect1" text:name="Sect17">
        <text:p text:style-name="P2">Leviticus 17</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ל עִם אַהֲרֹן וְעִם בְּנוֹהִי וְעִם כָּל בְּנֵי יִשְׂרָאֵל וְתֵימַר לְהוֹן דֵּין פִּתְגָּמָא דִּי פַקִּיד יְיָ לְמֵימָר׃ </text:span></text:span><text:span text:style-name="Default_20_Paragraph_20_Font"><text:span text:style-name="T1">ג </text:span></text:span><text:span text:style-name="Default_20_Paragraph_20_Font"><text:span text:style-name="T2">גְּבַר גְּבַר מִבֵּית יִשְׂרָאֵל דִּי יִכּוֹס תּוֹר אוֹ אִמַּר אוֹ עִזָּא בְּמַשְׁרִיתָא אוֹ דִּי יִכּוֹס מִבָּרָא לְמַשְׁרִיתָא׃ </text:span></text:span><text:span text:style-name="Default_20_Paragraph_20_Font"><text:span text:style-name="T1">ד </text:span></text:span><text:span text:style-name="Default_20_Paragraph_20_Font"><text:span text:style-name="T2">וְלִתְרַע מַשְׁכַּן זִמְנָא לָא אַיְתֵיהּ לְקָרָבָא קֻרְבָּנָא קֳדָם יְיָ קֳדָם מַשְׁכְּנָא דַיְיָ דְּמָא יִתְחַשַּׁב לְגַבְרָא הַהוּא דְּמָא אֲשַׁד וְיִשְׁתֵּיצֵי אֲנָשָׁא הַהוּא מִגּוֹ עַמֵּיהּ׃ </text:span></text:span><text:span text:style-name="Default_20_Paragraph_20_Font"><text:span text:style-name="T1">ה </text:span></text:span><text:span text:style-name="Default_20_Paragraph_20_Font"><text:span text:style-name="T2">בְּדִיל דִּי יַיְתוּן בְּנֵי יִשְׂרָאֵל יָת דִּבְחֵיהוֹן דִּי אִנּוּן דָּבְחִין עַל אַפֵּי חַקְלָא וְיַיְתֻנּוּן לָקֳדָם יְיָ לִתְרַע מַשְׁכַּן זִמְנָא לְוָת כַּהֲנָא וְיִכְּסוּן נִכְסַת קוּדְשִׁין קֳדָם יְיָ יָתְהוֹן׃ </text:span></text:span><text:span text:style-name="Default_20_Paragraph_20_Font"><text:span text:style-name="T1">ו </text:span></text:span><text:span text:style-name="Default_20_Paragraph_20_Font"><text:span text:style-name="T2">וְיִזְרוֹק כַּהֲנָא יָת דְּמָא עַל מַדְבְּחָא דַיְיָ בִּתְרַע מַשְׁכַּן זִמְנָא וְיַסֵּק תַּרְבָּא לְאִתְקַבָּלָא בְרַעֲוָא קֳדָם יְיָ׃ </text:span></text:span><text:span text:style-name="Default_20_Paragraph_20_Font"><text:span text:style-name="T1">ז </text:span></text:span><text:span text:style-name="Default_20_Paragraph_20_Font"><text:span text:style-name="T2">וְלָא יִדְבְּחוּן עוֹד יָת דִּבְחֵיהוֹן לַשֵּׁדִין דִּי אִנּוּן טָעָן בַּתְרֵיהוֹן קְיַם עָלָם תְּהֵי דָא לְהוֹן לְדָרֵיהוֹן׃ </text:span></text:span><text:span text:style-name="Default_20_Paragraph_20_Font"><text:span text:style-name="T1">ח </text:span></text:span><text:span text:style-name="Default_20_Paragraph_20_Font"><text:span text:style-name="T2">וּלְהוֹן תֵּימַר גְּבַר גְּבַר מִבֵּית יִשְׂרָאֵל וּמִן גִּיּוֹרָא דְּיִתְגַּיְּרוּן בֵּינֵיכוֹן דִּי יַסֵּק עֲלָתָא אוֹ נִכְסַת קוּדְשַׁיָּא׃ </text:span></text:span><text:span text:style-name="Default_20_Paragraph_20_Font"><text:span text:style-name="T1">ט </text:span></text:span><text:span text:style-name="Default_20_Paragraph_20_Font"><text:span text:style-name="T2">וְלִתְרַע מַשְׁכַּן זִמְנָא לָא אַיְתִנֵּיהּ לְמֶעְבַּד יָתֵיהּ קֳדָם יְיָ וְיִשְׁתֵּיצֵי אֲנָשָׁא הַהוּא מֵעַמֵּיהּ׃ </text:span></text:span><text:span text:style-name="Default_20_Paragraph_20_Font"><text:span text:style-name="T1">י </text:span></text:span><text:span text:style-name="Default_20_Paragraph_20_Font"><text:span text:style-name="T2">וּגְבַר גְּבַר מִבֵּית יִשְׂרָאֵל וּמִן גִּיּוֹרָא דְּיִתְגַּיְּרוּן בֵּינֵיכוֹן דִּי יֵיכוּל כָּל דְּמָא וְאֶתֵּן רוּגְזִי בַּאֲנָשָׁא דְּיֵכוּל יָת דְּמָא וֶאֱשֵׁיצֵי יָתֵיהּמִגּוֹ עַמֵּיהּ׃ </text:span></text:span><text:span text:style-name="Default_20_Paragraph_20_Font"><text:span text:style-name="T1">יא </text:span></text:span><text:span text:style-name="Default_20_Paragraph_20_Font"><text:span text:style-name="T2">אֲרֵי נְפַשׁ בִּסְרָא בִּדְמָא הִיא וַאֲנָא יְהָבִתֵּיהּ לְכוֹן עַל מַדְבְּחָא לְכַפָּרָא עַל נַפְשָׁתֵיכוֹן אֲרֵי דְמָא הוּא עַל נַפְשָׁא מְכַפֵּר׃ </text:span></text:span><text:span text:style-name="Default_20_Paragraph_20_Font"><text:span text:style-name="T1">יב </text:span></text:span><text:span text:style-name="Default_20_Paragraph_20_Font"><text:span text:style-name="T2">עַל כֵּן אֲמָרִית לִבְנֵי יִשְׂרָאֵל כָּל אֱנַשׁ מִנְּכוֹן לָא יֵיכוּל דְּמָא וְגִיּוֹרָא דְּיִתְגַּיְּרוּן בֵּינֵיכוֹן לָא יֵיכוּל דְּמָא׃ </text:span></text:span><text:span text:style-name="Default_20_Paragraph_20_Font"><text:span text:style-name="T1">יג </text:span></text:span><text:span text:style-name="Default_20_Paragraph_20_Font"><text:span text:style-name="T2">וּגְבַר גְּבַר מִן בְּנֵי יִשְׂרָאֵל וּמִין גִּיּוֹרָא דְּיִתְגַּיְּרוּן בֵּינֵיכוֹן דִּי יְצוּד צֵידָא חַיְתָא אוֹ עוֹפָא דִּי מִתְאֲכֵל וְיֵישׁוֹד יָת דְּמֵיהּ וִיכַסִּנֵּיהּ בְּעַפְרָא׃ </text:span></text:span><text:span text:style-name="Default_20_Paragraph_20_Font"><text:span text:style-name="T1">יד </text:span></text:span><text:span text:style-name="Default_20_Paragraph_20_Font"><text:span text:style-name="T2">אֲרֵי נְפַשׁ כָּל בִּסְרָא דְּמֵיהּ בְּנַפְשֵׁיהּ הוּא וַאֲמָרִית לִבְנֵי יִשְׂרָאֵל דַּם כָּל בִּסְרָא לָא תֵיכְלוּן אֲרֵי נְפַשׁ כָּל בִּסְרָא דְּמֵיהּ הִיא כָּל דְּיֵכְלִנֵּיהּ יִשְׁתֵּיצֵי׃ </text:span></text:span><text:span text:style-name="Default_20_Paragraph_20_Font"><text:span text:style-name="T1">טו </text:span></text:span><text:span text:style-name="Default_20_Paragraph_20_Font"><text:span text:style-name="T2">וְכָל אֱנַשׁ דִּי יֵיכוּל נְבִילָא וּתְבִירָא בְּיַצִּיבָא וּבְגִיּוֹרָא וִיצַבַּע לְבוּשׁוֹהִי וְיַסְחֵי בְמַיָּא וִיהֵי מְסָאָב עַד רַמְשָׁא וְיִדְכֵּי׃ </text:span></text:span><text:span text:style-name="Default_20_Paragraph_20_Font"><text:span text:style-name="T1">טז </text:span></text:span><text:span text:style-name="Default_20_Paragraph_20_Font"><text:span text:style-name="T2">וְאִם לָא יְצַבַּע וּבִסְרֵיהּ לָא יַסְחֵי וִיקַבֵּל חוֹבֵיהּ׃ </text:span></text:span></text:p>
      </text:section>
      <text:section text:style-name="Sect1" text:name="Sect18">
        <text:p text:style-name="P2"><text:soft-page-break/>Leviticus 18</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ל עִם בְּנֵי יִשְׂרָאֵל וְתֵימַר לְהוֹן אֲנָא יְיָ אֱלָהָכוֹן׃ </text:span></text:span><text:span text:style-name="Default_20_Paragraph_20_Font"><text:span text:style-name="T1">ג </text:span></text:span><text:span text:style-name="Default_20_Paragraph_20_Font"><text:span text:style-name="T2">כְּעוֹבָדֵי עַמָּא דְאַרְעָא דְמִצְרַיִם דִּי יְתֶבְתּוּן בַּהּ לָא תַעְבְּדוּן וּכְעוֹבָדֵי עַמָּא דְאַרְעָא דִכְנַעַן דִּי אֲנָא מָעֵל יָתְכוֹן תַּמָּן לָא תַעְבְּדוּן וּבְנִימוֹסֵיהוֹן לָא תְהָכוּן׃ </text:span></text:span><text:span text:style-name="Default_20_Paragraph_20_Font"><text:span text:style-name="T1">ד </text:span></text:span><text:span text:style-name="Default_20_Paragraph_20_Font"><text:span text:style-name="T2">יָת דִּינַי תַּעְבְּדוּן וְיָת קְיָמַי תִּטְּרוּן לְהַלָּכָא בְּהוֹן אֲנָא יְיָ אֱלָהָכוֹן׃ </text:span></text:span><text:span text:style-name="Default_20_Paragraph_20_Font"><text:span text:style-name="T1">ה </text:span></text:span><text:span text:style-name="Default_20_Paragraph_20_Font"><text:span text:style-name="T2">וְתִטְּרוּן יָת קְיָמַי וְיָת דִּינַי דִּי יַעְבֵּד יָתְהוֹן אֲנָשָׁא וְיֵחֵי בְהוֹן לְחַיֵּי עָלְמָא אֲנָא יְיָ׃ </text:span></text:span><text:span text:style-name="Default_20_Paragraph_20_Font"><text:span text:style-name="T1">ו </text:span></text:span><text:span text:style-name="Default_20_Paragraph_20_Font"><text:span text:style-name="T2">גְּבַר גְּבַר לְכָל קָרִיב בִּסְרֵיהּ לָא תִקְרְבוּן לְגַלָּאָה עֶרְיָא אֲנָא יְיָ׃ </text:span></text:span><text:span text:style-name="Default_20_Paragraph_20_Font"><text:span text:style-name="T1">ז </text:span></text:span><text:span text:style-name="Default_20_Paragraph_20_Font"><text:span text:style-name="T2">עֶרְיַת אֲבוּךְ וְעֶרְיַת אִמָּךְ לָא תְגַלֵּי אִמָּךְ הִיא לָא תְגַלֵּי עֶרְיְתַהּ׃ </text:span></text:span><text:span text:style-name="Default_20_Paragraph_20_Font"><text:span text:style-name="T1">ח </text:span></text:span><text:span text:style-name="Default_20_Paragraph_20_Font"><text:span text:style-name="T2">עֶרְיַת אִתַּת אָבוּךְ לָא תְגַלֵּי עֶרְיַת אֲבוּךְ הִיא׃ </text:span></text:span><text:span text:style-name="Default_20_Paragraph_20_Font"><text:span text:style-name="T1">ט </text:span></text:span><text:span text:style-name="Default_20_Paragraph_20_Font"><text:span text:style-name="T2">עֶרְיַת אֲחָתָךְ בַּת אֲבוּךְ אוֹ בַת אִמָּךְ דִּילִידָא מִן אֲבוּךְ מִן אִתַּת אָחֳרִי אוֹ מִן אִמָּךְ לִגְבַר אָחֳרָן לָא תְגַלֵּי עֶרְיַתְהֶן׃ </text:span></text:span><text:span text:style-name="Default_20_Paragraph_20_Font"><text:span text:style-name="T1">י </text:span></text:span><text:span text:style-name="Default_20_Paragraph_20_Font"><text:span text:style-name="T2">עֶרְיַת בַּת בְּרָךְ אוֹ בַת בְּרַתָּךְ לָא תְגַלֵּי עֶרְיַתְהֵן אֲרֵי עֶרְיְתָךְ אִנּוּן׃ </text:span></text:span><text:span text:style-name="Default_20_Paragraph_20_Font"><text:span text:style-name="T1">יא </text:span></text:span><text:span text:style-name="Default_20_Paragraph_20_Font"><text:span text:style-name="T2">עֶרְיַת בַּת אִתַּת אֲבוּךְ דִּילִידָא מִן אֲבוּךְ אֲחָתָךְ הִיא לָא תְגַלֵּי עֶרְיְתַהּ׃ </text:span></text:span><text:span text:style-name="Default_20_Paragraph_20_Font"><text:span text:style-name="T1">יב </text:span></text:span><text:span text:style-name="Default_20_Paragraph_20_Font"><text:span text:style-name="T2">עֶרְיַת אֲחַת אֲבוּךְ לָא תְגַלֵּי קָרִיבַת אֲבוּךְ הִיא׃ </text:span></text:span><text:span text:style-name="Default_20_Paragraph_20_Font"><text:span text:style-name="T1">יג </text:span></text:span><text:span text:style-name="Default_20_Paragraph_20_Font"><text:span text:style-name="T2">עֶרְיַת אֲחַת אִמָּךְ לָא תְגַלֵּי אֲרֵי קָרִיבַת אִמָּךְ הִיא׃ </text:span></text:span><text:span text:style-name="Default_20_Paragraph_20_Font"><text:span text:style-name="T1">יד </text:span></text:span><text:span text:style-name="Default_20_Paragraph_20_Font"><text:span text:style-name="T2">עֶרְיַת אַח אֲבוּךְ לָא תְגַלֵּי לְאִתְּתֵיהּ לָא תִקְרַב אִתַּת אַח אֲבוּךְ הִיא׃ </text:span></text:span><text:span text:style-name="Default_20_Paragraph_20_Font"><text:span text:style-name="T1">טו </text:span></text:span><text:span text:style-name="Default_20_Paragraph_20_Font"><text:span text:style-name="T2">עֶרְיַת כַּלְּתָךְ לָא תְגַלֵּי אִתַּת בְּרָךְ הִיא לָא תְגַלֵּי עֶרְיְתַהּ׃ </text:span></text:span><text:span text:style-name="Default_20_Paragraph_20_Font"><text:span text:style-name="T1">טז </text:span></text:span><text:span text:style-name="Default_20_Paragraph_20_Font"><text:span text:style-name="T2">עֶרְיַת אִתַּת אֲחוּךְ לָא תְגַלֵּי עֶרְיַת אֲחוּךְ הִיא׃ </text:span></text:span><text:span text:style-name="Default_20_Paragraph_20_Font"><text:span text:style-name="T1">יז </text:span></text:span><text:span text:style-name="Default_20_Paragraph_20_Font"><text:span text:style-name="T2">עֶרְיַת אִתְּתָא וּבְרַתַּהּ לָא תְגַלֵּי יָת בַּת בְּרַהּ וְיָת בַּת בְּרַתַּהּ לָא תִסַּב לְגַלָּאָה עֶרְיְתַהּ קָרִיבָן אִנּוּן עֵצַת חִטְאִין הִיא׃ </text:span></text:span><text:span text:style-name="Default_20_Paragraph_20_Font"><text:span text:style-name="T1">יח </text:span></text:span><text:span text:style-name="Default_20_Paragraph_20_Font"><text:span text:style-name="T2">וְאִתְּתָא עִם אֲחָתַהּ לָא תִסָּב לְעָקָאָה לְגַלָּאָה עֶרְיְתַהּ עֲלַהּ בְּחַיָּיהָא׃ </text:span></text:span><text:span text:style-name="Default_20_Paragraph_20_Font"><text:span text:style-name="T1">יט </text:span></text:span><text:span text:style-name="Default_20_Paragraph_20_Font"><text:span text:style-name="T2">וּלְאִתְּתָא בְּרִחוּק סוֹבְתַהּ לָא תִקְרַב לְגַלָּאָה עֶרְיְתַהּ׃ </text:span></text:span><text:span text:style-name="Default_20_Paragraph_20_Font"><text:span text:style-name="T1">כ </text:span></text:span><text:span text:style-name="Default_20_Paragraph_20_Font"><text:span text:style-name="T2">וּבְאִתַּת חַבְרָךְ לָא תִתֵּן שְׁכֻבְתָּךְ לְזַרְעָא לְאִסְתָּאָבָא בַהּ׃ </text:span></text:span><text:span text:style-name="Default_20_Paragraph_20_Font"><text:span text:style-name="T1">כא </text:span></text:span><text:span text:style-name="Default_20_Paragraph_20_Font"><text:span text:style-name="T2">וּמִבְּנָיךְ לָא תִתֵּן לְאַעְבָּרָא לְמוֹלֶךְ וְלָא תַחֵל יָת שְׁמָא דֶאֱלָהָךְ אֲנָא יְיָ׃ </text:span></text:span><text:span text:style-name="Default_20_Paragraph_20_Font"><text:span text:style-name="T1">כב </text:span></text:span><text:span text:style-name="Default_20_Paragraph_20_Font"><text:span text:style-name="T2">וְעִם דְּכוּרָא לָא תִשְׁכּוּב מִשְׁכְּבֵי אִתְּתָא תּוֹעֶבְתָּא הִיא׃ </text:span></text:span><text:span text:style-name="Default_20_Paragraph_20_Font"><text:span text:style-name="T1">כג </text:span></text:span><text:span text:style-name="Default_20_Paragraph_20_Font"><text:span text:style-name="T2">וּבְכָל בְּעִירָא לָא תִתֵּן שְׁכֻבְתָּךְ לְאִסְתָּאָבָא בַהּ וְאִתְּתָא לָא תְקוּם קֳדָם בְּעִירָא לְמִשְׁלַט בַּהּ תִּבְלָא הוּא׃ </text:span></text:span><text:span text:style-name="Default_20_Paragraph_20_Font"><text:span text:style-name="T1">כד </text:span></text:span><text:span text:style-name="Default_20_Paragraph_20_Font"><text:span text:style-name="T2">לָא תִסְתַּאֲבוּן בְּכָל אִלֵּין אֲרֵי בְכָל אִלֵּין אִסְתָּאָבוּ עַמְמַיָּא דִּי אֲנָא מַגְלֵי מִן קֳדָמֵיכוֹן׃ </text:span></text:span><text:span text:style-name="Default_20_Paragraph_20_Font"><text:span text:style-name="T1">כה </text:span></text:span><text:span text:style-name="Default_20_Paragraph_20_Font"><text:span text:style-name="T2">וְאִסְתָּאָבַת אַרְעָא וְאַסְעָרִית חוֹבַהּ עֲלַהּ וְרוֹקֵינַת אַרְעָא יָת יָתְבָהָא׃ </text:span></text:span><text:span text:style-name="Default_20_Paragraph_20_Font"><text:span text:style-name="T1">כו </text:span></text:span><text:span text:style-name="Default_20_Paragraph_20_Font"><text:span text:style-name="T2">וְתִטְּרוּן אַתּוּן יָת קְיָמַי וְיָת דִּינַי וְלָא תַעְבְּדוּן מִכֹּל תּוֹעֶבְתָּא הָאִלֵּין יַצִּיבָא וְגִיּוֹרָא דְּיִתְגַּיְּרוּן בֵּינֵיכוֹן׃ </text:span></text:span><text:span text:style-name="Default_20_Paragraph_20_Font"><text:span text:style-name="T1">כז </text:span></text:span><text:span text:style-name="Default_20_Paragraph_20_Font"><text:span text:style-name="T2">אֲרֵי יָת כָּל תּוֹעֶבְתָּא הָאִלֵּין עֲבָדוּ אֱנָשֵׁי אַרְעָא דִּי קֳדָמֵיכוֹן וְאִסְתָּאָבַת אַרְעָא׃ </text:span></text:span><text:span text:style-name="Default_20_Paragraph_20_Font"><text:span text:style-name="T1">כח </text:span></text:span><text:span text:style-name="Default_20_Paragraph_20_Font"><text:span text:style-name="T2">וְלָא תְרוֹקֵן אַרְעָא יָתְכוֹן בְּסָאֳבֵיכוֹן יָתַהּ כְּמָא דְרוֹקֵינַת יָת עַמְמַיָּא דִּי קֳדָמֵיכוֹן׃ </text:span></text:span><text:span text:style-name="Default_20_Paragraph_20_Font"><text:span text:style-name="T1">כט </text:span></text:span><text:span text:style-name="Default_20_Paragraph_20_Font"><text:span text:style-name="T2">אֲרֵי כָּל דִּי יַעְבֵּד מִכֹּל תּוֹעֶבְתָּא הָאִלֵּין וְיִשְׁתֵּיצוּן נַפְשָׁתָא דִיַעְבְּדוּן מִגּוֹ עַמְּהוֹן׃ </text:span></text:span><text:span text:style-name="Default_20_Paragraph_20_Font"><text:span text:style-name="T1">ל </text:span></text:span><text:span text:style-name="Default_20_Paragraph_20_Font"><text:span text:style-name="T2">וְתִטְּרוּן יָת מַטְּרַת מֵימְרִי בְּדִיל דְּלָא לְמֶעְבַּד מִנִּימוֹסֵי תוֹעֶבְתָּא דְּאִתְעֲבָדָא קֳדָמֵיכוֹן וְלָא תִסְתַּאֲבוּן בְּהוֹן אֲנָא יְיָ אֱלָהָכוֹן׃ </text:span></text:span></text:p>
      </text:section>
      <text:section text:style-name="Sect1" text:name="Sect19">
        <text:p text:style-name="P2">Leviticus 19</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ל עִם כָּל כְּנִשְׁתָּא דִבְנֵי יִשְׂרָאֵל וְתֵימַר לְהוֹן קַדִּישִׁין תְּהוֹן אֲרֵי קַדִּישׁ אֲנָא יְיָ אֱלָהָכוֹן׃ </text:span></text:span><text:span text:style-name="Default_20_Paragraph_20_Font"><text:span text:style-name="T1">ג </text:span></text:span><text:span text:style-name="Default_20_Paragraph_20_Font"><text:span text:style-name="T2">גְּבַר מִן אִמֵּיהּ וּמִן אֲבוּהִי תְּהוֹן דָּחֲלִין וְיָת יוֹמֵי שַׁבַּיָּא דִילִי תִּטְרוּן אֲנָא יְיָ אֱלָהָכוֹן׃ </text:span></text:span><text:span text:style-name="Default_20_Paragraph_20_Font"><text:span text:style-name="T1">ד </text:span></text:span><text:span text:style-name="Default_20_Paragraph_20_Font"><text:span text:style-name="T2">לָא תִתְפְּנוּן בָּתַר טַעֲוָן וְדַחֲלָן דְּמַתְּכָא לָא תַעְבְּדוּן לְכוֹן אֲנָא יְיָ אֱלָהָכוֹן׃ </text:span></text:span><text:span text:style-name="Default_20_Paragraph_20_Font"><text:span text:style-name="T1">ה </text:span></text:span><text:span text:style-name="Default_20_Paragraph_20_Font"><text:span text:style-name="T2">וַאֲרֵי תִכְּסוּן נִכְסַת קוּדְשַׁיָּא קֳדָם יְיָ לְרַעֲוָא לְכוֹן תִּכְּסֻנֵּיהּ׃ </text:span></text:span><text:span text:style-name="Default_20_Paragraph_20_Font"><text:span text:style-name="T1">ו </text:span></text:span><text:span text:style-name="Default_20_Paragraph_20_Font"><text:span text:style-name="T2">בְּיוֹמָא דְיִתְנְכֵס יִתְאֲכֵל וּבְיוֹמָא דְבַתְרוֹהִי וּדְאִשְׁתָּאַר עַד יוֹמָא תְלִיתָאָה בְּנוּרָא יִתּוֹקָד׃ </text:span></text:span><text:span text:style-name="Default_20_Paragraph_20_Font"><text:span text:style-name="T1">ז </text:span></text:span><text:span text:style-name="Default_20_Paragraph_20_Font"><text:span text:style-name="T2">וְאִם אִתְאֲכָלָא יִתְאֲכֵל בְּיוֹמָא תְלִיתָאָה מְרָחָק </text:span></text:span><text:soft-page-break/><text:span text:style-name="Default_20_Paragraph_20_Font"><text:span text:style-name="T2">הוּא לָא יְהֵי לְרַעֲוָא׃ </text:span></text:span><text:span text:style-name="Default_20_Paragraph_20_Font"><text:span text:style-name="T1">ח </text:span></text:span><text:span text:style-name="Default_20_Paragraph_20_Font"><text:span text:style-name="T2">וּדְיֵיכְלִנֵּיהּ חוֹבֵיהּ יְקַבֵּל אֲרֵי יָת קוּדְשָׁא דַיְיָ אַחֵל וְיִשְׁתֵּיצֵי אֲנָשָׁא הַהוּא מְעַמֵּיהּ׃ </text:span></text:span><text:span text:style-name="Default_20_Paragraph_20_Font"><text:span text:style-name="T1">ט </text:span></text:span><text:span text:style-name="Default_20_Paragraph_20_Font"><text:span text:style-name="T2">וּבְמֶחְצָדְכוֹן יָת חֲצָדָא דְאַרְעֲכוֹן לָא תְשֵׁיצֵי פָּאתָא דְחַקְלָךְ לְמֶחְצָד וּלְקָטָא דַחֲצָדָךְ לָא תְלַקֵּט׃ </text:span></text:span><text:span text:style-name="Default_20_Paragraph_20_Font"><text:span text:style-name="T1">י </text:span></text:span><text:span text:style-name="Default_20_Paragraph_20_Font"><text:span text:style-name="T2">וְכַרְמָךְ לָא תְעָלֵל וְנִתְרָא דְכַרְמָךְ לָא תְלַקֵּט לְעַנְיֵי וּלְגִיּוֹרֵי תִּשְׁבּוֹק יָתְהוֹן אֲנָא יְיָ אֱלָהָכוֹן׃ </text:span></text:span><text:span text:style-name="Default_20_Paragraph_20_Font"><text:span text:style-name="T1">יא </text:span></text:span><text:span text:style-name="Default_20_Paragraph_20_Font"><text:span text:style-name="T2">לָא תִּגְנְבוּן וְלָא תְכַדְּבוּן וְלָא תְשַׁקְּרוּן אֱנַשׁ בְּחַבְרֵיהּ׃ </text:span></text:span><text:span text:style-name="Default_20_Paragraph_20_Font"><text:span text:style-name="T1">יב </text:span></text:span><text:span text:style-name="Default_20_Paragraph_20_Font"><text:span text:style-name="T2">וְלָא תִשָּׁבְעוּן בִּשְׁמִי לְשִׁקְרָא וְתַחֵל יָת שְׁמָא דֶאֱלָהָךְ אֲנָא יְיָ׃ </text:span></text:span><text:span text:style-name="Default_20_Paragraph_20_Font"><text:span text:style-name="T1">יג </text:span></text:span><text:span text:style-name="Default_20_Paragraph_20_Font"><text:span text:style-name="T2">לָא תַעֲשׁוֹק יָת חַבְרָךְ וְלָא תְאַנֵּס לָא תְבִית אַגְרָא דַאֲגִירָא לְוָתָךְ עַד צַפְרָא׃ </text:span></text:span><text:span text:style-name="Default_20_Paragraph_20_Font"><text:span text:style-name="T1">יד </text:span></text:span><text:span text:style-name="Default_20_Paragraph_20_Font"><text:span text:style-name="T2">לָא תְלוּט דְּלָא שָׁמַע וְקֳדָם דְּלָא חָזֵי לָא תְשִׂים תַּקְלָא וְתִדְחַל מֵאֱלָהָךְ אֲנָא יְיָ׃ </text:span></text:span><text:span text:style-name="Default_20_Paragraph_20_Font"><text:span text:style-name="T1">טו </text:span></text:span><text:span text:style-name="Default_20_Paragraph_20_Font"><text:span text:style-name="T2">לָא תַעְבְּדוּן שְׁקַר בְּדִינָא לָא תִסַּב אַפֵּי מַסְכֵּנָא וְלָא תֶהְדַּר אַפֵּי רַבָּא בְּקוּשְׁטָא תְּדִינֵיהּ לְחַבְרָךְ׃ </text:span></text:span><text:span text:style-name="Default_20_Paragraph_20_Font"><text:span text:style-name="T1">טז </text:span></text:span><text:span text:style-name="Default_20_Paragraph_20_Font"><text:span text:style-name="T2">לָא תֵיכוּל קוּרְצִין בְּעַמָּךְ לָא תְקוּם עַל דְּמָא דְחַבְרָךְ אֲנָא יְיָ׃ </text:span></text:span><text:span text:style-name="Default_20_Paragraph_20_Font"><text:span text:style-name="T1">יז </text:span></text:span><text:span text:style-name="Default_20_Paragraph_20_Font"><text:span text:style-name="T2">לָא תִשְׂנֵי יָת אֲחוּךְ בְּלִבָּךְ אוֹכָחָא תוֹכַח יָת חַבְרָךְ וְלָא תְקַבֵּל עַל דִּי לֵיהּ חוֹבָא׃ </text:span></text:span><text:span text:style-name="Default_20_Paragraph_20_Font"><text:span text:style-name="T1">יח </text:span></text:span><text:span text:style-name="Default_20_Paragraph_20_Font"><text:span text:style-name="T2">לָא תִקּוֹם וְלָא תִטַּר דְּבָבוּ לִבְנֵי עַמָּךְ וּתְרַחֵם לְחַבְרָךְ כְּוָתָךְ אֲנָא יְיָ׃ </text:span></text:span><text:span text:style-name="Default_20_Paragraph_20_Font"><text:span text:style-name="T1">יט </text:span></text:span><text:span text:style-name="Default_20_Paragraph_20_Font"><text:span text:style-name="T2">יָת קְיָמַי תִּטְּרוּן בְּעִירָךְ לָא תַרְכֵּב עֵרוּבִין חַקְלָךְ לָא תִזְרַע עֵרוּבִין וּלְבוּשׁ עֵרוּבִין שַׁעַטְנֵזָא לָא יִסַּק עֲלָךְ׃ </text:span></text:span><text:span text:style-name="Default_20_Paragraph_20_Font"><text:span text:style-name="T1">כ </text:span></text:span><text:span text:style-name="Default_20_Paragraph_20_Font"><text:span text:style-name="T2">וּגְבַר אֲרֵי יִשְׁכּוּב עִם אִתְּתָא שִׁכְבַת זַרְעָא וְהִיא אַמְתָא אֲחִידָא לִגְבַר וְאִתְפְּרָקָא לָא אִתְפְּרִיקַת בְּכַסְפָּא אוֹ חֵרוּתָא לָא אִתְיְהִיבַת לַהּ בִּשְׁטָר בִּקֻּרְתָּא תְהֵי לָא יוּמְתוּן אֲרֵי לָא אִתְחָרָרַת׃ </text:span></text:span><text:span text:style-name="Default_20_Paragraph_20_Font"><text:span text:style-name="T1">כא </text:span></text:span><text:span text:style-name="Default_20_Paragraph_20_Font"><text:span text:style-name="T2">וְיַיְתִי יָת אַשְׁמֵיהּ קֳדָם יְיָ לִתְרַע מַשְׁכַּן זִמְנָא דְּכַר לַאֲשָׁמָא׃ </text:span></text:span><text:span text:style-name="Default_20_Paragraph_20_Font"><text:span text:style-name="T1">כב </text:span></text:span><text:span text:style-name="Default_20_Paragraph_20_Font"><text:span text:style-name="T2">וִיכַפֵּר עֲלוֹהִי כַהֲנָא בְּדִכְרָא דַאֲשָׁמָא קֳדָם יְיָ עַל חוֹבְתֵיהּ דִּי חָב וְיִשְׁתְּבֵק לֵיהּ מֵחוֹבְתֵיהּ דִּי חָב׃ </text:span></text:span><text:span text:style-name="Default_20_Paragraph_20_Font"><text:span text:style-name="T1">כג </text:span></text:span><text:span text:style-name="Default_20_Paragraph_20_Font"><text:span text:style-name="T2">וַאֲרֵי תֵעֲלוּן לְאַרְעָא וְתִצְּבוּן כָּל אִלַּן דְּמֵיכַל וּתְרַחֲקוּן רָחָקָא יָת אִבֵּיהּ תְּלַת שְׁנִין יְהֵי לְכוֹן מְרָחָק לַאֲבָדָא לָא יִתְאֲכֵל׃ </text:span></text:span><text:span text:style-name="Default_20_Paragraph_20_Font"><text:span text:style-name="T1">כד </text:span></text:span><text:span text:style-name="Default_20_Paragraph_20_Font"><text:span text:style-name="T2">וּבְשַׁתָּא רְבִיעֵתָא יְהֵי כָּל אִבֵּיהּ קֹדֶשׁ תֻּשְׁבְּחָן קֳדָם יְיָ׃ </text:span></text:span><text:span text:style-name="Default_20_Paragraph_20_Font"><text:span text:style-name="T1">כה </text:span></text:span><text:span text:style-name="Default_20_Paragraph_20_Font"><text:span text:style-name="T2">וּבְשַׁתָּא חֲמִשֵּׁתָא תֵּיכְלוּן יָת אִבֵּיהּ לְאוֹסָפָא לְכוֹן עֲלַלְתֵּיהּ אֲנָא יְיָ אֱלָהָכוֹן׃ </text:span></text:span><text:span text:style-name="Default_20_Paragraph_20_Font"><text:span text:style-name="T1">כו </text:span></text:span><text:span text:style-name="Default_20_Paragraph_20_Font"><text:span text:style-name="T2">לָא תֵיכְלוּן עַל דְּמָא לָא תְנַחֲשׁוּן וְלָא תְעוֹנוּן׃ </text:span></text:span><text:span text:style-name="Default_20_Paragraph_20_Font"><text:span text:style-name="T1">כז </text:span></text:span><text:span text:style-name="Default_20_Paragraph_20_Font"><text:span text:style-name="T2">לָא תַקְּפוּן פָּאתָא דְרֵישְׁכוֹן וְלָא תְחַבֵּל יָת פָּאתָא דְדִקְנָךְ׃ </text:span></text:span><text:span text:style-name="Default_20_Paragraph_20_Font"><text:span text:style-name="T1">כח </text:span></text:span><text:span text:style-name="Default_20_Paragraph_20_Font"><text:span text:style-name="T2">וְחִבּוּל עַל מִית לָא תִתְּנוּן בְּבִסְרְיכוֹן וְרוּשְׁמִין חֲרִיתִין לָא תִתְּנוּן בְּכוֹן אֲנָא יְיָ׃ </text:span></text:span><text:span text:style-name="Default_20_Paragraph_20_Font"><text:span text:style-name="T1">כט </text:span></text:span><text:span text:style-name="Default_20_Paragraph_20_Font"><text:span text:style-name="T2">לָא תַחֵל יָת בְּרַתָּךְ לְאַטְעֲיוּתַהּ וְלָא תִטְעֵי אַרְעָא וְתִתְמְלֵי אַרְעָא עֵצַת חִטְאִין׃ </text:span></text:span><text:span text:style-name="Default_20_Paragraph_20_Font"><text:span text:style-name="T1">ל </text:span></text:span><text:span text:style-name="Default_20_Paragraph_20_Font"><text:span text:style-name="T2">יָת יוֹמֵי שַׁבַּיָּא דִילִי תִּטְרוּן וּלְבֵית מַקְדְּשִׁי תְּהוֹן דַּחֲלִין אֲנָא יְיָ׃ </text:span></text:span><text:span text:style-name="Default_20_Paragraph_20_Font"><text:span text:style-name="T1">לא </text:span></text:span><text:span text:style-name="Default_20_Paragraph_20_Font"><text:span text:style-name="T2">לָא תִתְפְּנוּן בָּתַר בִּדִּין וּדְכוּרוּ לָא תִתְבְּעוּן לְאִסְתָּאָבָא בְּהוֹן אֲנָא יְיָ אֱלָהָכוֹן׃ </text:span></text:span><text:span text:style-name="Default_20_Paragraph_20_Font"><text:span text:style-name="T1">לב </text:span></text:span><text:span text:style-name="Default_20_Paragraph_20_Font"><text:span text:style-name="T2">מִן קֳדָם דְּסַבַּר בְּאוֹרַיְתָא תְּקוּם וּתְהַדַּר אַפֵּי סָבָא וְתִדְחַל מֵאֱלָהָךְ אֲנָא יְיָ׃ </text:span></text:span><text:span text:style-name="Default_20_Paragraph_20_Font"><text:span text:style-name="T1">לג </text:span></text:span><text:span text:style-name="Default_20_Paragraph_20_Font"><text:span text:style-name="T2">וַאֲרֵי יִתְגַּיַּר עִמָּךְ גִּיּוֹרָא בְּאַרְעֲכוֹן לָא תוֹנוּן יָתֵיהּ׃ </text:span></text:span><text:span text:style-name="Default_20_Paragraph_20_Font"><text:span text:style-name="T1">לד </text:span></text:span><text:span text:style-name="Default_20_Paragraph_20_Font"><text:span text:style-name="T2">כְּיַצִּיבָא מִנְּכוֹן יְהֵי לְכוֹן גִּיּוֹרָא דְּיִתְגַּיַּר בֵּינֵיכוֹן וּתְרַחֵם לֵיהּ כְּוָתָךְ אֲרֵי דַיָּרִין הֲוֵיתוּן בְּאַרְעָא דְמִצְרָיִם אֲנָא יְיָ אֱלָהָכוֹן׃ </text:span></text:span><text:span text:style-name="Default_20_Paragraph_20_Font"><text:span text:style-name="T1">לה </text:span></text:span><text:span text:style-name="Default_20_Paragraph_20_Font"><text:span text:style-name="T2">לָא תַעְבְּדוּן שְׁקַר בְּדִין בִּמְשַׁחְתָּא בְּמַתְקְלָא וּבִמְכִלְתָּא׃ </text:span></text:span><text:span text:style-name="Default_20_Paragraph_20_Font"><text:span text:style-name="T1">לו </text:span></text:span><text:span text:style-name="Default_20_Paragraph_20_Font"><text:span text:style-name="T2">מֹאזְנָוָן דִּקְשׁוֹט מַתְקְלָן דִּקְשׁוֹט מְכִילָן דִּקְשׁוֹט וְהִינִין דִּקְשׁוֹט יְהוֹן לְכוֹן אֲנָא יְיָ אֱלָהָכוֹן דִּי אַפֵּקִית יָתְכוֹן מֵאַרְעָא דְמִצְרָיִם׃ </text:span></text:span><text:span text:style-name="Default_20_Paragraph_20_Font"><text:span text:style-name="T1">לז </text:span></text:span><text:span text:style-name="Default_20_Paragraph_20_Font"><text:span text:style-name="T2">וְתִטְּרוּן יָת כָּל קְיָמַי וְיָת כָּל דִּינַי וְתַעְבְּדוּן יָתְהוֹן אֲנָא יְיָ׃ </text:span></text:span></text:p>
      </text:section>
      <text:section text:style-name="Sect1" text:name="Sect20">
        <text:p text:style-name="P2">Leviticus 20</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וְעִם בְּנֵי יִשְׂרָאֵל תֵּימַר גְּבַר גְּבַר מִבְּנֵי יִשְׂרָאֵל וּמִין גִּיּוֹרָא דְּיִתְגַּיְרוּן בְּיִשְׂרָאֵל דִּי יִתֵּן מִזַּרְעֵיהּ לְמוֹלֶךְ אִתְקְטָלָא יִתְקְטֵל עַמָּא בֵית יִשְׂרָאֵל יִרְגְּמֻנֵּיהּ בְּאַבְנָא׃ </text:span></text:span><text:span text:style-name="Default_20_Paragraph_20_Font"><text:span text:style-name="T1">ג </text:span></text:span><text:span text:style-name="Default_20_Paragraph_20_Font"><text:span text:style-name="T2">וַאֲנָא אֶתֵּן יָת רוּגְזִי בְּגַבְרָא הַהוּא וֶאֱשֵׁיצֵי יָתֵיהּ מִגּוֹ עַמֵּיהּ אֲרֵי מִזַּרְעֵיהּ יְהַב לְמוֹלֶךְ בְּדִיל לְסָאֲבָא יָת מַקְדְּשִׁי וּלְאַחַלָּא יָת שְׁמָא דְקוּדְשִׁי׃ </text:span></text:span><text:span text:style-name="Default_20_Paragraph_20_Font"><text:span text:style-name="T1">ד </text:span></text:span><text:span text:style-name="Default_20_Paragraph_20_Font"><text:span text:style-name="T2">וְאִם מִכְבַּשׁ יִכְבְּשׁוּן עַמָּא </text:span></text:span><text:soft-page-break/><text:span text:style-name="Default_20_Paragraph_20_Font"><text:span text:style-name="T2">בֵית יִשְׂרָאֵל יָת עֵינֵיהוֹן מִן גַּבְרָא הַהוּא בִּדְיָהֵב מִזַּרְעֵיהּ לְמוֹלֶךְ בְּדִיל דְּלָא לְקַטָּלָא יָתֵיהּ׃ </text:span></text:span><text:span text:style-name="Default_20_Paragraph_20_Font"><text:span text:style-name="T1">ה </text:span></text:span><text:span text:style-name="Default_20_Paragraph_20_Font"><text:span text:style-name="T2">וֶאֱשַׁוֵּי אֲנָא יָת רוּגְזִי בְּגַבְרָא הַהוּא וּבִסְעָדוֹהִי וֶאֱשֵׁיצֵי יָתֵיהּ וְיָת כָּל דְּטָעָן בַּתְרוֹהִי לְמִטְעֵי בָּתַר מוֹלֶךְ מִגּוֹ עַמְּהוֹן׃ </text:span></text:span><text:span text:style-name="Default_20_Paragraph_20_Font"><text:span text:style-name="T1">ו </text:span></text:span><text:span text:style-name="Default_20_Paragraph_20_Font"><text:span text:style-name="T2">וֶאֱנַשׁ דִּי יִתְפְּנֵי בָּתַר בִּדִּין וּדְכוּרוּ לְמִטְעֵי בַתְרֵיהוֹן וְאֶתֵּן יָת רוּגְזִי בַּאֲנָשָׁא הַהִיא וֶאֱשֵׁיצֵי יָתֵיהּ מִגּוֹ עַמֵּיהּ׃ </text:span></text:span><text:span text:style-name="Default_20_Paragraph_20_Font"><text:span text:style-name="T1">ז </text:span></text:span><text:span text:style-name="Default_20_Paragraph_20_Font"><text:span text:style-name="T2">וְתִתְקַדְּשׁוּן וּתְהוֹן קַדִּישִׁין אֲרֵי אֲנָא יְיָ אֱלָהָכוֹן׃ </text:span></text:span><text:span text:style-name="Default_20_Paragraph_20_Font"><text:span text:style-name="T1">ח </text:span></text:span><text:span text:style-name="Default_20_Paragraph_20_Font"><text:span text:style-name="T2">וְתִטְּרוּן יָת קְיָמַי וְתַעְבְּדוּן יָתְהוֹן אֲנָא יְיָ מְקַדִּשְׁכוֹן׃ </text:span></text:span><text:span text:style-name="Default_20_Paragraph_20_Font"><text:span text:style-name="T1">ט </text:span></text:span><text:span text:style-name="Default_20_Paragraph_20_Font"><text:span text:style-name="T2">אֲרֵי גְבַר גְּבַר דִּי יְלוּט יָת אֲבוּהִי וְיָת אִמֵּיהּ אִתְקְטָלָא יִתְקְטֵל אֲבוּהִי וְאִמֵּיהּ לַט קְטָלָא חַיָּב׃ </text:span></text:span><text:span text:style-name="Default_20_Paragraph_20_Font"><text:span text:style-name="T1">י </text:span></text:span><text:span text:style-name="Default_20_Paragraph_20_Font"><text:span text:style-name="T2">וּגְבַר דִּי יְגוּף יָת אִתַּת גְּבַר דִּי יְגוּף יָת אִתַּת חַבְרֵיהּ אִתְקְטָלָא יִתְקְטֵל גַּיָּפָא וְגַיַּפְתָּא׃ </text:span></text:span><text:span text:style-name="Default_20_Paragraph_20_Font"><text:span text:style-name="T1">יא </text:span></text:span><text:span text:style-name="Default_20_Paragraph_20_Font"><text:span text:style-name="T2">וּגְבַר דִּי יִשְׁכּוּב עִם אִתַּת אֲבוּהִי עֶרְיְתָא דַאֲבוּהִי גַּלִּי אִתְקְטָלָא יִתְקַטְּלוּן תַּרְוֵיהוֹן קְטָלָא חַיָּבִין׃ </text:span></text:span><text:span text:style-name="Default_20_Paragraph_20_Font"><text:span text:style-name="T1">יב </text:span></text:span><text:span text:style-name="Default_20_Paragraph_20_Font"><text:span text:style-name="T2">וּגְבַר דִּי יִשְׁכּוּב יָת כַּלְּתֵיהּ אִתְקְטָלָא יִתְקַטְּלוּן תַּרְוֵיהוֹן תִּבְלָא עֲבָדוּ קְטָלָא חַיָּבִין׃ </text:span></text:span><text:span text:style-name="Default_20_Paragraph_20_Font"><text:span text:style-name="T1">יג </text:span></text:span><text:span text:style-name="Default_20_Paragraph_20_Font"><text:span text:style-name="T2">וּגְבַר דִּי יִשְׁכּוּב יָת דְּכוּרָא מִשְׁכְּבֵי אִתְּתָא תּוֹעֶבְתָּא עֲבָדוּ תַּרְוֵיהוֹן אִתְקְטָלָא יִתְקַטְּלוּן קְטָלָא חַיָּבִין׃ </text:span></text:span><text:span text:style-name="Default_20_Paragraph_20_Font"><text:span text:style-name="T1">יד </text:span></text:span><text:span text:style-name="Default_20_Paragraph_20_Font"><text:span text:style-name="T2">וּגְבַר דִּי יִסַּב יָת אִתְּתָא וְיָת אִמַּהּ עֵצַת חִטְאִין הִיא בְּנוּרָא יוֹקְדוּן יָתֵיהּ וְיָתְהֶן וְלָא תְהֵי עֵצַת חִטְאִין בֵּינֵיכוֹן׃ </text:span></text:span><text:span text:style-name="Default_20_Paragraph_20_Font"><text:span text:style-name="T1">טו </text:span></text:span><text:span text:style-name="Default_20_Paragraph_20_Font"><text:span text:style-name="T2">וּגְבַר דִּי יִתֵּן שְׁכָבְתֵּיהּ בִּבְעִירָא אִתְקְטָלָא יִתְקְטֵל וְיָת בְּעִירָא תִּקְטְלוּן׃ </text:span></text:span><text:span text:style-name="Default_20_Paragraph_20_Font"><text:span text:style-name="T1">טז </text:span></text:span><text:span text:style-name="Default_20_Paragraph_20_Font"><text:span text:style-name="T2">וְאִתְּתָא דִּי תִקְרַב לְכָל בְּעִירָא לְמִשְׁלַט בַּהּ וְתִקְטוֹל יָת אִתְּתָא וְיָת בְּעִירָא אִתְקְטָלָא יִתְקַטְּלוּן קְטָלָא חַיָּבִין׃ </text:span></text:span><text:span text:style-name="Default_20_Paragraph_20_Font"><text:span text:style-name="T1">יז </text:span></text:span><text:span text:style-name="Default_20_Paragraph_20_Font"><text:span text:style-name="T2">וּגְבַר דִּי יִסַּב יָת אֲחָתֵיהּ בַּת אֲבוּהִי אוֹ בַת אִמֵּיהּ וְיֶחֱזֵי יָת עֶרְיְתַהּ וְהִיא תֶחֱזֵי יָת עֶרְיְתֵיהּ קְלָנָא הוּא וְיִשְׁתֵּיצוּן לְעֵינֵי בְּנֵי עַמְּהוֹן עֶרְיַת אֲחָתֵיהּ גַּלִּי חוֹבֵיהּ יְקַבֵּל׃ </text:span></text:span><text:span text:style-name="Default_20_Paragraph_20_Font"><text:span text:style-name="T1">יח </text:span></text:span><text:span text:style-name="Default_20_Paragraph_20_Font"><text:span text:style-name="T2">וּגְבַר דִּי יִשְׁכּוּב יָת אִתְּתָא סוֹאֲבָתָא וִיגַלִּי יָת עֶרְיְתַהּ יָת קְלָנַהּ גַּלִּי וְהִיא תְגַלֵּי יָת סוֹאֲבַת דְּמָהָא וְיִשְׁתֵּיצוּן תַּרְוֵיהוֹן מִגּוֹ עַמְּהוֹן׃ </text:span></text:span><text:span text:style-name="Default_20_Paragraph_20_Font"><text:span text:style-name="T1">יט </text:span></text:span><text:span text:style-name="Default_20_Paragraph_20_Font"><text:span text:style-name="T2">וְעֶרְיַת אֲחַת אִמָּךְ וַאֲחַת אָבוּךְ לָא תְגַלֵּי אֲרֵי יָת קָרִיבֵיהּ גַּלִּי חוֹבְהֶן יְקַבְּלוּן׃ </text:span></text:span><text:span text:style-name="Default_20_Paragraph_20_Font"><text:span text:style-name="T1">כ </text:span></text:span><text:span text:style-name="Default_20_Paragraph_20_Font"><text:span text:style-name="T2">וּגְבַר דִּי יִשְׁכּוּב יָת אִתַּת אַח אֲבוּהִי עֶרְיַת אַח אֲבוּהִי גַּלִּי חוֹבְהֶן יְקַבְּלוּן בְּלָא וְלָד יְמוּתוּן׃ </text:span></text:span><text:span text:style-name="Default_20_Paragraph_20_Font"><text:span text:style-name="T1">כא </text:span></text:span><text:span text:style-name="Default_20_Paragraph_20_Font"><text:span text:style-name="T2">וּגְבַר דִּי יִסַּב יָת אִתַּת אֲחוּהִי מְרָחָקָא הִיא עֶרְיְתָא דַאֲחוּהִי גַּלִּי בְּלָא וְלָד יְהוֹן׃ </text:span></text:span><text:span text:style-name="Default_20_Paragraph_20_Font"><text:span text:style-name="T1">כב </text:span></text:span><text:span text:style-name="Default_20_Paragraph_20_Font"><text:span text:style-name="T2">וְתִטְּרוּן יָת כָּל קְיָמַי וְיָת כָּל דִּינַי וְתַעְבְּדוּן יָתְהוֹן וְלָא תְרוֹקֵן יָתְכוֹן אַרְעָא דִּי אֲנָא מַעֵיל יָתְכוֹן תַּמָּן לְמִתַּב בַּהּ׃ </text:span></text:span><text:span text:style-name="Default_20_Paragraph_20_Font"><text:span text:style-name="T1">כג </text:span></text:span><text:span text:style-name="Default_20_Paragraph_20_Font"><text:span text:style-name="T2">וְלָא תְהָכוּן בְּנִימוֹסֵי עַמְמַיָּא דִּי אֲנָא מַגְלֵי מִן קֳדָמֵיכוֹן אֲרֵי יָת כָּל אִלֵּין עֲבָדוּ וְרָחִיק מֵימְרִי יָתְהוֹן׃ </text:span></text:span><text:span text:style-name="Default_20_Paragraph_20_Font"><text:span text:style-name="T1">כד </text:span></text:span><text:span text:style-name="Default_20_Paragraph_20_Font"><text:span text:style-name="T2">וַאֲמָרִית לְכוֹן אַתּוּן תִּירְתוּן יָת אַרְעֲהוֹן וַאֲנָא אֶתְּנִנַּהּ לְכוֹן לְמֵירַת יָתַהּ אַרְעָא עָבְדָא חֲלָב וּדְבָשׁ אֲנָא יְיָ אֱלָהָכוֹן דִּי אַפְרֵשִׁית יָתְכוֹן מִן עַמְמַיָּא׃ </text:span></text:span><text:span text:style-name="Default_20_Paragraph_20_Font"><text:span text:style-name="T1">כה </text:span></text:span><text:span text:style-name="Default_20_Paragraph_20_Font"><text:span text:style-name="T2">וְתַפְרְשׁוּן בֵּין בְּעִירָא דַכְיָא לִמְסָאָבָא וּבֵין עוֹפָא מְסָאָבָא לִדְכֵי וְלָא תְשַׁקְּצוּן יָת נַפְשָׁתֵיכוֹן בִּבְעִירָא וּבְעוֹפָא וּבְכֹל דִּי תַרְחֵשׁ אַרְעָא דִּי אַפְרֵשִׁית לְכוֹן לְסָאָבָא׃ </text:span></text:span><text:span text:style-name="Default_20_Paragraph_20_Font"><text:span text:style-name="T1">כו </text:span></text:span><text:span text:style-name="Default_20_Paragraph_20_Font"><text:span text:style-name="T2">וּתְהוֹן קֳדָמַי קַדִּישִׁין אֲרֵי קַדִּישׁ אֲנָא יְיָ וְאַפְרֵשִׁית יָתְכוֹן מִן עַמְמַיָּא לְמֶהֱוֵי פָלְחִין קֳדָמָי׃ </text:span></text:span><text:span text:style-name="Default_20_Paragraph_20_Font"><text:span text:style-name="T1">כז </text:span></text:span><text:span text:style-name="Default_20_Paragraph_20_Font"><text:span text:style-name="T2">וּגְבַר אוֹ אִתְּתָא אֲרֵי יְהֵי בְהוֹן בִּדִּין אוֹ דְּכוּר אִתְקְטָלָא יִתְקַטְּלוּן בְּאַבְנָא יִרְגְּמוּן יָתְהוֹן קְטָלָא חַיָּבִין׃ </text:span></text:span></text:p>
      </text:section>
      <text:section text:style-name="Sect1" text:name="Sect21">
        <text:p text:style-name="P2">Leviticus 21</text:p>
        <text:p text:style-name="P3"><text:span text:style-name="Default_20_Paragraph_20_Font"><text:span text:style-name="T1">א </text:span></text:span><text:span text:style-name="Default_20_Paragraph_20_Font"><text:span text:style-name="T2">וַאֲמַר יְיָ לְמשֶׁה אֱמַר לְכַהֲנַיָּא בְּנֵי אַהֲרֹן וְתֵימַר לְהוֹן עַל מִית לָא יִסְתָּאַב בְּעַמֵּיהּ׃ </text:span></text:span><text:span text:style-name="Default_20_Paragraph_20_Font"><text:span text:style-name="T1">ב </text:span></text:span><text:span text:style-name="Default_20_Paragraph_20_Font"><text:span text:style-name="T2">אֶלָּהֵן לְקָרִיבֵיהּ דְּקָרִיב לֵיהּ לְאִמֵּיהּ וְלַאֲבוּהִי וְלִבְרֵיהּ וְלִבְרַתֵּיהּ וְלַאֲחוּהִי׃ </text:span></text:span><text:span text:style-name="Default_20_Paragraph_20_Font"><text:span text:style-name="T1">ג </text:span></text:span><text:span text:style-name="Default_20_Paragraph_20_Font"><text:span text:style-name="T2">וְלַאֲחָתֵיהּ בְּתֻלְתָּא דְּקָרִיבָא לֵיהּ דִּי לָא הֲוַת לִגְבָר לַהּ יִסְתָּאָב׃ </text:span></text:span><text:span text:style-name="Default_20_Paragraph_20_Font"><text:span text:style-name="T1">ד </text:span></text:span><text:span text:style-name="Default_20_Paragraph_20_Font"><text:span text:style-name="T2">לָא יִסְתָּאַב רַבָּא בְעַמֵּיהּ לְאַחֲלוּתֵיהּ׃ </text:span></text:span><text:span text:style-name="Default_20_Paragraph_20_Font"><text:span text:style-name="T1">ה </text:span></text:span><text:span text:style-name="Default_20_Paragraph_20_Font"><text:span text:style-name="T2">לָא יִמְרְטוּן מְרַט בְּרֵישְׁהוֹן וּפָאתָא דְדִקְנְהוֹן לָא יְגַלְּחוּן וּבְבִשְׂרְהוֹן לָא יְחַבְּלוּן חִבּוּל׃ </text:span></text:span><text:span text:style-name="Default_20_Paragraph_20_Font"><text:span text:style-name="T1">ו </text:span></text:span><text:span text:style-name="Default_20_Paragraph_20_Font"><text:span text:style-name="T2">קַדִּישִׁין יְהוֹן קֳדָם אֱלָהֲהוֹן וְלָא יְחַלּוּן שְׁמָא דֶּאֱלָהֲהוֹן אֲרֵי יָת קֻרְבְּנַיָּא דַיְיָ קֻרְבָּן אֱלָהֲהוֹן אִנּוּן מַקְרִיבִין וִיהוֹן </text:span></text:span><text:soft-page-break/><text:span text:style-name="Default_20_Paragraph_20_Font"><text:span text:style-name="T2">קַדִּישִׁין׃ </text:span></text:span><text:span text:style-name="Default_20_Paragraph_20_Font"><text:span text:style-name="T1">ז </text:span></text:span><text:span text:style-name="Default_20_Paragraph_20_Font"><text:span text:style-name="T2">אִתְּתָא מַטְעֲיָא וּמְחַלְּלָא לָא יִסְּבוּן וְאִתְּתָא דִּמְתָרְכָא מִבַּעְלַהּ לָא יִסְּבוּן אֲרֵי קַדִּישׁ הוּא קֳדָם אֱלָהֵיהּ׃ </text:span></text:span><text:span text:style-name="Default_20_Paragraph_20_Font"><text:span text:style-name="T1">ח </text:span></text:span><text:span text:style-name="Default_20_Paragraph_20_Font"><text:span text:style-name="T2">וּתְקַדְּשִׁנֵּיהּ אֲרֵי יָת קֻרְבַּן אֱלָהָךְ הוּא מְקָרֵב קַדִּישׁ יְהֵי לָךְ אֲרֵי קַדִּישׁ אֲנָא יְיָ מְקַדִּשְׁכוֹן׃ </text:span></text:span><text:span text:style-name="Default_20_Paragraph_20_Font"><text:span text:style-name="T1">ט </text:span></text:span><text:span text:style-name="Default_20_Paragraph_20_Font"><text:span text:style-name="T2">וּבַת גְּבַר כָּהֵן אֲרֵי תִתְחַל לְמִטְעֵי מִקְּדֻשַּׁת אֲבוּהָ הִיא מִתַּחֲלָא בְּנוּרָא תִּתּוֹקָד׃ </text:span></text:span><text:span text:style-name="Default_20_Paragraph_20_Font"><text:span text:style-name="T1">י </text:span></text:span><text:span text:style-name="Default_20_Paragraph_20_Font"><text:span text:style-name="T2">וְכַהֲנָא דְאִתְרַבָּא מֵאֲחוֹהִי דְּ יִתָּרִיק עַל רֵישֵׁיהּ מִשְׁחָא דִרְבוּתָא וְדִי קָרִיב יָת קֻרְבָּנֵיהּ לְמִלְבַּשׁ יָת לְבוּשַׁיָּא יָת רֵישֵׁיהּ לָא יְרַבֵּי פֵרוּעַ וּלְבוּשׁוֹהִי לָא יִבְזַע׃ </text:span></text:span><text:span text:style-name="Default_20_Paragraph_20_Font"><text:span text:style-name="T1">יא </text:span></text:span><text:span text:style-name="Default_20_Paragraph_20_Font"><text:span text:style-name="T2">וְעַל כָּל נַפְשַׁת מֵתָא לָא יֵיעוֹל לַאֲבוּהִי וּלְאִמֵּיהּ לָא יִסְתָּאָב׃ </text:span></text:span><text:span text:style-name="Default_20_Paragraph_20_Font"><text:span text:style-name="T1">יב </text:span></text:span><text:span text:style-name="Default_20_Paragraph_20_Font"><text:span text:style-name="T2">וּמִין מַקְדְּשָׁא לָא יִפּוֹק וְלָא יַחֵל יָת מַקְדְּשָׁא דֶאֱלָהֵיהּ אֲרֵי כְּלִיל מְשַׁח רְבוּתָא דֶאֱלָהֵיהּ עֲלוֹהִי אֲנָא יְיָ׃ </text:span></text:span><text:span text:style-name="Default_20_Paragraph_20_Font"><text:span text:style-name="T1">יג </text:span></text:span><text:span text:style-name="Default_20_Paragraph_20_Font"><text:span text:style-name="T2">וְהוּא אִתְּתָא בִּבְתֻלְתָּהָא יִסָּב׃ </text:span></text:span><text:span text:style-name="Default_20_Paragraph_20_Font"><text:span text:style-name="T1">יד </text:span></text:span><text:span text:style-name="Default_20_Paragraph_20_Font"><text:span text:style-name="T2">אַרְמְלָא וּמְתָרְכָא וְחַלִּילָא מַטְעֲיָא יָת אִלֵּין לָא יִסָּב אֱלָהֵן בְּתֻלְתָּא מֵעַמֵּיהּ יִסַּב אִתְּתָא׃ </text:span></text:span><text:span text:style-name="Default_20_Paragraph_20_Font"><text:span text:style-name="T1">טו </text:span></text:span><text:span text:style-name="Default_20_Paragraph_20_Font"><text:span text:style-name="T2">וְלָא יַחֵל זַרְעֵיהּ בְּעַמֵּיהּ אֲרֵי אֲנָא יְיָ מְקַדְּשֵׁיהּ׃ </text:span></text:span><text:span text:style-name="Default_20_Paragraph_20_Font"><text:span text:style-name="T1">טז </text:span></text:span><text:span text:style-name="Default_20_Paragraph_20_Font"><text:span text:style-name="T2">וּמַלִּיל יְיָ עִם משֶׁה לְמֵימָר׃ </text:span></text:span><text:span text:style-name="Default_20_Paragraph_20_Font"><text:span text:style-name="T1">יז </text:span></text:span><text:span text:style-name="Default_20_Paragraph_20_Font"><text:span text:style-name="T2">מַלֵּל עִם אַהֲרֹן לְמֵימָר גְּבַר מִבְּנָיךְ לְדָרֵיהוֹן דִּי יְהֵי בֵיהּ מוּמָא לָא יִקְרַב לְקָרָבָא קֻרְבָּנָא קֳדָם אֱלָהֵיהּ׃ </text:span></text:span><text:span text:style-name="Default_20_Paragraph_20_Font"><text:span text:style-name="T1">יח </text:span></text:span><text:span text:style-name="Default_20_Paragraph_20_Font"><text:span text:style-name="T2">אֲרֵי כָל גְּבַר דִּי בֵיהּ מוּמָא לָא יִקְרָב גְּבַר עַוִּיר אוֹ חֲגִיר אוֹ חָרִים אוֹ שְׂרִיעַ׃ </text:span></text:span><text:span text:style-name="Default_20_Paragraph_20_Font"><text:span text:style-name="T1">יט </text:span></text:span><text:span text:style-name="Default_20_Paragraph_20_Font"><text:span text:style-name="T2">אוֹ גְבַר דִּי יְהֵי בֵיהּ תְּבַר רַגְלָא אוֹ תְּבַר יְדָא׃ </text:span></text:span><text:span text:style-name="Default_20_Paragraph_20_Font"><text:span text:style-name="T1">כ </text:span></text:span><text:span text:style-name="Default_20_Paragraph_20_Font"><text:span text:style-name="T2">אוֹ גְבִין אוֹ דֻקָּא אוֹ חִלִּיז בְּעֵינֵיהּ אוֹ גַרְבָן אוֹ חֲזָזָן אוֹ מְרַס פַּחֲדִין׃ </text:span></text:span><text:span text:style-name="Default_20_Paragraph_20_Font"><text:span text:style-name="T1">כא </text:span></text:span><text:span text:style-name="Default_20_Paragraph_20_Font"><text:span text:style-name="T2">כָּל גְּבַר דִּי בֵיהּ מוּמָא מִזַּרְעָא דְּאַהֲרֹן כַּהֲנָא לָא יִקְרַב לְקָרָבָא יָת קֻרְבָּנַיָּא דַיְיָ מוּמָא בֵיהּ יָת קֻרְבַּן אֱלָהֵיהּ לָא יִקְרַב לְקָרָבָא׃ </text:span></text:span><text:span text:style-name="Default_20_Paragraph_20_Font"><text:span text:style-name="T1">כב </text:span></text:span><text:span text:style-name="Default_20_Paragraph_20_Font"><text:span text:style-name="T2">קֻרְבַּן אֱלָהֵיהּ מִקֹּדֶשׁ קוּדְשַׁיָּא וּמִן קוּדְשַׁיָּא יֵיכוּל׃ </text:span></text:span><text:span text:style-name="Default_20_Paragraph_20_Font"><text:span text:style-name="T1">כג </text:span></text:span><text:span text:style-name="Default_20_Paragraph_20_Font"><text:span text:style-name="T2">בְּרַם לְפָרֻכְתָּא לָא יֵיעוֹל וּלְמַדְבְּחָא לָא יִקְרַב אֲרֵי מוּמָא בֵיהּ וְלָא יַחֵל יָת מַקְדְּשַׁי אֲרֵי אֲנָא יְיָ מְקַדִּשְׁהוֹן׃ </text:span></text:span><text:span text:style-name="Default_20_Paragraph_20_Font"><text:span text:style-name="T1">כד </text:span></text:span><text:span text:style-name="Default_20_Paragraph_20_Font"><text:span text:style-name="T2">וּמַלִּיל משֶׁה עִם אַהֲרֹן וְעִם בְּנוֹהִי וְעִם כָּל בְּנֵי יִשְׂרָאֵל׃ </text:span></text:span></text:p>
      </text:section>
      <text:section text:style-name="Sect1" text:name="Sect22">
        <text:p text:style-name="P2">Leviticus 22</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יל עִם אַהֲרֹן וְעִם בְּנוֹהִי וְיִפָּרְשׁוּן מִקּוּדְשַׁיָּא דִבְנֵי יִשְׂרָאֵל וְלָא יְחַלּוּן יָת שְׁמָא דְקוּדְשִׁי דִּי אִנּוּן מְקַדְּשִׁין קֳדָמַי אֲנָא יְיָ׃ </text:span></text:span><text:span text:style-name="Default_20_Paragraph_20_Font"><text:span text:style-name="T1">ג </text:span></text:span><text:span text:style-name="Default_20_Paragraph_20_Font"><text:span text:style-name="T2">אֱמַר לְהוֹן לְדָרֵיכוֹן כָּל גְּבַר דִּי יִקְרַב מִכָּל בְּנֵיכוֹן לְקוּדְשַׁיָּא דִּי יְקַדְּשׁוּן בְּנֵי יִשְׂרָאֵל קֳדָם יְיָ וְסֹאבְתֵיהּ עֲלוֹהִי וְיִשְׁתֵּיצֵי אֲנָשָׁא הַהִיא מִן קֳדָמַי אֲנָא יְיָ׃ </text:span></text:span><text:span text:style-name="Default_20_Paragraph_20_Font"><text:span text:style-name="T1">ד </text:span></text:span><text:span text:style-name="Default_20_Paragraph_20_Font"><text:span text:style-name="T2">גְּבַר גְּבַר מִזַּרְעָא דְאַהֲרֹן וְהוּא סְגִיר אוֹ דָאִיב בְּקוּדְשַׁיָּא לָא יֵיכוּל עַד דִּי יִדְכֵּי וּדְיִקְרַב בְּכָל טְמֵא נַפְשָׁא אוֹ גְבַר דִּי תִפּוֹק מִנֵּיהּ שִׁכְבַת זַרְעָא׃ </text:span></text:span><text:span text:style-name="Default_20_Paragraph_20_Font"><text:span text:style-name="T1">ה </text:span></text:span><text:span text:style-name="Default_20_Paragraph_20_Font"><text:span text:style-name="T2">אוֹ גְבַר דִּי יִקְרַב בְּכָל רִחֲשָׁא דִּי יִסְתָּאַב לֵיהּ אוֹ בַאֲנָשָׁא דִּי יִסְתָּאַב לֵיהּ לְכֹל סֹאבְתֵיהּ׃ </text:span></text:span><text:span text:style-name="Default_20_Paragraph_20_Font"><text:span text:style-name="T1">ו </text:span></text:span><text:span text:style-name="Default_20_Paragraph_20_Font"><text:span text:style-name="T2">אֱנַשׁ דִּי יִקְרַב בֵּיהּ וִיהֵי מְסָאָב עַד רַמְשָׁא וְלָא יֵיכוּל מִן קוּדְשַׁיָּא אֱלָהֵן אַסְחֵי בִשְׂרֵיהּ בְּמַיָּא׃ </text:span></text:span><text:span text:style-name="Default_20_Paragraph_20_Font"><text:span text:style-name="T1">ז </text:span></text:span><text:span text:style-name="Default_20_Paragraph_20_Font"><text:span text:style-name="T2">וּבְמֵעַל שִׁמְשָׁא וְיִדְכֵּי וּבָתַר כֵּן יֵיכוּל מִן קוּדְשַׁיָּא אֲרֵי לַחְמֵיהּ הוּא׃ </text:span></text:span><text:span text:style-name="Default_20_Paragraph_20_Font"><text:span text:style-name="T1">ח </text:span></text:span><text:span text:style-name="Default_20_Paragraph_20_Font"><text:span text:style-name="T2">נְבִילָא וּתְבִירָא לָא יֵיכוּל לְאִסְתָּאָבָא בַהּ אֲנָא יְיָ׃ </text:span></text:span><text:span text:style-name="Default_20_Paragraph_20_Font"><text:span text:style-name="T1">ט </text:span></text:span><text:span text:style-name="Default_20_Paragraph_20_Font"><text:span text:style-name="T2">וְיִטְּרוּן יָת מַטְּרַת מֵימְרִי וְלָא יְקַבְּלוּן עֲלוֹהִי חוֹבָא וִימוּתוּן בֵּיהּ אֲרֵי יְחַלֻּנֵּיהּ אֲנָא יְיָ מְקַדִּשְׁהוֹן׃ </text:span></text:span><text:span text:style-name="Default_20_Paragraph_20_Font"><text:span text:style-name="T1">י </text:span></text:span><text:span text:style-name="Default_20_Paragraph_20_Font"><text:span text:style-name="T2">וְכָל חִלּוֹנַי לָא יֵיכוּל קוּדְשָׁא תּוֹתָבָא דְכַהֲנָא וַאֲגִירָא לָא יֵיכוּל קוּדְשָׁא׃ </text:span></text:span><text:span text:style-name="Default_20_Paragraph_20_Font"><text:span text:style-name="T1">יא </text:span></text:span><text:span text:style-name="Default_20_Paragraph_20_Font"><text:span text:style-name="T2">וְכָהֵן אֲרֵי יִקְנֵי נְפַשׁ קִנְיַן כַּסְפֵּיהּ הוּא יֵיכוּל בֵּיהּ וִילִיד בֵּיתֵיהּ אִנּוּן יֵיכְלוּן בְּלַחְמֵיהּ׃ </text:span></text:span><text:span text:style-name="Default_20_Paragraph_20_Font"><text:span text:style-name="T1">יב </text:span></text:span><text:span text:style-name="Default_20_Paragraph_20_Font"><text:span text:style-name="T2">וּבַת כָּהֵן אֲרֵי תְהֵי לִגְבַר חִלּוֹנָי הִיא בְּאַפְרָשׁוּת קוּדְשַׁיָּא לָא תֵיכוּל׃ </text:span></text:span><text:span text:style-name="Default_20_Paragraph_20_Font"><text:span text:style-name="T1">יג </text:span></text:span><text:span text:style-name="Default_20_Paragraph_20_Font"><text:span text:style-name="T2">וּבַת כָּהֵן אֲרֵי תְהֵי אַרְמְלָא וּמְתָרְכָא וּבַר לֵית לַהּ וּתְתוּב לְבֵית אֲבוּהָא כְּרַבְיוּתָהָא מִלַּחְמָא דַאֲבוּהָא תֵּיכוּל וְכָל חִלּוֹנַי לָא יֵיכוּל בֵּיהּ׃ </text:span></text:span><text:span text:style-name="Default_20_Paragraph_20_Font"><text:span text:style-name="T1">יד </text:span></text:span><text:span text:style-name="Default_20_Paragraph_20_Font"><text:span text:style-name="T2">וּגְבַר אֲרֵי יֵיכוּל קוּדְשָׁא בְּשָׁלוּ וְיוֹסֵף חוּמְשֵׁיהּ עֲלוֹהִי וִיתֵּן לְכַהֲנָא יָת קוּדְשָׁא׃ </text:span></text:span><text:span text:style-name="Default_20_Paragraph_20_Font"><text:span text:style-name="T1">טו </text:span></text:span><text:span text:style-name="Default_20_Paragraph_20_Font"><text:span text:style-name="T2">וְלָא יְחַלּוּן יָת קוּדְשַׁיָּא דִּבְנֵי יִשְׂרָאֵל יָת דִּי יַפְרְשׁוּן קֳדָם יְיָ׃ </text:span></text:span><text:span text:style-name="Default_20_Paragraph_20_Font"><text:span text:style-name="T1">טז </text:span></text:span><text:span text:style-name="Default_20_Paragraph_20_Font"><text:span text:style-name="T2">וִיקַבְּלוּן עֲלֵיהוֹן עֲוָיָן וְחוֹבִין בְּמֵיכָלְהוֹן בְּסוֹאַבָא יָת </text:span></text:span><text:soft-page-break/><text:span text:style-name="Default_20_Paragraph_20_Font"><text:span text:style-name="T2">קוּדְשֵׁיהוֹן אֲרֵי אֲנָא יְיָ מְקַדִּשְׁהוֹן׃ </text:span></text:span><text:span text:style-name="Default_20_Paragraph_20_Font"><text:span text:style-name="T1">יז </text:span></text:span><text:span text:style-name="Default_20_Paragraph_20_Font"><text:span text:style-name="T2">וּמַלִּיל יְיָ עִם משֶׁה לְמֵימָר׃ </text:span></text:span><text:span text:style-name="Default_20_Paragraph_20_Font"><text:span text:style-name="T1">יח </text:span></text:span><text:span text:style-name="Default_20_Paragraph_20_Font"><text:span text:style-name="T2">מַלֵּיל עִם אַהֲרֹן וְעִם בְּנוֹהִי וְעִם כָּל בְּנֵי יִשְׂרָאֵל וְתֵימַר לְהוֹן גְּבַר גְּבַר מִבֵּית יִשָׂרָאֵל וּמִן גִּיּוֹרָא בְּיִשְׂרָאֵל דִּי יְקָרֵב קֻרְבָּנֵיהּ לְכָל נִדְרֵיהוֹן וּלְכָל נִדְבַתְהוֹן דִּי יְקָרְבוּן קֳדָם יְיָ לַעֲלָתָא׃ </text:span></text:span><text:span text:style-name="Default_20_Paragraph_20_Font"><text:span text:style-name="T1">יט </text:span></text:span><text:span text:style-name="Default_20_Paragraph_20_Font"><text:span text:style-name="T2">לְרַעֲוָא לְכוֹן שְׁלִים דְּכוּרָא בְּתוֹרֵי בְּאִמְרַיָּא וּבְעִזַּיָּא׃ </text:span></text:span><text:span text:style-name="Default_20_Paragraph_20_Font"><text:span text:style-name="T1">כ </text:span></text:span><text:span text:style-name="Default_20_Paragraph_20_Font"><text:span text:style-name="T2">כֹּל דִּי בֵיהּ מוּמָא לָא תְקָרְבוּן אֲרֵי לָא לְרַעֲוָא יְהֵי לְכוֹן׃ </text:span></text:span><text:span text:style-name="Default_20_Paragraph_20_Font"><text:span text:style-name="T1">כא </text:span></text:span><text:span text:style-name="Default_20_Paragraph_20_Font"><text:span text:style-name="T2">וּגְבַר אֲרֵי יְקָרֵב נִכְסַת קוּדְשַׁיָּא קֳדָם יְיָ לְפָרָשָׁא נִדְרָא אוֹ לִנְדַבְתָּא בְּתוֹרֵי אוֹ בְעָנָא שְׁלִים יְהֵי לְרַעֲוָא כָּל מוּמָא לָא יְהֵי בֵיהּ׃ </text:span></text:span><text:span text:style-name="Default_20_Paragraph_20_Font"><text:span text:style-name="T1">כב </text:span></text:span><text:span text:style-name="Default_20_Paragraph_20_Font"><text:span text:style-name="T2">עַוִּיר אוֹ תְבִיר אוֹ פְסִיק אוֹ יַבְּלָן אוֹ גַרְבָן אוֹ חֲזָזָן לָא תְקָרְבוּן אִלֵּין קֳדָם יְיָ וְקֻרְבָּנָא לָא תִתְּנוּן מִנְּהוֹן עַל מַדְבְּחָא קֳדָם יְיָ׃ </text:span></text:span><text:span text:style-name="Default_20_Paragraph_20_Font"><text:span text:style-name="T1">כג </text:span></text:span><text:span text:style-name="Default_20_Paragraph_20_Font"><text:span text:style-name="T2">וְתוֹר וְאִמַּר יַתִּיר וְחַסִּיר נְדַבְתָּא תַּעְבֵּד יָתֵיהּ וּלְנִדְרָא לָא יְהֵי לְרַעֲוָא׃ </text:span></text:span><text:span text:style-name="Default_20_Paragraph_20_Font"><text:span text:style-name="T1">כד </text:span></text:span><text:span text:style-name="Default_20_Paragraph_20_Font"><text:span text:style-name="T2">וְדִי מְרִיס וְדִי רְסִיס וְדִי שְׁלִיף וְדִי גְזִיר לָא תְקָרְבוּן קֳדָם יְיָ וּבְאַרְעֲכוֹן לָא תַעְבְּדוּן׃ </text:span></text:span><text:span text:style-name="Default_20_Paragraph_20_Font"><text:span text:style-name="T1">כה </text:span></text:span><text:span text:style-name="Default_20_Paragraph_20_Font"><text:span text:style-name="T2">וּמִן בַּר עַמְמִין לָא תְקָרְבוּן יָת קֻרְבַּן אֱלָהָכוֹן מִכָּל אִלֵּין אֲרֵי חִבּוּלְהוֹן בְּהוֹן מוּמָא בְהוֹן לָא לְרַעֲוָא יְהוֹן לְכוֹן׃ </text:span></text:span><text:span text:style-name="Default_20_Paragraph_20_Font"><text:span text:style-name="T1">כו </text:span></text:span><text:span text:style-name="Default_20_Paragraph_20_Font"><text:span text:style-name="T2">וּמַלִּיל יְיָ עִם משֶׁה לְמֵימָר׃ </text:span></text:span><text:span text:style-name="Default_20_Paragraph_20_Font"><text:span text:style-name="T1">כז </text:span></text:span><text:span text:style-name="Default_20_Paragraph_20_Font"><text:span text:style-name="T2">תּוֹר אוֹ אִמָּר אוֹ עִזָּא אֲרֵי יִתְיְלִיד וִיהֵי שִׁבְעָא יוֹמִין בָּתַר אִמֵּיהּ וּמִיּוֹמָא תְמִינָאָה וּלְהַלָּא יִתִּרְעֵי לְקָרָבָא קֻרְבָּנָא קֳדָם יְיָ׃ </text:span></text:span><text:span text:style-name="Default_20_Paragraph_20_Font"><text:span text:style-name="T1">כח </text:span></text:span><text:span text:style-name="Default_20_Paragraph_20_Font"><text:span text:style-name="T2">וְתוֹרְתָּא אוֹ שֵׂיתָא לַהּ וְלִבְרַהּ לָא תִכְּסוּן בְּיוֹמָא חָד׃ </text:span></text:span><text:span text:style-name="Default_20_Paragraph_20_Font"><text:span text:style-name="T1">כט </text:span></text:span><text:span text:style-name="Default_20_Paragraph_20_Font"><text:span text:style-name="T2">וַאֲרֵי תִכְּסוּן נִכְסַת תּוֹדְתָא קֳדָם יְיָ לְרַעֲוָא לְכוֹן תִּכְּסֻנֵּיהּ׃ </text:span></text:span><text:span text:style-name="Default_20_Paragraph_20_Font"><text:span text:style-name="T1">ל </text:span></text:span><text:span text:style-name="Default_20_Paragraph_20_Font"><text:span text:style-name="T2">בְּיוֹמָא הַהוּא יִתְאֲכֵל לָא תַשְׁאֲרוּן מִנֵּיהּ עַד צַפְרָא אֲנָא יְיָ׃ </text:span></text:span><text:span text:style-name="Default_20_Paragraph_20_Font"><text:span text:style-name="T1">לא </text:span></text:span><text:span text:style-name="Default_20_Paragraph_20_Font"><text:span text:style-name="T2">וְתִטְּרוּן פִּקּוֹדַי וְתַעְבְּדוּן יָתְהוֹן אֲנָא יְיָ׃ </text:span></text:span><text:span text:style-name="Default_20_Paragraph_20_Font"><text:span text:style-name="T1">לב </text:span></text:span><text:span text:style-name="Default_20_Paragraph_20_Font"><text:span text:style-name="T2">וְלָא תְחַלְּלוּן יָת שְׁמָא דְקוּדְשַׁי וְאִתְקַדַּשׁ בְּגוֹ בְּנֵי יִשְׂרָאֵל אֲנָא יְיָ מְקַדִּשְׁכוֹן׃ </text:span></text:span><text:span text:style-name="Default_20_Paragraph_20_Font"><text:span text:style-name="T1">לג </text:span></text:span><text:span text:style-name="Default_20_Paragraph_20_Font"><text:span text:style-name="T2">דְּאַפִּיק יָתְכוֹן מֵאַרְעָא דְמִצְרַיִם לְמֶהֱוֵי לְכוֹן לֵאלָהָא אֲנָא יְיָ׃ </text:span></text:span></text:p>
      </text:section>
      <text:section text:style-name="Sect1" text:name="Sect23">
        <text:p text:style-name="P2">Leviticus 23</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יל עִם בְּנֵי יִשְׁרָאֵל וְתֵימַר לְהוֹן מוֹעֲדַיָּא דַיְיָ דִּי תְעָרְעוּן יָתְהוֹן מְעָרְעֵי קַדִּישׁ אִלֵּין אִנּוּן מוֹעֲדָי׃ </text:span></text:span><text:span text:style-name="Default_20_Paragraph_20_Font"><text:span text:style-name="T1">ג </text:span></text:span><text:span text:style-name="Default_20_Paragraph_20_Font"><text:span text:style-name="T2">שִׁתָּא יוֹמִין תִּתְעֲבֵד עִבִידָא וּבְיוֹמָא שְׁבִיעָאָה שְׁבַת שְׁבָתָא מְעָרַע קַדִּישׁ כָּל עִבִידָא לָא תַעְבְּדוּן שַׁבְּתָא הִיא קֳדָם יְיָ בְּכֹל מוֹתְבָנֵיכוֹן׃ </text:span></text:span><text:span text:style-name="Default_20_Paragraph_20_Font"><text:span text:style-name="T1">ד </text:span></text:span><text:span text:style-name="Default_20_Paragraph_20_Font"><text:span text:style-name="T2">אִלֵּין מוֹעֲדַיָּא דַיְיָ מְעָרְעֵי קַדִּישׁ דִּי תְעָרְעוּן יָתְהוֹן בְּזִמְנֵיהוֹן׃ </text:span></text:span><text:span text:style-name="Default_20_Paragraph_20_Font"><text:span text:style-name="T1">ה </text:span></text:span><text:span text:style-name="Default_20_Paragraph_20_Font"><text:span text:style-name="T2">בְּיַרְחָא קַדְמָאָה בְּאַרְבְּעַת עַשְׂרָא לְיַרְחָא בֵּין שִׁמְשַׁיָּא פִּסְחָא קֳדָם יְיָ׃ </text:span></text:span><text:span text:style-name="Default_20_Paragraph_20_Font"><text:span text:style-name="T1">ו </text:span></text:span><text:span text:style-name="Default_20_Paragraph_20_Font"><text:span text:style-name="T2">וּבְחַמְשַׁת עַשְׂרָא יוֹמָא לְיַרְחָא הָדֵין חַגָּא דְּפַטִּירַיָּא קֳדָם יְיָ שִׁבְעָא יוֹמִין פַּטִּיר תֵּיכְלוּן׃ </text:span></text:span><text:span text:style-name="Default_20_Paragraph_20_Font"><text:span text:style-name="T1">ז </text:span></text:span><text:span text:style-name="Default_20_Paragraph_20_Font"><text:span text:style-name="T2">בְּיוֹמָא קַדְמָאָה מְעָרַע קַדִּישׁ יִהֵי לְכוֹן כָּל עִבִידַת פָּלְחַן לָא תַעְבְּדוּן׃ </text:span></text:span><text:span text:style-name="Default_20_Paragraph_20_Font"><text:span text:style-name="T1">ח </text:span></text:span><text:span text:style-name="Default_20_Paragraph_20_Font"><text:span text:style-name="T2">וּתְקָרְבוּן קֻרְבָּנָא קֳדָם יְיָ שִׁבְעָא יוֹמִין בְּיוֹמָא שְׁבִיעָאָה מְעָרַע קַדִּישׁ כָּל עִבִידַת פָּלְחָן לָא תַעְבְּדוּן׃ </text:span></text:span><text:span text:style-name="Default_20_Paragraph_20_Font"><text:span text:style-name="T1">ט </text:span></text:span><text:span text:style-name="Default_20_Paragraph_20_Font"><text:span text:style-name="T2">וּמַלִּיל יְיָ עִם משֶׁה לְמֵימָר׃ </text:span></text:span><text:span text:style-name="Default_20_Paragraph_20_Font"><text:span text:style-name="T1">י </text:span></text:span><text:span text:style-name="Default_20_Paragraph_20_Font"><text:span text:style-name="T2">מַלֵּיל עִם בְּנֵי יִשְׂרָאֵל וְתֵימַר לְהוֹן אֲרֵי תֵעֲלוּן לְאַרְעָא דִּי אֲנָא יָהֵב לְכוֹן וְתַחְצְדוּן יָת חֲצָדַהּ וְתַיְתוּן יָת עוּמְרָא רֵישׁ חֲצָדְכוֹן לְוָת כַּהֲנָא׃ </text:span></text:span><text:span text:style-name="Default_20_Paragraph_20_Font"><text:span text:style-name="T1">יא </text:span></text:span><text:span text:style-name="Default_20_Paragraph_20_Font"><text:span text:style-name="T2">וִירִים יָת עוּמְרָא קֳדָם יְיָ לְרַעֲוָא לְכוֹן מִבָּתַר יוֹמָא טָבָא יְרִימִנֵּיהּ כַּהֲנָא׃ </text:span></text:span><text:span text:style-name="Default_20_Paragraph_20_Font"><text:span text:style-name="T1">יב </text:span></text:span><text:span text:style-name="Default_20_Paragraph_20_Font"><text:span text:style-name="T2">וְתַעְבְּדוּן בְּיוֹמָא דַאֲרָמוּתְכוֹן יָת עוּמְרָא אִמַּר שְׁלִים בַּר שַׁתֵּיהּ לַעֲלָתָא קֳדָם יְיָ׃ </text:span></text:span><text:span text:style-name="Default_20_Paragraph_20_Font"><text:span text:style-name="T1">יג </text:span></text:span><text:span text:style-name="Default_20_Paragraph_20_Font"><text:span text:style-name="T2">וּמִנְחָתֵיהּ תְּרֵין עֶשְׁרוֹנִין סֻלְתָּא דְּפִילָא בִמְשַׁח קֻרְבָּנָא קֳדָם יְיָ לְאִתְקַבָּלָא בְרַעֲוָא וְנִסְכֵּיהּ חַמְרָא רַבְעוּת הִינָא׃ </text:span></text:span><text:span text:style-name="Default_20_Paragraph_20_Font"><text:span text:style-name="T1">יד </text:span></text:span><text:span text:style-name="Default_20_Paragraph_20_Font"><text:span text:style-name="T2">וּלְחֵם וּקְלִי וּפֵרוּכָן לָא תֵיכְלוּן עַד כְּרַן יוֹמָא הָדֵין עַד אַיְתוֹאֵיכוֹן יָת קֻרְבָּן אֱלָהָכוֹן קְיַם עָלָם לְדָרֵיכוֹן בְּכֹל מוֹתְבָנֵיכוֹן׃ </text:span></text:span><text:span text:style-name="Default_20_Paragraph_20_Font"><text:span text:style-name="T1">טו </text:span></text:span><text:span text:style-name="Default_20_Paragraph_20_Font"><text:span text:style-name="T2">וְתִמְנוּן לְכוֹן מִבָּתַר יוֹמָא טָבָא מִיּוֹם אַיְתוֹאֵיכוֹן יָת עוּמְרָא דַאֲרָמוּתָא שִׁבְעָא שָׁבוּעִין שַׁלְמִין יְהֶוְיָן׃ </text:span></text:span><text:span text:style-name="Default_20_Paragraph_20_Font"><text:span text:style-name="T1">טז </text:span></text:span><text:span text:style-name="Default_20_Paragraph_20_Font"><text:span text:style-name="T2">עַד מִבָּתַר שְׁבוּעֲתָא שְׁבִיעֵתָא תִּמְנוּן חַמְשִׁין יוֹמִין וּתְקָרְבוּן מִנְחָתָא חֲדַתָּא קֳדָם יְיָ׃ </text:span></text:span><text:span text:style-name="Default_20_Paragraph_20_Font"><text:span text:style-name="T1">יז </text:span></text:span><text:span text:style-name="Default_20_Paragraph_20_Font"><text:span text:style-name="T2">מִמּוֹתְבָנֵיכוֹן תַּיְתוּן לְחֵם אֲרָמוּתָא תַּרְתֵּין (גְּרִיצַן) תְּרֵין עֶשְׁרוֹנִין סֻלְתָּא יְהֶוְיָן חֲמִיעַ יִתְאַפְיָן בִּכּוּרִין קֳדָם יְיָ׃ </text:span></text:span><text:span text:style-name="Default_20_Paragraph_20_Font"><text:span text:style-name="T1">יח </text:span></text:span><text:span text:style-name="Default_20_Paragraph_20_Font"><text:span text:style-name="T2">וּתְקָרְבוּן </text:span></text:span><text:soft-page-break/><text:span text:style-name="Default_20_Paragraph_20_Font"><text:span text:style-name="T2">עַל לַחְמָא שִׁבְעָא אִמְּרִין שַׁלְמִין בְּנֵי שְׁנָא וְתוֹר בַּר תּוֹרֵי חַד וְדִכְרִין תְּרֵין יְהוֹן עֲלָתָא קֳדָם יְיָ וּמִנְחָתְהוֹן וְנִסְכֵּיהוֹן קֻרְבַּן דְּמִתְקַבֵּל בְּרַעֲוָא קֳדָם יְיָ׃ </text:span></text:span><text:span text:style-name="Default_20_Paragraph_20_Font"><text:span text:style-name="T1">יט </text:span></text:span><text:span text:style-name="Default_20_Paragraph_20_Font"><text:span text:style-name="T2">וְתַעְבְּדוּן צְפִיר בַּר עִזֵּי חַד לְחַטָּאתָא וּתְרֵין אִמְּרִין בְּנֵי שְׁנָא לְנִכְסַת קוּדְשַׁיָּא׃ </text:span></text:span><text:span text:style-name="Default_20_Paragraph_20_Font"><text:span text:style-name="T1">כ </text:span></text:span><text:span text:style-name="Default_20_Paragraph_20_Font"><text:span text:style-name="T2">וִירִים כַּהֲנָא יָתְהוֹן עַל לְחֵם בִּכּוּרַיָּא אֲרָמוּתָא קֳדָם יְיָ עַל תְּרֵין אִמְּרִין קוּדְשָׁא יְהוֹן קֳדָם יְיָ לְכַהֲנָא׃ </text:span></text:span><text:span text:style-name="Default_20_Paragraph_20_Font"><text:span text:style-name="T1">כא </text:span></text:span><text:span text:style-name="Default_20_Paragraph_20_Font"><text:span text:style-name="T2">וּתְעָרְעוּן בִּכְרַן יוֹמָא הָדֵין מְעָרַע קַדִּישׁ יְהֵי לְכוֹן כָּל עִבִידַת פָּלְחָן לָא תַעְבְּדוּן קְיַם עָלָם בְּכָל מוֹתְבָנֵיכוֹן לְדָרֵיכוֹן׃ </text:span></text:span><text:span text:style-name="Default_20_Paragraph_20_Font"><text:span text:style-name="T1">כב </text:span></text:span><text:span text:style-name="Default_20_Paragraph_20_Font"><text:span text:style-name="T2">וּבְמֶחֱצָדְכוֹן יָת חֲצָדָא דְאַרְעֲכוֹן לָא תְשֵׁיצֵי פָּאתָא דְחַקְלָךְ בְּמֶחֱצָדָךְ וּלְקָטָא דַחֲצָדָךְ לָא תְלַקֵּט לְעַנְיֵי וּלְגִיּוֹרֵי תִּשְׁבּוֹק יָתְהוֹן אֲנָא יְיָ אֱלָהָכוֹן׃ </text:span></text:span><text:span text:style-name="Default_20_Paragraph_20_Font"><text:span text:style-name="T1">כג </text:span></text:span><text:span text:style-name="Default_20_Paragraph_20_Font"><text:span text:style-name="T2">וּמַלִּיל יְיָ עִם משֶׁה לְמֵימָר׃ </text:span></text:span><text:span text:style-name="Default_20_Paragraph_20_Font"><text:span text:style-name="T1">כד </text:span></text:span><text:span text:style-name="Default_20_Paragraph_20_Font"><text:span text:style-name="T2">מַלֵּיל עִם בְּנֵי יִשְׂרָאֵל לְמֵימָר בְּיַרְחָא שְׁבִיעָאָה בְּחַד לְיַרְחָא יְהֵי לְכוֹן נְיָחָא דּוּכְרַן יַבָּבָא מְעָרַע קַדִּישׁ׃ </text:span></text:span><text:span text:style-name="Default_20_Paragraph_20_Font"><text:span text:style-name="T1">כה </text:span></text:span><text:span text:style-name="Default_20_Paragraph_20_Font"><text:span text:style-name="T2">כָּל עִבִידַת פָּלְחָנָא לָא תַעְבְּדוּן וּתְקָרְבוּן קֻרְבָּנָא קֳדָם יְיָ׃ </text:span></text:span><text:span text:style-name="Default_20_Paragraph_20_Font"><text:span text:style-name="T1">כו </text:span></text:span><text:span text:style-name="Default_20_Paragraph_20_Font"><text:span text:style-name="T2">וּמַלִּיל יְיָ עִם משֶׁה לְמֵימָר׃ </text:span></text:span><text:span text:style-name="Default_20_Paragraph_20_Font"><text:span text:style-name="T1">כז </text:span></text:span><text:span text:style-name="Default_20_Paragraph_20_Font"><text:span text:style-name="T2">בְּרַם בְּעַשְׂרָא לְיַרְחָא שְׁבִיעָאָה הָדֵין יוֹמָא דְכִפּוּרַיָּא הוּא מְעָרַע קַדִּישׁ יְהֵי לְכוֹן וּתְעַנּוּן יָת נַפְשָׁתֵיכוֹן וּתְקָרְבוּן קֻרְבָּנָא קֳדָם יְיָ׃ </text:span></text:span><text:span text:style-name="Default_20_Paragraph_20_Font"><text:span text:style-name="T1">כח </text:span></text:span><text:span text:style-name="Default_20_Paragraph_20_Font"><text:span text:style-name="T2">וְכָל עִבִידָא לָא תַעְבְּדוּן בִּכְרַן יוֹמָא הָדֵין אֲרֵי יוֹמָא דְכִפּוּרַיָּא הוּא לְכַפָּרָא עֲלֵיכוֹן קֳדָם יְיָ אֱלָהָכוֹן׃ </text:span></text:span><text:span text:style-name="Default_20_Paragraph_20_Font"><text:span text:style-name="T1">כט </text:span></text:span><text:span text:style-name="Default_20_Paragraph_20_Font"><text:span text:style-name="T2">אֲרֵי כָל אֲנָשָׁא דִּי לָא מִתְעַנֵּי בִּכְרַן יוֹמָא הָדֵין וְיִשְׁתֵּיצֵי מֵעַמָּהָא׃ </text:span></text:span><text:span text:style-name="Default_20_Paragraph_20_Font"><text:span text:style-name="T1">ל </text:span></text:span><text:span text:style-name="Default_20_Paragraph_20_Font"><text:span text:style-name="T2">וְכָל אֱנַשׁ דִּי תַעְבֵּד כָּל עִבִידָא בִּכְרַן יוֹמָא הָדֵין וְאוֹבֵד יָת אֲנָשָׁא הַהִיא מִגּוֹ עַמַּהּ׃ </text:span></text:span><text:span text:style-name="Default_20_Paragraph_20_Font"><text:span text:style-name="T1">לא </text:span></text:span><text:span text:style-name="Default_20_Paragraph_20_Font"><text:span text:style-name="T2">כָּל עִבִידָא לָא תַעְבְּדוּן קְיַם עָלָם לְדָרֵיכוֹן בְּכֹל מוֹתְבָנֵיכוֹן׃ </text:span></text:span><text:span text:style-name="Default_20_Paragraph_20_Font"><text:span text:style-name="T1">לב </text:span></text:span><text:span text:style-name="Default_20_Paragraph_20_Font"><text:span text:style-name="T2">שְׁבַת שְׁבָתָא הוּא לְכוֹן וּתְעַנּוּן יָת נַפְשָׁתֵיכוֹן בְּתִישְׁעָא לְיַרְחָא בְּרַמְשָׁא מֵרַמְשָׁא עַד רַמְשָׁא תְּנוּחוּן נְיַחֲכוֹן׃ </text:span></text:span><text:span text:style-name="Default_20_Paragraph_20_Font"><text:span text:style-name="T1">לג </text:span></text:span><text:span text:style-name="Default_20_Paragraph_20_Font"><text:span text:style-name="T2">וּמַלִּיל יְיָ עִם משֶׁה לְמֵימָר׃ </text:span></text:span><text:span text:style-name="Default_20_Paragraph_20_Font"><text:span text:style-name="T1">לד </text:span></text:span><text:span text:style-name="Default_20_Paragraph_20_Font"><text:span text:style-name="T2">מַלֵּיל עִם בְּנֵי יִשְׂרָאֵל לְמֵימָר בְּחַמְשָׁא עַשְׁרָא יוֹמָא לְיַרְחָא שְׁבִיעָאָה הָדֵין חַגָּא דִמְטַלַּיָּא שִׁבְעַת יוֹמִין קֳדָם יְיָ׃ </text:span></text:span><text:span text:style-name="Default_20_Paragraph_20_Font"><text:span text:style-name="T1">לה </text:span></text:span><text:span text:style-name="Default_20_Paragraph_20_Font"><text:span text:style-name="T2">בְּיוֹמָא קַדְמָאָה מְעָרַע קַדִּישׁ כָּל עִבִידַת פָּלְחָן לָא תַעְבְּדוּן׃ </text:span></text:span><text:span text:style-name="Default_20_Paragraph_20_Font"><text:span text:style-name="T1">לו </text:span></text:span><text:span text:style-name="Default_20_Paragraph_20_Font"><text:span text:style-name="T2">שִׁבְעָא יוֹמִין תְּקָרְבוּן קֻרְבָּנָא קֳדָם יְיָ בְּיוֹמָא תְמִינָאָה מְעָרַע קַדִּישׁ יְהֵי לְכוֹן וּתְקָרְבוּן קֻרְבָּנָא קֳדָם יְיָ כְּנֵשׁ תְּהוֹן כָּל עִבִידַת פָּלְחָן לָא תַעְבְּדוּן׃ </text:span></text:span><text:span text:style-name="Default_20_Paragraph_20_Font"><text:span text:style-name="T1">לז </text:span></text:span><text:span text:style-name="Default_20_Paragraph_20_Font"><text:span text:style-name="T2">אִלֵּין מוֹעֲדַיָּא דַיְיָ דִּי תְעָרְעוּן יָתְהוֹן מְעָרְעֵי קַדִּישׁ לְקָרָבָא קֻרְבָּנָא קֳדָם יְיָ עֲלָתָא וּמִנְחָתָא נִכְסַת קוּדְשִׁין וְנִסּוּכִין פִּתְגַם יוֹם בְּיוֹמֵיהּ׃ </text:span></text:span><text:span text:style-name="Default_20_Paragraph_20_Font"><text:span text:style-name="T1">לח </text:span></text:span><text:span text:style-name="Default_20_Paragraph_20_Font"><text:span text:style-name="T2">בַּר שַׁבַּיָּא דַיְיָ וּבַר מַתְּנָתֵיכוֹן וּבַר כָּל נִדְרֵיכוֹן וּבַר כָּל נִדְבָתֵיכוֹן דִּי תִתְּנוּן קֳדָם יְיָ׃ </text:span></text:span><text:span text:style-name="Default_20_Paragraph_20_Font"><text:span text:style-name="T1">לט </text:span></text:span><text:span text:style-name="Default_20_Paragraph_20_Font"><text:span text:style-name="T2">בְּרַם בְּחַמְשָׁא עֲשַׁר יוֹמָא לְיַרְחָא שְׁבִיעָאָה בְּמִכְנְשֵׁיכוֹן יָת עֲלַלַת אַרְעָא תְּחַגּוּן יָת חַגָּא קֳדָם יְיָ שִׁבְעָא יוֹמִין בְּיוֹמָא קַדְמָאָה נְיָחָא וּבְיוֹמָא תְמִינָאָה נְיָחָא׃ </text:span></text:span><text:span text:style-name="Default_20_Paragraph_20_Font"><text:span text:style-name="T1">מ </text:span></text:span><text:span text:style-name="Default_20_Paragraph_20_Font"><text:span text:style-name="T2">וְתִסְּבוּן לְכוֹן בְּיוֹמָא קַדְמָאָה פֵּרֵי אִילָנָא אֶתְרוֹגִין וְלֻלַּבִּין וַהֲדַסִּין וְעַרְבִין דִּנְחָל וְתֶחֱדוּן קֳדָם יְיָ אֱלָהָכוֹן שַׁבְעַת יוֹמִין׃ </text:span></text:span><text:span text:style-name="Default_20_Paragraph_20_Font"><text:span text:style-name="T1">מא </text:span></text:span><text:span text:style-name="Default_20_Paragraph_20_Font"><text:span text:style-name="T2">וּתְחַגּוּן יָתֵיהּ חַגָּא קֳדָם יְיָ שַׁבְעַת יוֹמִין בְּשַׁתָּא קְיַם עָלָם לְדָרֵיכוֹן בְּיַרְחָא שְׁבִיעָאָה תְּחַגּוּן יָתֵיהּ׃ </text:span></text:span><text:span text:style-name="Default_20_Paragraph_20_Font"><text:span text:style-name="T1">מב </text:span></text:span><text:span text:style-name="Default_20_Paragraph_20_Font"><text:span text:style-name="T2">בִּמְטַלַּיָּא תֵיתְבוּן שַׁבְעַת יוֹמִין כָּל יַצִּיבָא בְּיִשְׂרָאֵל יֵתְבוּן בִּמְטַלַּיָּא׃ </text:span></text:span><text:span text:style-name="Default_20_Paragraph_20_Font"><text:span text:style-name="T1">מג </text:span></text:span><text:span text:style-name="Default_20_Paragraph_20_Font"><text:span text:style-name="T2">בְּדִיל דִּיִדְּעוּן דָּרֵיכוֹן אֲרֵי בִמְטַלָּיוּת עֲנָנֵי אוֹתֵבִית יָת בְּנֵי יִשְׂרָאֵל בְּאַפָּקוּתִי יָתְהוֹן מֵאַרְעָא דְמִצְרָיִם אֲנָא יְיָ אֱלָהָכוֹן׃ </text:span></text:span><text:span text:style-name="Default_20_Paragraph_20_Font"><text:span text:style-name="T1">מד </text:span></text:span><text:span text:style-name="Default_20_Paragraph_20_Font"><text:span text:style-name="T2">וּמַלִּיל משֶׁה יָת סְדַר מוֹעֲדַיָּא דַיְיָ וְאַלֵּפִנּוּן לִבְנֵי יִשְׂרָאֵל׃ </text:span></text:span></text:p>
      </text:section>
      <text:section text:style-name="Sect1" text:name="Sect24">
        <text:p text:style-name="P2">Leviticus 24</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פַּקֵּד יָת בְּנֵי יִשְׂרָאֵל וְיִסְּבוּן לָךְ מְשַׁח זֵיתָא דַכְיָא כָּתִישָׁא לְאַנְהָרָא לְאַדְלָקָא בוֹצִינַיָּא תְּדִירָא׃ </text:span></text:span><text:span text:style-name="Default_20_Paragraph_20_Font"><text:span text:style-name="T1">ג </text:span></text:span><text:span text:style-name="Default_20_Paragraph_20_Font"><text:span text:style-name="T2">מִבָּרָא לְפָרֻכְתָּא דְסַהֲדוּתָא בְּמַשְׁכַּן זִמְנָא יַסְדַּר יָתֵיהּ אֲהֲרֹן מֵרַמְשָׁא עַד צַפְרָא קֳדָם יְיָ תְּדִירָא קְיָם עָלָם לְדָרֵיכוֹן׃ </text:span></text:span><text:span text:style-name="Default_20_Paragraph_20_Font"><text:span text:style-name="T1">ד </text:span></text:span><text:span text:style-name="Default_20_Paragraph_20_Font"><text:span text:style-name="T2">עַל מְנַרְתָּא דָכִיתָא יַסְדַּר יָת בּוֹצִינַיָּא קֳדָם יְיָ תְּדִירָא׃ </text:span></text:span><text:span text:style-name="Default_20_Paragraph_20_Font"><text:span text:style-name="T1">ה </text:span></text:span><text:span text:style-name="Default_20_Paragraph_20_Font"><text:span text:style-name="T2">וְתִסַּב סֻלְתָּא וְתֵיפֵי יָתַהּ תַּרְתָּא עַשְׂרֵי גְּרִיצָן תְּרֵין </text:span></text:span><text:soft-page-break/><text:span text:style-name="Default_20_Paragraph_20_Font"><text:span text:style-name="T2">עֶשְׂרוֹנִין תְּהֵי גְּרִצְתָּא חֲדָא׃ </text:span></text:span><text:span text:style-name="Default_20_Paragraph_20_Font"><text:span text:style-name="T1">ו </text:span></text:span><text:span text:style-name="Default_20_Paragraph_20_Font"><text:span text:style-name="T2">וּתְשַׁוִּי יָתְהוֹן תַּרְתֵּין סִדְרִין שִׁית סִדְרָא עַל פָּתוֹרָא דַכְיָא קֳדָם יְיָ׃ </text:span></text:span><text:span text:style-name="Default_20_Paragraph_20_Font"><text:span text:style-name="T1">ז </text:span></text:span><text:span text:style-name="Default_20_Paragraph_20_Font"><text:span text:style-name="T2">וְתִתֵּן עַל סִדְרָא לְבֻנְתָּא דָכִיתָא וּתְהֵי לִלְחֵם לְאִדְכַּרְתָּא קֻרְבָּנָא קֳדָם יְיָ׃ </text:span></text:span><text:span text:style-name="Default_20_Paragraph_20_Font"><text:span text:style-name="T1">ח </text:span></text:span><text:span text:style-name="Default_20_Paragraph_20_Font"><text:span text:style-name="T2">בְּיוֹמָא דְשַׁבְּתָא בְּיוֹמָא דְשַׁבְּתָא יַסְדְּרִנֵּיהּ קֳדָם יְיָ תְּדִירָא מִן קֳדָם בְּנֵי יִשְׂרָאֵל קְיַם עָלָם׃ </text:span></text:span><text:span text:style-name="Default_20_Paragraph_20_Font"><text:span text:style-name="T1">ט </text:span></text:span><text:span text:style-name="Default_20_Paragraph_20_Font"><text:span text:style-name="T2">וּתְהֵי לְאַהֲרֹן וְלִבְנוֹהִי וְיֵכְלֻנֵּיהּ בַּאֲתַר קַדִּישׁ אֲרֵי קֹדֶשׁ קוּדְשִׁין הוּא לֵיהּ מִקֻּרְבָּנַיָּא דַיְיָ קְיַם עָלָם׃ </text:span></text:span><text:span text:style-name="Default_20_Paragraph_20_Font"><text:span text:style-name="T1">י </text:span></text:span><text:span text:style-name="Default_20_Paragraph_20_Font"><text:span text:style-name="T2">וּנְפַק בַּר אִתְּתָא בַת יִשְׂרָאֵל וְהוּא בַּר גְּבַר מִצְרָאָה בְּגוֹ בְּנֵי יִשְׂרָאֵל וּנְצוֹ בְּמַשְׁרִיתָא בַּר אִתְּתָא בַת יִשְׂרָאֵל וְגַבְרָא בַּר יִשְׂרָאֵל׃ </text:span></text:span><text:span text:style-name="Default_20_Paragraph_20_Font"><text:span text:style-name="T1">יא </text:span></text:span><text:span text:style-name="Default_20_Paragraph_20_Font"><text:span text:style-name="T2">וּפָרֵשׁ בַּר אִתְּתָא בַת יִשְׂרָאֵל יָת שְׁמָא וְאַרְגֵּז וְאַיְתִיאוּ יָתֵיהּ לְוָת משֶׁה וְשׁוּם אִמֵּיהּ שְׁלֹּמִית בַּת דִּבְרִי לְשִׁבְטָא דְדָן׃ </text:span></text:span><text:span text:style-name="Default_20_Paragraph_20_Font"><text:span text:style-name="T1">יב </text:span></text:span><text:span text:style-name="Default_20_Paragraph_20_Font"><text:span text:style-name="T2">וְאַסְּרוֹהִי בְּבֵית מַטְּרָא עַד דְּיִתְפָּרַשׁ לְהוֹן עַל גְּזֵרַת מֵימְרָא דַיְיָ׃ </text:span></text:span><text:span text:style-name="Default_20_Paragraph_20_Font"><text:span text:style-name="T1">יג </text:span></text:span><text:span text:style-name="Default_20_Paragraph_20_Font"><text:span text:style-name="T2">וּמַלִּיל יְיָ עִם משֶׁה לְמֵימָר׃ </text:span></text:span><text:span text:style-name="Default_20_Paragraph_20_Font"><text:span text:style-name="T1">יד </text:span></text:span><text:span text:style-name="Default_20_Paragraph_20_Font"><text:span text:style-name="T2">אַפֵּק יָת דְּאַרְגֵּז לְמִבָּרָא לְמַשְׁרִיתָא וְיִסְמְכוּן כָּל דִּי שְׁמָעוּ יָת יְדֵיהוֹן עַל רֵישֵׁיהּ וְיִרְגְּמוּן יָתֵיהּ כָּל כְּנִשְׁתָּא׃ </text:span></text:span><text:span text:style-name="Default_20_Paragraph_20_Font"><text:span text:style-name="T1">טו </text:span></text:span><text:span text:style-name="Default_20_Paragraph_20_Font"><text:span text:style-name="T2">וְעִם בְּנֵי יִשְׂרָאֵל תְּמַלֵּל לְמֵימָר גְּבַר גְּבַר דִּי יַרְגֵּז קֳדָם אֱלָהֵיהּ וִיקַבֵּל חוֹבֵיהּ׃ </text:span></text:span><text:span text:style-name="Default_20_Paragraph_20_Font"><text:span text:style-name="T1">טז </text:span></text:span><text:span text:style-name="Default_20_Paragraph_20_Font"><text:span text:style-name="T2">וְדִי פָרֵשׁ שְׁמָא דַיְיָ אִתְקְטָלָא יִתְקְטֵל מִרְגַּם יִרְגְּמוּן בֵּיהּ כָּל כְּנִשְׁתָּא כְּגִיּוֹרָא כְּיַצִּיבָא בְּפָרָשׁוּתֵיהּ שְׁמָא יִתְקְטֵל׃ </text:span></text:span><text:span text:style-name="Default_20_Paragraph_20_Font"><text:span text:style-name="T1">יז </text:span></text:span><text:span text:style-name="Default_20_Paragraph_20_Font"><text:span text:style-name="T2">וּגְבַר אֲרֵי יִקְטוֹל כָּל נַפְשָׁא דַאֲנָשָׁא אִתְקְטָלָא יִתְקְטֵל׃ </text:span></text:span><text:span text:style-name="Default_20_Paragraph_20_Font"><text:span text:style-name="T1">יח </text:span></text:span><text:span text:style-name="Default_20_Paragraph_20_Font"><text:span text:style-name="T2">וּדְיִקְטוֹל נְפַשׁ בְּעִירָא יְשַׁלְּמִנַּהּ נַפְשָׁא חֲלַף נַפְשָׁא׃ </text:span></text:span><text:span text:style-name="Default_20_Paragraph_20_Font"><text:span text:style-name="T1">יט </text:span></text:span><text:span text:style-name="Default_20_Paragraph_20_Font"><text:span text:style-name="T2">וּגְבַר אֲרֵי יִתֵּן מוּמָא בְּחַבְרֵיהּ כְּמָא דִי עֲבַד כֵּן יִתְעֲבֶד לֵיהּ׃ </text:span></text:span><text:span text:style-name="Default_20_Paragraph_20_Font"><text:span text:style-name="T1">כ </text:span></text:span><text:span text:style-name="Default_20_Paragraph_20_Font"><text:span text:style-name="T2">תַּבְרָא חֳלַף תַּבְרָא עֵינָא חֳלַף עֵינָא שִׁנָּא חֳלַף שִׁנָּא כְּמָא דִי יִתֵּן מוּמָא בַּאֲנָשָׁא כֵּן יִתְיְהֶב בֵּיהּ׃ </text:span></text:span><text:span text:style-name="Default_20_Paragraph_20_Font"><text:span text:style-name="T1">כא </text:span></text:span><text:span text:style-name="Default_20_Paragraph_20_Font"><text:span text:style-name="T2">וּדְיִקְטוֹל בְּעִירָא יְשַׁלְּמִנַּהּ וּדְיִקְטוֹל אֲנָשָׁא יִתְקְטֵל׃ </text:span></text:span><text:span text:style-name="Default_20_Paragraph_20_Font"><text:span text:style-name="T1">כב </text:span></text:span><text:span text:style-name="Default_20_Paragraph_20_Font"><text:span text:style-name="T2">דִּינָא חֲדָא יְהֵי לְכוֹן כְּגִיּוֹרָא כְיַצִּיבָא יְהֵי אֲרֵי אֲנָא יְיָ אֱלָהָכוֹן׃ </text:span></text:span><text:span text:style-name="Default_20_Paragraph_20_Font"><text:span text:style-name="T1">כג </text:span></text:span><text:span text:style-name="Default_20_Paragraph_20_Font"><text:span text:style-name="T2">וּמַלִּיל משֶׁה עִם בְּנֵי יִשְׂרָאֵל וְאַפִּיקוּ יָת דְּאַרְגֵּז לְמִבָּרָא לְמַשְׁרִיתָא וּרְגָמוּ יָתֵיהּ אַבְנָא וּבְנֵי יִשְׂרָאֵל עֲבָדוּ כְּמָא דִי פַקֵּיד יְיָ יָת משֶׁה׃ </text:span></text:span></text:p>
      </text:section>
      <text:section text:style-name="Sect1" text:name="Sect25">
        <text:p text:style-name="P2">Leviticus 25</text:p>
        <text:p text:style-name="P3"><text:span text:style-name="Default_20_Paragraph_20_Font"><text:span text:style-name="T1">א </text:span></text:span><text:span text:style-name="Default_20_Paragraph_20_Font"><text:span text:style-name="T2">וּמַלִּיל יְיָ עִם משֶׁה בְּטוּרָא דְסִינַי לְמֵימָר׃ </text:span></text:span><text:span text:style-name="Default_20_Paragraph_20_Font"><text:span text:style-name="T1">ב </text:span></text:span><text:span text:style-name="Default_20_Paragraph_20_Font"><text:span text:style-name="T2">מַלֵּיל עִם בְּנֵי יִשְׂרָאֵל וְתֵימַר לְהוֹן אֲרֵי תֵעֲלוּן לְאַרְעָא דִּי אֲנָא יָהֵב לְכוֹן וְתַשְׁמֵט אַרְעָא שְׁמִטְּתָא קֳדָם יְיָ׃ </text:span></text:span><text:span text:style-name="Default_20_Paragraph_20_Font"><text:span text:style-name="T1">ג </text:span></text:span><text:span text:style-name="Default_20_Paragraph_20_Font"><text:span text:style-name="T2">שִׁית שְׁנִין תִּזְרַע חַקְלָךְ וְשִׁית שְׁנִין תִּכְסַח כַּרְמָךְ וְתִכְנוֹשׁ יָת עֲלַלְתַּהּ׃ </text:span></text:span><text:span text:style-name="Default_20_Paragraph_20_Font"><text:span text:style-name="T1">ד </text:span></text:span><text:span text:style-name="Default_20_Paragraph_20_Font"><text:span text:style-name="T2">וּבְשַׁתָּא שְׁבִיעֲתָא נְיַח שְׁמִטְּתָא יְהֵי לְאַרְעָא דְּתַשְׁמֵט קֳדָם יְיָ חַקְלָךְ לָא תִזְרַע וְכַרְמָךְ לָא תִכְסָח׃ </text:span></text:span><text:span text:style-name="Default_20_Paragraph_20_Font"><text:span text:style-name="T1">ה </text:span></text:span><text:span text:style-name="Default_20_Paragraph_20_Font"><text:span text:style-name="T2">יָת כַּתֵּי דַחֲצָדָךְ לָא תֶחֱצַד וְיָת עִנְּבֵי שִׁבְקָךְ לָא תִקְטוֹף שְׁנַת שְׁמִטְּתָא יְהֵי לְאַרְעָא׃ </text:span></text:span><text:span text:style-name="Default_20_Paragraph_20_Font"><text:span text:style-name="T1">ו </text:span></text:span><text:span text:style-name="Default_20_Paragraph_20_Font"><text:span text:style-name="T2">וּתְהֵי שְׁמִטַּת אַרְעָא לְכוֹן לְמֵיכַל לָךְ וּלְעַבְדָּךְ וּלְאַמְתָךְ וְלַאֲגִירָךְ וּלְתוֹתָבָךְ דְּדָיְרִין עִמָּךְ׃ </text:span></text:span><text:span text:style-name="Default_20_Paragraph_20_Font"><text:span text:style-name="T1">ז </text:span></text:span><text:span text:style-name="Default_20_Paragraph_20_Font"><text:span text:style-name="T2">וְלִבְעִירָךְ וּלְחַיְתָא דִּי בְאַרְעָךְ תְּהֵי כָל עֲלַלְתַּהּ לְמֵיכָל׃ </text:span></text:span><text:span text:style-name="Default_20_Paragraph_20_Font"><text:span text:style-name="T1">ח </text:span></text:span><text:span text:style-name="Default_20_Paragraph_20_Font"><text:span text:style-name="T2">וְתִמְנֵי לָךְ שְׁבַע שְׁמִטִּין דִּשְׁנִין שְׁבַע שְׁנִין שְׁבַע זִמְנִין וִיהוֹן לָךְ יוֹמֵי שְׁבַע שְׁמִטִּין דִּשְׁנִין אַרְבְּעִין וְתֵשַׁע שְׁנִין׃ </text:span></text:span><text:span text:style-name="Default_20_Paragraph_20_Font"><text:span text:style-name="T1">ט </text:span></text:span><text:span text:style-name="Default_20_Paragraph_20_Font"><text:span text:style-name="T2">וְתַעֲבַר שׁוֹפַר יַבָּבָא בְּיַרְחָא שְׁבִיעָאָה בְּעַשְׂרָא לְיַרְחָא בְּיוֹמָא דְכִפּוּרַיָּא תַּעַבְּרוּן שׁוֹפָרָא בְּכָל אַרְעֲכוֹן׃ </text:span></text:span><text:span text:style-name="Default_20_Paragraph_20_Font"><text:span text:style-name="T1">י </text:span></text:span><text:span text:style-name="Default_20_Paragraph_20_Font"><text:span text:style-name="T2">וּתְקַדְּשׁוּן יָת שְׁנַת חַמְשִׁין שְׁנִין וְתַקְרוּן חֵרוּתָא בְּאַרְעָא לְכָל יָתְבָהָא יוֹבֵלָא הִיא תְּהֵי לְכוֹן וּתְתוּבוּן גְּבַר לְאַחֲסַנְתֵּיהּ וּגְבַר לְזַרְעִיתֵיהּ תְּתוּבוּן׃ </text:span></text:span><text:span text:style-name="Default_20_Paragraph_20_Font"><text:span text:style-name="T1">יא </text:span></text:span><text:span text:style-name="Default_20_Paragraph_20_Font"><text:span text:style-name="T2">יוֹבֵלָא הִיא שְׁנַת חַמְשִׁין שְׁנִין תְּהֵי לְכוֹן לָא תִזְרְעוּן וְלָא תַחְצְדוּן יָת כַּתָּהָא וְלָא תִקְטְפוּן יָת שִׁבְקָהָא׃ </text:span></text:span><text:span text:style-name="Default_20_Paragraph_20_Font"><text:span text:style-name="T1">יב </text:span></text:span><text:span text:style-name="Default_20_Paragraph_20_Font"><text:span text:style-name="T2">אֲרֵי יוֹבֵלָא הִיא קוּדְשָׁא תְהֵי לְכוֹן מִן חַקְלָא תֵּיכְלוּן יָת עֲלַלְתַּהּ׃ </text:span></text:span><text:span text:style-name="Default_20_Paragraph_20_Font"><text:span text:style-name="T1">יג </text:span></text:span><text:span text:style-name="Default_20_Paragraph_20_Font"><text:span text:style-name="T2">בְּשַׁתָּא דְיוֹבֵלָא הָדָא תְּתוּבוּן גְּבַר לְאַחֲסַנְתֵּיהּ׃ </text:span></text:span><text:span text:style-name="Default_20_Paragraph_20_Font"><text:span text:style-name="T1">יד </text:span></text:span><text:span text:style-name="Default_20_Paragraph_20_Font"><text:span text:style-name="T2">וַאֲרֵי תְזַבֵּן זְבִינִין לְחַבְרָךְ אוֹ תִזְבֵּן מִידָא דְחַבְרָךְ לָא תוֹנוּן גְּבַר יָת אֲחוֹהִי׃ </text:span></text:span><text:span text:style-name="Default_20_Paragraph_20_Font"><text:span text:style-name="T1">טו </text:span></text:span><text:span text:style-name="Default_20_Paragraph_20_Font"><text:span text:style-name="T2">בְּמִנְיַן שְׁנַיָּא בָּתַר יוֹבֵלָא תִּזְבֵּן מִן חַבְרָךְ בְּמִנְיַן שְׁנֵי עֲלַלְתָּא יְזַבֶּן לָךְ׃ </text:span></text:span><text:span text:style-name="Default_20_Paragraph_20_Font"><text:span text:style-name="T1">טז </text:span></text:span><text:span text:style-name="Default_20_Paragraph_20_Font"><text:span text:style-name="T2">לְפוּם סְגִיאוּת שְׁנַיָּא תַּסְגֵּי זְבִינוֹהִי וּלְפוּם זְעֵרוּת שְׁנַיָּא תַּזְעֵר זְבִינוֹהִי אֲרֵי מִנְיַן עֲלַלְתָּא הוּא מְזַבֵּן לָךְ׃ </text:span></text:span><text:span text:style-name="Default_20_Paragraph_20_Font"><text:span text:style-name="T1">יז </text:span></text:span><text:span text:style-name="Default_20_Paragraph_20_Font"><text:span text:style-name="T2">וְלָא תוֹנוּן גְּבַר יָת </text:span></text:span><text:soft-page-break/><text:span text:style-name="Default_20_Paragraph_20_Font"><text:span text:style-name="T2">חַבְרֵיהּ וְתִדְחַל מֵאֱלָהָךְ אֲרֵי אֲנָא יְיָ אֱלָהָכוֹן׃ </text:span></text:span><text:span text:style-name="Default_20_Paragraph_20_Font"><text:span text:style-name="T1">יח </text:span></text:span><text:span text:style-name="Default_20_Paragraph_20_Font"><text:span text:style-name="T2">וְתַעְבְּדוּן יָת קְיָמַי וְיָת דִּינַי תִּטְּרוּן וְתַעְבְּדוּן יָתְהוֹן וְתֵיתְבוּן עַל אַרְעָא לְרָחְצָן׃ </text:span></text:span><text:span text:style-name="Default_20_Paragraph_20_Font"><text:span text:style-name="T1">יט </text:span></text:span><text:span text:style-name="Default_20_Paragraph_20_Font"><text:span text:style-name="T2">וְתִתֵּן אַרְעָא אִבַּהּ וְתֵיכְלוּן לְמִשְׂבָּע וְתֵיתְבוּן לְרָחֲצָן עֲלַהּ׃ </text:span></text:span><text:span text:style-name="Default_20_Paragraph_20_Font"><text:span text:style-name="T1">כ </text:span></text:span><text:span text:style-name="Default_20_Paragraph_20_Font"><text:span text:style-name="T2">וַאֲרֵי תֵימְרוּן מָא נֵיכוּל בְּשַׁתָּא שְׁבִיעֵתָא הָא לָא נִזְרָע וְלָא נִכְנוֹשׁ יָת עֲלַלְתָּנָא׃ </text:span></text:span><text:span text:style-name="Default_20_Paragraph_20_Font"><text:span text:style-name="T1">כא </text:span></text:span><text:span text:style-name="Default_20_Paragraph_20_Font"><text:span text:style-name="T2">וֶאֱפַקֵּד יָת בִּרְכָתִי לְכוֹן בְּשַׁתָּא שְׁתִיתֵתָא וְתַעְבֵּד יָת עֲלַלְתָּא לִתְלַת שְׁנִין׃ </text:span></text:span><text:span text:style-name="Default_20_Paragraph_20_Font"><text:span text:style-name="T1">כב </text:span></text:span><text:span text:style-name="Default_20_Paragraph_20_Font"><text:span text:style-name="T2">וְתִזְרְעוּן יָת שַׁתָּא תְמִינֵתָא וְתֵיכְלוּן מִן עֲלַלְתָּא עַתִּיקָא עַד שַׁתָּא תְשִׁיעֵתָא עַד מֵעַל עֲלַלְתַּהּ תֵּיכְלוּן עַתִּיקָא׃ </text:span></text:span><text:span text:style-name="Default_20_Paragraph_20_Font"><text:span text:style-name="T1">כג </text:span></text:span><text:span text:style-name="Default_20_Paragraph_20_Font"><text:span text:style-name="T2">וְאַרְעָא לָא תִזְדַּבַּן לַחֲלוּטִין אֲרֵי דִילִי אַרְעָא אֲרֵי דַיָּרִין וְתוֹתָבִין אַתּוּן קֳדָמַי׃ </text:span></text:span><text:span text:style-name="Default_20_Paragraph_20_Font"><text:span text:style-name="T1">כד </text:span></text:span><text:span text:style-name="Default_20_Paragraph_20_Font"><text:span text:style-name="T2">וּבְכֹל אַרְעָא אַחֲסַנְתְּכוֹן פֻּרְקָנָא תִּתְּנוּן לְאַרְעָא׃ </text:span></text:span><text:span text:style-name="Default_20_Paragraph_20_Font"><text:span text:style-name="T1">כה </text:span></text:span><text:span text:style-name="Default_20_Paragraph_20_Font"><text:span text:style-name="T2">אֲרֵי יְתְמַסְכַּן אָחוּךְ וִיזַבֵּן מֵאַחֲסַנְתֵּהּ וְיֵיתֵי פָרִיקֵיהּ דְּקָרִיב לֵיהּ וְיִפְרוֹק יָת זְבִינֵי אֲחוּהִי׃ </text:span></text:span><text:span text:style-name="Default_20_Paragraph_20_Font"><text:span text:style-name="T1">כו </text:span></text:span><text:span text:style-name="Default_20_Paragraph_20_Font"><text:span text:style-name="T2">וּגְבַר אֲרֵי לָא יְהֵי לֵהּ פָּרִיק וְתַדְבֵּק יְדֵהּ וְיַשְׁכַּח כְּמִסַּת פֻּרְקָנֵהּ׃ </text:span></text:span><text:span text:style-name="Default_20_Paragraph_20_Font"><text:span text:style-name="T1">כז </text:span></text:span><text:span text:style-name="Default_20_Paragraph_20_Font"><text:span text:style-name="T2">וִיחַשֵּׁב יָת שְׁנֵי זְבִינוֹהִי וְיָתֵב יָת מוֹתָרָא לִגְבַר דִּי זַבֶּן לֵיהּ וִיתוּב לְאַחֲסַנְתֵּהּ׃ </text:span></text:span><text:span text:style-name="Default_20_Paragraph_20_Font"><text:span text:style-name="T1">כח </text:span></text:span><text:span text:style-name="Default_20_Paragraph_20_Font"><text:span text:style-name="T2">וְאִם לָא תַשְׁכַּח יְדֵהּ כְּמִסַּת אֲתֵב לֵיהּ וִיהֵי זְבִינוֹהִי בִּידָא דִּזְבַן יָתֵיהּ עַד שַׁתָּא דְיוֹבֵלָא וְיִפּוֹק בְּיוֹבֵלָא וִיתוּב לְאַחֲסַנְתֵּיהּ׃ </text:span></text:span><text:span text:style-name="Default_20_Paragraph_20_Font"><text:span text:style-name="T1">כט </text:span></text:span><text:span text:style-name="Default_20_Paragraph_20_Font"><text:span text:style-name="T2">וּגְבַר אֲרֵי יְזַבֵּן בֵּית מוֹתַב קַרְתָּא מַקְּפָא שׁוּר וּתְהֵי פֻרְקָנֵיהּ עַד מִשְׁלַם שַׁתָּא דִזְבִינוֹהִי עִדָּן בְּעִדָּן תְּהֵי פֻרְקָנֵיהּ׃ </text:span></text:span><text:span text:style-name="Default_20_Paragraph_20_Font"><text:span text:style-name="T1">ל </text:span></text:span><text:span text:style-name="Default_20_Paragraph_20_Font"><text:span text:style-name="T2">וְאִם לָא יִתְפָּרַק עַד מִשְׁלַם לֵיהּ שַׁתָּא שְׁלֶמְתָּא וִיקוּם בֵּיתָא דִי בְקַרְתָּא דִּי לֵיהּ שׁוּרָא לַחֲלוּטִין לְדִי זְבַן יָתֵיהּ לְדָרוֹהִי לָא יִפּוֹק בְּיוֹבֵלָא׃ </text:span></text:span><text:span text:style-name="Default_20_Paragraph_20_Font"><text:span text:style-name="T1">לא </text:span></text:span><text:span text:style-name="Default_20_Paragraph_20_Font"><text:span text:style-name="T2">וּבָתֵּי פַצְחַיָּא דִּי לֵית לְהוֹן שׁוּר מַקַּף סְחוֹר סְחוֹר עַל חֲקַל אַרְעָא יִתְחַשָּׁב פֻּרְקָנָא תְּהֵי לֵיהּ וּבְיוֹבֵלָא יִפּוֹק׃ </text:span></text:span><text:span text:style-name="Default_20_Paragraph_20_Font"><text:span text:style-name="T1">לב </text:span></text:span><text:span text:style-name="Default_20_Paragraph_20_Font"><text:span text:style-name="T2">וְקִרְוֵי לֵיוָאֵי בָּתֵּי קִרְוֵי אַחֲסַנְתְּהוֹן פֻּרְקַן עָלָם תְּהֵי לְלֵיוָאֵי׃ </text:span></text:span><text:span text:style-name="Default_20_Paragraph_20_Font"><text:span text:style-name="T1">לג </text:span></text:span><text:span text:style-name="Default_20_Paragraph_20_Font"><text:span text:style-name="T2">וְדִי יִפְרוֹק מִן לֵיוָאֵי וְיִפּוֹק זְבִין בֵּיתָא וְקַרְתָּא אַחֲסַנְתֵּיהּ בְּיוֹבֵלָא אֲרֵי בָתֵּי קִרְוֵי לֵיוָאֵי הִיא אַחֲסַנְתְּהוֹן בְּגוֹ בְּנֵי יִשְׂרָאֵל׃ </text:span></text:span><text:span text:style-name="Default_20_Paragraph_20_Font"><text:span text:style-name="T1">לד </text:span></text:span><text:span text:style-name="Default_20_Paragraph_20_Font"><text:span text:style-name="T2">וַחֲקַל רְוַח קִרְוֵיהוֹן לָא יִזְדַּבָּן אֲרֵי אַחֲסָנַת עָלָם הוּא לְהוֹן׃ </text:span></text:span><text:span text:style-name="Default_20_Paragraph_20_Font"><text:span text:style-name="T1">לה </text:span></text:span><text:span text:style-name="Default_20_Paragraph_20_Font"><text:span text:style-name="T2">וַאֲרֵי יִתְמַסְכַּן אָחוּךְ וּתְמוּט יְדֵיהּ עִמָּךְ וְתַתְקֵף בֵּיהּ דַּיַּר וְתוֹתָב וִיחֵי עִמָּךְ׃ </text:span></text:span><text:span text:style-name="Default_20_Paragraph_20_Font"><text:span text:style-name="T1">לו </text:span></text:span><text:span text:style-name="Default_20_Paragraph_20_Font"><text:span text:style-name="T2">לָא תִסַּב מִנֵּיהּ חִבּוּלְיָא וְרִבִּיתָא וְתִדְחַל מֵאֱלָהָךְ וִיחֵי אָחוּךְ עִמָּךְ׃ </text:span></text:span><text:span text:style-name="Default_20_Paragraph_20_Font"><text:span text:style-name="T1">לז </text:span></text:span><text:span text:style-name="Default_20_Paragraph_20_Font"><text:span text:style-name="T2">יָת כַּסְפָּךְ לָא תִתֵּן לֵיהּ בְּחִבּוּלְיָא וּבְרִבִּיתָא לָא תִתֵּן מֵיכְלָךְ׃ </text:span></text:span><text:span text:style-name="Default_20_Paragraph_20_Font"><text:span text:style-name="T1">לח </text:span></text:span><text:span text:style-name="Default_20_Paragraph_20_Font"><text:span text:style-name="T2">אֲנָא יְיָ אֱלָהָכוֹן דִּי אַפֵּקִית יָתְכוֹן מֵאַרְעָא דְמִצְרָיִם לְמִתַּן לְכוֹן יָת אַרְעָא דִכְנַעַן לְמֶהֱוֵי לְכוֹן לֶאֱלָהּ׃ </text:span></text:span><text:span text:style-name="Default_20_Paragraph_20_Font"><text:span text:style-name="T1">לט </text:span></text:span><text:span text:style-name="Default_20_Paragraph_20_Font"><text:span text:style-name="T2">וַאֲרֵי יִתְמַסְכַּן אָחוּךְ עִמָּךְ וְיִזְדַּבַּן לָךְ לָא תִפְלַח בֵּיהּ פָּלְחַן עַבְדִּין׃ </text:span></text:span><text:span text:style-name="Default_20_Paragraph_20_Font"><text:span text:style-name="T1">מ </text:span></text:span><text:span text:style-name="Default_20_Paragraph_20_Font"><text:span text:style-name="T2">כַּאֲגִירָא כְתוֹתָבָא יְהֵי עִמָּךְ עַד שַׁתָּא דְיוֹבֵלָא יִפְלַח עִמָּךְ׃ </text:span></text:span><text:span text:style-name="Default_20_Paragraph_20_Font"><text:span text:style-name="T1">מא </text:span></text:span><text:span text:style-name="Default_20_Paragraph_20_Font"><text:span text:style-name="T2">וְיִפּוֹק מֵעִמָּךְ הוּא וּבְנוֹהִי עִמֵּיהּ וִיתוּב לְזַרְעִיתֵיהּ וּלְאַחֲסָנַת אֲבָהָתוֹהִי יְתוּב׃ </text:span></text:span><text:span text:style-name="Default_20_Paragraph_20_Font"><text:span text:style-name="T1">מב </text:span></text:span><text:span text:style-name="Default_20_Paragraph_20_Font"><text:span text:style-name="T2">אֲרֵי עַבְדַּי אִנּוּן דִּי אַפֵּקִית יָתְהוֹן מֵאַרְעָא דְמִצְרָיִם לָא יִזְדַּבְּנוּן זְבוּן עַבְדִּין׃ </text:span></text:span><text:span text:style-name="Default_20_Paragraph_20_Font"><text:span text:style-name="T1">מג </text:span></text:span><text:span text:style-name="Default_20_Paragraph_20_Font"><text:span text:style-name="T2">לָא תִפְלַח בֵּיהּ בְּקַשְׁיוּ וְתִדְחַל מֵאֱלָהָךְ׃ </text:span></text:span><text:span text:style-name="Default_20_Paragraph_20_Font"><text:span text:style-name="T1">מד </text:span></text:span><text:span text:style-name="Default_20_Paragraph_20_Font"><text:span text:style-name="T2">וְעַבְדָּךְ וְאַמְתָךְ דִּי יְהוֹן לָךְ מִן עַמְמַיָּא דִּי בְסַחֲרָנֵיכוֹן מִנְּהוֹן תִּקְנוּן עַבְדִּין וְאַמְהָן׃ </text:span></text:span><text:span text:style-name="Default_20_Paragraph_20_Font"><text:span text:style-name="T1">מה </text:span></text:span><text:span text:style-name="Default_20_Paragraph_20_Font"><text:span text:style-name="T2">וְאַף מִבְּנֵי תוֹתָבַיָּא עָרְלַיָּא דְּדָיְרִין עִמְּכוֹן מִנְּהוֹן תִּקְנוּן וּמִזַּרְעִיתְהוֹן דְּעִמְּכוֹן דִּי אִתְיְלִידוּ בְּאַרְעֲכוֹן וִיהוֹן לְכוֹן לְאַחֲסָנָא׃ </text:span></text:span><text:span text:style-name="Default_20_Paragraph_20_Font"><text:span text:style-name="T1">מו </text:span></text:span><text:span text:style-name="Default_20_Paragraph_20_Font"><text:span text:style-name="T2">וְתַחְסְנוּן יָתְהוֹן לִבְנֵיכוֹן בַּתְרֵיכוֹן לִירוּתַת אַחֲסָנָא לְעָלָם בְּהוֹן תִּפְלְחוּן וּבְאַחֵיכוֹן בְּנֵי יִשְׂרָאֵל גְּבַר בַּאֲחוּהִי לָא תִפְלַח בֵּיהּ בְּקַשְׁיוּ׃ </text:span></text:span><text:span text:style-name="Default_20_Paragraph_20_Font"><text:span text:style-name="T1">מז </text:span></text:span><text:span text:style-name="Default_20_Paragraph_20_Font"><text:span text:style-name="T2">וַאֲרֵי תַדְבֵּק יַד עָרֵל וְתוֹתָב עִמָּךְ וְיִתְמַסְכַּן אָחוּךְ עִמֵּיהּ וְיִזְדַּבַּן לְעָרֵל תּוֹתָב עִמָּךְ אוֹ לְאַרְמַי זַרְעִית גִּיּוֹרָא׃ </text:span></text:span><text:span text:style-name="Default_20_Paragraph_20_Font"><text:span text:style-name="T1">מח </text:span></text:span><text:span text:style-name="Default_20_Paragraph_20_Font"><text:span text:style-name="T2">בָּתַר דְּיִזְדַּבַּן פֻּרְקָנָא תְּהֵי לֵיהּ חַד מֵאֲחוֹהִי יִפְרְקִנֵּיהּ׃ </text:span></text:span><text:span text:style-name="Default_20_Paragraph_20_Font"><text:span text:style-name="T1">מט </text:span></text:span><text:span text:style-name="Default_20_Paragraph_20_Font"><text:span text:style-name="T2">אוֹ אַח אֲבוּהִי אוֹ בַר אַח אֲבוּהִי יִפְרְקִנֵּיהּ אוֹ מִקָּרִיב בִּשְׂרֵיהּ מִזַּרְעִיתֵיהּ יִפְרְקִנֵּיהּ אוֹ דְתַדְבֵּק יְדֵיהּ וְיִתְפָּרָק׃ </text:span></text:span><text:span text:style-name="Default_20_Paragraph_20_Font"><text:span text:style-name="T1">נ </text:span></text:span><text:span text:style-name="Default_20_Paragraph_20_Font"><text:span text:style-name="T2">וִיחַשֵּׁב עִם זָבְנֵיהּ מִשַּׁתָּא דְּאִזְדַּבַּן לֵיהּ עַד שַׁתָּא דְיוֹבֵלָא וִיהֵי כְּסַף זְבִינוֹהִי בְּמִנְיַן שְׁנַיָא כְּיוֹמֵי אֲגִירָא יְהֵי עִמֵּיהּ׃ </text:span></text:span><text:span text:style-name="Default_20_Paragraph_20_Font"><text:span text:style-name="T1">נא </text:span></text:span><text:span text:style-name="Default_20_Paragraph_20_Font"><text:span text:style-name="T2">אִם עוֹד סְגִיּוּת בִּשְׁנַיָּא לְפוּמְהֵן יָתֵיב פֻּרְקָנֵיהּ מִכְּסַף זְבִינוֹהִי׃ </text:span></text:span><text:span text:style-name="Default_20_Paragraph_20_Font"><text:span text:style-name="T1">נב </text:span></text:span><text:span text:style-name="Default_20_Paragraph_20_Font"><text:span text:style-name="T2">וְאִם זְעֵר יִשְׁתָּאַר בִּשְׁנַיָּא עַד שַׁתָּא דְיוֹבֵלָא וִיחַשֵּׁב לֵיהּ כְּפוּם שְׁנוֹהִי יָתֵב יָת פֻּרְקָנֵיהּ׃ </text:span></text:span><text:soft-page-break/><text:span text:style-name="Default_20_Paragraph_20_Font"><text:span text:style-name="T1">נג </text:span></text:span><text:span text:style-name="Default_20_Paragraph_20_Font"><text:span text:style-name="T2">כַּאֲגִיר שְׁנָא בִּשְׁנָא יְהֵי עִמֵּיהּ לָא יִפְלַח בֵּיהּ בְּקַשְׁיוּ לְעֵינָיךְ׃ </text:span></text:span><text:span text:style-name="Default_20_Paragraph_20_Font"><text:span text:style-name="T1">נד </text:span></text:span><text:span text:style-name="Default_20_Paragraph_20_Font"><text:span text:style-name="T2">וְאִם לָא יִתְפָּרַק בְּאִלֵּין וְיִפּוֹק בְּשַׁתָּא דְיוֹבֵלָא הוּא וּבְנוֹהִי עִמֵּיהּ׃ </text:span></text:span><text:span text:style-name="Default_20_Paragraph_20_Font"><text:span text:style-name="T1">נה </text:span></text:span><text:span text:style-name="Default_20_Paragraph_20_Font"><text:span text:style-name="T2">אֲרֵי דִילִי בְנֵי יִשְׂרָאֵל עַבְדִּין עַבְדַּי אִנּוּן דִּי אֲפֵּיקִית יָתְהוֹן מֵאַרְעָא דְמִצְרָיִם אֲנָא יְיָ אֱלָהָכוֹן׃ </text:span></text:span></text:p>
      </text:section>
      <text:section text:style-name="Sect1" text:name="Sect26">
        <text:p text:style-name="P2">Leviticus 26</text:p>
        <text:p text:style-name="P3"><text:span text:style-name="Default_20_Paragraph_20_Font"><text:span text:style-name="T1">א </text:span></text:span><text:span text:style-name="Default_20_Paragraph_20_Font"><text:span text:style-name="T2">לָא תַעְבְּדוּן לְכוֹן טַעֲוָן וְצֶלֶם וְקָמָא לָא תְקִימוּן לְכוֹן וְאֶבֶן סָגְדָא לָא תִתְּנוּן בְּאַרְעֲכוֹן לְמִסְגֻּד עֲלַהּ אֲרֵי אֲנָא יְיָ אֱלָהָכוֹן׃ </text:span></text:span><text:span text:style-name="Default_20_Paragraph_20_Font"><text:span text:style-name="T1">ב </text:span></text:span><text:span text:style-name="Default_20_Paragraph_20_Font"><text:span text:style-name="T2">יָת יוֹמֵי שַׁבַּיָּא דִילִי תִטְּרוּן וּלְבֵית מַקְדְּשִׁי תְּהוֹן דָּחֲלִין אֲנָא יְיָ׃ </text:span></text:span><text:span text:style-name="Default_20_Paragraph_20_Font"><text:span text:style-name="T1">ג </text:span></text:span><text:span text:style-name="Default_20_Paragraph_20_Font"><text:span text:style-name="T2">אִם בִּקְיָמַי תְּהָכוּן וְיָת פִּקּוֹדַי תִּטְּרוּן וְתַעְבְּדוּן יָתְהוֹן׃ </text:span></text:span><text:span text:style-name="Default_20_Paragraph_20_Font"><text:span text:style-name="T1">ד </text:span></text:span><text:span text:style-name="Default_20_Paragraph_20_Font"><text:span text:style-name="T2">וְאֶתֵּן מַטְרֵיכוֹן בְּעִדָּנְהוֹן וְתִתֵּן אַרְעָא עֲלַלְתָּא וְאִילַן חַקְלָא יִתֵּן אִבֵּיהּ׃ </text:span></text:span><text:span text:style-name="Default_20_Paragraph_20_Font"><text:span text:style-name="T1">ה </text:span></text:span><text:span text:style-name="Default_20_Paragraph_20_Font"><text:span text:style-name="T2">וִיעָרַע לְכוֹן דְּיָשָׁא יָת קְטָפָא וּקְטָפָא יְעָרַע לְאַפּוֹקֵי בַר זַרְעָא וְתֵיכְלוּן לַחְמְכוֹן לְמִשְׂבַּע וְתֵיתְבוּן לְרָחְצָן בְּאַרְעֲכוֹן׃ </text:span></text:span><text:span text:style-name="Default_20_Paragraph_20_Font"><text:span text:style-name="T1">ו </text:span></text:span><text:span text:style-name="Default_20_Paragraph_20_Font"><text:span text:style-name="T2">וְאֶתֵּן שְׁלָמָא בְּאַרְעָא וְתִשְׁרוּן וְלֵית דְּמָנִיד וֶאֱבַטֵּל חַיְתָא בִשְׁתָּא מִן אַרְעָא וּדְקָטְלִין בְּחַרְבָּא לָא יְעִדּוּן בְּאַרְעֲכוֹן׃ </text:span></text:span><text:span text:style-name="Default_20_Paragraph_20_Font"><text:span text:style-name="T1">ז </text:span></text:span><text:span text:style-name="Default_20_Paragraph_20_Font"><text:span text:style-name="T2">וְתִרְדְּפוּן יָת בַּעֲלֵי דְבָבֵיכוֹן וְיִפְּלוּן קֳדָמֵיכוֹן לְחַרְבָּא׃ </text:span></text:span><text:span text:style-name="Default_20_Paragraph_20_Font"><text:span text:style-name="T1">ח </text:span></text:span><text:span text:style-name="Default_20_Paragraph_20_Font"><text:span text:style-name="T2">וְיִרְדְּפוּן מִנְּכוֹן חַמְשָׁא מְאָה וּמְאָה מִנְּכוֹן לְרִבּוֹתָא יֵעִירְקוּן וְיִפְּלוּן בַּעֲלֵי דְבָבֵיכוֹן קֳדָמֵיכוֹן לְחַרְבָּא׃ </text:span></text:span><text:span text:style-name="Default_20_Paragraph_20_Font"><text:span text:style-name="T1">ט </text:span></text:span><text:span text:style-name="Default_20_Paragraph_20_Font"><text:span text:style-name="T2">וְאֶתְפְּנִי בְמֵימְרִי לְאוֹטָבָא לְכוֹן וְאַפֵּשׁ יָתְכוֹן וְאַסְגֵּי יָתְכוֹן וַאֲקֵם יָת קְיָמִי עִמְּכוֹן׃ </text:span></text:span><text:span text:style-name="Default_20_Paragraph_20_Font"><text:span text:style-name="T1">י </text:span></text:span><text:span text:style-name="Default_20_Paragraph_20_Font"><text:span text:style-name="T2">וְתֵיכְלוּן עַתִּיקָא דְּעַתִּיק וְעַתִּיקָא מִן קֳדָם חֲדַתָּא תְּפַנּוּן׃ </text:span></text:span><text:span text:style-name="Default_20_Paragraph_20_Font"><text:span text:style-name="T1">יא </text:span></text:span><text:span text:style-name="Default_20_Paragraph_20_Font"><text:span text:style-name="T2">וְאֶתֵּן מַשְׁכְּנִּי בֵּינֵיכוֹן וְלָא יְרַחֵק מֵימְרִי יָתְכוֹן׃ </text:span></text:span><text:span text:style-name="Default_20_Paragraph_20_Font"><text:span text:style-name="T1">יב </text:span></text:span><text:span text:style-name="Default_20_Paragraph_20_Font"><text:span text:style-name="T2">וְאַשְׁרֵי שְׁכִינְתִּי בֵּינֵיכוֹן וְאֶהֱוֵי לְכוֹן לֶאֱלָהּ וְאַתּוּן תְּהוֹן קֳדָמַי לְעָם׃ </text:span></text:span><text:span text:style-name="Default_20_Paragraph_20_Font"><text:span text:style-name="T1">יג </text:span></text:span><text:span text:style-name="Default_20_Paragraph_20_Font"><text:span text:style-name="T2">אֲנָא יְיָ אֱלָהָכוֹן דִּי אַפֵּקִית יָתְכוֹן מֵאַרְעָא דְמִצְרַיִם מִלְּמֶהֱוֵי לְהוֹן עַבְדִּין וְתַבָּרִית נִיר עַמְמַיָּא מִנְּכוֹן וְדַבָּרִית יָתְכוֹן לְחֵרוּתָא׃ </text:span></text:span><text:span text:style-name="Default_20_Paragraph_20_Font"><text:span text:style-name="T1">יד </text:span></text:span><text:span text:style-name="Default_20_Paragraph_20_Font"><text:span text:style-name="T2">וְאִם לָא תְקַבְּלוּן לְמֵימְרִי וְלָא תַעְבְּדוּן יָת כָּל פִּקּוּדַיָּא הָאִלֵּין׃ </text:span></text:span><text:span text:style-name="Default_20_Paragraph_20_Font"><text:span text:style-name="T1">טו </text:span></text:span><text:span text:style-name="Default_20_Paragraph_20_Font"><text:span text:style-name="T2">וְאִם בִּקְיָמַי תְּקוֹצוּן וְאִם יָת דִּינַי תְּרַחֵק נַפְשְׁכוֹן בְּדִיל דְּלָא לְמֶעְבַּד יָת כָּל פִּקּוֹדַי לְאַשְׁנָיוּתְכוֹן יָת קְיָמִי׃ </text:span></text:span><text:span text:style-name="Default_20_Paragraph_20_Font"><text:span text:style-name="T1">טז </text:span></text:span><text:span text:style-name="Default_20_Paragraph_20_Font"><text:span text:style-name="T2">אַף אֲנָא אֶעְבַּד דָּא לְכוֹן וְאַסְעַר עֲלֵיכוֹן בַּהֶלְתָּא יָת שַׁחֶפְתָּא וְיָת קַדַּחְתָּא מְחַשְּׁכָן עַיְנִין וּמַפְּחַן נְפָשׁ וְתִזְרְעוּן לְרֵיקָנוּן זַרְעֲכוֹן וְיֵיכְלֻנֵּיהּ בַּעֲלֵי דְבָבֵיכוֹן׃ </text:span></text:span><text:span text:style-name="Default_20_Paragraph_20_Font"><text:span text:style-name="T1">יז </text:span></text:span><text:span text:style-name="Default_20_Paragraph_20_Font"><text:span text:style-name="T2">וְאֶתֵּן רוּגְזִי בְּכוֹן וְתִתַּבְּרוּן קֳדָם בַּעֲלֵי דְבָבֵיכוֹן וְיִרְדּוּן בְּכוֹן סַנְאֵכוֹן וְתֵעִירְקוּן וְלֵית דְּרָדִיף יָתְכוֹן׃ </text:span></text:span><text:span text:style-name="Default_20_Paragraph_20_Font"><text:span text:style-name="T1">יח </text:span></text:span><text:span text:style-name="Default_20_Paragraph_20_Font"><text:span text:style-name="T2">וְאִם עַד אִלֵּין לָא תְקַבְּלוּן לְמֵימְרִי וְאוֹסֵף לְמִרְדֵּי יָתכוֹן שְׁבַע עַל חוֹבֵיכוֹן׃ </text:span></text:span><text:span text:style-name="Default_20_Paragraph_20_Font"><text:span text:style-name="T1">יט </text:span></text:span><text:span text:style-name="Default_20_Paragraph_20_Font"><text:span text:style-name="T2">וְאֶתְבַּר יָת יְקַר תָּקְפְּכוֹן וְאֶתֵּן יָת שְׁמַיָּא דִי עִלָּוֵיכוֹן תַּקִּיפִין כְּפַרְזְלָא מִלַּאֲחָתָא מִטְרָא וְאַרְעָא דִתְחוֹתֵיכוֹן חֲסִינָא כִנְחָשָׁא מִלְּמֶעְבַּד פֵּירִין׃ </text:span></text:span><text:span text:style-name="Default_20_Paragraph_20_Font"><text:span text:style-name="T1">כ </text:span></text:span><text:span text:style-name="Default_20_Paragraph_20_Font"><text:span text:style-name="T2">וִיסוּפוּן לְרֵיקָנוּ חֵילֵיכוֹן וְלָא תִתֵּן אַרְעֲכוֹן יָת עֲלַלְתַּהּ וְאִילַן אַרְעָא לָא יִתֵּן אִבֵּיהּ׃ </text:span></text:span><text:span text:style-name="Default_20_Paragraph_20_Font"><text:span text:style-name="T1">כא </text:span></text:span><text:span text:style-name="Default_20_Paragraph_20_Font"><text:span text:style-name="T2">וְאִם תְּהָכוּן קֳדָמַי בְּקַשְׁיוּ וְלָא תֵיבוּן לְקַבָּלָא לְמֵימְרִי וְאוֹסֵף לֶאֱתָאָה עֲלֵיכוֹן מָחָא שְׁבַע כְּחוֹבֵיכוֹן׃ </text:span></text:span><text:span text:style-name="Default_20_Paragraph_20_Font"><text:span text:style-name="T1">כב </text:span></text:span><text:span text:style-name="Default_20_Paragraph_20_Font"><text:span text:style-name="T2">וֶאֱגָרֵי בְכוֹן יָת חֵוַת בָּרָא וּתְתַכֵּל יָתְכוֹן וּתְשֵׁיצֵי יָת בְּעִירְכוֹן וְתַזְעֵר יָתְכוֹן וִיצַדְיָן אוֹרְחָתְכוֹן׃ </text:span></text:span><text:span text:style-name="Default_20_Paragraph_20_Font"><text:span text:style-name="T1">כג </text:span></text:span><text:span text:style-name="Default_20_Paragraph_20_Font"><text:span text:style-name="T2">וְאִם בְּאִלֵּין לָא תִתְרְדוּן לְמֵימְרִי וּתְהָכוּן קֳדָמַי בְּקַשְׁיוּ׃ </text:span></text:span><text:span text:style-name="Default_20_Paragraph_20_Font"><text:span text:style-name="T1">כד </text:span></text:span><text:span text:style-name="Default_20_Paragraph_20_Font"><text:span text:style-name="T2">וְאֵהַךְ אַף אֲנָא עִמְּכוֹן בְּקַשְׁיוּ וְאַלְקֵי יָתְכוֹן אַף אֲנָא שְׁבַע עַל חוֹבֵיכוֹן׃ </text:span></text:span><text:span text:style-name="Default_20_Paragraph_20_Font"><text:span text:style-name="T1">כה </text:span></text:span><text:span text:style-name="Default_20_Paragraph_20_Font"><text:span text:style-name="T2">וְאַיְתִי עֲלֵיכוֹן דְּקָטְלִין בְּחַרְבָּא וְיִתְפָּרְעוּן מִנְּכוֹן פֻּרְעֲנוּתָא עַל דַּעֲבַרְתּוּן עַל פִּתְגָּמֵי אוֹרַיְתָא וְתִתְכַּנְּשׁוּן לְקִרְוֵיכוֹן וֶאֱגָרֵי מוֹתָנָא בֵּינֵיכוֹן וְתִתְמַסְּרוּן בִּידָא דְסָנְאָה׃ </text:span></text:span><text:span text:style-name="Default_20_Paragraph_20_Font"><text:span text:style-name="T1">כו </text:span></text:span><text:span text:style-name="Default_20_Paragraph_20_Font"><text:span text:style-name="T2">בִּדְאִתְּבַר לְכוֹן סָעִיד מֵיכְלָא וְיָפְיָן עֲסַר נְשִׁין לַחְמְכוֹן בְּתַנּוּרָא חַד וִיתִיבוּן לַחְמְכוֹן בְּמַתְקְלָא וְתוֹכְלוּן וְלָא תִשְׂבְּעוּן׃ </text:span></text:span><text:span text:style-name="Default_20_Paragraph_20_Font"><text:span text:style-name="T1">כז </text:span></text:span><text:span text:style-name="Default_20_Paragraph_20_Font"><text:span text:style-name="T2">וְאִם בְּדָא לָא תְקַבְּלוּן לְמֵימְרִי וּתְהָכוּן קֳדָמַי בְּקַשְׁיוּ׃ </text:span></text:span><text:span text:style-name="Default_20_Paragraph_20_Font"><text:span text:style-name="T1">כח </text:span></text:span><text:span text:style-name="Default_20_Paragraph_20_Font"><text:span text:style-name="T2">וְאֵהַךְ עִמְּכוֹן בִּתְקוֹף רְגָז וְאִרְדֵּי יָתְכוֹן אַף אֲנָא שְׁבַע עַל חוֹבֵיכוֹן׃ </text:span></text:span><text:span text:style-name="Default_20_Paragraph_20_Font"><text:span text:style-name="T1">כט </text:span></text:span><text:span text:style-name="Default_20_Paragraph_20_Font"><text:span text:style-name="T2">וְתֵיכְלוּן בְּשַׂר בְּנֵיכוֹן וּבְשַׁר בְּנָתֵיכוֹן תֵּיכְלוּן׃ </text:span></text:span><text:span text:style-name="Default_20_Paragraph_20_Font"><text:span text:style-name="T1">ל </text:span></text:span><text:span text:style-name="Default_20_Paragraph_20_Font"><text:span text:style-name="T2">וֶאֱשֵׁיצֵי יָת בָּמָתֵיכוֹן וֶאֱקַצֵּץ יָת חֲנִיסְנְסֵיכוֹן וְאֶתֵּן יָת פִּגְרֵיכוֹן עַל פִּגּוּר טַעֲוָתְכוֹן וִירַחֵק מֵימְרִי יָתְכוֹן׃ </text:span></text:span><text:span text:style-name="Default_20_Paragraph_20_Font"><text:span text:style-name="T1">לא </text:span></text:span><text:span text:style-name="Default_20_Paragraph_20_Font"><text:span text:style-name="T2">וְאֶתֵּן </text:span></text:span><text:soft-page-break/><text:span text:style-name="Default_20_Paragraph_20_Font"><text:span text:style-name="T2">יָת קִרְוֵיכוֹן צָדָא וְאֶצְדֵּי יָת מַקְדְּשֵׁיכוֹן וְלָא אֲקַבֵּל בְּרַעֲוָא קֻרְבַּן כְּנִשָּׁתְכוֹן׃ </text:span></text:span><text:span text:style-name="Default_20_Paragraph_20_Font"><text:span text:style-name="T1">לב </text:span></text:span><text:span text:style-name="Default_20_Paragraph_20_Font"><text:span text:style-name="T2">וְאֶצְדֵּי אֲנָא יָת אַרְעָא וִיצָרְיוּן עֲלַהּ בַּעֲלֵי דְבָבֵיכוֹן דְּיָתְבוּן בַּהּ׃ </text:span></text:span><text:span text:style-name="Default_20_Paragraph_20_Font"><text:span text:style-name="T1">לג </text:span></text:span><text:span text:style-name="Default_20_Paragraph_20_Font"><text:span text:style-name="T2">וְיָתְכוֹן אֲבַדַּר בֵּינֵי עַמְמַיָּא וֶאֱגָרֵי בַתְרֵיכוֹן דְּקָטְלִין בְּחַרְבָּא וּתְהֵי אַרְעֲכוֹן צָדְיָא וְקִרְוֵיכוֹן יְהוֹן חָרְבָּא׃ </text:span></text:span><text:span text:style-name="Default_20_Paragraph_20_Font"><text:span text:style-name="T1">לד </text:span></text:span><text:span text:style-name="Default_20_Paragraph_20_Font"><text:span text:style-name="T2">בְּכֵן תַּרְעֵי אַרְעָא יָת שְׁמִטָּהָא כֹּל יוֹמִין דִּי צְדִיאַת וְאַתּוּן בְּאַרַע בַּעֲלֵי דְבָבֵיכוֹן בְּכֵן תַּשְׁמֵט אַרְעָא וְתַרְעֵי יָת שְׁמִטָּהָא׃ </text:span></text:span><text:span text:style-name="Default_20_Paragraph_20_Font"><text:span text:style-name="T1">לה </text:span></text:span><text:span text:style-name="Default_20_Paragraph_20_Font"><text:span text:style-name="T2">כָּל יוֹמִין דִּי צְדִיאַת תַּשְׁמֵט יָת דִּי לָא שְׁמֵטַת בִּשְׁמִטֵּיכוֹן כַּד הֲוֵיתוּן יָתְבִין עֲלַהּ׃ </text:span></text:span><text:span text:style-name="Default_20_Paragraph_20_Font"><text:span text:style-name="T1">לו </text:span></text:span><text:span text:style-name="Default_20_Paragraph_20_Font"><text:span text:style-name="T2">וּדְיִשְׁתַּאֲרוּן בְּכוֹן וְאָעֵל תַּבְרָא בְּלִבְּהוֹן בְּאַרְעֲתָא דְּסַנְאֵיהוֹן וְיִרְדּוֹף יָתְהוֹן קַל טַרְפָּא דְשַׁקִּיף וְיֵעַרְקוּן כְּמֵעִירוֹק מִן קֳדָם דְּקָטְלִין בְּחַרְבָּא וְיִפְּלוּן וְלֵית דְּרָדִיף׃ </text:span></text:span><text:span text:style-name="Default_20_Paragraph_20_Font"><text:span text:style-name="T1">לז </text:span></text:span><text:span text:style-name="Default_20_Paragraph_20_Font"><text:span text:style-name="T2">וְיִתַּקְלוּן גְּבַר בְּאָחוּהִי כְּמִקָּדָם דְקָטְלִין בְּחַרְבָּא וְרָדִיף לָיִת וְלָא תְהֵי לְכוֹן תְּקוּמָה קֳדָם בַּעֲלֵי דְבָבֵיכוֹן׃ </text:span></text:span><text:span text:style-name="Default_20_Paragraph_20_Font"><text:span text:style-name="T1">לח </text:span></text:span><text:span text:style-name="Default_20_Paragraph_20_Font"><text:span text:style-name="T2">וְתֵבְדוּן בֵּינֵי עַמְמַיָּא וּתְגַמַּר יָתְכוֹן אֲרַע בַּעֲלֵי דְבָבֵיכוֹן׃ </text:span></text:span><text:span text:style-name="Default_20_Paragraph_20_Font"><text:span text:style-name="T1">לט </text:span></text:span><text:span text:style-name="Default_20_Paragraph_20_Font"><text:span text:style-name="T2">וּדְיִשְׁתָּאֲרוּן בְּכוֹן יִתִּמְסוּן בְּחוֹבֵיהוֹן בְּאַרְעֲתָא בַּעֲלֵי דְבָבֵיכוֹן וְאַף בְּחוֹבֵי אֲבָהַתְהוֹן בִּישַׁיָּא דַּאֲחִידִין בִּידֵיהוֹן יִתִּמְסוּן׃ </text:span></text:span><text:span text:style-name="Default_20_Paragraph_20_Font"><text:span text:style-name="T1">מ </text:span></text:span><text:span text:style-name="Default_20_Paragraph_20_Font"><text:span text:style-name="T2">וִיוַדּוּן יָת חוֹבֵיהוֹן וְיָת חוֹבֵי אֲבָהַתְהוֹן בְּשִׁקְרְהוֹן דְּשַׁקָּרוּ קֳדָמָי וְאַף דִּי הַלִּיכוּ קֳדָמַי בְּקַשְׁיוּ׃ </text:span></text:span><text:span text:style-name="Default_20_Paragraph_20_Font"><text:span text:style-name="T1">מא </text:span></text:span><text:span text:style-name="Default_20_Paragraph_20_Font"><text:span text:style-name="T2">אַף אֲנָא אֱהַךְ עִמְּהוֹן בְּקַשְׁיוּ וְאָעֵיל יָתְהוֹן בְּאַרַע בַּעֲלֵי דְבָבֵיהוֹן אוֹ בְכֵן יִתָּבַר לִבְּהוֹן טַפְשָׁא וּבְכֵן יִרְעוּן יָת חוֹבֵיהוֹן׃ </text:span></text:span><text:span text:style-name="Default_20_Paragraph_20_Font"><text:span text:style-name="T1">מב </text:span></text:span><text:span text:style-name="Default_20_Paragraph_20_Font"><text:span text:style-name="T2">וְדָכִירְנָא יָת קְיָמִי דְעִם יַעֲקוֹב וְאַף יָת קְיָמִי דְעִם יִצְחָק וְאַף יָת קְיָמִי דְעִם אַבְרָהָם אֲנָא דָכִיר וְאַרְעָא אֲנָא דָכִיר׃ </text:span></text:span><text:span text:style-name="Default_20_Paragraph_20_Font"><text:span text:style-name="T1">מג </text:span></text:span><text:span text:style-name="Default_20_Paragraph_20_Font"><text:span text:style-name="T2">וְאַרְעָא תִתְרְטֵשׁ מִנְּהוֹן וְתַרְעֵי יָת שְׁמִטָּהָא בְּדִצְדִיאַת מִנְּהוֹן וְאִנּוּן יִרְעוּן יָת חוֹבֵיהוֹן לְוָטִין חֳלַף בִּרְכָן אַיְתִי עֲלֵיהוֹן בְּדִיל דִּבְדִינַי קָצוּ וְיָת קְיָמַי רְחֵקַת נַפְשְׁהוֹן׃ </text:span></text:span><text:span text:style-name="Default_20_Paragraph_20_Font"><text:span text:style-name="T1">מד </text:span></text:span><text:span text:style-name="Default_20_Paragraph_20_Font"><text:span text:style-name="T2">וְאַף בְּרַם דָּא בְּמֵהֱוֵיהוֹן בְּאַרַע בַּעֲלֵי דְבָבֵיהוֹן לָא אַרְטֵשִׁנּוּן וְלָא אַרְחֵקִנּוּן לְשֵׁיצָיוּתְהוֹן לְאַשְׁנָאָה קְיָמִי עִמְּהוֹן אֲרֵי אֲנָא יְיָ אֱלָהֲהוֹן׃ </text:span></text:span><text:span text:style-name="Default_20_Paragraph_20_Font"><text:span text:style-name="T1">מה </text:span></text:span><text:span text:style-name="Default_20_Paragraph_20_Font"><text:span text:style-name="T2">וְדָכִירְנָא לְהוֹן קְיַם קַדְמָאֵי דִּי אַפֵּקִית יָתְהוֹן מֵאַרְעָא דְמִצְרַיִם לְעֵינֵי עַמְמַיָּא לְמֵהֱוֵי לְהוֹן לֵאלָהָא אֲנָא יְיָ׃ </text:span></text:span><text:span text:style-name="Default_20_Paragraph_20_Font"><text:span text:style-name="T1">מו </text:span></text:span><text:span text:style-name="Default_20_Paragraph_20_Font"><text:span text:style-name="T2">אִלֵּין קְיָמַיָּא וְדִינַיָּא וְאוֹרָיָתָא דִּי יְהַב יְיָ בֵּין מֵימְרֵיהּ וּבֵין בְּנֵי יִשְׂרָאֵל בְּטוּרָא דְסִינַי בִּידָא דְמשֶׁה׃ </text:span></text:span></text:p>
      </text:section>
      <text:section text:style-name="Sect1" text:name="Sect27">
        <text:p text:style-name="P2">Leviticus 27</text:p>
        <text:p text:style-name="P3"><text:span text:style-name="Default_20_Paragraph_20_Font"><text:span text:style-name="T1">א </text:span></text:span><text:span text:style-name="Default_20_Paragraph_20_Font"><text:span text:style-name="T2">וּמַלִּיל יְיָ עִם משֶׁה לְמֵימָר׃ </text:span></text:span><text:span text:style-name="Default_20_Paragraph_20_Font"><text:span text:style-name="T1">ב </text:span></text:span><text:span text:style-name="Default_20_Paragraph_20_Font"><text:span text:style-name="T2">מַלֵּיל עִם בְּנֵי יִשְׂרָאֵל וְתֵימַר לְהוֹן גְּבַר אֲרֵי יַפְרֵשׁ נְדַר בְּפֻרְסַן נַפְשָׁתָא קֳדָם יְיָ׃ </text:span></text:span><text:span text:style-name="Default_20_Paragraph_20_Font"><text:span text:style-name="T1">ג </text:span></text:span><text:span text:style-name="Default_20_Paragraph_20_Font"><text:span text:style-name="T2">וִיהֵי פֻרְסָנֵיהּ דְּכוּרָא מִבַּר עֶסְרִין שְׁנִין וְעַד בַּר שִׁתִּין שְׁנִין וִיהֵי פֻרְסָנֵיהּ חַמְשִׁין סִלְעִין דִּכְסַף בְּסִלְעֵי קוּדְשָׁא׃ </text:span></text:span><text:span text:style-name="Default_20_Paragraph_20_Font"><text:span text:style-name="T1">ד </text:span></text:span><text:span text:style-name="Default_20_Paragraph_20_Font"><text:span text:style-name="T2">וְאִם נְקוּבְתָא הִיא וִיהֵי פֻרְסָנֵיהּ תְּלָתִין סִלְעִין׃ </text:span></text:span><text:span text:style-name="Default_20_Paragraph_20_Font"><text:span text:style-name="T1">ה </text:span></text:span><text:span text:style-name="Default_20_Paragraph_20_Font"><text:span text:style-name="T2">וְאִם מִבַּר חֲמֵשׁ שְׁנִין וְעַד בַּר עֶסְרִין שְׁנִין וִיהֵי פֻרְסָנֵיהּ דְּכוּרָא עֶסְרִין סִלְעִין וְלִנְקוּבְתָּא עֲסַר סִלְעִין׃ </text:span></text:span><text:span text:style-name="Default_20_Paragraph_20_Font"><text:span text:style-name="T1">ו </text:span></text:span><text:span text:style-name="Default_20_Paragraph_20_Font"><text:span text:style-name="T2">וְאִם מִבַּר יַרְחָא וְעַד בַּר חֲמֵשׁ שְׁנִין וִיהֵי פֻרְסָנֵיהּ דְּכוּרָא חֲמֵשׁ סִלְעִין דִּכְסָף וְלִנְקוּבְתָא פֻרְסָנַהּ תְּלַת סִלְעִין דִּכְסָף׃ </text:span></text:span><text:span text:style-name="Default_20_Paragraph_20_Font"><text:span text:style-name="T1">ז </text:span></text:span><text:span text:style-name="Default_20_Paragraph_20_Font"><text:span text:style-name="T2">וְאִם מִבַּר שִׁתִּין שְׁנִין וּלְעֵלָּא אִם דְּכוּרָא וִיהֵי פֻרְסָנֵיהּ חֲמֵשׁ עֶסְרֵי סִלְעִין וְלִנְקוּבְתָא עֲסַר סִלְעִין׃ </text:span></text:span><text:span text:style-name="Default_20_Paragraph_20_Font"><text:span text:style-name="T1">ח </text:span></text:span><text:span text:style-name="Default_20_Paragraph_20_Font"><text:span text:style-name="T2">וְאִם מִסְכֵּן הוּא מִפֻּרְסָנֵּיהּ וִיקִימִנֵּיהּ קֳדָם כַּהֲנָא וְיִפְרוֹס יָתֵיהּ כַּהֲנָא עַל מֵימַר דִּי תַדְבֵּק יְדָא דְנוֹדֵרָא יִפְרְסִנֵּיהּ כַּהֲנָא׃ </text:span></text:span><text:span text:style-name="Default_20_Paragraph_20_Font"><text:span text:style-name="T1">ט </text:span></text:span><text:span text:style-name="Default_20_Paragraph_20_Font"><text:span text:style-name="T2">וְאִם בְּעִירָא דִּי יְקָרְבוּן מִנַּהּ קֻרְבָּנָא קֳדָם יְיָ כֹּל דִּי יִתֵּן מִנֵּיהּ קֳדָם יְיָ יְהֵי קוּדְשָׁא׃ </text:span></text:span><text:span text:style-name="Default_20_Paragraph_20_Font"><text:span text:style-name="T1">י </text:span></text:span><text:span text:style-name="Default_20_Paragraph_20_Font"><text:span text:style-name="T2">לָא יְחַלְּפִנֵּיהּ וְלָא יְעִבַּר יָתֵיהּ טַב בְּבִישׁ אוֹ בִישׁ בְּטָב וְאִם חַלָּפָא יְחַלֵּף בְּעִירָא בִּבְעִירָא וִיהֵי הוּא וְחִלּוּפֵיהּ יְהֵי קַדִּישׁ׃ </text:span></text:span><text:span text:style-name="Default_20_Paragraph_20_Font"><text:span text:style-name="T1">יא </text:span></text:span><text:span text:style-name="Default_20_Paragraph_20_Font"><text:span text:style-name="T2">וְאִם כָּל בְּעִירָא מְסָאָבָא דִּי לָא יְקָרְבוּן מִנַּהּ קֻרְבָּנָא קֳדָם יְיָ וִיקִים יָת בְּעִירָא קֳדָם כַּהֲנָא׃ </text:span></text:span><text:span text:style-name="Default_20_Paragraph_20_Font"><text:span text:style-name="T1">יב </text:span></text:span><text:span text:style-name="Default_20_Paragraph_20_Font"><text:span text:style-name="T2">וְיִפְרוֹס כַּהֲנָא יָתַהּ בֵּין טַב וּבֵין בִּישׁ כְּפֻרְסָנָא דְכַהֲנָא כֵּן יְהֵי׃ </text:span></text:span><text:span text:style-name="Default_20_Paragraph_20_Font"><text:span text:style-name="T1">יג </text:span></text:span><text:span text:style-name="Default_20_Paragraph_20_Font"><text:span text:style-name="T2">וְאִם מִפְרַק יִפְרְקֻנַּהּ וְיוֹסֵף חֻמְשֵׁיהּ עַל פֻּרְסָנֵיהּ׃ </text:span></text:span><text:span text:style-name="Default_20_Paragraph_20_Font"><text:span text:style-name="T1">יד </text:span></text:span><text:span text:style-name="Default_20_Paragraph_20_Font"><text:span text:style-name="T2">וּגְבַר אֲרֵי יַקְדֵּשׁ יָת בֵּיתֵיהּ קוּדְשָׁא קֳדָם יְיָ </text:span></text:span><text:soft-page-break/><text:span text:style-name="Default_20_Paragraph_20_Font"><text:span text:style-name="T2">וְיִפְרְסִנֵּיהּ כַּהֲנָא בֵּין טַב וּבֵין בִּישׁ כְּמָא דִּי יִפְרוֹס יָתֵיהּ כַּהֲנָא כֵּן יְקוּם׃ </text:span></text:span><text:span text:style-name="Default_20_Paragraph_20_Font"><text:span text:style-name="T1">טו </text:span></text:span><text:span text:style-name="Default_20_Paragraph_20_Font"><text:span text:style-name="T2">וְאִם דְּאַקְדֵּשׁ יִפְרוֹק יָת בֵּיתֵיהּ וְיוֹסֵף חֹמֶשׁ כְּסַף פֻּרְסָנֵיהּ עֲלוֹהִי וִיהֵי לֵיהּ׃ </text:span></text:span><text:span text:style-name="Default_20_Paragraph_20_Font"><text:span text:style-name="T1">טז </text:span></text:span><text:span text:style-name="Default_20_Paragraph_20_Font"><text:span text:style-name="T2">וְאִם מֵחֲקַל אַחֲסַנְתֵּיהּ יַקְדִּישׁ גְּבַר קָדָם יְיָ וִיהֵי פֻרְסָנֵיהּ לְפוּם זַרְעֵיהּ בַּר זְרַע כּוּר שְׂעוֹרִין בְּחַמְשִׁין סִלְעִין דִּכְסָף׃ </text:span></text:span><text:span text:style-name="Default_20_Paragraph_20_Font"><text:span text:style-name="T1">יז </text:span></text:span><text:span text:style-name="Default_20_Paragraph_20_Font"><text:span text:style-name="T2">אִם מִשַּׁתָּא דְיוֹבֵלָא יַקְדֵּשׁ חַקְלֵיהּ כְּפֻרְסָנֵיהּ יְקוּם׃ </text:span></text:span><text:span text:style-name="Default_20_Paragraph_20_Font"><text:span text:style-name="T1">יח </text:span></text:span><text:span text:style-name="Default_20_Paragraph_20_Font"><text:span text:style-name="T2">וְאִם בָּתַר יוֹבֵלָא יַקְדֵּשׁ חַקְלֵיהּ וִיחַשֵּׁב לֵיהּ כַּהֲנָא יָת כַּסְפָּא עַל מֵימַר שְׁנַיָּא דְּאִשְׁתָּאָרָן עַד שַׁתָּא דְיוֹבֵלָא וְיִתִּמְנַע מִפֻּרְסָנֵיהּ׃ </text:span></text:span><text:span text:style-name="Default_20_Paragraph_20_Font"><text:span text:style-name="T1">יט </text:span></text:span><text:span text:style-name="Default_20_Paragraph_20_Font"><text:span text:style-name="T2">וְאִם מִפְרַק יִפְרוֹק יָת חַקְלָא דְּאַקְדֵּשׁ יָתֵיהּ וְיוֹסֵף חֹמֶשׁ כְּסַף פֻּרְסָנֵיהּ עֲלוֹהִי וִיקוּם לֵיהּ׃ </text:span></text:span><text:span text:style-name="Default_20_Paragraph_20_Font"><text:span text:style-name="T1">כ </text:span></text:span><text:span text:style-name="Default_20_Paragraph_20_Font"><text:span text:style-name="T2">וְאִם לָא יִפְרוֹק יָת חַקְלָא וְאִם זַבִּין יָת חַקְלָא לִגְבַר אָחֳרָן לָא יִתְפָּרָק עוֹד׃ </text:span></text:span><text:span text:style-name="Default_20_Paragraph_20_Font"><text:span text:style-name="T1">כא </text:span></text:span><text:span text:style-name="Default_20_Paragraph_20_Font"><text:span text:style-name="T2">וִיהֵי חַקְלָא בְּמִפְּקֵיהּ בְּיוֹבֵלָא קוּדְשָׁא קֳדָם יְיָ כַּחֲקַל חֶרְמָא לְכַהֲנָא תְּהֵי אַחֲסַנְתֵּיהּ׃ </text:span></text:span><text:span text:style-name="Default_20_Paragraph_20_Font"><text:span text:style-name="T1">כב </text:span></text:span><text:span text:style-name="Default_20_Paragraph_20_Font"><text:span text:style-name="T2">וְאִם יָת חֲקַל זְבִינוֹהִי דִּי לָא מֵחֲקַל אַחֲסַנְתֵּיהּ יַקְדֵּשׁ קֳדָם יְיָ׃ </text:span></text:span><text:span text:style-name="Default_20_Paragraph_20_Font"><text:span text:style-name="T1">כג </text:span></text:span><text:span text:style-name="Default_20_Paragraph_20_Font"><text:span text:style-name="T2">וִיחַשֶּׁב לֵיהּ כַּהֲנָא יָת מִנְיַן פֻּרְסָנֵּיהּ עַד שַׁתָּא דְיוֹבֵלָא וְיִתֵּן יָת פֻּרְסָנֵיהּ בְּיוֹמָא הַהוּא קוּדְשָׁא קֳדָם יְיָ׃ </text:span></text:span><text:span text:style-name="Default_20_Paragraph_20_Font"><text:span text:style-name="T1">כד </text:span></text:span><text:span text:style-name="Default_20_Paragraph_20_Font"><text:span text:style-name="T2">בְּשַׁתָּא דְיוֹבֵלָא יְתוּב חַקְלָא לְדִזְבָּנֵיהּ מִנֵּיהּ לְדְדִילֵיהּ אַחֲסָנַת אַרְעָא׃ </text:span></text:span><text:span text:style-name="Default_20_Paragraph_20_Font"><text:span text:style-name="T1">כה </text:span></text:span><text:span text:style-name="Default_20_Paragraph_20_Font"><text:span text:style-name="T2">וְכָל פֻּרְסָנֵיהּ יְהֵי בְּסִלְעֵי קוּדְשָׁא עֶסְרִין מָעִין יְהֵי סִלְעָא׃ </text:span></text:span><text:span text:style-name="Default_20_Paragraph_20_Font"><text:span text:style-name="T1">כו </text:span></text:span><text:span text:style-name="Default_20_Paragraph_20_Font"><text:span text:style-name="T2">בְּרַם בּוּכְרָא דִּי יִתְבַּכַּר קֳדָם יְיָ בִּבְעִירָא לָא יַקְדֵּשׁ גְּבַר יָתֵיהּ אִם תּוֹר אִם אִמַּר דַּיְיָ הוּא׃ </text:span></text:span><text:span text:style-name="Default_20_Paragraph_20_Font"><text:span text:style-name="T1">כז </text:span></text:span><text:span text:style-name="Default_20_Paragraph_20_Font"><text:span text:style-name="T2">וְאִם בִּבְעִירָא מְסָאָבָא וְיִפְרוֹק בְּפֻרְסָנֵיהּ וְיוֹסֵף חֻמְשֵׁיהּ עֲלוֹהִי וְאִם לָא יִתְפָּרַק וְיִזְדַּבַּן בְּפֻרְסָנֵיהּ׃ </text:span></text:span><text:span text:style-name="Default_20_Paragraph_20_Font"><text:span text:style-name="T1">כח </text:span></text:span><text:span text:style-name="Default_20_Paragraph_20_Font"><text:span text:style-name="T2">בְּרַם כָּל חֶרְמָא דִּי יַחֲרֵם גְּבַר קֳדָם יְיָ מִכָּל דִּי לֵיהּ מֵאֲנָשָׁא וּבְעִירָא וּמֵחֲקַל אַחֲסַנְתֵּיהּ לָא יִזְדַּבַּן וְלָא יִתְפָּרָק כָּל חֶרְמָא קֹדֶשׁ קוּדְשִׁין הוּא קֳדָם יְיָ׃ </text:span></text:span><text:span text:style-name="Default_20_Paragraph_20_Font"><text:span text:style-name="T1">כט </text:span></text:span><text:span text:style-name="Default_20_Paragraph_20_Font"><text:span text:style-name="T2">כָּל חֶרְמָא דִּי יִתַּחְרַם מִן אֱנָשָׁא לָא יִתְפָּרָק אִתְקְטָלָא יִתְקְטֵל׃ </text:span></text:span><text:span text:style-name="Default_20_Paragraph_20_Font"><text:span text:style-name="T1">ל </text:span></text:span><text:span text:style-name="Default_20_Paragraph_20_Font"><text:span text:style-name="T2">וְכָל מַעְשְׂרָא דְאַרְעָא מִזַּרְעָא דְאַרְעָא מִפֵּרֵי אִילָנָא דַּיְיָ הוּא קוּדְשָׁא קֳדָם יְיָ׃ </text:span></text:span><text:span text:style-name="Default_20_Paragraph_20_Font"><text:span text:style-name="T1">לא </text:span></text:span><text:span text:style-name="Default_20_Paragraph_20_Font"><text:span text:style-name="T2">וְאִם מִפְרַק יִפְרוֹק גְּבַר מִמַּעַשְׂרֵיהּ חֻמְשֵׁיהּ יוֹסֵף עֲלוֹהִי׃ </text:span></text:span><text:span text:style-name="Default_20_Paragraph_20_Font"><text:span text:style-name="T1">לב </text:span></text:span><text:span text:style-name="Default_20_Paragraph_20_Font"><text:span text:style-name="T2">וְכָל מַעֲשַׂר תּוֹרִין וְעָן כֹּל דְּיֵעִבַּר תְּחוֹת חֻטְרָא עֲשִׂירָאָה יְהֵי קַדִּישׁ קֳדָם יְיָ׃ </text:span></text:span><text:span text:style-name="Default_20_Paragraph_20_Font"><text:span text:style-name="T1">לג </text:span></text:span><text:span text:style-name="Default_20_Paragraph_20_Font"><text:span text:style-name="T2">לָא יְבַקַּר בֵּין טַב לְבִישׁ וְלָא יְחַלְּפִנֵּיהּ וְאִם חַלָּפָא יְחַלְּפִנֵּיהּ וִיהֵי הוּא וְחִלּוּפֵיהּ יְהֵי קוּדְשָׁא לָא יִתְפָּרָק׃ </text:span></text:span><text:span text:style-name="Default_20_Paragraph_20_Font"><text:span text:style-name="T1">לד </text:span></text:span><text:span text:style-name="Default_20_Paragraph_20_Font"><text:span text:style-name="T2">אִלֵּין פִּקּוֹדַיָּא דִּי פַקִּיד יְיָ יָת משֶׁה לְוָת בְּנֵי יִשְׂרָאֵל בְּטוּרָא דְּסִינָי׃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06cm" fo:margin-bottom="0cm" style:contextual-spacing="false" fo:text-align="center" style:justify-single-word="false" fo:hyphenation-ladder-count="no-limit" fo:hyphenation-keep="auto" loext:hyphenation-keep-type="column" fo:keep-with-next="alway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language-asian="en" style:country-asian="US"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212cm" fo:margin-bottom="0cm" style:contextual-spacing="false" fo:text-align="justify" style:justify-single-word="false" fo:hyphenation-ladder-count="no-limit" fo:hyphenation-keep="auto" loext:hyphenation-keep-type="column" style:punctuation-wrap="simple"/>
      <style:text-properties fo:language="en" fo:country="U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margin-top="0.176cm" fo:margin-bottom="0.176cm" style:contextual-spacing="false" fo:hyphenation-ladder-count="no-limit" fo:hyphenation-keep="auto" loext:hyphenation-keep-type="column"/>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style:font-name="Times" fo:font-family="Times" style:font-family-generic="roman" style:font-pitch="variable" fo:font-size="10pt" style:font-size-asian="10pt"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close" style:family="paragraph" style:parent-style-name="Normal">
      <style:paragraph-properties fo:margin-left="0.706cm" fo:margin-right="0.706cm" fo:margin-top="0.176cm" fo:margin-bottom="0.176cm" style:contextual-spacing="false" fo:hyphenation-ladder-count="no-limit" fo:hyphenation-keep="auto" loext:hyphenation-keep-type="column" fo:text-indent="0.353cm" style:auto-text-indent="false">
        <style:tab-stops/>
      </style:paragraph-properties>
      <style:text-properties style:language-asian="en" style:country-asian="GB"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Reference" style:display-name="Footnote Reference" style:family="text" style:parent-style-name="Default_20_Paragraph_20_Font">
      <style:text-properties fo:color="#003300" loext:opacity="100%" style:text-position="super 65%" fo:font-size="13pt" fo:language="en" fo:country="US" style:font-size-asian="13pt" style:font-size-complex="13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style:font-name="Courier New" fo:font-family="'Courier New'" style:font-family-generic="modern" style:font-pitch="fixed" style:language-asian="en" style:country-asian="US"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353cm" fo:margin-bottom="2.355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Leviticus</dc:title>
    <dc:description/>
    <dc:subject/>
    <dc:creator>Adrian Hills</dc:creator>
    <meta:creation-date>2025-07-15T10:31:00Z</meta:creation-date>
    <dc:date>2025-07-15T10:32:00Z</dc:date>
    <meta:editing-cycles>2</meta:editing-cycles>
    <meta:editing-duration>PT60S</meta:editing-duration>
    <meta:document-statistic meta:table-count="0" meta:image-count="0" meta:object-count="0" meta:page-count="28" meta:paragraph-count="54" meta:word-count="13175" meta:character-count="65595" meta:non-whitespace-character-count="52447"/>
    <meta:user-defined meta:name="Document number">A951</meta:user-defined>
    <meta:user-defined meta:name="Source">Mechon-Mamre</meta:user-defined>
    <meta:template xlink:type="simple" xlink:actuate="onRequest" xlink:title="" xlink:href="Normal.dotm"/>
  </office:meta>
</office:document-meta>
</file>